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page-number="61"/>
      <style:text-properties style:font-name="Times New Roman" style:font-name-complex="Times New Roman" fo:font-weight="bold" style:font-weight-asian="bold" style:font-weight-complex="bold" fo:font-size="14pt" style:font-size-asian="14pt" style:font-size-complex="14pt"/>
    </style:style>
    <style:style style:name="P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7" style:parent-style-name="Normal" style:family="paragraph">
      <style:paragraph-properties fo:widows="2" fo:orphans="2" style:vertical-align="auto" style:line-height-at-least="0.1979in" fo:background-color="#1E1E1E"/>
      <style:text-properties fo:hyphenate="true"/>
    </style:style>
    <style:style style:name="T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10" style:parent-style-name="Normal" style:family="paragraph">
      <style:paragraph-properties fo:widows="2" fo:orphans="2" style:vertical-align="auto" style:line-height-at-least="0.1979in" fo:background-color="#1E1E1E"/>
      <style:text-properties fo:hyphenate="true"/>
    </style:style>
    <style:style style:name="T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 style:parent-style-name="Normal" style:family="paragraph">
      <style:paragraph-properties fo:widows="2" fo:orphans="2" style:vertical-align="auto" style:line-height-at-least="0.1979in" fo:background-color="#1E1E1E"/>
      <style:text-properties fo:hyphenate="true"/>
    </style:style>
    <style:style style:name="T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8" style:parent-style-name="Normal" style:family="paragraph">
      <style:paragraph-properties fo:widows="2" fo:orphans="2" style:vertical-align="auto" style:line-height-at-least="0.1979in" fo:background-color="#1E1E1E"/>
      <style:text-properties fo:hyphenate="true"/>
    </style:style>
    <style:style style:name="T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7" style:parent-style-name="Normal" style:family="paragraph">
      <style:paragraph-properties fo:widows="2" fo:orphans="2" style:vertical-align="auto" style:line-height-at-least="0.1979in" fo:background-color="#1E1E1E"/>
      <style:text-properties fo:hyphenate="true"/>
    </style:style>
    <style:style style:name="T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0" style:parent-style-name="Normal" style:family="paragraph">
      <style:paragraph-properties fo:widows="2" fo:orphans="2" style:vertical-align="auto" style:line-height-at-least="0.1979in" fo:background-color="#1E1E1E"/>
      <style:text-properties fo:hyphenate="true"/>
    </style:style>
    <style:style style:name="T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63" style:parent-style-name="Normal" style:family="paragraph">
      <style:paragraph-properties fo:widows="2" fo:orphans="2" style:vertical-align="auto" style:line-height-at-least="0.1979in" fo:background-color="#1E1E1E"/>
      <style:text-properties fo:hyphenate="true"/>
    </style:style>
    <style:style style:name="T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73" style:parent-style-name="Normal" style:family="paragraph">
      <style:paragraph-properties fo:widows="2" fo:orphans="2" style:vertical-align="auto" style:line-height-at-least="0.1979in" fo:background-color="#1E1E1E"/>
      <style:text-properties fo:hyphenate="true"/>
    </style:style>
    <style:style style:name="T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7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79" style:parent-style-name="Normal" style:family="paragraph">
      <style:paragraph-properties fo:widows="2" fo:orphans="2" style:vertical-align="auto" style:line-height-at-least="0.1979in" fo:background-color="#1E1E1E"/>
      <style:text-properties fo:hyphenate="true"/>
    </style:style>
    <style:style style:name="T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4" style:parent-style-name="Normal" style:family="paragraph">
      <style:paragraph-properties fo:widows="2" fo:orphans="2" style:vertical-align="auto" style:line-height-at-least="0.1979in" fo:background-color="#1E1E1E"/>
      <style:text-properties fo:hyphenate="true"/>
    </style:style>
    <style:style style:name="T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9" style:parent-style-name="Normal" style:family="paragraph">
      <style:paragraph-properties fo:widows="2" fo:orphans="2" style:vertical-align="auto" style:line-height-at-least="0.1979in" fo:background-color="#1E1E1E"/>
      <style:text-properties fo:hyphenate="true"/>
    </style:style>
    <style:style style:name="T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95" style:parent-style-name="Normal" style:family="paragraph">
      <style:paragraph-properties fo:widows="2" fo:orphans="2" style:vertical-align="auto" style:line-height-at-least="0.1979in" fo:background-color="#1E1E1E"/>
      <style:text-properties fo:hyphenate="true"/>
    </style:style>
    <style:style style:name="T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4" style:parent-style-name="Normal" style:family="paragraph">
      <style:paragraph-properties fo:widows="2" fo:orphans="2" style:vertical-align="auto" style:line-height-at-least="0.1979in" fo:background-color="#1E1E1E"/>
      <style:text-properties fo:hyphenate="true"/>
    </style:style>
    <style:style style:name="T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13" style:parent-style-name="Normal" style:family="paragraph">
      <style:paragraph-properties fo:widows="2" fo:orphans="2" style:vertical-align="auto" style:line-height-at-least="0.1979in" fo:background-color="#1E1E1E"/>
      <style:text-properties fo:hyphenate="true"/>
    </style:style>
    <style:style style:name="T1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28" style:parent-style-name="Normal" style:family="paragraph">
      <style:paragraph-properties fo:widows="2" fo:orphans="2" style:vertical-align="auto" style:line-height-at-least="0.1979in" fo:background-color="#1E1E1E"/>
      <style:text-properties fo:hyphenate="true"/>
    </style:style>
    <style:style style:name="T1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33" style:parent-style-name="Normal" style:family="paragraph">
      <style:paragraph-properties fo:widows="2" fo:orphans="2" style:vertical-align="auto" style:line-height-at-least="0.1979in" fo:background-color="#1E1E1E"/>
      <style:text-properties fo:hyphenate="true"/>
    </style:style>
    <style:style style:name="T1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38" style:parent-style-name="Normal" style:family="paragraph">
      <style:text-properties style:font-name="Times New Roman" style:font-name-complex="Times New Roman"/>
    </style:style>
    <style:style style:name="P139" style:parent-style-name="Normal" style:family="paragraph">
      <style:paragraph-properties>
        <style:tab-stops>
          <style:tab-stop style:type="left" style:position="5.8437in"/>
        </style:tab-stops>
      </style:paragraph-properties>
      <style:text-properties style:font-name="Times New Roman" style:font-name-complex="Times New Roman"/>
    </style:style>
    <style:style style:name="P140" style:parent-style-name="Normal" style:family="paragraph">
      <style:paragraph-properties>
        <style:tab-stops>
          <style:tab-stop style:type="left" style:position="5.843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1" style:parent-style-name="Normal" style:family="paragraph">
      <style:paragraph-properties>
        <style:tab-stops>
          <style:tab-stop style:type="left" style:position="5.8437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2" style:parent-style-name="Normal" style:family="paragraph">
      <style:paragraph-properties fo:widows="2" fo:orphans="2" style:vertical-align="auto" style:line-height-at-least="0.1979in" fo:background-color="#1E1E1E"/>
      <style:text-properties fo:hyphenate="true"/>
    </style:style>
    <style:style style:name="T1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145" style:parent-style-name="Normal" style:family="paragraph">
      <style:paragraph-properties fo:widows="2" fo:orphans="2" style:vertical-align="auto" style:line-height-at-least="0.1979in" fo:background-color="#1E1E1E"/>
      <style:text-properties fo:hyphenate="true"/>
    </style:style>
    <style:style style:name="T1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4" style:parent-style-name="Normal" style:family="paragraph">
      <style:paragraph-properties fo:widows="2" fo:orphans="2" style:vertical-align="auto" style:line-height-at-least="0.1979in" fo:background-color="#1E1E1E"/>
      <style:text-properties fo:hyphenate="true"/>
    </style:style>
    <style:style style:name="T1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63" style:parent-style-name="Normal" style:family="paragraph">
      <style:paragraph-properties fo:widows="2" fo:orphans="2" style:vertical-align="auto" style:line-height-at-least="0.1979in" fo:background-color="#1E1E1E"/>
      <style:text-properties fo:hyphenate="true"/>
    </style:style>
    <style:style style:name="T1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72" style:parent-style-name="Normal" style:family="paragraph">
      <style:paragraph-properties fo:widows="2" fo:orphans="2" style:vertical-align="auto" style:line-height-at-least="0.1979in" fo:background-color="#1E1E1E"/>
      <style:text-properties fo:hyphenate="true"/>
    </style:style>
    <style:style style:name="T1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81" style:parent-style-name="Normal" style:family="paragraph">
      <style:paragraph-properties fo:widows="2" fo:orphans="2" style:vertical-align="auto" style:line-height-at-least="0.1979in" fo:background-color="#1E1E1E"/>
      <style:text-properties fo:hyphenate="true"/>
    </style:style>
    <style:style style:name="T1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4" style:parent-style-name="Normal" style:family="paragraph">
      <style:paragraph-properties fo:widows="2" fo:orphans="2" style:vertical-align="auto" style:line-height-at-least="0.1979in" fo:background-color="#1E1E1E"/>
      <style:text-properties fo:hyphenate="true"/>
    </style:style>
    <style:style style:name="T1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04" style:parent-style-name="Normal" style:family="paragraph">
      <style:paragraph-properties fo:widows="2" fo:orphans="2" style:vertical-align="auto" style:line-height-at-least="0.1979in" fo:background-color="#1E1E1E"/>
      <style:text-properties fo:hyphenate="true"/>
    </style:style>
    <style:style style:name="T2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0" style:parent-style-name="Normal" style:family="paragraph">
      <style:paragraph-properties fo:widows="2" fo:orphans="2" style:vertical-align="auto" style:line-height-at-least="0.1979in" fo:background-color="#1E1E1E"/>
      <style:text-properties fo:hyphenate="true"/>
    </style:style>
    <style:style style:name="T2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15" style:parent-style-name="Normal" style:family="paragraph">
      <style:paragraph-properties fo:widows="2" fo:orphans="2" style:vertical-align="auto" style:line-height-at-least="0.1979in" fo:background-color="#1E1E1E"/>
      <style:text-properties fo:hyphenate="true"/>
    </style:style>
    <style:style style:name="T2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20" style:parent-style-name="Normal" style:family="paragraph">
      <style:paragraph-properties fo:widows="2" fo:orphans="2" style:vertical-align="auto" style:line-height-at-least="0.1979in" fo:background-color="#1E1E1E"/>
      <style:text-properties fo:hyphenate="true"/>
    </style:style>
    <style:style style:name="T2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25" style:parent-style-name="Normal" style:family="paragraph">
      <style:paragraph-properties fo:widows="2" fo:orphans="2" style:vertical-align="auto" style:line-height-at-least="0.1979in" fo:background-color="#1E1E1E"/>
      <style:text-properties fo:hyphenate="true"/>
    </style:style>
    <style:style style:name="T2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38" style:parent-style-name="Normal" style:family="paragraph">
      <style:paragraph-properties fo:widows="2" fo:orphans="2" style:vertical-align="auto" style:line-height-at-least="0.1979in" fo:background-color="#1E1E1E"/>
      <style:text-properties fo:hyphenate="true"/>
    </style:style>
    <style:style style:name="T2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47" style:parent-style-name="Normal" style:family="paragraph">
      <style:paragraph-properties fo:widows="2" fo:orphans="2" style:vertical-align="auto" style:line-height-at-least="0.1979in" fo:background-color="#1E1E1E"/>
      <style:text-properties fo:hyphenate="true"/>
    </style:style>
    <style:style style:name="T2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56" style:parent-style-name="Normal" style:family="paragraph">
      <style:paragraph-properties fo:widows="2" fo:orphans="2" style:vertical-align="auto" style:line-height-at-least="0.1979in" fo:background-color="#1E1E1E"/>
      <style:text-properties fo:hyphenate="true"/>
    </style:style>
    <style:style style:name="T2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5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65" style:parent-style-name="Normal" style:family="paragraph">
      <style:paragraph-properties fo:widows="2" fo:orphans="2" style:vertical-align="auto" style:line-height-at-least="0.1979in" fo:background-color="#1E1E1E"/>
      <style:text-properties fo:hyphenate="true"/>
    </style:style>
    <style:style style:name="T2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74" style:parent-style-name="Normal" style:family="paragraph">
      <style:paragraph-properties fo:widows="2" fo:orphans="2" style:vertical-align="auto" style:line-height-at-least="0.1979in" fo:background-color="#1E1E1E"/>
      <style:text-properties fo:hyphenate="true"/>
    </style:style>
    <style:style style:name="T2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83" style:parent-style-name="Normal" style:family="paragraph">
      <style:paragraph-properties fo:widows="2" fo:orphans="2" style:vertical-align="auto" style:line-height-at-least="0.1979in" fo:background-color="#1E1E1E"/>
      <style:text-properties fo:hyphenate="true"/>
    </style:style>
    <style:style style:name="T2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2" style:parent-style-name="Normal" style:family="paragraph">
      <style:paragraph-properties fo:widows="2" fo:orphans="2" style:vertical-align="auto" style:line-height-at-least="0.1979in" fo:background-color="#1E1E1E"/>
      <style:text-properties fo:hyphenate="true"/>
    </style:style>
    <style:style style:name="T2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01" style:parent-style-name="Normal" style:family="paragraph">
      <style:paragraph-properties fo:widows="2" fo:orphans="2" style:vertical-align="auto" style:line-height-at-least="0.1979in" fo:background-color="#1E1E1E"/>
      <style:text-properties fo:hyphenate="true"/>
    </style:style>
    <style:style style:name="T3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18" style:parent-style-name="Normal" style:family="paragraph">
      <style:paragraph-properties fo:widows="2" fo:orphans="2" style:vertical-align="auto" style:line-height-at-least="0.1979in" fo:background-color="#1E1E1E"/>
      <style:text-properties fo:hyphenate="true"/>
    </style:style>
    <style:style style:name="T3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35" style:parent-style-name="Normal" style:family="paragraph">
      <style:paragraph-properties fo:widows="2" fo:orphans="2" style:vertical-align="auto" style:line-height-at-least="0.1979in" fo:background-color="#1E1E1E"/>
      <style:text-properties fo:hyphenate="true"/>
    </style:style>
    <style:style style:name="T3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40" style:parent-style-name="Normal" style:family="paragraph">
      <style:paragraph-properties fo:widows="2" fo:orphans="2" style:vertical-align="auto" style:line-height-at-least="0.1979in" fo:background-color="#1E1E1E"/>
      <style:text-properties fo:hyphenate="true"/>
    </style:style>
    <style:style style:name="T3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45" style:parent-style-name="Normal" style:family="paragraph">
      <style:paragraph-properties fo:widows="2" fo:orphans="2" style:vertical-align="auto" style:line-height-at-least="0.1979in" fo:background-color="#1E1E1E"/>
      <style:text-properties fo:hyphenate="true"/>
    </style:style>
    <style:style style:name="T3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50" style:parent-style-name="Normal" style:family="paragraph">
      <style:paragraph-properties fo:widows="2" fo:orphans="2" style:vertical-align="auto" style:line-height-at-least="0.1979in" fo:background-color="#1E1E1E"/>
      <style:text-properties fo:hyphenate="true"/>
    </style:style>
    <style:style style:name="T3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55" style:parent-style-name="Normal" style:family="paragraph">
      <style:paragraph-properties fo:widows="2" fo:orphans="2" style:vertical-align="auto" style:line-height-at-least="0.1979in" fo:background-color="#1E1E1E"/>
      <style:text-properties fo:hyphenate="true"/>
    </style:style>
    <style:style style:name="T3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59" style:parent-style-name="Normal" style:family="paragraph">
      <style:paragraph-properties fo:widows="2" fo:orphans="2" style:vertical-align="auto" style:line-height-at-least="0.1979in" fo:background-color="#1E1E1E"/>
      <style:text-properties fo:hyphenate="true"/>
    </style:style>
    <style:style style:name="T3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1"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69" style:parent-style-name="Normal" style:family="paragraph">
      <style:paragraph-properties fo:widows="2" fo:orphans="2" style:vertical-align="auto" style:line-height-at-least="0.1979in" fo:background-color="#1E1E1E"/>
      <style:text-properties fo:hyphenate="true"/>
    </style:style>
    <style:style style:name="T3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81" style:parent-style-name="Normal" style:family="paragraph">
      <style:paragraph-properties fo:widows="2" fo:orphans="2" style:vertical-align="auto" style:line-height-at-least="0.1979in" fo:background-color="#1E1E1E"/>
      <style:text-properties fo:hyphenate="true"/>
    </style:style>
    <style:style style:name="T3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3"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85" style:parent-style-name="Normal" style:family="paragraph">
      <style:paragraph-properties fo:widows="2" fo:orphans="2" style:vertical-align="auto" style:line-height-at-least="0.1979in" fo:background-color="#1E1E1E"/>
      <style:text-properties fo:hyphenate="true"/>
    </style:style>
    <style:style style:name="T3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13" style:parent-style-name="Normal" style:family="paragraph">
      <style:paragraph-properties fo:widows="2" fo:orphans="2" style:vertical-align="auto" style:line-height-at-least="0.1979in" fo:background-color="#1E1E1E"/>
      <style:text-properties fo:hyphenate="true"/>
    </style:style>
    <style:style style:name="T4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2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24" style:parent-style-name="Normal" style:family="paragraph">
      <style:paragraph-properties fo:widows="2" fo:orphans="2" style:vertical-align="auto" style:line-height-at-least="0.1979in" fo:background-color="#1E1E1E"/>
      <style:text-properties fo:hyphenate="true"/>
    </style:style>
    <style:style style:name="T4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8"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4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30" style:parent-style-name="Normal" style:family="paragraph">
      <style:paragraph-properties fo:widows="2" fo:orphans="2" style:vertical-align="auto" style:line-height-at-least="0.1979in" fo:background-color="#1E1E1E"/>
      <style:text-properties fo:hyphenate="true"/>
    </style:style>
    <style:style style:name="T4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56" style:parent-style-name="Normal" style:family="paragraph">
      <style:paragraph-properties fo:widows="2" fo:orphans="2" style:vertical-align="auto" style:line-height-at-least="0.1979in" fo:background-color="#1E1E1E"/>
      <style:text-properties fo:hyphenate="true"/>
    </style:style>
    <style:style style:name="T4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8"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4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66" style:parent-style-name="Normal" style:family="paragraph">
      <style:paragraph-properties fo:widows="2" fo:orphans="2" style:vertical-align="auto" style:line-height-at-least="0.1979in" fo:background-color="#1E1E1E"/>
      <style:text-properties fo:hyphenate="true"/>
    </style:style>
    <style:style style:name="T4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78" style:parent-style-name="Normal" style:family="paragraph">
      <style:paragraph-properties fo:widows="2" fo:orphans="2" style:vertical-align="auto" style:line-height-at-least="0.1979in" fo:background-color="#1E1E1E"/>
      <style:text-properties fo:hyphenate="true"/>
    </style:style>
    <style:style style:name="T4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4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82" style:parent-style-name="Normal" style:family="paragraph">
      <style:paragraph-properties fo:widows="2" fo:orphans="2" style:vertical-align="auto" style:line-height-at-least="0.1979in" fo:background-color="#1E1E1E"/>
      <style:text-properties fo:hyphenate="true"/>
    </style:style>
    <style:style style:name="T4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91" style:parent-style-name="Normal" style:family="paragraph">
      <style:paragraph-properties fo:widows="2" fo:orphans="2" style:vertical-align="auto" style:line-height-at-least="0.1979in" fo:background-color="#1E1E1E"/>
      <style:text-properties fo:hyphenate="true"/>
    </style:style>
    <style:style style:name="T4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00" style:parent-style-name="Normal" style:family="paragraph">
      <style:paragraph-properties fo:widows="2" fo:orphans="2" style:vertical-align="auto" style:line-height-at-least="0.1979in" fo:background-color="#1E1E1E"/>
      <style:text-properties fo:hyphenate="true"/>
    </style:style>
    <style:style style:name="T5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09" style:parent-style-name="Normal" style:family="paragraph">
      <style:paragraph-properties fo:widows="2" fo:orphans="2" style:vertical-align="auto" style:line-height-at-least="0.1979in" fo:background-color="#1E1E1E"/>
      <style:text-properties fo:hyphenate="true"/>
    </style:style>
    <style:style style:name="T5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22" style:parent-style-name="Normal" style:family="paragraph">
      <style:paragraph-properties fo:widows="2" fo:orphans="2" style:vertical-align="auto" style:line-height-at-least="0.1979in" fo:background-color="#1E1E1E"/>
      <style:text-properties fo:hyphenate="true"/>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59" style:parent-style-name="Normal" style:family="paragraph">
      <style:paragraph-properties fo:widows="2" fo:orphans="2" style:vertical-align="auto" style:line-height-at-least="0.1979in" fo:background-color="#1E1E1E"/>
      <style:text-properties fo:hyphenate="true"/>
    </style:style>
    <style:style style:name="T5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2" style:parent-style-name="Normal" style:family="paragraph">
      <style:paragraph-properties fo:widows="2" fo:orphans="2" style:vertical-align="auto" style:line-height-at-least="0.1979in" fo:background-color="#1E1E1E"/>
      <style:text-properties fo:hyphenate="true"/>
    </style:style>
    <style:style style:name="T5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7" style:parent-style-name="Normal" style:family="paragraph">
      <style:paragraph-properties fo:widows="2" fo:orphans="2" style:vertical-align="auto" style:line-height-at-least="0.1979in" fo:background-color="#1E1E1E"/>
      <style:text-properties fo:hyphenate="true"/>
    </style:style>
    <style:style style:name="T5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6" style:parent-style-name="Normal" style:family="paragraph">
      <style:paragraph-properties fo:widows="2" fo:orphans="2" style:vertical-align="auto" style:line-height-at-least="0.1979in" fo:background-color="#1E1E1E"/>
      <style:text-properties fo:hyphenate="true"/>
    </style:style>
    <style:style style:name="T5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621" style:parent-style-name="Normal" style:family="paragraph">
      <style:paragraph-properties fo:widows="2" fo:orphans="2" style:vertical-align="auto" style:line-height-at-least="0.1979in" fo:background-color="#1E1E1E"/>
      <style:text-properties fo:hyphenate="true"/>
    </style:style>
    <style:style style:name="T6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3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4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653" style:parent-style-name="Normal" style:family="paragraph">
      <style:paragraph-properties fo:widows="2" fo:orphans="2" style:vertical-align="auto" style:line-height-at-least="0.1979in" fo:background-color="#1E1E1E"/>
      <style:text-properties fo:hyphenate="true"/>
    </style:style>
    <style:style style:name="T6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6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6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6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7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7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7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6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7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685" style:parent-style-name="Normal" style:family="paragraph">
      <style:paragraph-properties fo:widows="2" fo:orphans="2" style:vertical-align="auto" style:line-height-at-least="0.1979in" fo:background-color="#1E1E1E"/>
      <style:text-properties fo:hyphenate="true"/>
    </style:style>
    <style:style style:name="T6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698" style:parent-style-name="Normal" style:family="paragraph">
      <style:paragraph-properties fo:widows="2" fo:orphans="2" style:vertical-align="auto" style:line-height-at-least="0.1979in" fo:background-color="#1E1E1E"/>
      <style:text-properties fo:hyphenate="true"/>
    </style:style>
    <style:style style:name="T6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707" style:parent-style-name="Normal" style:family="paragraph">
      <style:paragraph-properties fo:widows="2" fo:orphans="2" style:vertical-align="auto" style:line-height-at-least="0.1979in" fo:background-color="#1E1E1E"/>
      <style:text-properties fo:hyphenate="true"/>
    </style:style>
    <style:style style:name="T7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716" style:parent-style-name="Normal" style:family="paragraph">
      <style:paragraph-properties fo:widows="2" fo:orphans="2" style:vertical-align="auto" style:line-height-at-least="0.1979in" fo:background-color="#1E1E1E"/>
      <style:text-properties fo:hyphenate="true"/>
    </style:style>
    <style:style style:name="T7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2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2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2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2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3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3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7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4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4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4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751" style:parent-style-name="Normal" style:family="paragraph">
      <style:paragraph-properties fo:widows="2" fo:orphans="2" style:vertical-align="auto" style:line-height-at-least="0.1979in" fo:background-color="#1E1E1E"/>
      <style:text-properties fo:hyphenate="true"/>
    </style:style>
    <style:style style:name="T7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756" style:parent-style-name="Normal" style:family="paragraph">
      <style:paragraph-properties fo:widows="2" fo:orphans="2" style:vertical-align="auto" style:line-height-at-least="0.1979in" fo:background-color="#1E1E1E"/>
      <style:text-properties fo:hyphenate="true"/>
    </style:style>
    <style:style style:name="T7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5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6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6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6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6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7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7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7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8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8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8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7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9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7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794" style:parent-style-name="Normal" style:family="paragraph">
      <style:paragraph-properties fo:widows="2" fo:orphans="2" style:vertical-align="auto" style:line-height-at-least="0.1979in" fo:background-color="#1E1E1E"/>
      <style:text-properties fo:hyphenate="true"/>
    </style:style>
    <style:style style:name="T7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7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03" style:parent-style-name="Normal" style:family="paragraph">
      <style:paragraph-properties fo:widows="2" fo:orphans="2" style:vertical-align="auto" style:line-height-at-least="0.1979in" fo:background-color="#1E1E1E"/>
      <style:text-properties fo:hyphenate="true"/>
    </style:style>
    <style:style style:name="T8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0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1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2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2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2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8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2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4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44" style:parent-style-name="Normal" style:family="paragraph">
      <style:paragraph-properties fo:widows="2" fo:orphans="2" style:vertical-align="auto" style:line-height-at-least="0.1979in" fo:background-color="#1E1E1E"/>
      <style:text-properties fo:hyphenate="true"/>
    </style:style>
    <style:style style:name="T8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49" style:parent-style-name="Normal" style:family="paragraph">
      <style:paragraph-properties fo:widows="2" fo:orphans="2" style:vertical-align="auto" style:line-height-at-least="0.1979in" fo:background-color="#1E1E1E"/>
      <style:text-properties fo:hyphenate="true"/>
    </style:style>
    <style:style style:name="T8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54" style:parent-style-name="Normal" style:family="paragraph">
      <style:paragraph-properties fo:widows="2" fo:orphans="2" style:vertical-align="auto" style:line-height-at-least="0.1979in" fo:background-color="#1E1E1E"/>
      <style:text-properties fo:hyphenate="true"/>
    </style:style>
    <style:style style:name="T8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59" style:parent-style-name="Normal" style:family="paragraph">
      <style:paragraph-properties fo:widows="2" fo:orphans="2" style:vertical-align="auto" style:line-height-at-least="0.1979in" fo:background-color="#1E1E1E"/>
      <style:text-properties fo:hyphenate="true"/>
    </style:style>
    <style:style style:name="T8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68" style:parent-style-name="Normal" style:family="paragraph">
      <style:paragraph-properties fo:widows="2" fo:orphans="2" style:vertical-align="auto" style:line-height-at-least="0.1979in" fo:background-color="#1E1E1E"/>
      <style:text-properties fo:hyphenate="true"/>
    </style:style>
    <style:style style:name="T8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7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8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7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8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8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8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8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8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8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8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9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89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8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897" style:parent-style-name="Normal" style:family="paragraph">
      <style:paragraph-properties fo:widows="2" fo:orphans="2" style:vertical-align="auto" style:line-height-at-least="0.1979in" fo:background-color="#1E1E1E"/>
      <style:text-properties fo:hyphenate="true"/>
    </style:style>
    <style:style style:name="T8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0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02" style:parent-style-name="Normal" style:family="paragraph">
      <style:paragraph-properties fo:widows="2" fo:orphans="2" style:vertical-align="auto" style:line-height-at-least="0.1979in" fo:background-color="#1E1E1E"/>
      <style:text-properties fo:hyphenate="true"/>
    </style:style>
    <style:style style:name="T9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07" style:parent-style-name="Normal" style:family="paragraph">
      <style:paragraph-properties fo:widows="2" fo:orphans="2" style:vertical-align="auto" style:line-height-at-least="0.1979in" fo:background-color="#1E1E1E"/>
      <style:text-properties fo:hyphenate="true"/>
    </style:style>
    <style:style style:name="T9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12" style:parent-style-name="Normal" style:family="paragraph">
      <style:paragraph-properties fo:widows="2" fo:orphans="2" style:vertical-align="auto" style:line-height-at-least="0.1979in" fo:background-color="#1E1E1E"/>
      <style:text-properties fo:hyphenate="true"/>
    </style:style>
    <style:style style:name="T9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918" style:parent-style-name="Normal" style:family="paragraph">
      <style:paragraph-properties fo:widows="2" fo:orphans="2" style:vertical-align="auto" style:line-height-at-least="0.1979in" fo:background-color="#1E1E1E"/>
      <style:text-properties fo:hyphenate="true"/>
    </style:style>
    <style:style style:name="T9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22"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9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925" style:parent-style-name="Normal" style:family="paragraph">
      <style:paragraph-properties fo:widows="2" fo:orphans="2" style:vertical-align="auto" style:line-height-at-least="0.1979in" fo:background-color="#1E1E1E"/>
      <style:text-properties fo:hyphenate="true"/>
    </style:style>
    <style:style style:name="T9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30" style:parent-style-name="Normal" style:family="paragraph">
      <style:paragraph-properties fo:widows="2" fo:orphans="2" style:vertical-align="auto" style:line-height-at-least="0.1979in" fo:background-color="#1E1E1E"/>
      <style:text-properties fo:hyphenate="true"/>
    </style:style>
    <style:style style:name="T9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9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9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39" style:parent-style-name="Normal" style:family="paragraph">
      <style:paragraph-properties fo:widows="2" fo:orphans="2" style:vertical-align="auto" style:line-height-at-least="0.1979in" fo:background-color="#1E1E1E"/>
      <style:text-properties fo:hyphenate="true"/>
    </style:style>
    <style:style style:name="T9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4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9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4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9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48" style:parent-style-name="Normal" style:family="paragraph">
      <style:paragraph-properties fo:widows="2" fo:orphans="2" style:vertical-align="auto" style:line-height-at-least="0.1979in" fo:background-color="#1E1E1E"/>
      <style:text-properties fo:hyphenate="true"/>
    </style:style>
    <style:style style:name="T9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5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9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5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9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57" style:parent-style-name="Normal" style:family="paragraph">
      <style:paragraph-properties fo:widows="2" fo:orphans="2" style:vertical-align="auto" style:line-height-at-least="0.1979in" fo:background-color="#1E1E1E"/>
      <style:text-properties fo:hyphenate="true"/>
    </style:style>
    <style:style style:name="T9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9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9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66" style:parent-style-name="Normal" style:family="paragraph">
      <style:paragraph-properties fo:widows="2" fo:orphans="2" style:vertical-align="auto" style:line-height-at-least="0.1979in" fo:background-color="#1E1E1E"/>
      <style:text-properties fo:hyphenate="true"/>
    </style:style>
    <style:style style:name="T9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79" style:parent-style-name="Normal" style:family="paragraph">
      <style:paragraph-properties fo:widows="2" fo:orphans="2" style:vertical-align="auto" style:line-height-at-least="0.1979in" fo:background-color="#1E1E1E"/>
      <style:text-properties fo:hyphenate="true"/>
    </style:style>
    <style:style style:name="T9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984" style:parent-style-name="Normal" style:family="paragraph">
      <style:paragraph-properties fo:widows="2" fo:orphans="2" style:vertical-align="auto" style:line-height-at-least="0.1979in" fo:background-color="#1E1E1E"/>
      <style:text-properties fo:hyphenate="true"/>
    </style:style>
    <style:style style:name="T9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8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9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9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9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9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99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9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9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9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99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0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0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0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03"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0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11" style:parent-style-name="Normal" style:family="paragraph">
      <style:paragraph-properties fo:widows="2" fo:orphans="2" style:vertical-align="auto" style:line-height-at-least="0.1979in" fo:background-color="#1E1E1E"/>
      <style:text-properties fo:hyphenate="true"/>
    </style:style>
    <style:style style:name="T10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1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16" style:parent-style-name="Normal" style:family="paragraph">
      <style:paragraph-properties fo:widows="2" fo:orphans="2" style:vertical-align="auto" style:line-height-at-least="0.1979in" fo:background-color="#1E1E1E"/>
      <style:text-properties fo:hyphenate="true"/>
    </style:style>
    <style:style style:name="T10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2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0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2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0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25" style:parent-style-name="Normal" style:family="paragraph">
      <style:paragraph-properties fo:widows="2" fo:orphans="2" style:vertical-align="auto" style:line-height-at-least="0.1979in" fo:background-color="#1E1E1E"/>
      <style:text-properties fo:hyphenate="true"/>
    </style:style>
    <style:style style:name="T10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0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0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0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3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0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3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0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0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4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4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46" style:parent-style-name="Normal" style:family="paragraph">
      <style:paragraph-properties fo:widows="2" fo:orphans="2" style:vertical-align="auto" style:line-height-at-least="0.1979in" fo:background-color="#1E1E1E"/>
      <style:text-properties fo:hyphenate="true"/>
    </style:style>
    <style:style style:name="T10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51" style:parent-style-name="Normal" style:family="paragraph">
      <style:paragraph-properties fo:widows="2" fo:orphans="2" style:vertical-align="auto" style:line-height-at-least="0.1979in" fo:background-color="#1E1E1E"/>
      <style:text-properties fo:hyphenate="true"/>
    </style:style>
    <style:style style:name="T10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56" style:parent-style-name="Normal" style:family="paragraph">
      <style:paragraph-properties fo:widows="2" fo:orphans="2" style:vertical-align="auto" style:line-height-at-least="0.1979in" fo:background-color="#1E1E1E"/>
      <style:text-properties fo:hyphenate="true"/>
    </style:style>
    <style:style style:name="T10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5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61" style:parent-style-name="Normal" style:family="paragraph">
      <style:paragraph-properties fo:widows="2" fo:orphans="2" style:vertical-align="auto" style:line-height-at-least="0.1979in" fo:background-color="#1E1E1E"/>
      <style:text-properties fo:hyphenate="true"/>
    </style:style>
    <style:style style:name="T10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6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66" style:parent-style-name="Normal" style:family="paragraph">
      <style:paragraph-properties fo:widows="2" fo:orphans="2" style:vertical-align="auto" style:line-height-at-least="0.1979in" fo:background-color="#1E1E1E"/>
      <style:text-properties fo:hyphenate="true"/>
    </style:style>
    <style:style style:name="T10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71" style:parent-style-name="Normal" style:family="paragraph">
      <style:paragraph-properties fo:widows="2" fo:orphans="2" style:vertical-align="auto" style:line-height-at-least="0.1979in" fo:background-color="#1E1E1E"/>
      <style:text-properties fo:hyphenate="true"/>
    </style:style>
    <style:style style:name="T10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76" style:parent-style-name="Normal" style:family="paragraph">
      <style:paragraph-properties fo:widows="2" fo:orphans="2" style:vertical-align="auto" style:line-height-at-least="0.1979in" fo:background-color="#1E1E1E"/>
      <style:text-properties fo:hyphenate="true"/>
    </style:style>
    <style:style style:name="T10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7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81" style:parent-style-name="Normal" style:family="paragraph">
      <style:paragraph-properties fo:widows="2" fo:orphans="2" style:vertical-align="auto" style:line-height-at-least="0.1979in" fo:background-color="#1E1E1E"/>
      <style:text-properties fo:hyphenate="true"/>
    </style:style>
    <style:style style:name="T10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86" style:parent-style-name="Normal" style:family="paragraph">
      <style:paragraph-properties fo:widows="2" fo:orphans="2" style:vertical-align="auto" style:line-height-at-least="0.1979in" fo:background-color="#1E1E1E"/>
      <style:text-properties fo:hyphenate="true"/>
    </style:style>
    <style:style style:name="T10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08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091" style:parent-style-name="Normal" style:family="paragraph">
      <style:paragraph-properties fo:widows="2" fo:orphans="2" style:vertical-align="auto" style:line-height-at-least="0.1979in" fo:background-color="#1E1E1E"/>
      <style:text-properties fo:hyphenate="true"/>
    </style:style>
    <style:style style:name="T10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93"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10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95"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10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097" style:parent-style-name="Normal" style:family="paragraph">
      <style:paragraph-properties fo:widows="2" fo:orphans="2" style:vertical-align="auto" style:line-height-at-least="0.1979in" fo:background-color="#1E1E1E"/>
      <style:text-properties fo:hyphenate="true"/>
    </style:style>
    <style:style style:name="T10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0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P110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103" style:parent-style-name="Normal" style:family="paragraph">
      <style:paragraph-properties fo:widows="2" fo:orphans="2" style:vertical-align="auto" style:line-height-at-least="0.1979in" fo:background-color="#1E1E1E"/>
      <style:text-properties fo:hyphenate="true"/>
    </style:style>
    <style:style style:name="T11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05"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11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07"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11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09" style:parent-style-name="Normal" style:family="paragraph">
      <style:paragraph-properties fo:widows="2" fo:orphans="2" style:vertical-align="auto" style:line-height-at-least="0.1979in" fo:background-color="#1E1E1E"/>
      <style:text-properties fo:hyphenate="true"/>
    </style:style>
    <style:style style:name="T11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1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1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1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1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17" style:parent-style-name="Normal" style:family="paragraph">
      <style:paragraph-properties fo:widows="2" fo:orphans="2" style:vertical-align="auto" style:line-height-at-least="0.1979in" fo:background-color="#1E1E1E"/>
      <style:text-properties fo:hyphenate="true"/>
    </style:style>
    <style:style style:name="T11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1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2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1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23"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1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126" style:parent-style-name="Normal" style:family="paragraph">
      <style:paragraph-properties fo:widows="2" fo:orphans="2" style:vertical-align="auto" style:line-height-at-least="0.1979in" fo:background-color="#1E1E1E"/>
      <style:text-properties fo:hyphenate="true"/>
    </style:style>
    <style:style style:name="T11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28"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11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30" style:parent-style-name="Normal" style:family="paragraph">
      <style:paragraph-properties fo:widows="2" fo:orphans="2" style:vertical-align="auto" style:line-height-at-least="0.1979in" fo:background-color="#1E1E1E"/>
      <style:text-properties fo:hyphenate="true"/>
    </style:style>
    <style:style style:name="T11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3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1135" style:parent-style-name="Normal" style:family="paragraph">
      <style:paragraph-properties fo:widows="2" fo:orphans="2" style:vertical-align="auto" style:line-height-at-least="0.1979in" fo:background-color="#1E1E1E"/>
      <style:text-properties fo:hyphenate="true"/>
    </style:style>
    <style:style style:name="T11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1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41" style:parent-style-name="Normal" style:family="paragraph">
      <style:paragraph-properties fo:widows="2" fo:orphans="2" style:vertical-align="auto" style:line-height-at-least="0.1979in" fo:background-color="#1E1E1E"/>
      <style:text-properties fo:hyphenate="true"/>
    </style:style>
    <style:style style:name="T11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4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1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47" style:parent-style-name="Normal" style:family="paragraph">
      <style:paragraph-properties fo:widows="2" fo:orphans="2" style:vertical-align="auto" style:line-height-at-least="0.1979in" fo:background-color="#1E1E1E"/>
      <style:text-properties fo:hyphenate="true"/>
    </style:style>
    <style:style style:name="T11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51"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1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53" style:parent-style-name="Normal" style:family="paragraph">
      <style:paragraph-properties fo:widows="2" fo:orphans="2" style:vertical-align="auto" style:line-height-at-least="0.1979in" fo:background-color="#1E1E1E"/>
      <style:text-properties fo:hyphenate="true"/>
    </style:style>
    <style:style style:name="T11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P115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159" style:parent-style-name="Normal" style:family="paragraph">
      <style:paragraph-properties fo:widows="2" fo:orphans="2" style:vertical-align="auto" style:line-height-at-least="0.1979in" fo:background-color="#1E1E1E"/>
      <style:text-properties fo:hyphenate="true"/>
    </style:style>
    <style:style style:name="T11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61"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11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63" style:parent-style-name="Normal" style:family="paragraph">
      <style:paragraph-properties fo:widows="2" fo:orphans="2" style:vertical-align="auto" style:line-height-at-least="0.1979in" fo:background-color="#1E1E1E"/>
      <style:text-properties fo:hyphenate="true"/>
    </style:style>
    <style:style style:name="T11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1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69" style:parent-style-name="Normal" style:family="paragraph">
      <style:paragraph-properties fo:widows="2" fo:orphans="2" style:vertical-align="auto" style:line-height-at-least="0.1979in" fo:background-color="#1E1E1E"/>
      <style:text-properties fo:hyphenate="true"/>
    </style:style>
    <style:style style:name="T11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7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1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73"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1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7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176" style:parent-style-name="Normal" style:family="paragraph">
      <style:paragraph-properties fo:widows="2" fo:orphans="2" style:vertical-align="auto" style:line-height-at-least="0.1979in" fo:background-color="#1E1E1E"/>
      <style:text-properties fo:hyphenate="true"/>
    </style:style>
    <style:style style:name="T11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17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1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181" style:parent-style-name="Normal" style:family="paragraph">
      <style:paragraph-properties fo:widows="2" fo:orphans="2" style:vertical-align="auto" style:line-height-at-least="0.1979in" fo:background-color="#1E1E1E"/>
      <style:text-properties fo:hyphenate="true"/>
    </style:style>
    <style:style style:name="T11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1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1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18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187" style:parent-style-name="Normal" style:family="paragraph">
      <style:paragraph-properties fo:widows="2" fo:orphans="2" style:vertical-align="auto" style:line-height-at-least="0.1979in" fo:background-color="#1E1E1E"/>
      <style:text-properties fo:hyphenate="true"/>
    </style:style>
    <style:style style:name="T11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8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1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9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1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9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1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9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1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197" style:parent-style-name="Normal" style:family="paragraph">
      <style:paragraph-properties fo:widows="2" fo:orphans="2" style:vertical-align="auto" style:line-height-at-least="0.1979in" fo:background-color="#1E1E1E"/>
      <style:text-properties fo:hyphenate="true"/>
    </style:style>
    <style:style style:name="T11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9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0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0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2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0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1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214" style:parent-style-name="Normal" style:family="paragraph">
      <style:paragraph-properties fo:widows="2" fo:orphans="2" style:vertical-align="auto" style:line-height-at-least="0.1979in" fo:background-color="#1E1E1E"/>
      <style:text-properties fo:hyphenate="true"/>
    </style:style>
    <style:style style:name="T12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1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2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2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24" style:parent-style-name="Normal" style:family="paragraph">
      <style:paragraph-properties fo:widows="2" fo:orphans="2" style:vertical-align="auto" style:line-height-at-least="0.1979in" fo:background-color="#1E1E1E"/>
      <style:text-properties fo:hyphenate="true"/>
    </style:style>
    <style:style style:name="T12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2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2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3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2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3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3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42" style:parent-style-name="Normal" style:family="paragraph">
      <style:paragraph-properties fo:widows="2" fo:orphans="2" style:vertical-align="auto" style:line-height-at-least="0.1979in" fo:background-color="#1E1E1E"/>
      <style:text-properties fo:hyphenate="true"/>
    </style:style>
    <style:style style:name="T12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4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4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4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2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5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2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5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2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5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60" style:parent-style-name="Normal" style:family="paragraph">
      <style:paragraph-properties fo:widows="2" fo:orphans="2" style:vertical-align="auto" style:line-height-at-least="0.1979in" fo:background-color="#1E1E1E"/>
      <style:text-properties fo:hyphenate="true"/>
    </style:style>
    <style:style style:name="T12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62"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12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2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6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2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68" style:parent-style-name="Normal" style:family="paragraph">
      <style:paragraph-properties fo:widows="2" fo:orphans="2" style:vertical-align="auto" style:line-height-at-least="0.1979in" fo:background-color="#1E1E1E"/>
      <style:text-properties fo:hyphenate="true"/>
    </style:style>
    <style:style style:name="T12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70"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12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7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2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74" style:parent-style-name="Normal" style:family="paragraph">
      <style:paragraph-properties fo:widows="2" fo:orphans="2" style:vertical-align="auto" style:line-height-at-least="0.1979in" fo:background-color="#1E1E1E"/>
      <style:text-properties fo:hyphenate="true"/>
    </style:style>
    <style:style style:name="T12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7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12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78" style:parent-style-name="Normal" style:family="paragraph">
      <style:paragraph-properties fo:widows="2" fo:orphans="2" style:vertical-align="auto" style:line-height-at-least="0.1979in" fo:background-color="#1E1E1E"/>
      <style:text-properties fo:hyphenate="true"/>
    </style:style>
    <style:style style:name="T12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8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2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8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8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8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9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9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9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2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29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2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29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29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300" style:parent-style-name="Normal" style:family="paragraph">
      <style:paragraph-properties fo:widows="2" fo:orphans="2" style:vertical-align="auto" style:line-height-at-least="0.1979in" fo:background-color="#1E1E1E"/>
      <style:text-properties fo:hyphenate="true"/>
    </style:style>
    <style:style style:name="T13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0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3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0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3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10" style:parent-style-name="Normal" style:family="paragraph">
      <style:paragraph-properties fo:widows="2" fo:orphans="2" style:vertical-align="auto" style:line-height-at-least="0.1979in" fo:background-color="#1E1E1E"/>
      <style:text-properties fo:hyphenate="true"/>
    </style:style>
    <style:style style:name="T13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3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1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3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1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3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2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2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2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3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2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28" style:parent-style-name="Normal" style:family="paragraph">
      <style:paragraph-properties fo:widows="2" fo:orphans="2" style:vertical-align="auto" style:line-height-at-least="0.1979in" fo:background-color="#1E1E1E"/>
      <style:text-properties fo:hyphenate="true"/>
    </style:style>
    <style:style style:name="T13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3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3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3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3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3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4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4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3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4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3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48" style:parent-style-name="Normal" style:family="paragraph">
      <style:paragraph-properties fo:widows="2" fo:orphans="2" style:vertical-align="auto" style:line-height-at-least="0.1979in" fo:background-color="#1E1E1E"/>
      <style:text-properties fo:hyphenate="true"/>
    </style:style>
    <style:style style:name="T13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5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5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3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5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3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5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3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6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3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6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367" style:parent-style-name="Normal" style:family="paragraph">
      <style:paragraph-properties fo:widows="2" fo:orphans="2" style:vertical-align="auto" style:line-height-at-least="0.1979in" fo:background-color="#1E1E1E"/>
      <style:text-properties fo:hyphenate="true"/>
    </style:style>
    <style:style style:name="T13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3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7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3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3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77" style:parent-style-name="Normal" style:family="paragraph">
      <style:paragraph-properties fo:widows="2" fo:orphans="2" style:vertical-align="auto" style:line-height-at-least="0.1979in" fo:background-color="#1E1E1E"/>
      <style:text-properties fo:hyphenate="true"/>
    </style:style>
    <style:style style:name="T13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7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81" style:parent-style-name="Normal" style:family="paragraph">
      <style:paragraph-properties fo:widows="2" fo:orphans="2" style:vertical-align="auto" style:line-height-at-least="0.1979in" fo:background-color="#1E1E1E"/>
      <style:text-properties fo:hyphenate="true"/>
    </style:style>
    <style:style style:name="T13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8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3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8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3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87" style:parent-style-name="Normal" style:family="paragraph">
      <style:paragraph-properties fo:widows="2" fo:orphans="2" style:vertical-align="auto" style:line-height-at-least="0.1979in" fo:background-color="#1E1E1E"/>
      <style:text-properties fo:hyphenate="true"/>
    </style:style>
    <style:style style:name="T13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8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3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3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92" style:parent-style-name="Normal" style:family="paragraph">
      <style:paragraph-properties fo:widows="2" fo:orphans="2" style:vertical-align="auto" style:line-height-at-least="0.1979in" fo:background-color="#1E1E1E"/>
      <style:text-properties fo:hyphenate="true"/>
    </style:style>
    <style:style style:name="T13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9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39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3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97" style:parent-style-name="Normal" style:family="paragraph">
      <style:paragraph-properties fo:widows="2" fo:orphans="2" style:vertical-align="auto" style:line-height-at-least="0.1979in" fo:background-color="#1E1E1E"/>
      <style:text-properties fo:hyphenate="true"/>
    </style:style>
    <style:style style:name="T13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4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0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4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4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05" style:parent-style-name="Normal" style:family="paragraph">
      <style:paragraph-properties fo:widows="2" fo:orphans="2" style:vertical-align="auto" style:line-height-at-least="0.1979in" fo:background-color="#1E1E1E"/>
      <style:text-properties fo:hyphenate="true"/>
    </style:style>
    <style:style style:name="T14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0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4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4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4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13" style:parent-style-name="Normal" style:family="paragraph">
      <style:paragraph-properties fo:widows="2" fo:orphans="2" style:vertical-align="auto" style:line-height-at-least="0.1979in" fo:background-color="#1E1E1E"/>
      <style:text-properties fo:hyphenate="true"/>
    </style:style>
    <style:style style:name="T14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15"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14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4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1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4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21" style:parent-style-name="Normal" style:family="paragraph">
      <style:paragraph-properties fo:widows="2" fo:orphans="2" style:vertical-align="auto" style:line-height-at-least="0.1979in" fo:background-color="#1E1E1E"/>
      <style:text-properties fo:hyphenate="true"/>
    </style:style>
    <style:style style:name="T14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2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25" style:parent-style-name="Normal" style:family="paragraph">
      <style:paragraph-properties fo:widows="2" fo:orphans="2" style:vertical-align="auto" style:line-height-at-least="0.1979in" fo:background-color="#1E1E1E"/>
      <style:text-properties fo:hyphenate="true"/>
    </style:style>
    <style:style style:name="T14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2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3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3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3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3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34" style:parent-style-name="Normal" style:family="paragraph">
      <style:paragraph-properties fo:widows="2" fo:orphans="2" style:vertical-align="auto" style:line-height-at-least="0.1979in" fo:background-color="#1E1E1E"/>
      <style:text-properties fo:hyphenate="true"/>
    </style:style>
    <style:style style:name="T14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3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4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4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44" style:parent-style-name="Normal" style:family="paragraph">
      <style:paragraph-properties fo:widows="2" fo:orphans="2" style:vertical-align="auto" style:line-height-at-least="0.1979in" fo:background-color="#1E1E1E"/>
      <style:text-properties fo:hyphenate="true"/>
    </style:style>
    <style:style style:name="T14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4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14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4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4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5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5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4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4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5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4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4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62"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14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64" style:parent-style-name="Normal" style:family="paragraph">
      <style:paragraph-properties fo:widows="2" fo:orphans="2" style:vertical-align="auto" style:line-height-at-least="0.1979in" fo:background-color="#1E1E1E"/>
      <style:text-properties fo:hyphenate="true"/>
    </style:style>
    <style:style style:name="T14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6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4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6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4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72" style:parent-style-name="Normal" style:family="paragraph">
      <style:paragraph-properties fo:widows="2" fo:orphans="2" style:vertical-align="auto" style:line-height-at-least="0.1979in" fo:background-color="#1E1E1E"/>
      <style:text-properties fo:hyphenate="true"/>
    </style:style>
    <style:style style:name="T14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7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14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76" style:parent-style-name="Normal" style:family="paragraph">
      <style:paragraph-properties fo:widows="2" fo:orphans="2" style:vertical-align="auto" style:line-height-at-least="0.1979in" fo:background-color="#1E1E1E"/>
      <style:text-properties fo:hyphenate="true"/>
    </style:style>
    <style:style style:name="T14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7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4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8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4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4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48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8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86" style:parent-style-name="Normal" style:family="paragraph">
      <style:paragraph-properties fo:widows="2" fo:orphans="2" style:vertical-align="auto" style:line-height-at-least="0.1979in" fo:background-color="#1E1E1E"/>
      <style:text-properties fo:hyphenate="true"/>
    </style:style>
    <style:style style:name="T14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48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4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4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493" style:parent-style-name="Normal" style:family="paragraph">
      <style:paragraph-properties>
        <style:tab-stops>
          <style:tab-stop style:type="left" style:position="5.8437in"/>
        </style:tab-stops>
      </style:paragraph-properties>
      <style:text-properties style:font-name="Times New Roman" style:font-name-complex="Times New Roman" fo:font-weight="bold" style:font-weight-asian="bold" style:font-weight-complex="bold"/>
    </style:style>
    <style:style style:name="P1494" style:parent-style-name="Normal" style:family="paragraph">
      <style:paragraph-properties fo:text-align="center"/>
      <style:text-properties style:font-name="Times New Roman" style:font-name-complex="Times New Roman"/>
    </style:style>
    <style:style style:name="P149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49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497" style:parent-style-name="Normal" style:family="paragraph">
      <style:paragraph-properties fo:widows="2" fo:orphans="2" style:vertical-align="auto" style:line-height-at-least="0.1979in" fo:background-color="#1E1E1E"/>
      <style:text-properties fo:hyphenate="true"/>
    </style:style>
    <style:style style:name="T14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4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0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06" style:parent-style-name="Normal" style:family="paragraph">
      <style:paragraph-properties fo:widows="2" fo:orphans="2" style:vertical-align="auto" style:line-height-at-least="0.1979in" fo:background-color="#1E1E1E"/>
      <style:text-properties fo:hyphenate="true"/>
    </style:style>
    <style:style style:name="T15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15" style:parent-style-name="Normal" style:family="paragraph">
      <style:paragraph-properties fo:widows="2" fo:orphans="2" style:vertical-align="auto" style:line-height-at-least="0.1979in" fo:background-color="#1E1E1E"/>
      <style:text-properties fo:hyphenate="true"/>
    </style:style>
    <style:style style:name="T15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2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2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24" style:parent-style-name="Normal" style:family="paragraph">
      <style:paragraph-properties fo:widows="2" fo:orphans="2" style:vertical-align="auto" style:line-height-at-least="0.1979in" fo:background-color="#1E1E1E"/>
      <style:text-properties fo:hyphenate="true"/>
    </style:style>
    <style:style style:name="T15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3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33" style:parent-style-name="Normal" style:family="paragraph">
      <style:paragraph-properties fo:widows="2" fo:orphans="2" style:vertical-align="auto" style:line-height-at-least="0.1979in" fo:background-color="#1E1E1E"/>
      <style:text-properties fo:hyphenate="true"/>
    </style:style>
    <style:style style:name="T15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3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4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4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46" style:parent-style-name="Normal" style:family="paragraph">
      <style:paragraph-properties fo:widows="2" fo:orphans="2" style:vertical-align="auto" style:line-height-at-least="0.1979in" fo:background-color="#1E1E1E"/>
      <style:text-properties fo:hyphenate="true"/>
    </style:style>
    <style:style style:name="T15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5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5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5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557" style:parent-style-name="Normal" style:family="paragraph">
      <style:paragraph-properties fo:widows="2" fo:orphans="2" style:vertical-align="auto" style:line-height-at-least="0.1979in" fo:background-color="#1E1E1E"/>
      <style:text-properties fo:hyphenate="true"/>
    </style:style>
    <style:style style:name="T15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563" style:parent-style-name="Normal" style:family="paragraph">
      <style:paragraph-properties fo:widows="2" fo:orphans="2" style:vertical-align="auto" style:line-height-at-least="0.1979in" fo:background-color="#1E1E1E"/>
      <style:text-properties fo:hyphenate="true"/>
    </style:style>
    <style:style style:name="T15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68" style:parent-style-name="Normal" style:family="paragraph">
      <style:paragraph-properties fo:widows="2" fo:orphans="2" style:vertical-align="auto" style:line-height-at-least="0.1979in" fo:background-color="#1E1E1E"/>
      <style:text-properties fo:hyphenate="true"/>
    </style:style>
    <style:style style:name="T15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73" style:parent-style-name="Normal" style:family="paragraph">
      <style:paragraph-properties fo:widows="2" fo:orphans="2" style:vertical-align="auto" style:line-height-at-least="0.1979in" fo:background-color="#1E1E1E"/>
      <style:text-properties fo:hyphenate="true"/>
    </style:style>
    <style:style style:name="T15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78" style:parent-style-name="Normal" style:family="paragraph">
      <style:paragraph-properties fo:widows="2" fo:orphans="2" style:vertical-align="auto" style:line-height-at-least="0.1979in" fo:background-color="#1E1E1E"/>
      <style:text-properties fo:hyphenate="true"/>
    </style:style>
    <style:style style:name="T15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8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8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87" style:parent-style-name="Normal" style:family="paragraph">
      <style:paragraph-properties fo:widows="2" fo:orphans="2" style:vertical-align="auto" style:line-height-at-least="0.1979in" fo:background-color="#1E1E1E"/>
      <style:text-properties fo:hyphenate="true"/>
    </style:style>
    <style:style style:name="T15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5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5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5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596" style:parent-style-name="Normal" style:family="paragraph">
      <style:paragraph-properties fo:widows="2" fo:orphans="2" style:vertical-align="auto" style:line-height-at-least="0.1979in" fo:background-color="#1E1E1E"/>
      <style:text-properties fo:hyphenate="true"/>
    </style:style>
    <style:style style:name="T15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59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0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0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605" style:parent-style-name="Normal" style:family="paragraph">
      <style:paragraph-properties fo:widows="2" fo:orphans="2" style:vertical-align="auto" style:line-height-at-least="0.1979in" fo:background-color="#1E1E1E"/>
      <style:text-properties fo:hyphenate="true"/>
    </style:style>
    <style:style style:name="T16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1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1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1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1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618" style:parent-style-name="Normal" style:family="paragraph">
      <style:paragraph-properties fo:widows="2" fo:orphans="2" style:vertical-align="auto" style:line-height-at-least="0.1979in" fo:background-color="#1E1E1E"/>
      <style:text-properties fo:hyphenate="true"/>
    </style:style>
    <style:style style:name="T16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627" style:parent-style-name="Normal" style:family="paragraph">
      <style:paragraph-properties fo:widows="2" fo:orphans="2" style:vertical-align="auto" style:line-height-at-least="0.1979in" fo:background-color="#1E1E1E"/>
      <style:text-properties fo:hyphenate="true"/>
    </style:style>
    <style:style style:name="T16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3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636" style:parent-style-name="Normal" style:family="paragraph">
      <style:paragraph-properties fo:widows="2" fo:orphans="2" style:vertical-align="auto" style:line-height-at-least="0.1979in" fo:background-color="#1E1E1E"/>
      <style:text-properties fo:hyphenate="true"/>
    </style:style>
    <style:style style:name="T16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4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653" style:parent-style-name="Normal" style:family="paragraph">
      <style:paragraph-properties fo:widows="2" fo:orphans="2" style:vertical-align="auto" style:line-height-at-least="0.1979in" fo:background-color="#1E1E1E"/>
      <style:text-properties fo:hyphenate="true"/>
    </style:style>
    <style:style style:name="T16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6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7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7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7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6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688" style:parent-style-name="Normal" style:family="paragraph">
      <style:paragraph-properties fo:widows="2" fo:orphans="2" style:vertical-align="auto" style:line-height-at-least="0.1979in" fo:background-color="#1E1E1E"/>
      <style:text-properties fo:hyphenate="true"/>
    </style:style>
    <style:style style:name="T16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693" style:parent-style-name="Normal" style:family="paragraph">
      <style:paragraph-properties fo:widows="2" fo:orphans="2" style:vertical-align="auto" style:line-height-at-least="0.1979in" fo:background-color="#1E1E1E"/>
      <style:text-properties fo:hyphenate="true"/>
    </style:style>
    <style:style style:name="T16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6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6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69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6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702" style:parent-style-name="Normal" style:family="paragraph">
      <style:paragraph-properties fo:widows="2" fo:orphans="2" style:vertical-align="auto" style:line-height-at-least="0.1979in" fo:background-color="#1E1E1E"/>
      <style:text-properties fo:hyphenate="true"/>
    </style:style>
    <style:style style:name="T17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0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719" style:parent-style-name="Normal" style:family="paragraph">
      <style:paragraph-properties fo:widows="2" fo:orphans="2" style:vertical-align="auto" style:line-height-at-least="0.1979in" fo:background-color="#1E1E1E"/>
      <style:text-properties fo:hyphenate="true"/>
    </style:style>
    <style:style style:name="T17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2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3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4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4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7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754" style:parent-style-name="Normal" style:family="paragraph">
      <style:paragraph-properties fo:widows="2" fo:orphans="2" style:vertical-align="auto" style:line-height-at-least="0.1979in" fo:background-color="#1E1E1E"/>
      <style:text-properties fo:hyphenate="true"/>
    </style:style>
    <style:style style:name="T17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759" style:parent-style-name="Normal" style:family="paragraph">
      <style:paragraph-properties fo:widows="2" fo:orphans="2" style:vertical-align="auto" style:line-height-at-least="0.1979in" fo:background-color="#1E1E1E"/>
      <style:text-properties fo:hyphenate="true"/>
    </style:style>
    <style:style style:name="T17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768" style:parent-style-name="Normal" style:family="paragraph">
      <style:paragraph-properties fo:widows="2" fo:orphans="2" style:vertical-align="auto" style:line-height-at-least="0.1979in" fo:background-color="#1E1E1E"/>
      <style:text-properties fo:hyphenate="true"/>
    </style:style>
    <style:style style:name="T17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7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7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785" style:parent-style-name="Normal" style:family="paragraph">
      <style:paragraph-properties fo:widows="2" fo:orphans="2" style:vertical-align="auto" style:line-height-at-least="0.1979in" fo:background-color="#1E1E1E"/>
      <style:text-properties fo:hyphenate="true"/>
    </style:style>
    <style:style style:name="T17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7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7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9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9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7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79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7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0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1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8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1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1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820" style:parent-style-name="Normal" style:family="paragraph">
      <style:paragraph-properties fo:widows="2" fo:orphans="2" style:vertical-align="auto" style:line-height-at-least="0.1979in" fo:background-color="#1E1E1E"/>
      <style:text-properties fo:hyphenate="true"/>
    </style:style>
    <style:style style:name="T18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825" style:parent-style-name="Normal" style:family="paragraph">
      <style:paragraph-properties fo:widows="2" fo:orphans="2" style:vertical-align="auto" style:line-height-at-least="0.1979in" fo:background-color="#1E1E1E"/>
      <style:text-properties fo:hyphenate="true"/>
    </style:style>
    <style:style style:name="T18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834" style:parent-style-name="Normal" style:family="paragraph">
      <style:paragraph-properties fo:widows="2" fo:orphans="2" style:vertical-align="auto" style:line-height-at-least="0.1979in" fo:background-color="#1E1E1E"/>
      <style:text-properties fo:hyphenate="true"/>
    </style:style>
    <style:style style:name="T18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3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4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851" style:parent-style-name="Normal" style:family="paragraph">
      <style:paragraph-properties fo:widows="2" fo:orphans="2" style:vertical-align="auto" style:line-height-at-least="0.1979in" fo:background-color="#1E1E1E"/>
      <style:text-properties fo:hyphenate="true"/>
    </style:style>
    <style:style style:name="T18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7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7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8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8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8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888" style:parent-style-name="Normal" style:family="paragraph">
      <style:paragraph-properties fo:widows="2" fo:orphans="2" style:vertical-align="auto" style:line-height-at-least="0.1979in" fo:background-color="#1E1E1E"/>
      <style:text-properties fo:hyphenate="true"/>
    </style:style>
    <style:style style:name="T18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893" style:parent-style-name="Normal" style:family="paragraph">
      <style:paragraph-properties fo:widows="2" fo:orphans="2" style:vertical-align="auto" style:line-height-at-least="0.1979in" fo:background-color="#1E1E1E"/>
      <style:text-properties fo:hyphenate="true"/>
    </style:style>
    <style:style style:name="T18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8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8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89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8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02" style:parent-style-name="Normal" style:family="paragraph">
      <style:paragraph-properties fo:widows="2" fo:orphans="2" style:vertical-align="auto" style:line-height-at-least="0.1979in" fo:background-color="#1E1E1E"/>
      <style:text-properties fo:hyphenate="true"/>
    </style:style>
    <style:style style:name="T19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0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19" style:parent-style-name="Normal" style:family="paragraph">
      <style:paragraph-properties fo:widows="2" fo:orphans="2" style:vertical-align="auto" style:line-height-at-least="0.1979in" fo:background-color="#1E1E1E"/>
      <style:text-properties fo:hyphenate="true"/>
    </style:style>
    <style:style style:name="T19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2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3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4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4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9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54" style:parent-style-name="Normal" style:family="paragraph">
      <style:paragraph-properties fo:widows="2" fo:orphans="2" style:vertical-align="auto" style:line-height-at-least="0.1979in" fo:background-color="#1E1E1E"/>
      <style:text-properties fo:hyphenate="true"/>
    </style:style>
    <style:style style:name="T19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96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1961" style:parent-style-name="Normal" style:family="paragraph">
      <style:paragraph-properties fo:widows="2" fo:orphans="2" style:vertical-align="auto" style:line-height-at-least="0.1979in" fo:background-color="#1E1E1E"/>
      <style:text-properties fo:hyphenate="true"/>
    </style:style>
    <style:style style:name="T19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6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6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70" style:parent-style-name="Normal" style:family="paragraph">
      <style:paragraph-properties fo:widows="2" fo:orphans="2" style:vertical-align="auto" style:line-height-at-least="0.1979in" fo:background-color="#1E1E1E"/>
      <style:text-properties fo:hyphenate="true"/>
    </style:style>
    <style:style style:name="T19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19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9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83" style:parent-style-name="Normal" style:family="paragraph">
      <style:paragraph-properties fo:widows="2" fo:orphans="2" style:vertical-align="auto" style:line-height-at-least="0.1979in" fo:background-color="#1E1E1E"/>
      <style:text-properties fo:hyphenate="true"/>
    </style:style>
    <style:style style:name="T19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88" style:parent-style-name="Normal" style:family="paragraph">
      <style:paragraph-properties fo:widows="2" fo:orphans="2" style:vertical-align="auto" style:line-height-at-least="0.1979in" fo:background-color="#1E1E1E"/>
      <style:text-properties fo:hyphenate="true"/>
    </style:style>
    <style:style style:name="T19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93" style:parent-style-name="Normal" style:family="paragraph">
      <style:paragraph-properties fo:widows="2" fo:orphans="2" style:vertical-align="auto" style:line-height-at-least="0.1979in" fo:background-color="#1E1E1E"/>
      <style:text-properties fo:hyphenate="true"/>
    </style:style>
    <style:style style:name="T19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19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9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1998" style:parent-style-name="Normal" style:family="paragraph">
      <style:paragraph-properties fo:widows="2" fo:orphans="2" style:vertical-align="auto" style:line-height-at-least="0.1979in" fo:background-color="#1E1E1E"/>
      <style:text-properties fo:hyphenate="true"/>
    </style:style>
    <style:style style:name="T19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0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003" style:parent-style-name="Normal" style:family="paragraph">
      <style:paragraph-properties fo:widows="2" fo:orphans="2" style:vertical-align="auto" style:line-height-at-least="0.1979in" fo:background-color="#1E1E1E"/>
      <style:text-properties fo:hyphenate="true"/>
    </style:style>
    <style:style style:name="T20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00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00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009" style:parent-style-name="Normal" style:family="paragraph">
      <style:paragraph-properties fo:widows="2" fo:orphans="2" style:vertical-align="auto" style:line-height-at-least="0.1979in" fo:background-color="#1E1E1E"/>
      <style:text-properties fo:hyphenate="true"/>
    </style:style>
    <style:style style:name="T20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0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014" style:parent-style-name="Normal" style:family="paragraph">
      <style:paragraph-properties fo:widows="2" fo:orphans="2" style:vertical-align="auto" style:line-height-at-least="0.1979in" fo:background-color="#1E1E1E"/>
      <style:text-properties fo:hyphenate="true"/>
    </style:style>
    <style:style style:name="T20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1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1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2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24" style:parent-style-name="Normal" style:family="paragraph">
      <style:paragraph-properties fo:widows="2" fo:orphans="2" style:vertical-align="auto" style:line-height-at-least="0.1979in" fo:background-color="#1E1E1E"/>
      <style:text-properties fo:hyphenate="true"/>
    </style:style>
    <style:style style:name="T20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2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0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3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36" style:parent-style-name="Normal" style:family="paragraph">
      <style:paragraph-properties fo:widows="2" fo:orphans="2" style:vertical-align="auto" style:line-height-at-least="0.1979in" fo:background-color="#1E1E1E"/>
      <style:text-properties fo:hyphenate="true"/>
    </style:style>
    <style:style style:name="T20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3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043" style:parent-style-name="Normal" style:family="paragraph">
      <style:paragraph-properties fo:widows="2" fo:orphans="2" style:vertical-align="auto" style:line-height-at-least="0.1979in" fo:background-color="#1E1E1E"/>
      <style:text-properties fo:hyphenate="true"/>
    </style:style>
    <style:style style:name="T20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4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47" style:parent-style-name="Normal" style:family="paragraph">
      <style:paragraph-properties fo:widows="2" fo:orphans="2" style:vertical-align="auto" style:line-height-at-least="0.1979in" fo:background-color="#1E1E1E"/>
      <style:text-properties fo:hyphenate="true"/>
    </style:style>
    <style:style style:name="T20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5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53" style:parent-style-name="Normal" style:family="paragraph">
      <style:paragraph-properties fo:widows="2" fo:orphans="2" style:vertical-align="auto" style:line-height-at-least="0.1979in" fo:background-color="#1E1E1E"/>
      <style:text-properties fo:hyphenate="true"/>
    </style:style>
    <style:style style:name="T20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0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58" style:parent-style-name="Normal" style:family="paragraph">
      <style:paragraph-properties fo:widows="2" fo:orphans="2" style:vertical-align="auto" style:line-height-at-least="0.1979in" fo:background-color="#1E1E1E"/>
      <style:text-properties fo:hyphenate="true"/>
    </style:style>
    <style:style style:name="T20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6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0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63" style:parent-style-name="Normal" style:family="paragraph">
      <style:paragraph-properties fo:widows="2" fo:orphans="2" style:vertical-align="auto" style:line-height-at-least="0.1979in" fo:background-color="#1E1E1E"/>
      <style:text-properties fo:hyphenate="true"/>
    </style:style>
    <style:style style:name="T20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6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7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72" style:parent-style-name="Normal" style:family="paragraph">
      <style:paragraph-properties fo:widows="2" fo:orphans="2" style:vertical-align="auto" style:line-height-at-least="0.1979in" fo:background-color="#1E1E1E"/>
      <style:text-properties fo:hyphenate="true"/>
    </style:style>
    <style:style style:name="T20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7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7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80" style:parent-style-name="Normal" style:family="paragraph">
      <style:paragraph-properties fo:widows="2" fo:orphans="2" style:vertical-align="auto" style:line-height-at-least="0.1979in" fo:background-color="#1E1E1E"/>
      <style:text-properties fo:hyphenate="true"/>
    </style:style>
    <style:style style:name="T20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82"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20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0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8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20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88" style:parent-style-name="Normal" style:family="paragraph">
      <style:paragraph-properties fo:widows="2" fo:orphans="2" style:vertical-align="auto" style:line-height-at-least="0.1979in" fo:background-color="#1E1E1E"/>
      <style:text-properties fo:hyphenate="true"/>
    </style:style>
    <style:style style:name="T20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9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0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094" style:parent-style-name="Normal" style:family="paragraph">
      <style:paragraph-properties fo:widows="2" fo:orphans="2" style:vertical-align="auto" style:line-height-at-least="0.1979in" fo:background-color="#1E1E1E"/>
      <style:text-properties fo:hyphenate="true"/>
    </style:style>
    <style:style style:name="T20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9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0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09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0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00" style:parent-style-name="Normal" style:family="paragraph">
      <style:paragraph-properties fo:widows="2" fo:orphans="2" style:vertical-align="auto" style:line-height-at-least="0.1979in" fo:background-color="#1E1E1E"/>
      <style:text-properties fo:hyphenate="true"/>
    </style:style>
    <style:style style:name="T21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1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0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1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08" style:parent-style-name="Normal" style:family="paragraph">
      <style:paragraph-properties fo:widows="2" fo:orphans="2" style:vertical-align="auto" style:line-height-at-least="0.1979in" fo:background-color="#1E1E1E"/>
      <style:text-properties fo:hyphenate="true"/>
    </style:style>
    <style:style style:name="T21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1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21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1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17" style:parent-style-name="Normal" style:family="paragraph">
      <style:paragraph-properties fo:widows="2" fo:orphans="2" style:vertical-align="auto" style:line-height-at-least="0.1979in" fo:background-color="#1E1E1E"/>
      <style:text-properties fo:hyphenate="true"/>
    </style:style>
    <style:style style:name="T21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1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1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122" style:parent-style-name="Normal" style:family="paragraph">
      <style:text-properties style:font-name="Times New Roman" style:font-name-complex="Times New Roman"/>
    </style:style>
    <style:style style:name="P2123" style:parent-style-name="Normal" style:family="paragraph">
      <style:text-properties style:font-name="Times New Roman" style:font-name-complex="Times New Roman"/>
    </style:style>
    <style:style style:name="P212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12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126" style:parent-style-name="Normal" style:family="paragraph">
      <style:paragraph-properties fo:widows="2" fo:orphans="2" style:vertical-align="auto" style:line-height-at-least="0.1979in" fo:background-color="#1E1E1E"/>
      <style:text-properties fo:hyphenate="true"/>
    </style:style>
    <style:style style:name="T21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1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1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131" style:parent-style-name="Normal" style:family="paragraph">
      <style:paragraph-properties fo:widows="2" fo:orphans="2" style:vertical-align="auto" style:line-height-at-least="0.1979in" fo:background-color="#1E1E1E"/>
      <style:text-properties fo:hyphenate="true"/>
    </style:style>
    <style:style style:name="T21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3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1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3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39" style:parent-style-name="Normal" style:family="paragraph">
      <style:paragraph-properties fo:widows="2" fo:orphans="2" style:vertical-align="auto" style:line-height-at-least="0.1979in" fo:background-color="#1E1E1E"/>
      <style:text-properties fo:hyphenate="true"/>
    </style:style>
    <style:style style:name="T21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1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P214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44" style:parent-style-name="Normal" style:family="paragraph">
      <style:paragraph-properties fo:widows="2" fo:orphans="2" style:vertical-align="auto" style:line-height-at-least="0.1979in" fo:background-color="#1E1E1E"/>
      <style:text-properties fo:hyphenate="true"/>
    </style:style>
    <style:style style:name="T21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1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4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1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52" style:parent-style-name="Normal" style:family="paragraph">
      <style:paragraph-properties fo:widows="2" fo:orphans="2" style:vertical-align="auto" style:line-height-at-least="0.1979in" fo:background-color="#1E1E1E"/>
      <style:text-properties fo:hyphenate="true"/>
    </style:style>
    <style:style style:name="T21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5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1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5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1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63" style:parent-style-name="Normal" style:family="paragraph">
      <style:paragraph-properties fo:widows="2" fo:orphans="2" style:vertical-align="auto" style:line-height-at-least="0.1979in" fo:background-color="#1E1E1E"/>
      <style:text-properties fo:hyphenate="true"/>
    </style:style>
    <style:style style:name="T21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1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6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1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71" style:parent-style-name="Normal" style:family="paragraph">
      <style:paragraph-properties fo:widows="2" fo:orphans="2" style:vertical-align="auto" style:line-height-at-least="0.1979in" fo:background-color="#1E1E1E"/>
      <style:text-properties fo:hyphenate="true"/>
    </style:style>
    <style:style style:name="T21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7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7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1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7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1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1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83" style:parent-style-name="Normal" style:family="paragraph">
      <style:paragraph-properties fo:widows="2" fo:orphans="2" style:vertical-align="auto" style:line-height-at-least="0.1979in" fo:background-color="#1E1E1E"/>
      <style:text-properties fo:hyphenate="true"/>
    </style:style>
    <style:style style:name="T21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8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1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8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194" style:parent-style-name="Normal" style:family="paragraph">
      <style:paragraph-properties fo:widows="2" fo:orphans="2" style:vertical-align="auto" style:line-height-at-least="0.1979in" fo:background-color="#1E1E1E"/>
      <style:text-properties fo:hyphenate="true"/>
    </style:style>
    <style:style style:name="T21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1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19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1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0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2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2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0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2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10" style:parent-style-name="Normal" style:family="paragraph">
      <style:paragraph-properties fo:widows="2" fo:orphans="2" style:vertical-align="auto" style:line-height-at-least="0.1979in" fo:background-color="#1E1E1E"/>
      <style:text-properties fo:hyphenate="true"/>
    </style:style>
    <style:style style:name="T22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1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14" style:parent-style-name="Normal" style:family="paragraph">
      <style:paragraph-properties fo:widows="2" fo:orphans="2" style:vertical-align="auto" style:line-height-at-least="0.1979in" fo:background-color="#1E1E1E"/>
      <style:text-properties fo:hyphenate="true"/>
    </style:style>
    <style:style style:name="T22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1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1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20" style:parent-style-name="Normal" style:family="paragraph">
      <style:paragraph-properties fo:widows="2" fo:orphans="2" style:vertical-align="auto" style:line-height-at-least="0.1979in" fo:background-color="#1E1E1E"/>
      <style:text-properties fo:hyphenate="true"/>
    </style:style>
    <style:style style:name="T22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2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24" style:parent-style-name="Normal" style:family="paragraph">
      <style:paragraph-properties fo:widows="2" fo:orphans="2" style:vertical-align="auto" style:line-height-at-least="0.1979in" fo:background-color="#1E1E1E"/>
      <style:text-properties fo:hyphenate="true"/>
    </style:style>
    <style:style style:name="T22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2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2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2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30" style:parent-style-name="Normal" style:family="paragraph">
      <style:paragraph-properties fo:widows="2" fo:orphans="2" style:vertical-align="auto" style:line-height-at-least="0.1979in" fo:background-color="#1E1E1E"/>
      <style:text-properties fo:hyphenate="true"/>
    </style:style>
    <style:style style:name="T22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3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36" style:parent-style-name="Normal" style:family="paragraph">
      <style:paragraph-properties fo:widows="2" fo:orphans="2" style:vertical-align="auto" style:line-height-at-least="0.1979in" fo:background-color="#1E1E1E"/>
      <style:text-properties fo:hyphenate="true"/>
    </style:style>
    <style:style style:name="T22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3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2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243" style:parent-style-name="Normal" style:family="paragraph">
      <style:paragraph-properties fo:widows="2" fo:orphans="2" style:vertical-align="auto" style:line-height-at-least="0.1979in" fo:background-color="#1E1E1E"/>
      <style:text-properties fo:hyphenate="true"/>
    </style:style>
    <style:style style:name="T22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4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2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51" style:parent-style-name="Normal" style:family="paragraph">
      <style:paragraph-properties fo:widows="2" fo:orphans="2" style:vertical-align="auto" style:line-height-at-least="0.1979in" fo:background-color="#1E1E1E"/>
      <style:text-properties fo:hyphenate="true"/>
    </style:style>
    <style:style style:name="T22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53"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22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57" style:parent-style-name="Normal" style:family="paragraph">
      <style:paragraph-properties fo:widows="2" fo:orphans="2" style:vertical-align="auto" style:line-height-at-least="0.1979in" fo:background-color="#1E1E1E"/>
      <style:text-properties fo:hyphenate="true"/>
    </style:style>
    <style:style style:name="T22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5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6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2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6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67" style:parent-style-name="Normal" style:family="paragraph">
      <style:paragraph-properties fo:widows="2" fo:orphans="2" style:vertical-align="auto" style:line-height-at-least="0.1979in" fo:background-color="#1E1E1E"/>
      <style:text-properties fo:hyphenate="true"/>
    </style:style>
    <style:style style:name="T22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6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7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2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7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77" style:parent-style-name="Normal" style:family="paragraph">
      <style:paragraph-properties fo:widows="2" fo:orphans="2" style:vertical-align="auto" style:line-height-at-least="0.1979in" fo:background-color="#1E1E1E"/>
      <style:text-properties fo:hyphenate="true"/>
    </style:style>
    <style:style style:name="T22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7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2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8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8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2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87" style:parent-style-name="Normal" style:family="paragraph">
      <style:paragraph-properties fo:widows="2" fo:orphans="2" style:vertical-align="auto" style:line-height-at-least="0.1979in" fo:background-color="#1E1E1E"/>
      <style:text-properties fo:hyphenate="true"/>
    </style:style>
    <style:style style:name="T22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8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2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2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2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2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2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295" style:parent-style-name="Normal" style:family="paragraph">
      <style:paragraph-properties fo:widows="2" fo:orphans="2" style:vertical-align="auto" style:line-height-at-least="0.1979in" fo:background-color="#1E1E1E"/>
      <style:text-properties fo:hyphenate="true"/>
    </style:style>
    <style:style style:name="T22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9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2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29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3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0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11" style:parent-style-name="Normal" style:family="paragraph">
      <style:paragraph-properties fo:widows="2" fo:orphans="2" style:vertical-align="auto" style:line-height-at-least="0.1979in" fo:background-color="#1E1E1E"/>
      <style:text-properties fo:hyphenate="true"/>
    </style:style>
    <style:style style:name="T23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1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15" style:parent-style-name="Normal" style:family="paragraph">
      <style:paragraph-properties fo:widows="2" fo:orphans="2" style:vertical-align="auto" style:line-height-at-least="0.1979in" fo:background-color="#1E1E1E"/>
      <style:text-properties fo:hyphenate="true"/>
    </style:style>
    <style:style style:name="T23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1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21" style:parent-style-name="Normal" style:family="paragraph">
      <style:paragraph-properties fo:widows="2" fo:orphans="2" style:vertical-align="auto" style:line-height-at-least="0.1979in" fo:background-color="#1E1E1E"/>
      <style:text-properties fo:hyphenate="true"/>
    </style:style>
    <style:style style:name="T23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2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25" style:parent-style-name="Normal" style:family="paragraph">
      <style:paragraph-properties fo:widows="2" fo:orphans="2" style:vertical-align="auto" style:line-height-at-least="0.1979in" fo:background-color="#1E1E1E"/>
      <style:text-properties fo:hyphenate="true"/>
    </style:style>
    <style:style style:name="T23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2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3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31" style:parent-style-name="Normal" style:family="paragraph">
      <style:paragraph-properties fo:widows="2" fo:orphans="2" style:vertical-align="auto" style:line-height-at-least="0.1979in" fo:background-color="#1E1E1E"/>
      <style:text-properties fo:hyphenate="true"/>
    </style:style>
    <style:style style:name="T23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3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37" style:parent-style-name="Normal" style:family="paragraph">
      <style:paragraph-properties fo:widows="2" fo:orphans="2" style:vertical-align="auto" style:line-height-at-least="0.1979in" fo:background-color="#1E1E1E"/>
      <style:text-properties fo:hyphenate="true"/>
    </style:style>
    <style:style style:name="T23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3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4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4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344" style:parent-style-name="Normal" style:family="paragraph">
      <style:paragraph-properties fo:widows="2" fo:orphans="2" style:vertical-align="auto" style:line-height-at-least="0.1979in" fo:background-color="#1E1E1E"/>
      <style:text-properties fo:hyphenate="true"/>
    </style:style>
    <style:style style:name="T23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4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3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52" style:parent-style-name="Normal" style:family="paragraph">
      <style:paragraph-properties fo:widows="2" fo:orphans="2" style:vertical-align="auto" style:line-height-at-least="0.1979in" fo:background-color="#1E1E1E"/>
      <style:text-properties fo:hyphenate="true"/>
    </style:style>
    <style:style style:name="T23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5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23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58" style:parent-style-name="Normal" style:family="paragraph">
      <style:paragraph-properties fo:widows="2" fo:orphans="2" style:vertical-align="auto" style:line-height-at-least="0.1979in" fo:background-color="#1E1E1E"/>
      <style:text-properties fo:hyphenate="true"/>
    </style:style>
    <style:style style:name="T23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6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6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6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68" style:parent-style-name="Normal" style:family="paragraph">
      <style:paragraph-properties fo:widows="2" fo:orphans="2" style:vertical-align="auto" style:line-height-at-least="0.1979in" fo:background-color="#1E1E1E"/>
      <style:text-properties fo:hyphenate="true"/>
    </style:style>
    <style:style style:name="T23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7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7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7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78" style:parent-style-name="Normal" style:family="paragraph">
      <style:paragraph-properties fo:widows="2" fo:orphans="2" style:vertical-align="auto" style:line-height-at-least="0.1979in" fo:background-color="#1E1E1E"/>
      <style:text-properties fo:hyphenate="true"/>
    </style:style>
    <style:style style:name="T23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8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8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3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88" style:parent-style-name="Normal" style:family="paragraph">
      <style:paragraph-properties fo:widows="2" fo:orphans="2" style:vertical-align="auto" style:line-height-at-least="0.1979in" fo:background-color="#1E1E1E"/>
      <style:text-properties fo:hyphenate="true"/>
    </style:style>
    <style:style style:name="T23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9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3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3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3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3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39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396" style:parent-style-name="Normal" style:family="paragraph">
      <style:paragraph-properties fo:widows="2" fo:orphans="2" style:vertical-align="auto" style:line-height-at-least="0.1979in" fo:background-color="#1E1E1E"/>
      <style:text-properties fo:hyphenate="true"/>
    </style:style>
    <style:style style:name="T239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3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9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4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4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0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4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11" style:parent-style-name="Normal" style:family="paragraph">
      <style:paragraph-properties fo:widows="2" fo:orphans="2" style:vertical-align="auto" style:line-height-at-least="0.1979in" fo:background-color="#1E1E1E"/>
      <style:text-properties fo:hyphenate="true"/>
    </style:style>
    <style:style style:name="T24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1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1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1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21" style:parent-style-name="Normal" style:family="paragraph">
      <style:paragraph-properties fo:widows="2" fo:orphans="2" style:vertical-align="auto" style:line-height-at-least="0.1979in" fo:background-color="#1E1E1E"/>
      <style:text-properties fo:hyphenate="true"/>
    </style:style>
    <style:style style:name="T24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2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2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2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31" style:parent-style-name="Normal" style:family="paragraph">
      <style:paragraph-properties fo:widows="2" fo:orphans="2" style:vertical-align="auto" style:line-height-at-least="0.1979in" fo:background-color="#1E1E1E"/>
      <style:text-properties fo:hyphenate="true"/>
    </style:style>
    <style:style style:name="T24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3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3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41" style:parent-style-name="Normal" style:family="paragraph">
      <style:paragraph-properties fo:widows="2" fo:orphans="2" style:vertical-align="auto" style:line-height-at-least="0.1979in" fo:background-color="#1E1E1E"/>
      <style:text-properties fo:hyphenate="true"/>
    </style:style>
    <style:style style:name="T24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4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4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5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452" style:parent-style-name="Normal" style:family="paragraph">
      <style:paragraph-properties fo:widows="2" fo:orphans="2" style:vertical-align="auto" style:line-height-at-least="0.1979in" fo:background-color="#1E1E1E"/>
      <style:text-properties fo:hyphenate="true"/>
    </style:style>
    <style:style style:name="T24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5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24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4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60" style:parent-style-name="Normal" style:family="paragraph">
      <style:paragraph-properties fo:widows="2" fo:orphans="2" style:vertical-align="auto" style:line-height-at-least="0.1979in" fo:background-color="#1E1E1E"/>
      <style:text-properties fo:hyphenate="true"/>
    </style:style>
    <style:style style:name="T24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6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6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70" style:parent-style-name="Normal" style:family="paragraph">
      <style:paragraph-properties fo:widows="2" fo:orphans="2" style:vertical-align="auto" style:line-height-at-least="0.1979in" fo:background-color="#1E1E1E"/>
      <style:text-properties fo:hyphenate="true"/>
    </style:style>
    <style:style style:name="T24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72"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24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7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4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78" style:parent-style-name="Normal" style:family="paragraph">
      <style:paragraph-properties fo:widows="2" fo:orphans="2" style:vertical-align="auto" style:line-height-at-least="0.1979in" fo:background-color="#1E1E1E"/>
      <style:text-properties fo:hyphenate="true"/>
    </style:style>
    <style:style style:name="T24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8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8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88" style:parent-style-name="Normal" style:family="paragraph">
      <style:paragraph-properties fo:widows="2" fo:orphans="2" style:vertical-align="auto" style:line-height-at-least="0.1979in" fo:background-color="#1E1E1E"/>
      <style:text-properties fo:hyphenate="true"/>
    </style:style>
    <style:style style:name="T24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90"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24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4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496" style:parent-style-name="Normal" style:family="paragraph">
      <style:paragraph-properties fo:widows="2" fo:orphans="2" style:vertical-align="auto" style:line-height-at-least="0.1979in" fo:background-color="#1E1E1E"/>
      <style:text-properties fo:hyphenate="true"/>
    </style:style>
    <style:style style:name="T24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49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4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0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06" style:parent-style-name="Normal" style:family="paragraph">
      <style:paragraph-properties fo:widows="2" fo:orphans="2" style:vertical-align="auto" style:line-height-at-least="0.1979in" fo:background-color="#1E1E1E"/>
      <style:text-properties fo:hyphenate="true"/>
    </style:style>
    <style:style style:name="T25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08"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25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1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1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14" style:parent-style-name="Normal" style:family="paragraph">
      <style:paragraph-properties fo:widows="2" fo:orphans="2" style:vertical-align="auto" style:line-height-at-least="0.1979in" fo:background-color="#1E1E1E"/>
      <style:text-properties fo:hyphenate="true"/>
    </style:style>
    <style:style style:name="T25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1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2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2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24" style:parent-style-name="Normal" style:family="paragraph">
      <style:paragraph-properties fo:widows="2" fo:orphans="2" style:vertical-align="auto" style:line-height-at-least="0.1979in" fo:background-color="#1E1E1E"/>
      <style:text-properties fo:hyphenate="true"/>
    </style:style>
    <style:style style:name="T25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2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3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34" style:parent-style-name="Normal" style:family="paragraph">
      <style:paragraph-properties fo:widows="2" fo:orphans="2" style:vertical-align="auto" style:line-height-at-least="0.1979in" fo:background-color="#1E1E1E"/>
      <style:text-properties fo:hyphenate="true"/>
    </style:style>
    <style:style style:name="T25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3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43"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25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4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550" style:parent-style-name="Normal" style:family="paragraph">
      <style:paragraph-properties fo:widows="2" fo:orphans="2" style:vertical-align="auto" style:line-height-at-least="0.1979in" fo:background-color="#1E1E1E"/>
      <style:text-properties fo:hyphenate="true"/>
    </style:style>
    <style:style style:name="T25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5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5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5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58" style:parent-style-name="Normal" style:family="paragraph">
      <style:paragraph-properties fo:widows="2" fo:orphans="2" style:vertical-align="auto" style:line-height-at-least="0.1979in" fo:background-color="#1E1E1E"/>
      <style:text-properties fo:hyphenate="true"/>
    </style:style>
    <style:style style:name="T25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6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64" style:parent-style-name="Normal" style:family="paragraph">
      <style:paragraph-properties fo:widows="2" fo:orphans="2" style:vertical-align="auto" style:line-height-at-least="0.1979in" fo:background-color="#1E1E1E"/>
      <style:text-properties fo:hyphenate="true"/>
    </style:style>
    <style:style style:name="T25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6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5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69" style:parent-style-name="Normal" style:family="paragraph">
      <style:paragraph-properties fo:widows="2" fo:orphans="2" style:vertical-align="auto" style:line-height-at-least="0.1979in" fo:background-color="#1E1E1E"/>
      <style:text-properties fo:hyphenate="true"/>
    </style:style>
    <style:style style:name="T25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7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5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5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77" style:parent-style-name="Normal" style:family="paragraph">
      <style:paragraph-properties fo:widows="2" fo:orphans="2" style:vertical-align="auto" style:line-height-at-least="0.1979in" fo:background-color="#1E1E1E"/>
      <style:text-properties fo:hyphenate="true"/>
    </style:style>
    <style:style style:name="T25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7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25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83"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25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85" style:parent-style-name="Normal" style:family="paragraph">
      <style:paragraph-properties fo:widows="2" fo:orphans="2" style:vertical-align="auto" style:line-height-at-least="0.1979in" fo:background-color="#1E1E1E"/>
      <style:text-properties fo:hyphenate="true"/>
    </style:style>
    <style:style style:name="T25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8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8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91"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25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9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5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9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25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97" style:parent-style-name="Normal" style:family="paragraph">
      <style:paragraph-properties fo:widows="2" fo:orphans="2" style:vertical-align="auto" style:line-height-at-least="0.1979in" fo:background-color="#1E1E1E"/>
      <style:text-properties fo:hyphenate="true"/>
    </style:style>
    <style:style style:name="T25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59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6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6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0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6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6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60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60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6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61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611" style:parent-style-name="Normal" style:family="paragraph">
      <style:paragraph-properties fo:widows="2" fo:orphans="2" style:vertical-align="auto" style:line-height-at-least="0.1979in" fo:background-color="#1E1E1E"/>
      <style:text-properties fo:hyphenate="true"/>
    </style:style>
    <style:style style:name="T26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1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6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1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6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1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6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621" style:parent-style-name="Normal" style:family="paragraph">
      <style:paragraph-properties fo:widows="2" fo:orphans="2" style:vertical-align="auto" style:line-height-at-least="0.1979in" fo:background-color="#1E1E1E"/>
      <style:text-properties fo:hyphenate="true"/>
    </style:style>
    <style:style style:name="T26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2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6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2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6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2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6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6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630" style:parent-style-name="Normal" style:family="paragraph">
      <style:paragraph-properties fo:widows="2" fo:orphans="2" style:vertical-align="auto" style:line-height-at-least="0.1979in" fo:background-color="#1E1E1E"/>
      <style:text-properties fo:hyphenate="true"/>
    </style:style>
    <style:style style:name="T26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3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6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6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3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6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640" style:parent-style-name="Normal" style:family="paragraph">
      <style:paragraph-properties fo:widows="2" fo:orphans="2" style:vertical-align="auto" style:line-height-at-least="0.1979in" fo:background-color="#1E1E1E"/>
      <style:text-properties fo:hyphenate="true"/>
    </style:style>
    <style:style style:name="T26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4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6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6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645" style:parent-style-name="Normal" style:family="paragraph">
      <style:paragraph-properties fo:widows="2" fo:orphans="2" style:vertical-align="auto" style:line-height-at-least="0.1979in" fo:background-color="#1E1E1E"/>
      <style:text-properties fo:hyphenate="true"/>
    </style:style>
    <style:style style:name="T26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650" style:parent-style-name="Normal" style:family="paragraph">
      <style:paragraph-properties fo:widows="2" fo:orphans="2" style:vertical-align="auto" style:line-height-at-least="0.1979in" fo:background-color="#1E1E1E"/>
      <style:text-properties fo:hyphenate="true"/>
    </style:style>
    <style:style style:name="T26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52"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653" style:parent-style-name="Normal" style:family="paragraph">
      <style:paragraph-properties fo:widows="2" fo:orphans="2" style:vertical-align="auto" style:line-height-at-least="0.1979in" fo:background-color="#1E1E1E"/>
      <style:text-properties fo:hyphenate="true"/>
    </style:style>
    <style:style style:name="T26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6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6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664" style:parent-style-name="Normal" style:family="paragraph">
      <style:paragraph-properties fo:widows="2" fo:orphans="2" style:vertical-align="auto" style:line-height-at-least="0.1979in" fo:background-color="#1E1E1E"/>
      <style:text-properties fo:hyphenate="true"/>
    </style:style>
    <style:style style:name="T26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66"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667" style:parent-style-name="Normal" style:family="paragraph">
      <style:paragraph-properties fo:widows="2" fo:orphans="2" style:vertical-align="auto" style:line-height-at-least="0.1979in" fo:background-color="#1E1E1E"/>
      <style:text-properties fo:hyphenate="true"/>
    </style:style>
    <style:style style:name="T26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6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7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6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678" style:parent-style-name="Normal" style:family="paragraph">
      <style:paragraph-properties fo:widows="2" fo:orphans="2" style:vertical-align="auto" style:line-height-at-least="0.1979in" fo:background-color="#1E1E1E"/>
      <style:text-properties fo:hyphenate="true"/>
    </style:style>
    <style:style style:name="T26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8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6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8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6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689" style:parent-style-name="Normal" style:family="paragraph">
      <style:paragraph-properties fo:widows="2" fo:orphans="2" style:vertical-align="auto" style:line-height-at-least="0.1979in" fo:background-color="#1E1E1E"/>
      <style:text-properties fo:hyphenate="true"/>
    </style:style>
    <style:style style:name="T26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91"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692" style:parent-style-name="Normal" style:family="paragraph">
      <style:paragraph-properties fo:widows="2" fo:orphans="2" style:vertical-align="auto" style:line-height-at-least="0.1979in" fo:background-color="#1E1E1E"/>
      <style:text-properties fo:hyphenate="true"/>
    </style:style>
    <style:style style:name="T26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69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6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9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6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69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703" style:parent-style-name="Normal" style:family="paragraph">
      <style:text-properties style:font-name="Times New Roman" style:font-name-complex="Times New Roman"/>
    </style:style>
    <style:style style:name="T2704" style:parent-style-name="DefaultParagraphFont" style:family="text">
      <style:text-properties style:font-name="Times New Roman" style:font-name-complex="Times New Roman" fo:font-weight="bold" style:font-weight-asian="bold" style:font-weight-complex="bold"/>
    </style:style>
    <style:style style:name="T270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70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707" style:parent-style-name="Normal" style:family="paragraph">
      <style:paragraph-properties fo:widows="2" fo:orphans="2" style:vertical-align="auto" style:line-height-at-least="0.1979in" fo:background-color="#1E1E1E"/>
      <style:text-properties fo:hyphenate="true"/>
    </style:style>
    <style:style style:name="T27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717" style:parent-style-name="Normal" style:family="paragraph">
      <style:paragraph-properties fo:widows="2" fo:orphans="2" style:vertical-align="auto" style:line-height-at-least="0.1979in" fo:background-color="#1E1E1E"/>
      <style:text-properties fo:hyphenate="true"/>
    </style:style>
    <style:style style:name="T27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2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2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2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731" style:parent-style-name="Normal" style:family="paragraph">
      <style:paragraph-properties fo:widows="2" fo:orphans="2" style:vertical-align="auto" style:line-height-at-least="0.1979in" fo:background-color="#1E1E1E"/>
      <style:text-properties fo:hyphenate="true"/>
    </style:style>
    <style:style style:name="T27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4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745" style:parent-style-name="Normal" style:family="paragraph">
      <style:paragraph-properties fo:widows="2" fo:orphans="2" style:vertical-align="auto" style:line-height-at-least="0.1979in" fo:background-color="#1E1E1E"/>
      <style:text-properties fo:hyphenate="true"/>
    </style:style>
    <style:style style:name="T27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759" style:parent-style-name="Normal" style:family="paragraph">
      <style:paragraph-properties fo:widows="2" fo:orphans="2" style:vertical-align="auto" style:line-height-at-least="0.1979in" fo:background-color="#1E1E1E"/>
      <style:text-properties fo:hyphenate="true"/>
    </style:style>
    <style:style style:name="T27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6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6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7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7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776" style:parent-style-name="Normal" style:family="paragraph">
      <style:paragraph-properties fo:widows="2" fo:orphans="2" style:vertical-align="auto" style:line-height-at-least="0.1979in" fo:background-color="#1E1E1E"/>
      <style:text-properties fo:hyphenate="true"/>
    </style:style>
    <style:style style:name="T27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78"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779" style:parent-style-name="Normal" style:family="paragraph">
      <style:paragraph-properties fo:widows="2" fo:orphans="2" style:vertical-align="auto" style:line-height-at-least="0.1979in" fo:background-color="#1E1E1E"/>
      <style:text-properties fo:hyphenate="true"/>
    </style:style>
    <style:style style:name="T27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7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7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8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7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7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797" style:parent-style-name="Normal" style:family="paragraph">
      <style:paragraph-properties fo:widows="2" fo:orphans="2" style:vertical-align="auto" style:line-height-at-least="0.1979in" fo:background-color="#1E1E1E"/>
      <style:text-properties fo:hyphenate="true"/>
    </style:style>
    <style:style style:name="T27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799"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800" style:parent-style-name="Normal" style:family="paragraph">
      <style:paragraph-properties fo:widows="2" fo:orphans="2" style:vertical-align="auto" style:line-height-at-least="0.1979in" fo:background-color="#1E1E1E"/>
      <style:text-properties fo:hyphenate="true"/>
    </style:style>
    <style:style style:name="T28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8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8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0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1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8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8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815" style:parent-style-name="Normal" style:family="paragraph">
      <style:paragraph-properties fo:widows="2" fo:orphans="2" style:vertical-align="auto" style:line-height-at-least="0.1979in" fo:background-color="#1E1E1E"/>
      <style:text-properties fo:hyphenate="true"/>
    </style:style>
    <style:style style:name="T28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17"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818" style:parent-style-name="Normal" style:family="paragraph">
      <style:paragraph-properties fo:widows="2" fo:orphans="2" style:vertical-align="auto" style:line-height-at-least="0.1979in" fo:background-color="#1E1E1E"/>
      <style:text-properties fo:hyphenate="true"/>
    </style:style>
    <style:style style:name="T28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8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8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2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2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2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832" style:parent-style-name="Normal" style:family="paragraph">
      <style:paragraph-properties fo:widows="2" fo:orphans="2" style:vertical-align="auto" style:line-height-at-least="0.1979in" fo:background-color="#1E1E1E"/>
      <style:text-properties fo:hyphenate="true"/>
    </style:style>
    <style:style style:name="T28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8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8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4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850" style:parent-style-name="Normal" style:family="paragraph">
      <style:paragraph-properties fo:widows="2" fo:orphans="2" style:vertical-align="auto" style:line-height-at-least="0.1979in" fo:background-color="#1E1E1E"/>
      <style:text-properties fo:hyphenate="true"/>
    </style:style>
    <style:style style:name="T28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52"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853" style:parent-style-name="Normal" style:family="paragraph">
      <style:paragraph-properties fo:widows="2" fo:orphans="2" style:vertical-align="auto" style:line-height-at-least="0.1979in" fo:background-color="#1E1E1E"/>
      <style:text-properties fo:hyphenate="true"/>
    </style:style>
    <style:style style:name="T28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8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8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867" style:parent-style-name="Normal" style:family="paragraph">
      <style:paragraph-properties fo:widows="2" fo:orphans="2" style:vertical-align="auto" style:line-height-at-least="0.1979in" fo:background-color="#1E1E1E"/>
      <style:text-properties fo:hyphenate="true"/>
    </style:style>
    <style:style style:name="T28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69"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870" style:parent-style-name="Normal" style:family="paragraph">
      <style:paragraph-properties fo:widows="2" fo:orphans="2" style:vertical-align="auto" style:line-height-at-least="0.1979in" fo:background-color="#1E1E1E"/>
      <style:text-properties fo:hyphenate="true"/>
    </style:style>
    <style:style style:name="T28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8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8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7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884" style:parent-style-name="Normal" style:family="paragraph">
      <style:paragraph-properties fo:widows="2" fo:orphans="2" style:vertical-align="auto" style:line-height-at-least="0.1979in" fo:background-color="#1E1E1E"/>
      <style:text-properties fo:hyphenate="true"/>
    </style:style>
    <style:style style:name="T28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8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8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8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9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9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8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9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8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89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899" style:parent-style-name="Normal" style:family="paragraph">
      <style:paragraph-properties fo:widows="2" fo:orphans="2" style:vertical-align="auto" style:line-height-at-least="0.1979in" fo:background-color="#1E1E1E"/>
      <style:text-properties fo:hyphenate="true"/>
    </style:style>
    <style:style style:name="T29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10" style:parent-style-name="Normal" style:family="paragraph">
      <style:paragraph-properties fo:widows="2" fo:orphans="2" style:vertical-align="auto" style:line-height-at-least="0.1979in" fo:background-color="#1E1E1E"/>
      <style:text-properties fo:hyphenate="true"/>
    </style:style>
    <style:style style:name="T29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1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1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21"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92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92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92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92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92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92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928" style:parent-style-name="Normal" style:family="paragraph">
      <style:paragraph-properties fo:widows="2" fo:orphans="2" style:vertical-align="auto" style:line-height-at-least="0.1979in" fo:background-color="#1E1E1E"/>
      <style:text-properties fo:hyphenate="true"/>
    </style:style>
    <style:style style:name="T29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30"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2931" style:parent-style-name="Normal" style:family="paragraph">
      <style:paragraph-properties fo:widows="2" fo:orphans="2" style:vertical-align="auto" style:line-height-at-least="0.1979in" fo:background-color="#1E1E1E"/>
      <style:text-properties fo:hyphenate="true"/>
    </style:style>
    <style:style style:name="T29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40" style:parent-style-name="Normal" style:family="paragraph">
      <style:paragraph-properties fo:widows="2" fo:orphans="2" style:vertical-align="auto" style:line-height-at-least="0.1979in" fo:background-color="#1E1E1E"/>
      <style:text-properties fo:hyphenate="true"/>
    </style:style>
    <style:style style:name="T29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4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49" style:parent-style-name="Normal" style:family="paragraph">
      <style:paragraph-properties fo:widows="2" fo:orphans="2" style:vertical-align="auto" style:line-height-at-least="0.1979in" fo:background-color="#1E1E1E"/>
      <style:text-properties fo:hyphenate="true"/>
    </style:style>
    <style:style style:name="T29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58" style:parent-style-name="Normal" style:family="paragraph">
      <style:paragraph-properties fo:widows="2" fo:orphans="2" style:vertical-align="auto" style:line-height-at-least="0.1979in" fo:background-color="#1E1E1E"/>
      <style:text-properties fo:hyphenate="true"/>
    </style:style>
    <style:style style:name="T29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6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67" style:parent-style-name="Normal" style:family="paragraph">
      <style:paragraph-properties fo:widows="2" fo:orphans="2" style:vertical-align="auto" style:line-height-at-least="0.1979in" fo:background-color="#1E1E1E"/>
      <style:text-properties fo:hyphenate="true"/>
    </style:style>
    <style:style style:name="T29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7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7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29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89" style:parent-style-name="Normal" style:family="paragraph">
      <style:paragraph-properties fo:widows="2" fo:orphans="2" style:vertical-align="auto" style:line-height-at-least="0.1979in" fo:background-color="#1E1E1E"/>
      <style:text-properties fo:hyphenate="true"/>
    </style:style>
    <style:style style:name="T29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29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29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9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29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9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9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2999" style:parent-style-name="Normal" style:family="paragraph">
      <style:paragraph-properties fo:widows="2" fo:orphans="2" style:vertical-align="auto" style:line-height-at-least="0.1979in" fo:background-color="#1E1E1E"/>
      <style:text-properties fo:hyphenate="true"/>
    </style:style>
    <style:style style:name="T30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1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0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017" style:parent-style-name="Normal" style:family="paragraph">
      <style:paragraph-properties fo:widows="2" fo:orphans="2" style:vertical-align="auto" style:line-height-at-least="0.1979in" fo:background-color="#1E1E1E"/>
      <style:text-properties fo:hyphenate="true"/>
    </style:style>
    <style:style style:name="T30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02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023" style:parent-style-name="Normal" style:family="paragraph">
      <style:paragraph-properties fo:widows="2" fo:orphans="2" style:vertical-align="auto" style:line-height-at-least="0.1979in" fo:background-color="#1E1E1E"/>
      <style:text-properties fo:hyphenate="true"/>
    </style:style>
    <style:style style:name="T30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028" style:parent-style-name="Normal" style:family="paragraph">
      <style:paragraph-properties fo:widows="2" fo:orphans="2" style:vertical-align="auto" style:line-height-at-least="0.1979in" fo:background-color="#1E1E1E"/>
      <style:text-properties fo:hyphenate="true"/>
    </style:style>
    <style:style style:name="T30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033" style:parent-style-name="Normal" style:family="paragraph">
      <style:paragraph-properties fo:widows="2" fo:orphans="2" style:vertical-align="auto" style:line-height-at-least="0.1979in" fo:background-color="#1E1E1E"/>
      <style:text-properties fo:hyphenate="true"/>
    </style:style>
    <style:style style:name="T30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038" style:parent-style-name="Normal" style:family="paragraph">
      <style:paragraph-properties fo:widows="2" fo:orphans="2" style:vertical-align="auto" style:line-height-at-least="0.1979in" fo:background-color="#1E1E1E"/>
      <style:text-properties fo:hyphenate="true"/>
    </style:style>
    <style:style style:name="T30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051" style:parent-style-name="Normal" style:family="paragraph">
      <style:paragraph-properties fo:widows="2" fo:orphans="2" style:vertical-align="auto" style:line-height-at-least="0.1979in" fo:background-color="#1E1E1E"/>
      <style:text-properties fo:hyphenate="true"/>
    </style:style>
    <style:style style:name="T30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0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064" style:parent-style-name="Normal" style:family="paragraph">
      <style:paragraph-properties fo:widows="2" fo:orphans="2" style:vertical-align="auto" style:line-height-at-least="0.1979in" fo:background-color="#1E1E1E"/>
      <style:text-properties fo:hyphenate="true"/>
    </style:style>
    <style:style style:name="T30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068" style:parent-style-name="Normal" style:family="paragraph">
      <style:paragraph-properties fo:widows="2" fo:orphans="2" style:vertical-align="auto" style:line-height-at-least="0.1979in" fo:background-color="#1E1E1E"/>
      <style:text-properties fo:hyphenate="true"/>
    </style:style>
    <style:style style:name="T30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072" style:parent-style-name="Normal" style:family="paragraph">
      <style:paragraph-properties fo:widows="2" fo:orphans="2" style:vertical-align="auto" style:line-height-at-least="0.1979in" fo:background-color="#1E1E1E"/>
      <style:text-properties fo:hyphenate="true"/>
    </style:style>
    <style:style style:name="T30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7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7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7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0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8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8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08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8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0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0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092" style:parent-style-name="Normal" style:family="paragraph">
      <style:paragraph-properties fo:widows="2" fo:orphans="2" style:vertical-align="auto" style:line-height-at-least="0.1979in" fo:background-color="#1E1E1E"/>
      <style:text-properties fo:hyphenate="true"/>
    </style:style>
    <style:style style:name="T30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9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0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09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0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0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1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102" style:parent-style-name="Normal" style:family="paragraph">
      <style:paragraph-properties fo:widows="2" fo:orphans="2" style:vertical-align="auto" style:line-height-at-least="0.1979in" fo:background-color="#1E1E1E"/>
      <style:text-properties fo:hyphenate="true"/>
    </style:style>
    <style:style style:name="T31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0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3105" style:parent-style-name="Normal" style:family="paragraph">
      <style:paragraph-properties fo:widows="2" fo:orphans="2" style:vertical-align="auto" style:line-height-at-least="0.1979in" fo:background-color="#1E1E1E"/>
      <style:text-properties fo:hyphenate="true"/>
    </style:style>
    <style:style style:name="T31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1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1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114" style:parent-style-name="Normal" style:family="paragraph">
      <style:paragraph-properties fo:widows="2" fo:orphans="2" style:vertical-align="auto" style:line-height-at-least="0.1979in" fo:background-color="#1E1E1E"/>
      <style:text-properties fo:hyphenate="true"/>
    </style:style>
    <style:style style:name="T31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1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2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123" style:parent-style-name="Normal" style:family="paragraph">
      <style:paragraph-properties fo:widows="2" fo:orphans="2" style:vertical-align="auto" style:line-height-at-least="0.1979in" fo:background-color="#1E1E1E"/>
      <style:text-properties fo:hyphenate="true"/>
    </style:style>
    <style:style style:name="T31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3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3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1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150" style:parent-style-name="Normal" style:family="paragraph">
      <style:paragraph-properties fo:widows="2" fo:orphans="2" style:vertical-align="auto" style:line-height-at-least="0.1979in" fo:background-color="#1E1E1E"/>
      <style:text-properties fo:hyphenate="true"/>
    </style:style>
    <style:style style:name="T31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159" style:parent-style-name="Normal" style:family="paragraph">
      <style:paragraph-properties fo:widows="2" fo:orphans="2" style:vertical-align="auto" style:line-height-at-least="0.1979in" fo:background-color="#1E1E1E"/>
      <style:text-properties fo:hyphenate="true"/>
    </style:style>
    <style:style style:name="T31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7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1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7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180" style:parent-style-name="Normal" style:family="paragraph">
      <style:paragraph-properties fo:widows="2" fo:orphans="2" style:vertical-align="auto" style:line-height-at-least="0.1979in" fo:background-color="#1E1E1E"/>
      <style:text-properties fo:hyphenate="true"/>
    </style:style>
    <style:style style:name="T31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8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8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8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9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1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9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1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9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1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1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1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19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01" style:parent-style-name="Normal" style:family="paragraph">
      <style:paragraph-properties fo:widows="2" fo:orphans="2" style:vertical-align="auto" style:line-height-at-least="0.1979in" fo:background-color="#1E1E1E"/>
      <style:text-properties fo:hyphenate="true"/>
    </style:style>
    <style:style style:name="T32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0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0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2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2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10" style:parent-style-name="Normal" style:family="paragraph">
      <style:paragraph-properties fo:widows="2" fo:orphans="2" style:vertical-align="auto" style:line-height-at-least="0.1979in" fo:background-color="#1E1E1E"/>
      <style:text-properties fo:hyphenate="true"/>
    </style:style>
    <style:style style:name="T32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1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2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1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2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1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2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2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2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2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2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2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2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2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2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4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244" style:parent-style-name="Normal" style:family="paragraph">
      <style:paragraph-properties fo:widows="2" fo:orphans="2" style:vertical-align="auto" style:line-height-at-least="0.1979in" fo:background-color="#1E1E1E"/>
      <style:text-properties fo:hyphenate="true"/>
    </style:style>
    <style:style style:name="T32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49" style:parent-style-name="Normal" style:family="paragraph">
      <style:paragraph-properties fo:widows="2" fo:orphans="2" style:vertical-align="auto" style:line-height-at-least="0.1979in" fo:background-color="#1E1E1E"/>
      <style:text-properties fo:hyphenate="true"/>
    </style:style>
    <style:style style:name="T32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5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255" style:parent-style-name="Normal" style:family="paragraph">
      <style:paragraph-properties fo:widows="2" fo:orphans="2" style:vertical-align="auto" style:line-height-at-least="0.1979in" fo:background-color="#1E1E1E"/>
      <style:text-properties fo:hyphenate="true"/>
    </style:style>
    <style:style style:name="T32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60" style:parent-style-name="Normal" style:family="paragraph">
      <style:paragraph-properties fo:widows="2" fo:orphans="2" style:vertical-align="auto" style:line-height-at-least="0.1979in" fo:background-color="#1E1E1E"/>
      <style:text-properties fo:hyphenate="true"/>
    </style:style>
    <style:style style:name="T32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65" style:parent-style-name="Normal" style:family="paragraph">
      <style:paragraph-properties fo:widows="2" fo:orphans="2" style:vertical-align="auto" style:line-height-at-least="0.1979in" fo:background-color="#1E1E1E"/>
      <style:text-properties fo:hyphenate="true"/>
    </style:style>
    <style:style style:name="T32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6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2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3272" style:parent-style-name="Normal" style:family="paragraph">
      <style:paragraph-properties fo:widows="2" fo:orphans="2" style:vertical-align="auto" style:line-height-at-least="0.1979in" fo:background-color="#1E1E1E"/>
      <style:text-properties fo:hyphenate="true"/>
    </style:style>
    <style:style style:name="T32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77" style:parent-style-name="Normal" style:family="paragraph">
      <style:paragraph-properties fo:widows="2" fo:orphans="2" style:vertical-align="auto" style:line-height-at-least="0.1979in" fo:background-color="#1E1E1E"/>
      <style:text-properties fo:hyphenate="true"/>
    </style:style>
    <style:style style:name="T32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82" style:parent-style-name="Normal" style:family="paragraph">
      <style:paragraph-properties fo:widows="2" fo:orphans="2" style:vertical-align="auto" style:line-height-at-least="0.1979in" fo:background-color="#1E1E1E"/>
      <style:text-properties fo:hyphenate="true"/>
    </style:style>
    <style:style style:name="T32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2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2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288" style:parent-style-name="Normal" style:family="paragraph">
      <style:paragraph-properties fo:widows="2" fo:orphans="2" style:vertical-align="auto" style:line-height-at-least="0.1979in" fo:background-color="#1E1E1E"/>
      <style:text-properties fo:hyphenate="true"/>
    </style:style>
    <style:style style:name="T32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9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2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2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9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2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2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2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298" style:parent-style-name="Normal" style:family="paragraph">
      <style:paragraph-properties fo:widows="2" fo:orphans="2" style:vertical-align="auto" style:line-height-at-least="0.1979in" fo:background-color="#1E1E1E"/>
      <style:text-properties fo:hyphenate="true"/>
    </style:style>
    <style:style style:name="T32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0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3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0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3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3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0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3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3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1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3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1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3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3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315" style:parent-style-name="Normal" style:family="paragraph">
      <style:paragraph-properties fo:widows="2" fo:orphans="2" style:vertical-align="auto" style:line-height-at-least="0.1979in" fo:background-color="#1E1E1E"/>
      <style:text-properties fo:hyphenate="true"/>
    </style:style>
    <style:style style:name="T33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3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3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3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3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32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322" style:parent-style-name="Normal" style:family="paragraph">
      <style:text-properties style:font-name="Times New Roman" style:font-name-complex="Times New Roman" fo:font-weight="bold" style:font-weight-asian="bold" style:font-weight-complex="bold"/>
    </style:style>
    <style:style style:name="P3323" style:parent-style-name="Normal" style:family="paragraph">
      <style:text-properties style:font-name="Times New Roman" style:font-name-complex="Times New Roman" fo:font-weight="bold" style:font-weight-asian="bold" style:font-weight-complex="bold"/>
    </style:style>
    <style:style style:name="P332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32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326" style:parent-style-name="Normal" style:family="paragraph">
      <style:text-properties style:font-name="Times New Roman" style:font-name-complex="Times New Roman"/>
    </style:style>
    <style:style style:name="P3327" style:parent-style-name="Normal" style:family="paragraph">
      <style:text-properties style:font-name="Times New Roman" style:font-name-complex="Times New Roman"/>
    </style:style>
    <style:style style:name="P3328" style:parent-style-name="Normal" style:family="paragraph">
      <style:text-properties style:font-name="Times New Roman" style:font-name-complex="Times New Roman"/>
    </style:style>
    <style:style style:name="P3329" style:parent-style-name="Normal" style:family="paragraph">
      <style:text-properties style:font-name="Times New Roman" style:font-name-complex="Times New Roman"/>
    </style:style>
    <style:style style:name="P3330" style:parent-style-name="Normal" style:family="paragraph">
      <style:text-properties style:font-name="Times New Roman" style:font-name-complex="Times New Roman"/>
    </style:style>
    <style:style style:name="P3331" style:parent-style-name="Normal" style:family="paragraph">
      <style:text-properties style:font-name="Times New Roman" style:font-name-complex="Times New Roman"/>
    </style:style>
    <style:style style:name="P3332" style:parent-style-name="Normal" style:family="paragraph">
      <style:text-properties style:font-name="Times New Roman" style:font-name-complex="Times New Roman"/>
    </style:style>
    <style:style style:name="P3333" style:parent-style-name="Normal" style:family="paragraph">
      <style:text-properties style:font-name="Times New Roman" style:font-name-complex="Times New Roman"/>
    </style:style>
    <style:style style:name="P3334" style:parent-style-name="Normal" style:family="paragraph">
      <style:text-properties style:font-name="Times New Roman" style:font-name-complex="Times New Roman"/>
    </style:style>
    <style:style style:name="P3335" style:parent-style-name="Normal" style:family="paragraph">
      <style:text-properties style:font-name="Times New Roman" style:font-name-complex="Times New Roman"/>
    </style:style>
    <style:style style:name="P3336" style:parent-style-name="Normal" style:family="paragraph">
      <style:text-properties style:font-name="Times New Roman" style:font-name-complex="Times New Roman"/>
    </style:style>
    <style:style style:name="P3337" style:parent-style-name="Normal" style:family="paragraph">
      <style:text-properties style:font-name="Times New Roman" style:font-name-complex="Times New Roman"/>
    </style:style>
    <style:style style:name="P3338" style:parent-style-name="Normal" style:family="paragraph">
      <style:text-properties style:font-name="Times New Roman" style:font-name-complex="Times New Roman"/>
    </style:style>
    <style:style style:name="P3339" style:parent-style-name="Normal" style:family="paragraph">
      <style:text-properties style:font-name="Times New Roman" style:font-name-complex="Times New Roman"/>
    </style:style>
    <style:style style:name="P3340" style:parent-style-name="Normal" style:family="paragraph">
      <style:text-properties style:font-name="Times New Roman" style:font-name-complex="Times New Roman"/>
    </style:style>
    <style:style style:name="P3341" style:parent-style-name="Normal" style:family="paragraph">
      <style:text-properties style:font-name="Times New Roman" style:font-name-complex="Times New Roman"/>
    </style:style>
    <style:style style:name="P3342" style:parent-style-name="Normal" style:family="paragraph">
      <style:text-properties style:font-name="Times New Roman" style:font-name-complex="Times New Roman"/>
    </style:style>
    <style:style style:name="P3343" style:parent-style-name="Normal" style:family="paragraph">
      <style:text-properties style:font-name="Times New Roman" style:font-name-complex="Times New Roman"/>
    </style:style>
    <style:style style:name="P3344" style:parent-style-name="Normal" style:family="paragraph">
      <style:text-properties style:font-name="Times New Roman" style:font-name-complex="Times New Roman"/>
    </style:style>
    <style:style style:name="P3345" style:parent-style-name="Normal" style:family="paragraph">
      <style:text-properties style:font-name="Times New Roman" style:font-name-complex="Times New Roman"/>
    </style:style>
    <style:style style:name="P3346" style:parent-style-name="Normal" style:family="paragraph">
      <style:text-properties style:font-name="Times New Roman" style:font-name-complex="Times New Roman"/>
    </style:style>
    <style:style style:name="P3347" style:parent-style-name="Normal" style:family="paragraph">
      <style:text-properties style:font-name="Times New Roman" style:font-name-complex="Times New Roman"/>
    </style:style>
    <style:style style:name="P3348" style:parent-style-name="Normal" style:family="paragraph">
      <style:text-properties style:font-name="Times New Roman" style:font-name-complex="Times New Roman"/>
    </style:style>
    <style:style style:name="P3349" style:parent-style-name="Normal" style:family="paragraph">
      <style:text-properties style:font-name="Times New Roman" style:font-name-complex="Times New Roman"/>
    </style:style>
    <style:style style:name="P3350" style:parent-style-name="Normal" style:family="paragraph">
      <style:text-properties style:font-name="Times New Roman" style:font-name-complex="Times New Roman"/>
    </style:style>
    <style:style style:name="P3351" style:parent-style-name="Normal" style:family="paragraph">
      <style:text-properties style:font-name="Times New Roman" style:font-name-complex="Times New Roman"/>
    </style:style>
    <style:style style:name="P3352" style:parent-style-name="Normal" style:family="paragraph">
      <style:text-properties style:font-name="Times New Roman" style:font-name-complex="Times New Roman"/>
    </style:style>
    <style:style style:name="P3353" style:parent-style-name="Normal" style:family="paragraph">
      <style:text-properties style:font-name="Times New Roman" style:font-name-complex="Times New Roman"/>
    </style:style>
    <style:style style:name="P3354" style:parent-style-name="Normal" style:family="paragraph">
      <style:text-properties style:font-name="Times New Roman" style:font-name-complex="Times New Roman"/>
    </style:style>
    <style:style style:name="P3355" style:parent-style-name="Normal" style:family="paragraph">
      <style:text-properties style:font-name="Times New Roman" style:font-name-complex="Times New Roman"/>
    </style:style>
    <style:style style:name="P3356" style:parent-style-name="Normal" style:family="paragraph">
      <style:text-properties style:font-name="Times New Roman" style:font-name-complex="Times New Roman"/>
    </style:style>
    <style:style style:name="P3357" style:parent-style-name="Normal" style:family="paragraph">
      <style:text-properties style:font-name="Times New Roman" style:font-name-complex="Times New Roman"/>
    </style:style>
    <style:style style:name="P3358" style:parent-style-name="Normal" style:family="paragraph">
      <style:text-properties style:font-name="Times New Roman" style:font-name-complex="Times New Roman"/>
    </style:style>
    <style:style style:name="P3359" style:parent-style-name="Normal" style:family="paragraph">
      <style:text-properties style:font-name="Times New Roman" style:font-name-complex="Times New Roman"/>
    </style:style>
    <style:style style:name="P3360" style:parent-style-name="Normal" style:family="paragraph">
      <style:text-properties style:font-name="Times New Roman" style:font-name-complex="Times New Roman"/>
    </style:style>
    <style:style style:name="P3361" style:parent-style-name="Normal" style:family="paragraph">
      <style:text-properties style:font-name="Times New Roman" style:font-name-complex="Times New Roman"/>
    </style:style>
    <style:style style:name="P3362" style:parent-style-name="Normal" style:family="paragraph">
      <style:text-properties style:font-name="Times New Roman" style:font-name-complex="Times New Roman"/>
    </style:style>
    <style:style style:name="P3363" style:parent-style-name="Normal" style:family="paragraph">
      <style:text-properties style:font-name="Times New Roman" style:font-name-complex="Times New Roman"/>
    </style:style>
    <style:style style:name="P3364" style:parent-style-name="Normal" style:family="paragraph">
      <style:text-properties style:font-name="Times New Roman" style:font-name-complex="Times New Roman"/>
    </style:style>
    <style:style style:name="P3365" style:parent-style-name="Normal" style:family="paragraph">
      <style:text-properties style:font-name="Times New Roman" style:font-name-complex="Times New Roman"/>
    </style:style>
    <style:style style:name="P3366" style:parent-style-name="Normal" style:family="paragraph">
      <style:text-properties style:font-name="Times New Roman" style:font-name-complex="Times New Roman"/>
    </style:style>
    <style:style style:name="P3367" style:parent-style-name="Normal" style:family="paragraph">
      <style:text-properties style:font-name="Times New Roman" style:font-name-complex="Times New Roman"/>
    </style:style>
    <style:style style:name="P3368" style:parent-style-name="Normal" style:family="paragraph">
      <style:text-properties style:font-name="Times New Roman" style:font-name-complex="Times New Roman"/>
    </style:style>
    <style:style style:name="P3369" style:parent-style-name="Normal" style:family="paragraph">
      <style:text-properties style:font-name="Times New Roman" style:font-name-complex="Times New Roman"/>
    </style:style>
    <style:style style:name="P3370" style:parent-style-name="Normal" style:family="paragraph">
      <style:text-properties style:font-name="Times New Roman" style:font-name-complex="Times New Roman"/>
    </style:style>
    <style:style style:name="P3371" style:parent-style-name="Normal" style:family="paragraph">
      <style:text-properties style:font-name="Times New Roman" style:font-name-complex="Times New Roman"/>
    </style:style>
    <style:style style:name="P3372" style:parent-style-name="Normal" style:family="paragraph">
      <style:text-properties style:font-name="Times New Roman" style:font-name-complex="Times New Roman"/>
    </style:style>
    <style:style style:name="P3373" style:parent-style-name="Normal" style:family="paragraph">
      <style:text-properties style:font-name="Times New Roman" style:font-name-complex="Times New Roman"/>
    </style:style>
    <style:style style:name="P3374" style:parent-style-name="Normal" style:family="paragraph">
      <style:text-properties style:font-name="Times New Roman" style:font-name-complex="Times New Roman"/>
    </style:style>
    <style:style style:name="P3375" style:parent-style-name="Normal" style:family="paragraph">
      <style:text-properties style:font-name="Times New Roman" style:font-name-complex="Times New Roman"/>
    </style:style>
    <style:style style:name="P3376" style:parent-style-name="Normal" style:family="paragraph">
      <style:text-properties style:font-name="Times New Roman" style:font-name-complex="Times New Roman"/>
    </style:style>
    <style:style style:name="P3377" style:parent-style-name="Normal" style:family="paragraph">
      <style:text-properties style:font-name="Times New Roman" style:font-name-complex="Times New Roman"/>
    </style:style>
    <style:style style:name="P3378" style:parent-style-name="Normal" style:family="paragraph">
      <style:text-properties style:font-name="Times New Roman" style:font-name-complex="Times New Roman"/>
    </style:style>
    <style:style style:name="P3379" style:parent-style-name="Normal" style:family="paragraph">
      <style:text-properties style:font-name="Times New Roman" style:font-name-complex="Times New Roman"/>
    </style:style>
    <style:style style:name="P3380" style:parent-style-name="Normal" style:family="paragraph">
      <style:text-properties style:font-name="Times New Roman" style:font-name-complex="Times New Roman"/>
    </style:style>
    <style:style style:name="P3381" style:parent-style-name="Normal" style:family="paragraph">
      <style:text-properties style:font-name="Times New Roman" style:font-name-complex="Times New Roman"/>
    </style:style>
    <style:style style:name="P3382" style:parent-style-name="Normal" style:family="paragraph">
      <style:text-properties style:font-name="Times New Roman" style:font-name-complex="Times New Roman"/>
    </style:style>
    <style:style style:name="P3383" style:parent-style-name="Normal" style:family="paragraph">
      <style:text-properties style:font-name="Times New Roman" style:font-name-complex="Times New Roman"/>
    </style:style>
    <style:style style:name="P3384" style:parent-style-name="Normal" style:family="paragraph">
      <style:text-properties style:font-name="Times New Roman" style:font-name-complex="Times New Roman"/>
    </style:style>
    <style:style style:name="P3385" style:parent-style-name="Normal" style:family="paragraph">
      <style:text-properties style:font-name="Times New Roman" style:font-name-complex="Times New Roman"/>
    </style:style>
    <style:style style:name="P3386" style:parent-style-name="Normal" style:family="paragraph">
      <style:text-properties style:font-name="Times New Roman" style:font-name-complex="Times New Roman"/>
    </style:style>
    <style:style style:name="P3387" style:parent-style-name="Normal" style:family="paragraph">
      <style:text-properties style:font-name="Times New Roman" style:font-name-complex="Times New Roman"/>
    </style:style>
    <style:style style:name="P3388" style:parent-style-name="Normal" style:family="paragraph">
      <style:text-properties style:font-name="Times New Roman" style:font-name-complex="Times New Roman"/>
    </style:style>
    <style:style style:name="P3389" style:parent-style-name="Normal" style:family="paragraph">
      <style:text-properties style:font-name="Times New Roman" style:font-name-complex="Times New Roman"/>
    </style:style>
    <style:style style:name="P3390" style:parent-style-name="Normal" style:family="paragraph">
      <style:text-properties style:font-name="Times New Roman" style:font-name-complex="Times New Roman"/>
    </style:style>
    <style:style style:name="P3391" style:parent-style-name="Normal" style:family="paragraph">
      <style:text-properties style:font-name="Times New Roman" style:font-name-complex="Times New Roman"/>
    </style:style>
    <style:style style:name="P3392" style:parent-style-name="Normal" style:family="paragraph">
      <style:text-properties style:font-name="Times New Roman" style:font-name-complex="Times New Roman"/>
    </style:style>
    <style:style style:name="P3393" style:parent-style-name="Normal" style:family="paragraph">
      <style:text-properties style:font-name="Times New Roman" style:font-name-complex="Times New Roman"/>
    </style:style>
    <style:style style:name="P3394" style:parent-style-name="Normal" style:family="paragraph">
      <style:text-properties style:font-name="Times New Roman" style:font-name-complex="Times New Roman"/>
    </style:style>
    <style:style style:name="P3395" style:parent-style-name="Normal" style:family="paragraph">
      <style:text-properties style:font-name="Times New Roman" style:font-name-complex="Times New Roman"/>
    </style:style>
    <style:style style:name="P3396" style:parent-style-name="Normal" style:family="paragraph">
      <style:text-properties style:font-name="Times New Roman" style:font-name-complex="Times New Roman"/>
    </style:style>
    <style:style style:name="P3397" style:parent-style-name="Normal" style:family="paragraph">
      <style:text-properties style:font-name="Times New Roman" style:font-name-complex="Times New Roman"/>
    </style:style>
    <style:style style:name="P3398" style:parent-style-name="Normal" style:family="paragraph">
      <style:text-properties style:font-name="Times New Roman" style:font-name-complex="Times New Roman"/>
    </style:style>
    <style:style style:name="P3399" style:parent-style-name="Normal" style:family="paragraph">
      <style:text-properties style:font-name="Times New Roman" style:font-name-complex="Times New Roman"/>
    </style:style>
    <style:style style:name="P3400" style:parent-style-name="Normal" style:family="paragraph">
      <style:text-properties style:font-name="Times New Roman" style:font-name-complex="Times New Roman"/>
    </style:style>
    <style:style style:name="P3401" style:parent-style-name="Normal" style:family="paragraph">
      <style:text-properties style:font-name="Times New Roman" style:font-name-complex="Times New Roman"/>
    </style:style>
    <style:style style:name="P3402" style:parent-style-name="Normal" style:family="paragraph">
      <style:text-properties style:font-name="Times New Roman" style:font-name-complex="Times New Roman"/>
    </style:style>
    <style:style style:name="P3403" style:parent-style-name="Normal" style:family="paragraph">
      <style:text-properties style:font-name="Times New Roman" style:font-name-complex="Times New Roman"/>
    </style:style>
    <style:style style:name="P3404" style:parent-style-name="Normal" style:family="paragraph">
      <style:text-properties style:font-name="Times New Roman" style:font-name-complex="Times New Roman"/>
    </style:style>
    <style:style style:name="P3405" style:parent-style-name="Normal" style:family="paragraph">
      <style:text-properties style:font-name="Times New Roman" style:font-name-complex="Times New Roman"/>
    </style:style>
    <style:style style:name="P3406" style:parent-style-name="Normal" style:family="paragraph">
      <style:text-properties style:font-name="Times New Roman" style:font-name-complex="Times New Roman"/>
    </style:style>
    <style:style style:name="P3407" style:parent-style-name="Normal" style:family="paragraph">
      <style:text-properties style:font-name="Times New Roman" style:font-name-complex="Times New Roman"/>
    </style:style>
    <style:style style:name="P3408" style:parent-style-name="Normal" style:family="paragraph">
      <style:text-properties style:font-name="Times New Roman" style:font-name-complex="Times New Roman"/>
    </style:style>
    <style:style style:name="P3409" style:parent-style-name="Normal" style:family="paragraph">
      <style:text-properties style:font-name="Times New Roman" style:font-name-complex="Times New Roman"/>
    </style:style>
    <style:style style:name="P3410" style:parent-style-name="Normal" style:family="paragraph">
      <style:text-properties style:font-name="Times New Roman" style:font-name-complex="Times New Roman"/>
    </style:style>
    <style:style style:name="P3411" style:parent-style-name="Normal" style:family="paragraph">
      <style:text-properties style:font-name="Times New Roman" style:font-name-complex="Times New Roman"/>
    </style:style>
    <style:style style:name="P3412" style:parent-style-name="Normal" style:family="paragraph">
      <style:text-properties style:font-name="Times New Roman" style:font-name-complex="Times New Roman"/>
    </style:style>
    <style:style style:name="P3413" style:parent-style-name="Normal" style:family="paragraph">
      <style:text-properties style:font-name="Times New Roman" style:font-name-complex="Times New Roman"/>
    </style:style>
    <style:style style:name="P3414" style:parent-style-name="Normal" style:family="paragraph">
      <style:text-properties style:font-name="Times New Roman" style:font-name-complex="Times New Roman"/>
    </style:style>
    <style:style style:name="P3415" style:parent-style-name="Normal" style:family="paragraph">
      <style:text-properties style:font-name="Times New Roman" style:font-name-complex="Times New Roman"/>
    </style:style>
    <style:style style:name="P3416" style:parent-style-name="Normal" style:family="paragraph">
      <style:text-properties style:font-name="Times New Roman" style:font-name-complex="Times New Roman"/>
    </style:style>
    <style:style style:name="P3417" style:parent-style-name="Normal" style:family="paragraph">
      <style:text-properties style:font-name="Times New Roman" style:font-name-complex="Times New Roman"/>
    </style:style>
    <style:style style:name="P3418" style:parent-style-name="Normal" style:family="paragraph">
      <style:text-properties style:font-name="Times New Roman" style:font-name-complex="Times New Roman"/>
    </style:style>
    <style:style style:name="P3419" style:parent-style-name="Normal" style:family="paragraph">
      <style:text-properties style:font-name="Times New Roman" style:font-name-complex="Times New Roman"/>
    </style:style>
    <style:style style:name="P3420" style:parent-style-name="Normal" style:family="paragraph">
      <style:text-properties style:font-name="Times New Roman" style:font-name-complex="Times New Roman"/>
    </style:style>
    <style:style style:name="P3421" style:parent-style-name="Normal" style:family="paragraph">
      <style:text-properties style:font-name="Times New Roman" style:font-name-complex="Times New Roman"/>
    </style:style>
    <style:style style:name="P3422" style:parent-style-name="Normal" style:family="paragraph">
      <style:text-properties style:font-name="Times New Roman" style:font-name-complex="Times New Roman"/>
    </style:style>
    <style:style style:name="P3423" style:parent-style-name="Normal" style:family="paragraph">
      <style:text-properties style:font-name="Times New Roman" style:font-name-complex="Times New Roman"/>
    </style:style>
    <style:style style:name="P3424" style:parent-style-name="Normal" style:family="paragraph">
      <style:text-properties style:font-name="Times New Roman" style:font-name-complex="Times New Roman"/>
    </style:style>
    <style:style style:name="P3425" style:parent-style-name="Normal" style:family="paragraph">
      <style:text-properties style:font-name="Times New Roman" style:font-name-complex="Times New Roman"/>
    </style:style>
    <style:style style:name="P3426" style:parent-style-name="Normal" style:family="paragraph">
      <style:text-properties style:font-name="Times New Roman" style:font-name-complex="Times New Roman"/>
    </style:style>
    <style:style style:name="P3427" style:parent-style-name="Normal" style:family="paragraph">
      <style:text-properties style:font-name="Times New Roman" style:font-name-complex="Times New Roman"/>
    </style:style>
    <style:style style:name="P3428" style:parent-style-name="Normal" style:family="paragraph">
      <style:text-properties style:font-name="Times New Roman" style:font-name-complex="Times New Roman"/>
    </style:style>
    <style:style style:name="P3429" style:parent-style-name="Normal" style:family="paragraph">
      <style:text-properties style:font-name="Times New Roman" style:font-name-complex="Times New Roman"/>
    </style:style>
    <style:style style:name="P3430" style:parent-style-name="Normal" style:family="paragraph">
      <style:text-properties style:font-name="Times New Roman" style:font-name-complex="Times New Roman"/>
    </style:style>
    <style:style style:name="P3431" style:parent-style-name="Normal" style:family="paragraph">
      <style:text-properties style:font-name="Times New Roman" style:font-name-complex="Times New Roman"/>
    </style:style>
    <style:style style:name="P3432" style:parent-style-name="Normal" style:family="paragraph">
      <style:text-properties style:font-name="Times New Roman" style:font-name-complex="Times New Roman"/>
    </style:style>
    <style:style style:name="P3433" style:parent-style-name="Normal" style:family="paragraph">
      <style:text-properties style:font-name="Times New Roman" style:font-name-complex="Times New Roman"/>
    </style:style>
    <style:style style:name="P3434" style:parent-style-name="Normal" style:family="paragraph">
      <style:text-properties style:font-name="Times New Roman" style:font-name-complex="Times New Roman"/>
    </style:style>
    <style:style style:name="P3435" style:parent-style-name="Normal" style:family="paragraph">
      <style:text-properties style:font-name="Times New Roman" style:font-name-complex="Times New Roman"/>
    </style:style>
    <style:style style:name="P3436" style:parent-style-name="Normal" style:family="paragraph">
      <style:text-properties style:font-name="Times New Roman" style:font-name-complex="Times New Roman"/>
    </style:style>
    <style:style style:name="P3437" style:parent-style-name="Normal" style:family="paragraph">
      <style:text-properties style:font-name="Times New Roman" style:font-name-complex="Times New Roman"/>
    </style:style>
    <style:style style:name="P3438" style:parent-style-name="Normal" style:family="paragraph">
      <style:text-properties style:font-name="Times New Roman" style:font-name-complex="Times New Roman"/>
    </style:style>
    <style:style style:name="P3439" style:parent-style-name="Normal" style:family="paragraph">
      <style:text-properties style:font-name="Times New Roman" style:font-name-complex="Times New Roman"/>
    </style:style>
    <style:style style:name="P3440" style:parent-style-name="Normal" style:family="paragraph">
      <style:text-properties style:font-name="Times New Roman" style:font-name-complex="Times New Roman"/>
    </style:style>
    <style:style style:name="P3441" style:parent-style-name="Normal" style:family="paragraph">
      <style:text-properties style:font-name="Times New Roman" style:font-name-complex="Times New Roman"/>
    </style:style>
    <style:style style:name="P3442" style:parent-style-name="Normal" style:family="paragraph">
      <style:text-properties style:font-name="Times New Roman" style:font-name-complex="Times New Roman"/>
    </style:style>
    <style:style style:name="P3443" style:parent-style-name="Normal" style:family="paragraph">
      <style:text-properties style:font-name="Times New Roman" style:font-name-complex="Times New Roman"/>
    </style:style>
    <style:style style:name="P3444" style:parent-style-name="Normal" style:family="paragraph">
      <style:text-properties style:font-name="Times New Roman" style:font-name-complex="Times New Roman"/>
    </style:style>
    <style:style style:name="P3445" style:parent-style-name="Normal" style:family="paragraph">
      <style:text-properties style:font-name="Times New Roman" style:font-name-complex="Times New Roman"/>
    </style:style>
    <style:style style:name="P3446" style:parent-style-name="Normal" style:family="paragraph">
      <style:text-properties style:font-name="Times New Roman" style:font-name-complex="Times New Roman"/>
    </style:style>
    <style:style style:name="P3447" style:parent-style-name="Normal" style:family="paragraph">
      <style:text-properties style:font-name="Times New Roman" style:font-name-complex="Times New Roman"/>
    </style:style>
    <style:style style:name="P3448" style:parent-style-name="Normal" style:family="paragraph">
      <style:text-properties style:font-name="Times New Roman" style:font-name-complex="Times New Roman"/>
    </style:style>
    <style:style style:name="P3449" style:parent-style-name="Normal" style:family="paragraph">
      <style:text-properties style:font-name="Times New Roman" style:font-name-complex="Times New Roman"/>
    </style:style>
    <style:style style:name="P3450" style:parent-style-name="Normal" style:family="paragraph">
      <style:text-properties style:font-name="Times New Roman" style:font-name-complex="Times New Roman"/>
    </style:style>
    <style:style style:name="P3451" style:parent-style-name="Normal" style:family="paragraph">
      <style:text-properties style:font-name="Times New Roman" style:font-name-complex="Times New Roman"/>
    </style:style>
    <style:style style:name="P3452" style:parent-style-name="Normal" style:family="paragraph">
      <style:text-properties style:font-name="Times New Roman" style:font-name-complex="Times New Roman"/>
    </style:style>
    <style:style style:name="P3453" style:parent-style-name="Normal" style:family="paragraph">
      <style:text-properties style:font-name="Times New Roman" style:font-name-complex="Times New Roman"/>
    </style:style>
    <style:style style:name="P3454" style:parent-style-name="Normal" style:family="paragraph">
      <style:text-properties style:font-name="Times New Roman" style:font-name-complex="Times New Roman"/>
    </style:style>
    <style:style style:name="P3455" style:parent-style-name="Normal" style:family="paragraph">
      <style:text-properties style:font-name="Times New Roman" style:font-name-complex="Times New Roman"/>
    </style:style>
    <style:style style:name="P3456" style:parent-style-name="Normal" style:family="paragraph">
      <style:text-properties style:font-name="Times New Roman" style:font-name-complex="Times New Roman"/>
    </style:style>
    <style:style style:name="P3457" style:parent-style-name="Normal" style:family="paragraph">
      <style:text-properties style:font-name="Times New Roman" style:font-name-complex="Times New Roman"/>
    </style:style>
    <style:style style:name="P3458" style:parent-style-name="Normal" style:family="paragraph">
      <style:text-properties style:font-name="Times New Roman" style:font-name-complex="Times New Roman"/>
    </style:style>
    <style:style style:name="P3459" style:parent-style-name="Normal" style:family="paragraph">
      <style:text-properties style:font-name="Times New Roman" style:font-name-complex="Times New Roman"/>
    </style:style>
    <style:style style:name="P3460" style:parent-style-name="Normal" style:family="paragraph">
      <style:text-properties style:font-name="Times New Roman" style:font-name-complex="Times New Roman"/>
    </style:style>
    <style:style style:name="P3461" style:parent-style-name="Normal" style:family="paragraph">
      <style:text-properties style:font-name="Times New Roman" style:font-name-complex="Times New Roman"/>
    </style:style>
    <style:style style:name="P3462" style:parent-style-name="Normal" style:family="paragraph">
      <style:text-properties style:font-name="Times New Roman" style:font-name-complex="Times New Roman"/>
    </style:style>
    <style:style style:name="P3463" style:parent-style-name="Normal" style:family="paragraph">
      <style:text-properties style:font-name="Times New Roman" style:font-name-complex="Times New Roman"/>
    </style:style>
    <style:style style:name="P3464" style:parent-style-name="Normal" style:family="paragraph">
      <style:text-properties style:font-name="Times New Roman" style:font-name-complex="Times New Roman"/>
    </style:style>
    <style:style style:name="P3465" style:parent-style-name="Normal" style:family="paragraph">
      <style:text-properties style:font-name="Times New Roman" style:font-name-complex="Times New Roman"/>
    </style:style>
    <style:style style:name="P3466" style:parent-style-name="Normal" style:family="paragraph">
      <style:text-properties style:font-name="Times New Roman" style:font-name-complex="Times New Roman"/>
    </style:style>
    <style:style style:name="P3467" style:parent-style-name="Normal" style:family="paragraph">
      <style:text-properties style:font-name="Times New Roman" style:font-name-complex="Times New Roman"/>
    </style:style>
    <style:style style:name="P3468" style:parent-style-name="Normal" style:family="paragraph">
      <style:text-properties style:font-name="Times New Roman" style:font-name-complex="Times New Roman"/>
    </style:style>
    <style:style style:name="P3469" style:parent-style-name="Normal" style:family="paragraph">
      <style:text-properties style:font-name="Times New Roman" style:font-name-complex="Times New Roman"/>
    </style:style>
    <style:style style:name="P3470" style:parent-style-name="Normal" style:family="paragraph">
      <style:text-properties style:font-name="Times New Roman" style:font-name-complex="Times New Roman"/>
    </style:style>
    <style:style style:name="P3471" style:parent-style-name="Normal" style:family="paragraph">
      <style:text-properties style:font-name="Times New Roman" style:font-name-complex="Times New Roman"/>
    </style:style>
    <style:style style:name="P3472" style:parent-style-name="Normal" style:family="paragraph">
      <style:text-properties style:font-name="Times New Roman" style:font-name-complex="Times New Roman"/>
    </style:style>
    <style:style style:name="P3473" style:parent-style-name="Normal" style:family="paragraph">
      <style:text-properties style:font-name="Times New Roman" style:font-name-complex="Times New Roman"/>
    </style:style>
    <style:style style:name="P3474" style:parent-style-name="Normal" style:family="paragraph">
      <style:text-properties style:font-name="Times New Roman" style:font-name-complex="Times New Roman"/>
    </style:style>
    <style:style style:name="P3475" style:parent-style-name="Normal" style:family="paragraph">
      <style:text-properties style:font-name="Times New Roman" style:font-name-complex="Times New Roman"/>
    </style:style>
    <style:style style:name="P3476" style:parent-style-name="Normal" style:family="paragraph">
      <style:text-properties style:font-name="Times New Roman" style:font-name-complex="Times New Roman"/>
    </style:style>
    <style:style style:name="P3477" style:parent-style-name="Normal" style:family="paragraph">
      <style:text-properties style:font-name="Times New Roman" style:font-name-complex="Times New Roman"/>
    </style:style>
    <style:style style:name="P3478" style:parent-style-name="Normal" style:family="paragraph">
      <style:text-properties style:font-name="Times New Roman" style:font-name-complex="Times New Roman"/>
    </style:style>
    <style:style style:name="P3479" style:parent-style-name="Normal" style:family="paragraph">
      <style:text-properties style:font-name="Times New Roman" style:font-name-complex="Times New Roman"/>
    </style:style>
    <style:style style:name="P3480" style:parent-style-name="Normal" style:family="paragraph">
      <style:text-properties style:font-name="Times New Roman" style:font-name-complex="Times New Roman"/>
    </style:style>
    <style:style style:name="P3481" style:parent-style-name="Normal" style:family="paragraph">
      <style:text-properties style:font-name="Times New Roman" style:font-name-complex="Times New Roman"/>
    </style:style>
    <style:style style:name="P3482" style:parent-style-name="Normal" style:family="paragraph">
      <style:text-properties style:font-name="Times New Roman" style:font-name-complex="Times New Roman"/>
    </style:style>
    <style:style style:name="P3483" style:parent-style-name="Normal" style:family="paragraph">
      <style:text-properties style:font-name="Times New Roman" style:font-name-complex="Times New Roman"/>
    </style:style>
    <style:style style:name="P3484" style:parent-style-name="Normal" style:family="paragraph">
      <style:text-properties style:font-name="Times New Roman" style:font-name-complex="Times New Roman"/>
    </style:style>
    <style:style style:name="P3485" style:parent-style-name="Normal" style:family="paragraph">
      <style:text-properties style:font-name="Times New Roman" style:font-name-complex="Times New Roman"/>
    </style:style>
    <style:style style:name="P3486" style:parent-style-name="Normal" style:family="paragraph">
      <style:text-properties style:font-name="Times New Roman" style:font-name-complex="Times New Roman"/>
    </style:style>
    <style:style style:name="P3487" style:parent-style-name="Normal" style:family="paragraph">
      <style:text-properties style:font-name="Times New Roman" style:font-name-complex="Times New Roman"/>
    </style:style>
    <style:style style:name="P3488" style:parent-style-name="Normal" style:family="paragraph">
      <style:text-properties style:font-name="Times New Roman" style:font-name-complex="Times New Roman"/>
    </style:style>
    <style:style style:name="P3489" style:parent-style-name="Normal" style:family="paragraph">
      <style:text-properties style:font-name="Times New Roman" style:font-name-complex="Times New Roman"/>
    </style:style>
    <style:style style:name="P3490" style:parent-style-name="Normal" style:family="paragraph">
      <style:text-properties style:font-name="Times New Roman" style:font-name-complex="Times New Roman"/>
    </style:style>
    <style:style style:name="P3491" style:parent-style-name="Normal" style:family="paragraph">
      <style:text-properties style:font-name="Times New Roman" style:font-name-complex="Times New Roman"/>
    </style:style>
    <style:style style:name="P3492" style:parent-style-name="Normal" style:family="paragraph">
      <style:text-properties style:font-name="Times New Roman" style:font-name-complex="Times New Roman"/>
    </style:style>
    <style:style style:name="P3493" style:parent-style-name="Normal" style:family="paragraph">
      <style:text-properties style:font-name="Times New Roman" style:font-name-complex="Times New Roman"/>
    </style:style>
    <style:style style:name="P3494" style:parent-style-name="Normal" style:family="paragraph">
      <style:text-properties style:font-name="Times New Roman" style:font-name-complex="Times New Roman"/>
    </style:style>
    <style:style style:name="P3495" style:parent-style-name="Normal" style:family="paragraph">
      <style:text-properties style:font-name="Times New Roman" style:font-name-complex="Times New Roman"/>
    </style:style>
    <style:style style:name="P3496" style:parent-style-name="Normal" style:family="paragraph">
      <style:text-properties style:font-name="Times New Roman" style:font-name-complex="Times New Roman"/>
    </style:style>
    <style:style style:name="P3497" style:parent-style-name="Normal" style:family="paragraph">
      <style:text-properties style:font-name="Times New Roman" style:font-name-complex="Times New Roman"/>
    </style:style>
    <style:style style:name="P3498" style:parent-style-name="Normal" style:family="paragraph">
      <style:text-properties style:font-name="Times New Roman" style:font-name-complex="Times New Roman"/>
    </style:style>
    <style:style style:name="P3499" style:parent-style-name="Normal" style:family="paragraph">
      <style:text-properties style:font-name="Times New Roman" style:font-name-complex="Times New Roman"/>
    </style:style>
    <style:style style:name="P3500" style:parent-style-name="Normal" style:family="paragraph">
      <style:text-properties style:font-name="Times New Roman" style:font-name-complex="Times New Roman"/>
    </style:style>
    <style:style style:name="P3501" style:parent-style-name="Normal" style:family="paragraph">
      <style:text-properties style:font-name="Times New Roman" style:font-name-complex="Times New Roman"/>
    </style:style>
    <style:style style:name="P3502" style:parent-style-name="Normal" style:family="paragraph">
      <style:text-properties style:font-name="Times New Roman" style:font-name-complex="Times New Roman"/>
    </style:style>
    <style:style style:name="P3503" style:parent-style-name="Normal" style:family="paragraph">
      <style:text-properties style:font-name="Times New Roman" style:font-name-complex="Times New Roman"/>
    </style:style>
    <style:style style:name="P3504" style:parent-style-name="Normal" style:family="paragraph">
      <style:text-properties style:font-name="Times New Roman" style:font-name-complex="Times New Roman"/>
    </style:style>
    <style:style style:name="P3505" style:parent-style-name="Normal" style:family="paragraph">
      <style:text-properties style:font-name="Times New Roman" style:font-name-complex="Times New Roman"/>
    </style:style>
    <style:style style:name="P3506" style:parent-style-name="Normal" style:family="paragraph">
      <style:text-properties style:font-name="Times New Roman" style:font-name-complex="Times New Roman"/>
    </style:style>
    <style:style style:name="P3507" style:parent-style-name="Normal" style:family="paragraph">
      <style:text-properties style:font-name="Times New Roman" style:font-name-complex="Times New Roman"/>
    </style:style>
    <style:style style:name="P3508" style:parent-style-name="Normal" style:family="paragraph">
      <style:text-properties style:font-name="Times New Roman" style:font-name-complex="Times New Roman"/>
    </style:style>
    <style:style style:name="P3509" style:parent-style-name="Normal" style:family="paragraph">
      <style:text-properties style:font-name="Times New Roman" style:font-name-complex="Times New Roman"/>
    </style:style>
    <style:style style:name="P3510" style:parent-style-name="Normal" style:family="paragraph">
      <style:text-properties style:font-name="Times New Roman" style:font-name-complex="Times New Roman"/>
    </style:style>
    <style:style style:name="P3511" style:parent-style-name="Normal" style:family="paragraph">
      <style:text-properties style:font-name="Times New Roman" style:font-name-complex="Times New Roman"/>
    </style:style>
    <style:style style:name="P3512" style:parent-style-name="Normal" style:family="paragraph">
      <style:text-properties style:font-name="Times New Roman" style:font-name-complex="Times New Roman"/>
    </style:style>
    <style:style style:name="P3513" style:parent-style-name="Normal" style:family="paragraph">
      <style:text-properties style:font-name="Times New Roman" style:font-name-complex="Times New Roman"/>
    </style:style>
    <style:style style:name="P3514" style:parent-style-name="Normal" style:family="paragraph">
      <style:text-properties style:font-name="Times New Roman" style:font-name-complex="Times New Roman"/>
    </style:style>
    <style:style style:name="P3515" style:parent-style-name="Normal" style:family="paragraph">
      <style:text-properties style:font-name="Times New Roman" style:font-name-complex="Times New Roman"/>
    </style:style>
    <style:style style:name="P3516" style:parent-style-name="Normal" style:family="paragraph">
      <style:text-properties style:font-name="Times New Roman" style:font-name-complex="Times New Roman"/>
    </style:style>
    <style:style style:name="P3517" style:parent-style-name="Normal" style:family="paragraph">
      <style:text-properties style:font-name="Times New Roman" style:font-name-complex="Times New Roman" fo:font-size="14pt" style:font-size-asian="14pt" style:font-size-complex="14pt"/>
    </style:style>
    <style:style style:name="P351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519" style:parent-style-name="Normal" style:family="paragraph">
      <style:text-properties style:font-name="Times New Roman" style:font-name-complex="Times New Roman"/>
    </style:style>
    <style:style style:name="P3520" style:parent-style-name="Normal" style:family="paragraph">
      <style:paragraph-properties fo:widows="2" fo:orphans="2" style:vertical-align="auto" style:line-height-at-least="0.1979in" fo:background-color="#1E1E1E"/>
      <style:text-properties fo:hyphenate="true"/>
    </style:style>
    <style:style style:name="T35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5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5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526" style:parent-style-name="Normal" style:family="paragraph">
      <style:paragraph-properties fo:widows="2" fo:orphans="2" style:vertical-align="auto" style:line-height-at-least="0.1979in" fo:background-color="#1E1E1E"/>
      <style:text-properties fo:hyphenate="true"/>
    </style:style>
    <style:style style:name="T35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5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5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534" style:parent-style-name="Normal" style:family="paragraph">
      <style:paragraph-properties fo:widows="2" fo:orphans="2" style:vertical-align="auto" style:line-height-at-least="0.1979in" fo:background-color="#1E1E1E"/>
      <style:text-properties fo:hyphenate="true"/>
    </style:style>
    <style:style style:name="T35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3537" style:parent-style-name="Normal" style:family="paragraph">
      <style:paragraph-properties fo:widows="2" fo:orphans="2" style:vertical-align="auto" style:line-height-at-least="0.1979in" fo:background-color="#1E1E1E"/>
      <style:text-properties fo:hyphenate="true"/>
    </style:style>
    <style:style style:name="T35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3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5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541" style:parent-style-name="Normal" style:family="paragraph">
      <style:paragraph-properties fo:widows="2" fo:orphans="2" style:vertical-align="auto" style:line-height-at-least="0.1979in" fo:background-color="#1E1E1E"/>
      <style:text-properties fo:hyphenate="true"/>
    </style:style>
    <style:style style:name="T35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43"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5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547" style:parent-style-name="Normal" style:family="paragraph">
      <style:paragraph-properties fo:widows="2" fo:orphans="2" style:vertical-align="auto" style:line-height-at-least="0.1979in" fo:background-color="#1E1E1E"/>
      <style:text-properties fo:hyphenate="true"/>
    </style:style>
    <style:style style:name="T35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4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5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5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5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554" style:parent-style-name="Normal" style:family="paragraph">
      <style:paragraph-properties fo:widows="2" fo:orphans="2" style:vertical-align="auto" style:line-height-at-least="0.1979in" fo:background-color="#1E1E1E"/>
      <style:text-properties fo:hyphenate="true"/>
    </style:style>
    <style:style style:name="T35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6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5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5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5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5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71"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35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7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5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576" style:parent-style-name="Normal" style:family="paragraph">
      <style:paragraph-properties fo:widows="2" fo:orphans="2" style:vertical-align="auto" style:line-height-at-least="0.1979in" fo:background-color="#1E1E1E"/>
      <style:text-properties fo:hyphenate="true"/>
    </style:style>
    <style:style style:name="T35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78"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5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8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8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586" style:parent-style-name="Normal" style:family="paragraph">
      <style:paragraph-properties fo:widows="2" fo:orphans="2" style:vertical-align="auto" style:line-height-at-least="0.1979in" fo:background-color="#1E1E1E"/>
      <style:text-properties fo:hyphenate="true"/>
    </style:style>
    <style:style style:name="T35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88"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5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9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5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594" style:parent-style-name="Normal" style:family="paragraph">
      <style:paragraph-properties fo:widows="2" fo:orphans="2" style:vertical-align="auto" style:line-height-at-least="0.1979in" fo:background-color="#1E1E1E"/>
      <style:text-properties fo:hyphenate="true"/>
    </style:style>
    <style:style style:name="T35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5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5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5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0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60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605" style:parent-style-name="Normal" style:family="paragraph">
      <style:paragraph-properties fo:widows="2" fo:orphans="2" style:vertical-align="auto" style:line-height-at-least="0.1979in" fo:background-color="#1E1E1E"/>
      <style:text-properties fo:hyphenate="true"/>
    </style:style>
    <style:style style:name="T36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360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609" style:parent-style-name="Normal" style:family="paragraph">
      <style:paragraph-properties fo:widows="2" fo:orphans="2" style:vertical-align="auto" style:line-height-at-least="0.1979in" fo:background-color="#1E1E1E"/>
      <style:text-properties fo:hyphenate="true"/>
    </style:style>
    <style:style style:name="T36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6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6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614" style:parent-style-name="Normal" style:family="paragraph">
      <style:paragraph-properties fo:widows="2" fo:orphans="2" style:vertical-align="auto" style:line-height-at-least="0.1979in" fo:background-color="#1E1E1E"/>
      <style:text-properties fo:hyphenate="true"/>
    </style:style>
    <style:style style:name="T36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16"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36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618" style:parent-style-name="Normal" style:family="paragraph">
      <style:paragraph-properties fo:widows="2" fo:orphans="2" style:vertical-align="auto" style:line-height-at-least="0.1979in" fo:background-color="#1E1E1E"/>
      <style:text-properties fo:hyphenate="true"/>
    </style:style>
    <style:style style:name="T36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2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2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6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2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634" style:parent-style-name="Normal" style:family="paragraph">
      <style:paragraph-properties fo:widows="2" fo:orphans="2" style:vertical-align="auto" style:line-height-at-least="0.1979in" fo:background-color="#1E1E1E"/>
      <style:text-properties fo:hyphenate="true"/>
    </style:style>
    <style:style style:name="T36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640" style:parent-style-name="Normal" style:family="paragraph">
      <style:paragraph-properties fo:widows="2" fo:orphans="2" style:vertical-align="auto" style:line-height-at-least="0.1979in" fo:background-color="#1E1E1E"/>
      <style:text-properties fo:hyphenate="true"/>
    </style:style>
    <style:style style:name="T36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6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647" style:parent-style-name="Normal" style:family="paragraph">
      <style:paragraph-properties fo:widows="2" fo:orphans="2" style:vertical-align="auto" style:line-height-at-least="0.1979in" fo:background-color="#1E1E1E"/>
      <style:text-properties fo:hyphenate="true"/>
    </style:style>
    <style:style style:name="T36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6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6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652" style:parent-style-name="Normal" style:family="paragraph">
      <style:paragraph-properties fo:widows="2" fo:orphans="2" style:vertical-align="auto" style:line-height-at-least="0.1979in" fo:background-color="#1E1E1E"/>
      <style:text-properties fo:hyphenate="true"/>
    </style:style>
    <style:style style:name="T36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65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6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5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5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661" style:parent-style-name="Normal" style:family="paragraph">
      <style:paragraph-properties fo:widows="2" fo:orphans="2" style:vertical-align="auto" style:line-height-at-least="0.1979in" fo:background-color="#1E1E1E"/>
      <style:text-properties fo:hyphenate="true"/>
    </style:style>
    <style:style style:name="T36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63"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US" style:language-complex="ar" style:country-complex="SA"/>
    </style:style>
    <style:style style:name="P3664" style:parent-style-name="Normal" style:family="paragraph">
      <style:paragraph-properties fo:widows="2" fo:orphans="2" style:vertical-align="auto" style:line-height-at-least="0.1979in" fo:background-color="#1E1E1E"/>
      <style:text-properties fo:hyphenate="true"/>
    </style:style>
    <style:style style:name="T36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6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6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6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7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7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7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8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8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689" style:parent-style-name="Normal" style:family="paragraph">
      <style:paragraph-properties fo:widows="2" fo:orphans="2" style:vertical-align="auto" style:line-height-at-least="0.1979in" fo:background-color="#1E1E1E"/>
      <style:text-properties fo:hyphenate="true"/>
    </style:style>
    <style:style style:name="T36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6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6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9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6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9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6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698" style:parent-style-name="Normal" style:family="paragraph">
      <style:paragraph-properties fo:widows="2" fo:orphans="2" style:vertical-align="auto" style:line-height-at-least="0.1979in" fo:background-color="#1E1E1E"/>
      <style:text-properties fo:hyphenate="true"/>
    </style:style>
    <style:style style:name="T36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703" style:parent-style-name="Normal" style:family="paragraph">
      <style:paragraph-properties fo:widows="2" fo:orphans="2" style:vertical-align="auto" style:line-height-at-least="0.1979in" fo:background-color="#1E1E1E"/>
      <style:text-properties fo:hyphenate="true"/>
    </style:style>
    <style:style style:name="T37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0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708" style:parent-style-name="Normal" style:family="paragraph">
      <style:paragraph-properties fo:widows="2" fo:orphans="2" style:vertical-align="auto" style:line-height-at-least="0.1979in" fo:background-color="#1E1E1E"/>
      <style:text-properties fo:hyphenate="true"/>
    </style:style>
    <style:style style:name="T37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1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1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1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721" style:parent-style-name="Normal" style:family="paragraph">
      <style:paragraph-properties fo:widows="2" fo:orphans="2" style:vertical-align="auto" style:line-height-at-least="0.1979in" fo:background-color="#1E1E1E"/>
      <style:text-properties fo:hyphenate="true"/>
    </style:style>
    <style:style style:name="T37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2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730" style:parent-style-name="Normal" style:family="paragraph">
      <style:paragraph-properties fo:widows="2" fo:orphans="2" style:vertical-align="auto" style:line-height-at-least="0.1979in" fo:background-color="#1E1E1E"/>
      <style:text-properties fo:hyphenate="true"/>
    </style:style>
    <style:style style:name="T37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3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4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4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7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755" style:parent-style-name="Normal" style:family="paragraph">
      <style:paragraph-properties fo:widows="2" fo:orphans="2" style:vertical-align="auto" style:line-height-at-least="0.1979in" fo:background-color="#1E1E1E"/>
      <style:text-properties fo:hyphenate="true"/>
    </style:style>
    <style:style style:name="T37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7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7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7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8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7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7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7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7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7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798" style:parent-style-name="Normal" style:family="paragraph">
      <style:paragraph-properties fo:widows="2" fo:orphans="2" style:vertical-align="auto" style:line-height-at-least="0.1979in" fo:background-color="#1E1E1E"/>
      <style:text-properties fo:hyphenate="true"/>
    </style:style>
    <style:style style:name="T37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0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811" style:parent-style-name="Normal" style:family="paragraph">
      <style:paragraph-properties fo:widows="2" fo:orphans="2" style:vertical-align="auto" style:line-height-at-least="0.1979in" fo:background-color="#1E1E1E"/>
      <style:text-properties fo:hyphenate="true"/>
    </style:style>
    <style:style style:name="T38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1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1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820" style:parent-style-name="Normal" style:family="paragraph">
      <style:paragraph-properties fo:widows="2" fo:orphans="2" style:vertical-align="auto" style:line-height-at-least="0.1979in" fo:background-color="#1E1E1E"/>
      <style:text-properties fo:hyphenate="true"/>
    </style:style>
    <style:style style:name="T38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2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2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3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845" style:parent-style-name="Normal" style:family="paragraph">
      <style:paragraph-properties fo:widows="2" fo:orphans="2" style:vertical-align="auto" style:line-height-at-least="0.1979in" fo:background-color="#1E1E1E"/>
      <style:text-properties fo:hyphenate="true"/>
    </style:style>
    <style:style style:name="T38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6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7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8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8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8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8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8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8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8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898" style:parent-style-name="Normal" style:family="paragraph">
      <style:paragraph-properties fo:widows="2" fo:orphans="2" style:vertical-align="auto" style:line-height-at-least="0.1979in" fo:background-color="#1E1E1E"/>
      <style:text-properties fo:hyphenate="true"/>
    </style:style>
    <style:style style:name="T38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0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1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1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1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923" style:parent-style-name="Normal" style:family="paragraph">
      <style:paragraph-properties fo:widows="2" fo:orphans="2" style:vertical-align="auto" style:line-height-at-least="0.1979in" fo:background-color="#1E1E1E"/>
      <style:text-properties fo:hyphenate="true"/>
    </style:style>
    <style:style style:name="T39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27"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9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2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9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3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3936" style:parent-style-name="Normal" style:family="paragraph">
      <style:paragraph-properties fo:widows="2" fo:orphans="2" style:vertical-align="auto" style:line-height-at-least="0.1979in" fo:background-color="#1E1E1E"/>
      <style:text-properties fo:hyphenate="true"/>
    </style:style>
    <style:style style:name="T39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4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5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5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5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5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39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5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6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6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6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6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7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7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39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3986" style:parent-style-name="Normal" style:family="paragraph">
      <style:paragraph-properties fo:widows="2" fo:orphans="2" style:vertical-align="auto" style:line-height-at-least="0.1979in" fo:background-color="#1E1E1E"/>
      <style:text-properties fo:hyphenate="true"/>
    </style:style>
    <style:style style:name="T39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90"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9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3993" style:parent-style-name="Normal" style:family="paragraph">
      <style:paragraph-properties fo:widows="2" fo:orphans="2" style:vertical-align="auto" style:line-height-at-least="0.1979in" fo:background-color="#1E1E1E"/>
      <style:text-properties fo:hyphenate="true"/>
    </style:style>
    <style:style style:name="T39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39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39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99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39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022" style:parent-style-name="Normal" style:family="paragraph">
      <style:paragraph-properties fo:widows="2" fo:orphans="2" style:vertical-align="auto" style:line-height-at-least="0.1979in" fo:background-color="#1E1E1E"/>
      <style:text-properties fo:hyphenate="true"/>
    </style:style>
    <style:style style:name="T40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2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40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4029" style:parent-style-name="Normal" style:family="paragraph">
      <style:paragraph-properties fo:widows="2" fo:orphans="2" style:vertical-align="auto" style:line-height-at-least="0.1979in" fo:background-color="#1E1E1E"/>
      <style:text-properties fo:hyphenate="true"/>
    </style:style>
    <style:style style:name="T40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034" style:parent-style-name="Normal" style:family="paragraph">
      <style:paragraph-properties fo:widows="2" fo:orphans="2" style:vertical-align="auto" style:line-height-at-least="0.1979in" fo:background-color="#1E1E1E"/>
      <style:text-properties fo:hyphenate="true"/>
    </style:style>
    <style:style style:name="T40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039" style:parent-style-name="Normal" style:family="paragraph">
      <style:paragraph-properties fo:widows="2" fo:orphans="2" style:vertical-align="auto" style:line-height-at-least="0.1979in" fo:background-color="#1E1E1E"/>
      <style:text-properties fo:hyphenate="true"/>
    </style:style>
    <style:style style:name="T40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044" style:parent-style-name="Normal" style:family="paragraph">
      <style:paragraph-properties fo:widows="2" fo:orphans="2" style:vertical-align="auto" style:line-height-at-least="0.1979in" fo:background-color="#1E1E1E"/>
      <style:text-properties fo:hyphenate="true"/>
    </style:style>
    <style:style style:name="T40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0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050" style:parent-style-name="Normal" style:family="paragraph">
      <style:paragraph-properties fo:widows="2" fo:orphans="2" style:vertical-align="auto" style:line-height-at-least="0.1979in" fo:background-color="#1E1E1E"/>
      <style:text-properties fo:hyphenate="true"/>
    </style:style>
    <style:style style:name="T40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054" style:parent-style-name="Normal" style:family="paragraph">
      <style:paragraph-properties fo:widows="2" fo:orphans="2" style:vertical-align="auto" style:line-height-at-least="0.1979in" fo:background-color="#1E1E1E"/>
      <style:text-properties fo:hyphenate="true"/>
    </style:style>
    <style:style style:name="T40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5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0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070" style:parent-style-name="Normal" style:family="paragraph">
      <style:paragraph-properties fo:widows="2" fo:orphans="2" style:vertical-align="auto" style:line-height-at-least="0.1979in" fo:background-color="#1E1E1E"/>
      <style:text-properties fo:hyphenate="true"/>
    </style:style>
    <style:style style:name="T40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72"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40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7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078" style:parent-style-name="Normal" style:family="paragraph">
      <style:paragraph-properties fo:widows="2" fo:orphans="2" style:vertical-align="auto" style:line-height-at-least="0.1979in" fo:background-color="#1E1E1E"/>
      <style:text-properties fo:hyphenate="true"/>
    </style:style>
    <style:style style:name="T40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40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0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083" style:parent-style-name="Normal" style:family="paragraph">
      <style:paragraph-properties fo:widows="2" fo:orphans="2" style:vertical-align="auto" style:line-height-at-least="0.1979in" fo:background-color="#1E1E1E"/>
      <style:text-properties fo:hyphenate="true"/>
    </style:style>
    <style:style style:name="T40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0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0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8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8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9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9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0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0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0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099" style:parent-style-name="Normal" style:family="paragraph">
      <style:paragraph-properties fo:widows="2" fo:orphans="2" style:vertical-align="auto" style:line-height-at-least="0.1979in" fo:background-color="#1E1E1E"/>
      <style:text-properties fo:hyphenate="true"/>
    </style:style>
    <style:style style:name="T41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12" style:parent-style-name="Normal" style:family="paragraph">
      <style:paragraph-properties fo:widows="2" fo:orphans="2" style:vertical-align="auto" style:line-height-at-least="0.1979in" fo:background-color="#1E1E1E"/>
      <style:text-properties fo:hyphenate="true"/>
    </style:style>
    <style:style style:name="T41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21" style:parent-style-name="Normal" style:family="paragraph">
      <style:paragraph-properties fo:widows="2" fo:orphans="2" style:vertical-align="auto" style:line-height-at-least="0.1979in" fo:background-color="#1E1E1E"/>
      <style:text-properties fo:hyphenate="true"/>
    </style:style>
    <style:style style:name="T41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2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30" style:parent-style-name="Normal" style:family="paragraph">
      <style:paragraph-properties fo:widows="2" fo:orphans="2" style:vertical-align="auto" style:line-height-at-least="0.1979in" fo:background-color="#1E1E1E"/>
      <style:text-properties fo:hyphenate="true"/>
    </style:style>
    <style:style style:name="T41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43" style:parent-style-name="Normal" style:family="paragraph">
      <style:paragraph-properties fo:widows="2" fo:orphans="2" style:vertical-align="auto" style:line-height-at-least="0.1979in" fo:background-color="#1E1E1E"/>
      <style:text-properties fo:hyphenate="true"/>
    </style:style>
    <style:style style:name="T41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4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4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48" style:parent-style-name="Normal" style:family="paragraph">
      <style:paragraph-properties fo:widows="2" fo:orphans="2" style:vertical-align="auto" style:line-height-at-least="0.1979in" fo:background-color="#1E1E1E"/>
      <style:text-properties fo:hyphenate="true"/>
    </style:style>
    <style:style style:name="T41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5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5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57" style:parent-style-name="Normal" style:family="paragraph">
      <style:paragraph-properties fo:widows="2" fo:orphans="2" style:vertical-align="auto" style:line-height-at-least="0.1979in" fo:background-color="#1E1E1E"/>
      <style:text-properties fo:hyphenate="true"/>
    </style:style>
    <style:style style:name="T41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68" style:parent-style-name="Normal" style:family="paragraph">
      <style:paragraph-properties fo:widows="2" fo:orphans="2" style:vertical-align="auto" style:line-height-at-least="0.1979in" fo:background-color="#1E1E1E"/>
      <style:text-properties fo:hyphenate="true"/>
    </style:style>
    <style:style style:name="T41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73" style:parent-style-name="Normal" style:family="paragraph">
      <style:paragraph-properties fo:widows="2" fo:orphans="2" style:vertical-align="auto" style:line-height-at-least="0.1979in" fo:background-color="#1E1E1E"/>
      <style:text-properties fo:hyphenate="true"/>
    </style:style>
    <style:style style:name="T41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7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8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182" style:parent-style-name="Normal" style:family="paragraph">
      <style:paragraph-properties fo:widows="2" fo:orphans="2" style:vertical-align="auto" style:line-height-at-least="0.1979in" fo:background-color="#1E1E1E"/>
      <style:text-properties fo:hyphenate="true"/>
    </style:style>
    <style:style style:name="T41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1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1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8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8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9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9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1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1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1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07" style:parent-style-name="Normal" style:family="paragraph">
      <style:paragraph-properties fo:widows="2" fo:orphans="2" style:vertical-align="auto" style:line-height-at-least="0.1979in" fo:background-color="#1E1E1E"/>
      <style:text-properties fo:hyphenate="true"/>
    </style:style>
    <style:style style:name="T42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1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2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2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28" style:parent-style-name="Normal" style:family="paragraph">
      <style:paragraph-properties fo:widows="2" fo:orphans="2" style:vertical-align="auto" style:line-height-at-least="0.1979in" fo:background-color="#1E1E1E"/>
      <style:text-properties fo:hyphenate="true"/>
    </style:style>
    <style:style style:name="T42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33" style:parent-style-name="Normal" style:family="paragraph">
      <style:paragraph-properties fo:widows="2" fo:orphans="2" style:vertical-align="auto" style:line-height-at-least="0.1979in" fo:background-color="#1E1E1E"/>
      <style:text-properties fo:hyphenate="true"/>
    </style:style>
    <style:style style:name="T42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38" style:parent-style-name="Normal" style:family="paragraph">
      <style:paragraph-properties fo:widows="2" fo:orphans="2" style:vertical-align="auto" style:line-height-at-least="0.1979in" fo:background-color="#1E1E1E"/>
      <style:text-properties fo:hyphenate="true"/>
    </style:style>
    <style:style style:name="T42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43" style:parent-style-name="Normal" style:family="paragraph">
      <style:paragraph-properties fo:widows="2" fo:orphans="2" style:vertical-align="auto" style:line-height-at-least="0.1979in" fo:background-color="#1E1E1E"/>
      <style:text-properties fo:hyphenate="true"/>
    </style:style>
    <style:style style:name="T42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4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4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48" style:parent-style-name="Normal" style:family="paragraph">
      <style:paragraph-properties fo:widows="2" fo:orphans="2" style:vertical-align="auto" style:line-height-at-least="0.1979in" fo:background-color="#1E1E1E"/>
      <style:text-properties fo:hyphenate="true"/>
    </style:style>
    <style:style style:name="T42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5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5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5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5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6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6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65" style:parent-style-name="Normal" style:family="paragraph">
      <style:paragraph-properties fo:widows="2" fo:orphans="2" style:vertical-align="auto" style:line-height-at-least="0.1979in" fo:background-color="#1E1E1E"/>
      <style:text-properties fo:hyphenate="true"/>
    </style:style>
    <style:style style:name="T42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7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7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78" style:parent-style-name="Normal" style:family="paragraph">
      <style:paragraph-properties fo:widows="2" fo:orphans="2" style:vertical-align="auto" style:line-height-at-least="0.1979in" fo:background-color="#1E1E1E"/>
      <style:text-properties fo:hyphenate="true"/>
    </style:style>
    <style:style style:name="T42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8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8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87" style:parent-style-name="Normal" style:family="paragraph">
      <style:paragraph-properties fo:widows="2" fo:orphans="2" style:vertical-align="auto" style:line-height-at-least="0.1979in" fo:background-color="#1E1E1E"/>
      <style:text-properties fo:hyphenate="true"/>
    </style:style>
    <style:style style:name="T42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2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2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2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296" style:parent-style-name="Normal" style:family="paragraph">
      <style:paragraph-properties fo:widows="2" fo:orphans="2" style:vertical-align="auto" style:line-height-at-least="0.1979in" fo:background-color="#1E1E1E"/>
      <style:text-properties fo:hyphenate="true"/>
    </style:style>
    <style:style style:name="T42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2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29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0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0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07" style:parent-style-name="Normal" style:family="paragraph">
      <style:paragraph-properties fo:widows="2" fo:orphans="2" style:vertical-align="auto" style:line-height-at-least="0.1979in" fo:background-color="#1E1E1E"/>
      <style:text-properties fo:hyphenate="true"/>
    </style:style>
    <style:style style:name="T43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12" style:parent-style-name="Normal" style:family="paragraph">
      <style:paragraph-properties fo:widows="2" fo:orphans="2" style:vertical-align="auto" style:line-height-at-least="0.1979in" fo:background-color="#1E1E1E"/>
      <style:text-properties fo:hyphenate="true"/>
    </style:style>
    <style:style style:name="T43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21" style:parent-style-name="Normal" style:family="paragraph">
      <style:paragraph-properties fo:widows="2" fo:orphans="2" style:vertical-align="auto" style:line-height-at-least="0.1979in" fo:background-color="#1E1E1E"/>
      <style:text-properties fo:hyphenate="true"/>
    </style:style>
    <style:style style:name="T43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26" style:parent-style-name="Normal" style:family="paragraph">
      <style:paragraph-properties fo:widows="2" fo:orphans="2" style:vertical-align="auto" style:line-height-at-least="0.1979in" fo:background-color="#1E1E1E"/>
      <style:text-properties fo:hyphenate="true"/>
    </style:style>
    <style:style style:name="T43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3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35" style:parent-style-name="Normal" style:family="paragraph">
      <style:paragraph-properties fo:widows="2" fo:orphans="2" style:vertical-align="auto" style:line-height-at-least="0.1979in" fo:background-color="#1E1E1E"/>
      <style:text-properties fo:hyphenate="true"/>
    </style:style>
    <style:style style:name="T43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4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4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4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4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5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5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5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5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3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5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3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64" style:parent-style-name="Normal" style:family="paragraph">
      <style:paragraph-properties fo:widows="2" fo:orphans="2" style:vertical-align="auto" style:line-height-at-least="0.1979in" fo:background-color="#1E1E1E"/>
      <style:text-properties fo:hyphenate="true"/>
    </style:style>
    <style:style style:name="T43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6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7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7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7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3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3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85" style:parent-style-name="Normal" style:family="paragraph">
      <style:paragraph-properties fo:widows="2" fo:orphans="2" style:vertical-align="auto" style:line-height-at-least="0.1979in" fo:background-color="#1E1E1E"/>
      <style:text-properties fo:hyphenate="true"/>
    </style:style>
    <style:style style:name="T43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90" style:parent-style-name="Normal" style:family="paragraph">
      <style:paragraph-properties fo:widows="2" fo:orphans="2" style:vertical-align="auto" style:line-height-at-least="0.1979in" fo:background-color="#1E1E1E"/>
      <style:text-properties fo:hyphenate="true"/>
    </style:style>
    <style:style style:name="T43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9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395" style:parent-style-name="Normal" style:family="paragraph">
      <style:paragraph-properties fo:widows="2" fo:orphans="2" style:vertical-align="auto" style:line-height-at-least="0.1979in" fo:background-color="#1E1E1E"/>
      <style:text-properties fo:hyphenate="true"/>
    </style:style>
    <style:style style:name="T43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3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39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00" style:parent-style-name="Normal" style:family="paragraph">
      <style:paragraph-properties fo:widows="2" fo:orphans="2" style:vertical-align="auto" style:line-height-at-least="0.1979in" fo:background-color="#1E1E1E"/>
      <style:text-properties fo:hyphenate="true"/>
    </style:style>
    <style:style style:name="T44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05" style:parent-style-name="Normal" style:family="paragraph">
      <style:paragraph-properties fo:widows="2" fo:orphans="2" style:vertical-align="auto" style:line-height-at-least="0.1979in" fo:background-color="#1E1E1E"/>
      <style:text-properties fo:hyphenate="true"/>
    </style:style>
    <style:style style:name="T44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1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1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1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1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1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2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22" style:parent-style-name="Normal" style:family="paragraph">
      <style:paragraph-properties fo:widows="2" fo:orphans="2" style:vertical-align="auto" style:line-height-at-least="0.1979in" fo:background-color="#1E1E1E"/>
      <style:text-properties fo:hyphenate="true"/>
    </style:style>
    <style:style style:name="T44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2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3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35" style:parent-style-name="Normal" style:family="paragraph">
      <style:paragraph-properties fo:widows="2" fo:orphans="2" style:vertical-align="auto" style:line-height-at-least="0.1979in" fo:background-color="#1E1E1E"/>
      <style:text-properties fo:hyphenate="true"/>
    </style:style>
    <style:style style:name="T44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4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44" style:parent-style-name="Normal" style:family="paragraph">
      <style:paragraph-properties fo:widows="2" fo:orphans="2" style:vertical-align="auto" style:line-height-at-least="0.1979in" fo:background-color="#1E1E1E"/>
      <style:text-properties fo:hyphenate="true"/>
    </style:style>
    <style:style style:name="T44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5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53" style:parent-style-name="Normal" style:family="paragraph">
      <style:paragraph-properties fo:widows="2" fo:orphans="2" style:vertical-align="auto" style:line-height-at-least="0.1979in" fo:background-color="#1E1E1E"/>
      <style:text-properties fo:hyphenate="true"/>
    </style:style>
    <style:style style:name="T44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64" style:parent-style-name="Normal" style:family="paragraph">
      <style:paragraph-properties fo:widows="2" fo:orphans="2" style:vertical-align="auto" style:line-height-at-least="0.1979in" fo:background-color="#1E1E1E"/>
      <style:text-properties fo:hyphenate="true"/>
    </style:style>
    <style:style style:name="T44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6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7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7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7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85" style:parent-style-name="Normal" style:family="paragraph">
      <style:paragraph-properties fo:widows="2" fo:orphans="2" style:vertical-align="auto" style:line-height-at-least="0.1979in" fo:background-color="#1E1E1E"/>
      <style:text-properties fo:hyphenate="true"/>
    </style:style>
    <style:style style:name="T44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4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4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4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496" style:parent-style-name="Normal" style:family="paragraph">
      <style:paragraph-properties fo:widows="2" fo:orphans="2" style:vertical-align="auto" style:line-height-at-least="0.1979in" fo:background-color="#1E1E1E"/>
      <style:text-properties fo:hyphenate="true"/>
    </style:style>
    <style:style style:name="T44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49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01" style:parent-style-name="Normal" style:family="paragraph">
      <style:paragraph-properties fo:widows="2" fo:orphans="2" style:vertical-align="auto" style:line-height-at-least="0.1979in" fo:background-color="#1E1E1E"/>
      <style:text-properties fo:hyphenate="true"/>
    </style:style>
    <style:style style:name="T45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0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06" style:parent-style-name="Normal" style:family="paragraph">
      <style:paragraph-properties fo:widows="2" fo:orphans="2" style:vertical-align="auto" style:line-height-at-least="0.1979in" fo:background-color="#1E1E1E"/>
      <style:text-properties fo:hyphenate="true"/>
    </style:style>
    <style:style style:name="T45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5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15" style:parent-style-name="Normal" style:family="paragraph">
      <style:paragraph-properties fo:widows="2" fo:orphans="2" style:vertical-align="auto" style:line-height-at-least="0.1979in" fo:background-color="#1E1E1E"/>
      <style:text-properties fo:hyphenate="true"/>
    </style:style>
    <style:style style:name="T45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20" style:parent-style-name="Normal" style:family="paragraph">
      <style:paragraph-properties fo:widows="2" fo:orphans="2" style:vertical-align="auto" style:line-height-at-least="0.1979in" fo:background-color="#1E1E1E"/>
      <style:text-properties fo:hyphenate="true"/>
    </style:style>
    <style:style style:name="T45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25" style:parent-style-name="Normal" style:family="paragraph">
      <style:paragraph-properties fo:widows="2" fo:orphans="2" style:vertical-align="auto" style:line-height-at-least="0.1979in" fo:background-color="#1E1E1E"/>
      <style:text-properties fo:hyphenate="true"/>
    </style:style>
    <style:style style:name="T45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30" style:parent-style-name="Normal" style:family="paragraph">
      <style:paragraph-properties fo:widows="2" fo:orphans="2" style:vertical-align="auto" style:line-height-at-least="0.1979in" fo:background-color="#1E1E1E"/>
      <style:text-properties fo:hyphenate="true"/>
    </style:style>
    <style:style style:name="T45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35" style:parent-style-name="Normal" style:family="paragraph">
      <style:paragraph-properties fo:widows="2" fo:orphans="2" style:vertical-align="auto" style:line-height-at-least="0.1979in" fo:background-color="#1E1E1E"/>
      <style:text-properties fo:hyphenate="true"/>
    </style:style>
    <style:style style:name="T45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4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5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44" style:parent-style-name="Normal" style:family="paragraph">
      <style:paragraph-properties fo:widows="2" fo:orphans="2" style:vertical-align="auto" style:line-height-at-least="0.1979in" fo:background-color="#1E1E1E"/>
      <style:text-properties fo:hyphenate="true"/>
    </style:style>
    <style:style style:name="T45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5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5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5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6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5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6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5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6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79" style:parent-style-name="Normal" style:family="paragraph">
      <style:paragraph-properties fo:widows="2" fo:orphans="2" style:vertical-align="auto" style:line-height-at-least="0.1979in" fo:background-color="#1E1E1E"/>
      <style:text-properties fo:hyphenate="true"/>
    </style:style>
    <style:style style:name="T45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8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585" style:parent-style-name="Normal" style:family="paragraph">
      <style:paragraph-properties fo:widows="2" fo:orphans="2" style:vertical-align="auto" style:line-height-at-least="0.1979in" fo:background-color="#1E1E1E"/>
      <style:text-properties fo:hyphenate="true"/>
    </style:style>
    <style:style style:name="T45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8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45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9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5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9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4594" style:parent-style-name="Normal" style:family="paragraph">
      <style:paragraph-properties fo:widows="2" fo:orphans="2" style:vertical-align="auto" style:line-height-at-least="0.1979in" fo:background-color="#1E1E1E"/>
      <style:text-properties fo:hyphenate="true"/>
    </style:style>
    <style:style style:name="T45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5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5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5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59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600" style:parent-style-name="Normal" style:family="paragraph">
      <style:paragraph-properties fo:widows="2" fo:orphans="2" style:vertical-align="auto" style:line-height-at-least="0.1979in" fo:background-color="#1E1E1E"/>
      <style:text-properties fo:hyphenate="true"/>
    </style:style>
    <style:style style:name="T46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0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6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46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610" style:parent-style-name="Normal" style:family="paragraph">
      <style:paragraph-properties fo:widows="2" fo:orphans="2" style:vertical-align="auto" style:line-height-at-least="0.1979in" fo:background-color="#1E1E1E"/>
      <style:text-properties fo:hyphenate="true"/>
    </style:style>
    <style:style style:name="T46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6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615" style:parent-style-name="Normal" style:family="paragraph">
      <style:text-properties style:font-name="Times New Roman" style:font-name-complex="Times New Roman"/>
    </style:style>
    <style:style style:name="P461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61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618" style:parent-style-name="Normal" style:family="paragraph">
      <style:paragraph-properties fo:widows="2" fo:orphans="2" style:vertical-align="auto" style:line-height-at-least="0.1979in" fo:background-color="#1E1E1E"/>
      <style:text-properties fo:hyphenate="true"/>
    </style:style>
    <style:style style:name="T46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2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6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4624" style:parent-style-name="Normal" style:family="paragraph">
      <style:paragraph-properties fo:widows="2" fo:orphans="2" style:vertical-align="auto" style:line-height-at-least="0.1979in" fo:background-color="#1E1E1E"/>
      <style:text-properties fo:hyphenate="true"/>
    </style:style>
    <style:style style:name="T46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3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632" style:parent-style-name="Normal" style:family="paragraph">
      <style:paragraph-properties fo:widows="2" fo:orphans="2" style:vertical-align="auto" style:line-height-at-least="0.1979in" fo:background-color="#1E1E1E"/>
      <style:text-properties fo:hyphenate="true"/>
    </style:style>
    <style:style style:name="T46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645" style:parent-style-name="Normal" style:family="paragraph">
      <style:paragraph-properties fo:widows="2" fo:orphans="2" style:vertical-align="auto" style:line-height-at-least="0.1979in" fo:background-color="#1E1E1E"/>
      <style:text-properties fo:hyphenate="true"/>
    </style:style>
    <style:style style:name="T46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654" style:parent-style-name="Normal" style:family="paragraph">
      <style:paragraph-properties fo:widows="2" fo:orphans="2" style:vertical-align="auto" style:line-height-at-least="0.1979in" fo:background-color="#1E1E1E"/>
      <style:text-properties fo:hyphenate="true"/>
    </style:style>
    <style:style style:name="T46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5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6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6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671" style:parent-style-name="Normal" style:family="paragraph">
      <style:paragraph-properties fo:widows="2" fo:orphans="2" style:vertical-align="auto" style:line-height-at-least="0.1979in" fo:background-color="#1E1E1E"/>
      <style:text-properties fo:hyphenate="true"/>
    </style:style>
    <style:style style:name="T46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7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7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8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8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6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6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692" style:parent-style-name="Normal" style:family="paragraph">
      <style:paragraph-properties fo:widows="2" fo:orphans="2" style:vertical-align="auto" style:line-height-at-least="0.1979in" fo:background-color="#1E1E1E"/>
      <style:text-properties fo:hyphenate="true"/>
    </style:style>
    <style:style style:name="T46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69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6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697" style:parent-style-name="Normal" style:family="paragraph">
      <style:paragraph-properties fo:widows="2" fo:orphans="2" style:vertical-align="auto" style:line-height-at-least="0.1979in" fo:background-color="#1E1E1E"/>
      <style:text-properties fo:hyphenate="true"/>
    </style:style>
    <style:style style:name="T46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6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0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06" style:parent-style-name="Normal" style:family="paragraph">
      <style:paragraph-properties fo:widows="2" fo:orphans="2" style:vertical-align="auto" style:line-height-at-least="0.1979in" fo:background-color="#1E1E1E"/>
      <style:text-properties fo:hyphenate="true"/>
    </style:style>
    <style:style style:name="T47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1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1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23" style:parent-style-name="Normal" style:family="paragraph">
      <style:paragraph-properties fo:widows="2" fo:orphans="2" style:vertical-align="auto" style:line-height-at-least="0.1979in" fo:background-color="#1E1E1E"/>
      <style:text-properties fo:hyphenate="true"/>
    </style:style>
    <style:style style:name="T47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3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4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44" style:parent-style-name="Normal" style:family="paragraph">
      <style:paragraph-properties fo:widows="2" fo:orphans="2" style:vertical-align="auto" style:line-height-at-least="0.1979in" fo:background-color="#1E1E1E"/>
      <style:text-properties fo:hyphenate="true"/>
    </style:style>
    <style:style style:name="T47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5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5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65" style:parent-style-name="Normal" style:family="paragraph">
      <style:paragraph-properties fo:widows="2" fo:orphans="2" style:vertical-align="auto" style:line-height-at-least="0.1979in" fo:background-color="#1E1E1E"/>
      <style:text-properties fo:hyphenate="true"/>
    </style:style>
    <style:style style:name="T47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70" style:parent-style-name="Normal" style:family="paragraph">
      <style:paragraph-properties fo:widows="2" fo:orphans="2" style:vertical-align="auto" style:line-height-at-least="0.1979in" fo:background-color="#1E1E1E"/>
      <style:text-properties fo:hyphenate="true"/>
    </style:style>
    <style:style style:name="T47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7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7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83" style:parent-style-name="Normal" style:family="paragraph">
      <style:paragraph-properties fo:widows="2" fo:orphans="2" style:vertical-align="auto" style:line-height-at-least="0.1979in" fo:background-color="#1E1E1E"/>
      <style:text-properties fo:hyphenate="true"/>
    </style:style>
    <style:style style:name="T47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88" style:parent-style-name="Normal" style:family="paragraph">
      <style:paragraph-properties fo:widows="2" fo:orphans="2" style:vertical-align="auto" style:line-height-at-least="0.1979in" fo:background-color="#1E1E1E"/>
      <style:text-properties fo:hyphenate="true"/>
    </style:style>
    <style:style style:name="T47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793" style:parent-style-name="Normal" style:family="paragraph">
      <style:paragraph-properties fo:widows="2" fo:orphans="2" style:vertical-align="auto" style:line-height-at-least="0.1979in" fo:background-color="#1E1E1E"/>
      <style:text-properties fo:hyphenate="true"/>
    </style:style>
    <style:style style:name="T47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79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7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797" style:parent-style-name="Normal" style:family="paragraph">
      <style:paragraph-properties fo:widows="2" fo:orphans="2" style:vertical-align="auto" style:line-height-at-least="0.1979in" fo:background-color="#1E1E1E"/>
      <style:text-properties fo:hyphenate="true"/>
    </style:style>
    <style:style style:name="T47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799"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48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01"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48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803" style:parent-style-name="Normal" style:family="paragraph">
      <style:paragraph-properties fo:widows="2" fo:orphans="2" style:vertical-align="auto" style:line-height-at-least="0.1979in" fo:background-color="#1E1E1E"/>
      <style:text-properties fo:hyphenate="true"/>
    </style:style>
    <style:style style:name="T48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8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8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810" style:parent-style-name="Normal" style:family="paragraph">
      <style:paragraph-properties fo:widows="2" fo:orphans="2" style:vertical-align="auto" style:line-height-at-least="0.1979in" fo:background-color="#1E1E1E"/>
      <style:text-properties fo:hyphenate="true"/>
    </style:style>
    <style:style style:name="T48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8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8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8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815" style:parent-style-name="Normal" style:family="paragraph">
      <style:paragraph-properties fo:widows="2" fo:orphans="2" style:vertical-align="auto" style:line-height-at-least="0.1979in" fo:background-color="#1E1E1E"/>
      <style:text-properties fo:hyphenate="true"/>
    </style:style>
    <style:style style:name="T48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48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8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4819" style:parent-style-name="Normal" style:family="paragraph">
      <style:paragraph-properties fo:widows="2" fo:orphans="2" style:vertical-align="auto" style:line-height-at-least="0.1979in" fo:background-color="#1E1E1E"/>
      <style:text-properties fo:hyphenate="true"/>
    </style:style>
    <style:style style:name="T48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2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2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2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8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829" style:parent-style-name="Normal" style:family="paragraph">
      <style:paragraph-properties fo:widows="2" fo:orphans="2" style:vertical-align="auto" style:line-height-at-least="0.1979in" fo:background-color="#1E1E1E"/>
      <style:text-properties fo:hyphenate="true"/>
    </style:style>
    <style:style style:name="T48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3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83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838" style:parent-style-name="Normal" style:family="paragraph">
      <style:paragraph-properties fo:widows="2" fo:orphans="2" style:vertical-align="auto" style:line-height-at-least="0.1979in" fo:background-color="#1E1E1E"/>
      <style:text-properties fo:hyphenate="true"/>
    </style:style>
    <style:style style:name="T48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4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4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8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4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8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850" style:parent-style-name="Normal" style:family="paragraph">
      <style:paragraph-properties fo:widows="2" fo:orphans="2" style:vertical-align="auto" style:line-height-at-least="0.1979in" fo:background-color="#1E1E1E"/>
      <style:text-properties fo:hyphenate="true"/>
    </style:style>
    <style:style style:name="T48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5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8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5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856" style:parent-style-name="Normal" style:family="paragraph">
      <style:paragraph-properties fo:widows="2" fo:orphans="2" style:vertical-align="auto" style:line-height-at-least="0.1979in" fo:background-color="#1E1E1E"/>
      <style:text-properties fo:hyphenate="true"/>
    </style:style>
    <style:style style:name="T48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5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6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8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6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872" style:parent-style-name="Normal" style:family="paragraph">
      <style:paragraph-properties fo:widows="2" fo:orphans="2" style:vertical-align="auto" style:line-height-at-least="0.1979in" fo:background-color="#1E1E1E"/>
      <style:text-properties fo:hyphenate="true"/>
    </style:style>
    <style:style style:name="T48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7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48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7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8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8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8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8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48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888" style:parent-style-name="Normal" style:family="paragraph">
      <style:paragraph-properties fo:widows="2" fo:orphans="2" style:vertical-align="auto" style:line-height-at-least="0.1979in" fo:background-color="#1E1E1E"/>
      <style:text-properties fo:hyphenate="true"/>
    </style:style>
    <style:style style:name="T48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9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8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9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9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8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89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8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00" style:parent-style-name="Normal" style:family="paragraph">
      <style:paragraph-properties fo:widows="2" fo:orphans="2" style:vertical-align="auto" style:line-height-at-least="0.1979in" fo:background-color="#1E1E1E"/>
      <style:text-properties fo:hyphenate="true"/>
    </style:style>
    <style:style style:name="T49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0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06" style:parent-style-name="Normal" style:family="paragraph">
      <style:paragraph-properties fo:widows="2" fo:orphans="2" style:vertical-align="auto" style:line-height-at-least="0.1979in" fo:background-color="#1E1E1E"/>
      <style:text-properties fo:hyphenate="true"/>
    </style:style>
    <style:style style:name="T49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11" style:parent-style-name="Normal" style:family="paragraph">
      <style:paragraph-properties fo:widows="2" fo:orphans="2" style:vertical-align="auto" style:line-height-at-least="0.1979in" fo:background-color="#1E1E1E"/>
      <style:text-properties fo:hyphenate="true"/>
    </style:style>
    <style:style style:name="T49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1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16" style:parent-style-name="Normal" style:family="paragraph">
      <style:paragraph-properties fo:widows="2" fo:orphans="2" style:vertical-align="auto" style:line-height-at-least="0.1979in" fo:background-color="#1E1E1E"/>
      <style:text-properties fo:hyphenate="true"/>
    </style:style>
    <style:style style:name="T49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1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1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9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2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25" style:parent-style-name="Normal" style:family="paragraph">
      <style:paragraph-properties fo:widows="2" fo:orphans="2" style:vertical-align="auto" style:line-height-at-least="0.1979in" fo:background-color="#1E1E1E"/>
      <style:text-properties fo:hyphenate="true"/>
    </style:style>
    <style:style style:name="T49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2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9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31" style:parent-style-name="Normal" style:family="paragraph">
      <style:paragraph-properties fo:widows="2" fo:orphans="2" style:vertical-align="auto" style:line-height-at-least="0.1979in" fo:background-color="#1E1E1E"/>
      <style:text-properties fo:hyphenate="true"/>
    </style:style>
    <style:style style:name="T49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3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39" style:parent-style-name="Normal" style:family="paragraph">
      <style:paragraph-properties fo:widows="2" fo:orphans="2" style:vertical-align="auto" style:line-height-at-least="0.1979in" fo:background-color="#1E1E1E"/>
      <style:text-properties fo:hyphenate="true"/>
    </style:style>
    <style:style style:name="T49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4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4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4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5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5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95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955" style:parent-style-name="Normal" style:family="paragraph">
      <style:paragraph-properties fo:widows="2" fo:orphans="2" style:vertical-align="auto" style:line-height-at-least="0.1979in" fo:background-color="#1E1E1E"/>
      <style:text-properties fo:hyphenate="true"/>
    </style:style>
    <style:style style:name="T49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5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5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9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6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63" style:parent-style-name="Normal" style:family="paragraph">
      <style:paragraph-properties fo:widows="2" fo:orphans="2" style:vertical-align="auto" style:line-height-at-least="0.1979in" fo:background-color="#1E1E1E"/>
      <style:text-properties fo:hyphenate="true"/>
    </style:style>
    <style:style style:name="T49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65"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49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6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6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49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71" style:parent-style-name="Normal" style:family="paragraph">
      <style:paragraph-properties fo:widows="2" fo:orphans="2" style:vertical-align="auto" style:line-height-at-least="0.1979in" fo:background-color="#1E1E1E"/>
      <style:text-properties fo:hyphenate="true"/>
    </style:style>
    <style:style style:name="T49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9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8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8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9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8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49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99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49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997" style:parent-style-name="Normal" style:family="paragraph">
      <style:paragraph-properties fo:widows="2" fo:orphans="2" style:vertical-align="auto" style:line-height-at-least="0.1979in" fo:background-color="#1E1E1E"/>
      <style:text-properties fo:hyphenate="true"/>
    </style:style>
    <style:style style:name="T49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9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50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001" style:parent-style-name="Normal" style:family="paragraph">
      <style:paragraph-properties fo:widows="2" fo:orphans="2" style:vertical-align="auto" style:line-height-at-least="0.1979in" fo:background-color="#1E1E1E"/>
      <style:text-properties fo:hyphenate="true"/>
    </style:style>
    <style:style style:name="T50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0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0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0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0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011" style:parent-style-name="Normal" style:family="paragraph">
      <style:paragraph-properties fo:widows="2" fo:orphans="2" style:vertical-align="auto" style:line-height-at-least="0.1979in" fo:background-color="#1E1E1E"/>
      <style:text-properties fo:hyphenate="true"/>
    </style:style>
    <style:style style:name="T50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1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0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1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1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0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2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0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2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0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02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02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02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029" style:parent-style-name="Normal" style:family="paragraph">
      <style:paragraph-properties fo:widows="2" fo:orphans="2" style:vertical-align="auto" style:line-height-at-least="0.1979in" fo:background-color="#1E1E1E"/>
      <style:text-properties fo:hyphenate="true"/>
    </style:style>
    <style:style style:name="T50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03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03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03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036" style:parent-style-name="Normal" style:family="paragraph">
      <style:paragraph-properties fo:widows="2" fo:orphans="2" style:vertical-align="auto" style:line-height-at-least="0.1979in" fo:background-color="#1E1E1E"/>
      <style:text-properties fo:hyphenate="true"/>
    </style:style>
    <style:style style:name="T50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3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0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5042" style:parent-style-name="Normal" style:family="paragraph">
      <style:paragraph-properties fo:widows="2" fo:orphans="2" style:vertical-align="auto" style:line-height-at-least="0.1979in" fo:background-color="#1E1E1E"/>
      <style:text-properties fo:hyphenate="true"/>
    </style:style>
    <style:style style:name="T50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4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050" style:parent-style-name="Normal" style:family="paragraph">
      <style:paragraph-properties fo:widows="2" fo:orphans="2" style:vertical-align="auto" style:line-height-at-least="0.1979in" fo:background-color="#1E1E1E"/>
      <style:text-properties fo:hyphenate="true"/>
    </style:style>
    <style:style style:name="T50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5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6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063" style:parent-style-name="Normal" style:family="paragraph">
      <style:paragraph-properties fo:widows="2" fo:orphans="2" style:vertical-align="auto" style:line-height-at-least="0.1979in" fo:background-color="#1E1E1E"/>
      <style:text-properties fo:hyphenate="true"/>
    </style:style>
    <style:style style:name="T50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072" style:parent-style-name="Normal" style:family="paragraph">
      <style:paragraph-properties fo:widows="2" fo:orphans="2" style:vertical-align="auto" style:line-height-at-least="0.1979in" fo:background-color="#1E1E1E"/>
      <style:text-properties fo:hyphenate="true"/>
    </style:style>
    <style:style style:name="T50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7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089" style:parent-style-name="Normal" style:family="paragraph">
      <style:paragraph-properties fo:widows="2" fo:orphans="2" style:vertical-align="auto" style:line-height-at-least="0.1979in" fo:background-color="#1E1E1E"/>
      <style:text-properties fo:hyphenate="true"/>
    </style:style>
    <style:style style:name="T50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0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0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9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9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09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0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0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110" style:parent-style-name="Normal" style:family="paragraph">
      <style:paragraph-properties fo:widows="2" fo:orphans="2" style:vertical-align="auto" style:line-height-at-least="0.1979in" fo:background-color="#1E1E1E"/>
      <style:text-properties fo:hyphenate="true"/>
    </style:style>
    <style:style style:name="T51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115" style:parent-style-name="Normal" style:family="paragraph">
      <style:paragraph-properties fo:widows="2" fo:orphans="2" style:vertical-align="auto" style:line-height-at-least="0.1979in" fo:background-color="#1E1E1E"/>
      <style:text-properties fo:hyphenate="true"/>
    </style:style>
    <style:style style:name="T51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2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2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124" style:parent-style-name="Normal" style:family="paragraph">
      <style:paragraph-properties fo:widows="2" fo:orphans="2" style:vertical-align="auto" style:line-height-at-least="0.1979in" fo:background-color="#1E1E1E"/>
      <style:text-properties fo:hyphenate="true"/>
    </style:style>
    <style:style style:name="T51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3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141" style:parent-style-name="Normal" style:family="paragraph">
      <style:paragraph-properties fo:widows="2" fo:orphans="2" style:vertical-align="auto" style:line-height-at-least="0.1979in" fo:background-color="#1E1E1E"/>
      <style:text-properties fo:hyphenate="true"/>
    </style:style>
    <style:style style:name="T51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4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162" style:parent-style-name="Normal" style:family="paragraph">
      <style:paragraph-properties fo:widows="2" fo:orphans="2" style:vertical-align="auto" style:line-height-at-least="0.1979in" fo:background-color="#1E1E1E"/>
      <style:text-properties fo:hyphenate="true"/>
    </style:style>
    <style:style style:name="T51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6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167" style:parent-style-name="Normal" style:family="paragraph">
      <style:paragraph-properties fo:widows="2" fo:orphans="2" style:vertical-align="auto" style:line-height-at-least="0.1979in" fo:background-color="#1E1E1E"/>
      <style:text-properties fo:hyphenate="true"/>
    </style:style>
    <style:style style:name="T51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7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176" style:parent-style-name="Normal" style:family="paragraph">
      <style:paragraph-properties fo:widows="2" fo:orphans="2" style:vertical-align="auto" style:line-height-at-least="0.1979in" fo:background-color="#1E1E1E"/>
      <style:text-properties fo:hyphenate="true"/>
    </style:style>
    <style:style style:name="T51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7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8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8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1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193" style:parent-style-name="Normal" style:family="paragraph">
      <style:paragraph-properties fo:widows="2" fo:orphans="2" style:vertical-align="auto" style:line-height-at-least="0.1979in" fo:background-color="#1E1E1E"/>
      <style:text-properties fo:hyphenate="true"/>
    </style:style>
    <style:style style:name="T51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1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1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19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1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0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1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1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214" style:parent-style-name="Normal" style:family="paragraph">
      <style:paragraph-properties fo:widows="2" fo:orphans="2" style:vertical-align="auto" style:line-height-at-least="0.1979in" fo:background-color="#1E1E1E"/>
      <style:text-properties fo:hyphenate="true"/>
    </style:style>
    <style:style style:name="T52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219" style:parent-style-name="Normal" style:family="paragraph">
      <style:paragraph-properties fo:widows="2" fo:orphans="2" style:vertical-align="auto" style:line-height-at-least="0.1979in" fo:background-color="#1E1E1E"/>
      <style:text-properties fo:hyphenate="true"/>
    </style:style>
    <style:style style:name="T52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2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228" style:parent-style-name="Normal" style:family="paragraph">
      <style:paragraph-properties fo:widows="2" fo:orphans="2" style:vertical-align="auto" style:line-height-at-least="0.1979in" fo:background-color="#1E1E1E"/>
      <style:text-properties fo:hyphenate="true"/>
    </style:style>
    <style:style style:name="T52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245" style:parent-style-name="Normal" style:family="paragraph">
      <style:paragraph-properties fo:widows="2" fo:orphans="2" style:vertical-align="auto" style:line-height-at-least="0.1979in" fo:background-color="#1E1E1E"/>
      <style:text-properties fo:hyphenate="true"/>
    </style:style>
    <style:style style:name="T52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6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272" style:parent-style-name="Normal" style:family="paragraph">
      <style:paragraph-properties fo:widows="2" fo:orphans="2" style:vertical-align="auto" style:line-height-at-least="0.1979in" fo:background-color="#1E1E1E"/>
      <style:text-properties fo:hyphenate="true"/>
    </style:style>
    <style:style style:name="T52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277" style:parent-style-name="Normal" style:family="paragraph">
      <style:paragraph-properties fo:widows="2" fo:orphans="2" style:vertical-align="auto" style:line-height-at-least="0.1979in" fo:background-color="#1E1E1E"/>
      <style:text-properties fo:hyphenate="true"/>
    </style:style>
    <style:style style:name="T52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8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8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286" style:parent-style-name="Normal" style:family="paragraph">
      <style:paragraph-properties fo:widows="2" fo:orphans="2" style:vertical-align="auto" style:line-height-at-least="0.1979in" fo:background-color="#1E1E1E"/>
      <style:text-properties fo:hyphenate="true"/>
    </style:style>
    <style:style style:name="T52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8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2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9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9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2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2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2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2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03" style:parent-style-name="Normal" style:family="paragraph">
      <style:paragraph-properties fo:widows="2" fo:orphans="2" style:vertical-align="auto" style:line-height-at-least="0.1979in" fo:background-color="#1E1E1E"/>
      <style:text-properties fo:hyphenate="true"/>
    </style:style>
    <style:style style:name="T53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0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1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2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2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24" style:parent-style-name="Normal" style:family="paragraph">
      <style:paragraph-properties fo:widows="2" fo:orphans="2" style:vertical-align="auto" style:line-height-at-least="0.1979in" fo:background-color="#1E1E1E"/>
      <style:text-properties fo:hyphenate="true"/>
    </style:style>
    <style:style style:name="T53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29" style:parent-style-name="Normal" style:family="paragraph">
      <style:paragraph-properties fo:widows="2" fo:orphans="2" style:vertical-align="auto" style:line-height-at-least="0.1979in" fo:background-color="#1E1E1E"/>
      <style:text-properties fo:hyphenate="true"/>
    </style:style>
    <style:style style:name="T53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3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38" style:parent-style-name="Normal" style:family="paragraph">
      <style:paragraph-properties fo:widows="2" fo:orphans="2" style:vertical-align="auto" style:line-height-at-least="0.1979in" fo:background-color="#1E1E1E"/>
      <style:text-properties fo:hyphenate="true"/>
    </style:style>
    <style:style style:name="T53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55" style:parent-style-name="Normal" style:family="paragraph">
      <style:paragraph-properties fo:widows="2" fo:orphans="2" style:vertical-align="auto" style:line-height-at-least="0.1979in" fo:background-color="#1E1E1E"/>
      <style:text-properties fo:hyphenate="true"/>
    </style:style>
    <style:style style:name="T53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7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76" style:parent-style-name="Normal" style:family="paragraph">
      <style:paragraph-properties fo:widows="2" fo:orphans="2" style:vertical-align="auto" style:line-height-at-least="0.1979in" fo:background-color="#1E1E1E"/>
      <style:text-properties fo:hyphenate="true"/>
    </style:style>
    <style:style style:name="T53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7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81" style:parent-style-name="Normal" style:family="paragraph">
      <style:paragraph-properties fo:widows="2" fo:orphans="2" style:vertical-align="auto" style:line-height-at-least="0.1979in" fo:background-color="#1E1E1E"/>
      <style:text-properties fo:hyphenate="true"/>
    </style:style>
    <style:style style:name="T53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8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3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8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3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94" style:parent-style-name="Normal" style:family="paragraph">
      <style:paragraph-properties fo:widows="2" fo:orphans="2" style:vertical-align="auto" style:line-height-at-least="0.1979in" fo:background-color="#1E1E1E"/>
      <style:text-properties fo:hyphenate="true"/>
    </style:style>
    <style:style style:name="T53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3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3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399" style:parent-style-name="Normal" style:family="paragraph">
      <style:paragraph-properties fo:widows="2" fo:orphans="2" style:vertical-align="auto" style:line-height-at-least="0.1979in" fo:background-color="#1E1E1E"/>
      <style:text-properties fo:hyphenate="true"/>
    </style:style>
    <style:style style:name="T54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4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40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404" style:parent-style-name="Normal" style:family="paragraph">
      <style:paragraph-properties fo:widows="2" fo:orphans="2" style:vertical-align="auto" style:line-height-at-least="0.1979in" fo:background-color="#1E1E1E"/>
      <style:text-properties fo:hyphenate="true"/>
    </style:style>
    <style:style style:name="T54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40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408" style:parent-style-name="Normal" style:family="paragraph">
      <style:paragraph-properties fo:widows="2" fo:orphans="2" style:vertical-align="auto" style:line-height-at-least="0.1979in" fo:background-color="#1E1E1E"/>
      <style:text-properties fo:hyphenate="true"/>
    </style:style>
    <style:style style:name="T54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10"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54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12"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54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414" style:parent-style-name="Normal" style:family="paragraph">
      <style:paragraph-properties fo:widows="2" fo:orphans="2" style:vertical-align="auto" style:line-height-at-least="0.1979in" fo:background-color="#1E1E1E"/>
      <style:text-properties fo:hyphenate="true"/>
    </style:style>
    <style:style style:name="T54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1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4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4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421" style:parent-style-name="Normal" style:family="paragraph">
      <style:paragraph-properties fo:widows="2" fo:orphans="2" style:vertical-align="auto" style:line-height-at-least="0.1979in" fo:background-color="#1E1E1E"/>
      <style:text-properties fo:hyphenate="true"/>
    </style:style>
    <style:style style:name="T54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4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425" style:parent-style-name="Normal" style:family="paragraph">
      <style:paragraph-properties fo:widows="2" fo:orphans="2" style:vertical-align="auto" style:line-height-at-least="0.1979in" fo:background-color="#1E1E1E"/>
      <style:text-properties fo:hyphenate="true"/>
    </style:style>
    <style:style style:name="T54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4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429" style:parent-style-name="Normal" style:family="paragraph">
      <style:paragraph-properties fo:widows="2" fo:orphans="2" style:vertical-align="auto" style:line-height-at-least="0.1979in" fo:background-color="#1E1E1E"/>
      <style:text-properties fo:hyphenate="true"/>
    </style:style>
    <style:style style:name="T54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3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3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3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4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441" style:parent-style-name="Normal" style:family="paragraph">
      <style:paragraph-properties fo:widows="2" fo:orphans="2" style:vertical-align="auto" style:line-height-at-least="0.1979in" fo:background-color="#1E1E1E"/>
      <style:text-properties fo:hyphenate="true"/>
    </style:style>
    <style:style style:name="T54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4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4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447" style:parent-style-name="Normal" style:family="paragraph">
      <style:paragraph-properties fo:widows="2" fo:orphans="2" style:vertical-align="auto" style:line-height-at-least="0.1979in" fo:background-color="#1E1E1E"/>
      <style:text-properties fo:hyphenate="true"/>
    </style:style>
    <style:style style:name="T54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4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5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5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5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5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6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463" style:parent-style-name="Normal" style:family="paragraph">
      <style:paragraph-properties fo:widows="2" fo:orphans="2" style:vertical-align="auto" style:line-height-at-least="0.1979in" fo:background-color="#1E1E1E"/>
      <style:text-properties fo:hyphenate="true"/>
    </style:style>
    <style:style style:name="T54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65"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54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6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7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7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4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77"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54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479" style:parent-style-name="Normal" style:family="paragraph">
      <style:paragraph-properties fo:widows="2" fo:orphans="2" style:vertical-align="auto" style:line-height-at-least="0.1979in" fo:background-color="#1E1E1E"/>
      <style:text-properties fo:hyphenate="true"/>
    </style:style>
    <style:style style:name="T54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8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4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8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8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4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8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491" style:parent-style-name="Normal" style:family="paragraph">
      <style:paragraph-properties fo:widows="2" fo:orphans="2" style:vertical-align="auto" style:line-height-at-least="0.1979in" fo:background-color="#1E1E1E"/>
      <style:text-properties fo:hyphenate="true"/>
    </style:style>
    <style:style style:name="T54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9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4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9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4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497" style:parent-style-name="Normal" style:family="paragraph">
      <style:paragraph-properties fo:widows="2" fo:orphans="2" style:vertical-align="auto" style:line-height-at-least="0.1979in" fo:background-color="#1E1E1E"/>
      <style:text-properties fo:hyphenate="true"/>
    </style:style>
    <style:style style:name="T54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4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02" style:parent-style-name="Normal" style:family="paragraph">
      <style:paragraph-properties fo:widows="2" fo:orphans="2" style:vertical-align="auto" style:line-height-at-least="0.1979in" fo:background-color="#1E1E1E"/>
      <style:text-properties fo:hyphenate="true"/>
    </style:style>
    <style:style style:name="T55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07" style:parent-style-name="Normal" style:family="paragraph">
      <style:paragraph-properties fo:widows="2" fo:orphans="2" style:vertical-align="auto" style:line-height-at-least="0.1979in" fo:background-color="#1E1E1E"/>
      <style:text-properties fo:hyphenate="true"/>
    </style:style>
    <style:style style:name="T55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0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1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5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1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16" style:parent-style-name="Normal" style:family="paragraph">
      <style:paragraph-properties fo:widows="2" fo:orphans="2" style:vertical-align="auto" style:line-height-at-least="0.1979in" fo:background-color="#1E1E1E"/>
      <style:text-properties fo:hyphenate="true"/>
    </style:style>
    <style:style style:name="T55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1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1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5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22" style:parent-style-name="Normal" style:family="paragraph">
      <style:paragraph-properties fo:widows="2" fo:orphans="2" style:vertical-align="auto" style:line-height-at-least="0.1979in" fo:background-color="#1E1E1E"/>
      <style:text-properties fo:hyphenate="true"/>
    </style:style>
    <style:style style:name="T55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2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30" style:parent-style-name="Normal" style:family="paragraph">
      <style:paragraph-properties fo:widows="2" fo:orphans="2" style:vertical-align="auto" style:line-height-at-least="0.1979in" fo:background-color="#1E1E1E"/>
      <style:text-properties fo:hyphenate="true"/>
    </style:style>
    <style:style style:name="T55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3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3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5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546" style:parent-style-name="Normal" style:family="paragraph">
      <style:paragraph-properties fo:widows="2" fo:orphans="2" style:vertical-align="auto" style:line-height-at-least="0.1979in" fo:background-color="#1E1E1E"/>
      <style:text-properties fo:hyphenate="true"/>
    </style:style>
    <style:style style:name="T55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4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5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5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54" style:parent-style-name="Normal" style:family="paragraph">
      <style:paragraph-properties fo:widows="2" fo:orphans="2" style:vertical-align="auto" style:line-height-at-least="0.1979in" fo:background-color="#1E1E1E"/>
      <style:text-properties fo:hyphenate="true"/>
    </style:style>
    <style:style style:name="T55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5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55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6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55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62" style:parent-style-name="Normal" style:family="paragraph">
      <style:paragraph-properties fo:widows="2" fo:orphans="2" style:vertical-align="auto" style:line-height-at-least="0.1979in" fo:background-color="#1E1E1E"/>
      <style:text-properties fo:hyphenate="true"/>
    </style:style>
    <style:style style:name="T55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6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5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7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7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7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5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5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88" style:parent-style-name="Normal" style:family="paragraph">
      <style:paragraph-properties fo:widows="2" fo:orphans="2" style:vertical-align="auto" style:line-height-at-least="0.1979in" fo:background-color="#1E1E1E"/>
      <style:text-properties fo:hyphenate="true"/>
    </style:style>
    <style:style style:name="T55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90"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55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592" style:parent-style-name="Normal" style:family="paragraph">
      <style:paragraph-properties fo:widows="2" fo:orphans="2" style:vertical-align="auto" style:line-height-at-least="0.1979in" fo:background-color="#1E1E1E"/>
      <style:text-properties fo:hyphenate="true"/>
    </style:style>
    <style:style style:name="T55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9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9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5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59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5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602" style:parent-style-name="Normal" style:family="paragraph">
      <style:paragraph-properties fo:widows="2" fo:orphans="2" style:vertical-align="auto" style:line-height-at-least="0.1979in" fo:background-color="#1E1E1E"/>
      <style:text-properties fo:hyphenate="true"/>
    </style:style>
    <style:style style:name="T56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0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6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0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6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1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6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6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6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61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61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620" style:parent-style-name="Normal" style:family="paragraph">
      <style:paragraph-properties fo:widows="2" fo:orphans="2" style:vertical-align="auto" style:line-height-at-least="0.1979in" fo:background-color="#1E1E1E"/>
      <style:text-properties fo:hyphenate="true"/>
    </style:style>
    <style:style style:name="T56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6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624" style:parent-style-name="Normal" style:family="paragraph">
      <style:text-properties style:font-name="Times New Roman" style:font-name-complex="Times New Roman"/>
    </style:style>
    <style:style style:name="P562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62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627" style:parent-style-name="Normal" style:family="paragraph">
      <style:paragraph-properties fo:widows="2" fo:orphans="2" style:vertical-align="auto" style:line-height-at-least="0.1979in" fo:background-color="#1E1E1E"/>
      <style:text-properties fo:hyphenate="true"/>
    </style:style>
    <style:style style:name="T56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630" style:parent-style-name="Normal" style:family="paragraph">
      <style:paragraph-properties fo:widows="2" fo:orphans="2" style:vertical-align="auto" style:line-height-at-least="0.1979in" fo:background-color="#1E1E1E"/>
      <style:text-properties fo:hyphenate="true"/>
    </style:style>
    <style:style style:name="T56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634" style:parent-style-name="Normal" style:family="paragraph">
      <style:paragraph-properties fo:widows="2" fo:orphans="2" style:vertical-align="auto" style:line-height-at-least="0.1979in" fo:background-color="#1E1E1E"/>
      <style:text-properties fo:hyphenate="true"/>
    </style:style>
    <style:style style:name="T56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3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6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4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5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5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6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660" style:parent-style-name="Normal" style:family="paragraph">
      <style:paragraph-properties fo:widows="2" fo:orphans="2" style:vertical-align="auto" style:line-height-at-least="0.1979in" fo:background-color="#1E1E1E"/>
      <style:text-properties fo:hyphenate="true"/>
    </style:style>
    <style:style style:name="T56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P5662" style:parent-style-name="Normal" style:family="paragraph">
      <style:paragraph-properties fo:widows="2" fo:orphans="2" style:vertical-align="auto" style:line-height-at-least="0.1979in" fo:background-color="#1E1E1E"/>
      <style:text-properties fo:hyphenate="true"/>
    </style:style>
    <style:style style:name="T56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66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6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67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671" style:parent-style-name="Normal" style:family="paragraph">
      <style:paragraph-properties fo:widows="2" fo:orphans="2" style:vertical-align="auto" style:line-height-at-least="0.1979in" fo:background-color="#1E1E1E"/>
      <style:text-properties fo:hyphenate="true"/>
    </style:style>
    <style:style style:name="T56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6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7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7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680" style:parent-style-name="Normal" style:family="paragraph">
      <style:paragraph-properties fo:widows="2" fo:orphans="2" style:vertical-align="auto" style:line-height-at-least="0.1979in" fo:background-color="#1E1E1E"/>
      <style:text-properties fo:hyphenate="true"/>
    </style:style>
    <style:style style:name="T56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6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8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8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9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6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6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6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6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707" style:parent-style-name="Normal" style:family="paragraph">
      <style:paragraph-properties fo:widows="2" fo:orphans="2" style:vertical-align="auto" style:line-height-at-least="0.1979in" fo:background-color="#1E1E1E"/>
      <style:text-properties fo:hyphenate="true"/>
    </style:style>
    <style:style style:name="T57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716" style:parent-style-name="Normal" style:family="paragraph">
      <style:paragraph-properties fo:widows="2" fo:orphans="2" style:vertical-align="auto" style:line-height-at-least="0.1979in" fo:background-color="#1E1E1E"/>
      <style:text-properties fo:hyphenate="true"/>
    </style:style>
    <style:style style:name="T57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2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2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2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7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3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737" style:parent-style-name="Normal" style:family="paragraph">
      <style:paragraph-properties fo:widows="2" fo:orphans="2" style:vertical-align="auto" style:line-height-at-least="0.1979in" fo:background-color="#1E1E1E"/>
      <style:text-properties fo:hyphenate="true"/>
    </style:style>
    <style:style style:name="T57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4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4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4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4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57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758" style:parent-style-name="Normal" style:family="paragraph">
      <style:paragraph-properties fo:widows="2" fo:orphans="2" style:vertical-align="auto" style:line-height-at-least="0.1979in" fo:background-color="#1E1E1E"/>
      <style:text-properties fo:hyphenate="true"/>
    </style:style>
    <style:style style:name="T57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6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767" style:parent-style-name="Normal" style:family="paragraph">
      <style:paragraph-properties fo:widows="2" fo:orphans="2" style:vertical-align="auto" style:line-height-at-least="0.1979in" fo:background-color="#1E1E1E"/>
      <style:text-properties fo:hyphenate="true"/>
    </style:style>
    <style:style style:name="T57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772" style:parent-style-name="Normal" style:family="paragraph">
      <style:paragraph-properties fo:widows="2" fo:orphans="2" style:vertical-align="auto" style:line-height-at-least="0.1979in" fo:background-color="#1E1E1E"/>
      <style:text-properties fo:hyphenate="true"/>
    </style:style>
    <style:style style:name="T57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7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781" style:parent-style-name="Normal" style:family="paragraph">
      <style:paragraph-properties fo:widows="2" fo:orphans="2" style:vertical-align="auto" style:line-height-at-least="0.1979in" fo:background-color="#1E1E1E"/>
      <style:text-properties fo:hyphenate="true"/>
    </style:style>
    <style:style style:name="T57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8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8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7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7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7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79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7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0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02" style:parent-style-name="Normal" style:family="paragraph">
      <style:paragraph-properties fo:widows="2" fo:orphans="2" style:vertical-align="auto" style:line-height-at-least="0.1979in" fo:background-color="#1E1E1E"/>
      <style:text-properties fo:hyphenate="true"/>
    </style:style>
    <style:style style:name="T58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0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11" style:parent-style-name="Normal" style:family="paragraph">
      <style:paragraph-properties fo:widows="2" fo:orphans="2" style:vertical-align="auto" style:line-height-at-least="0.1979in" fo:background-color="#1E1E1E"/>
      <style:text-properties fo:hyphenate="true"/>
    </style:style>
    <style:style style:name="T58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1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1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20" style:parent-style-name="Normal" style:family="paragraph">
      <style:paragraph-properties fo:widows="2" fo:orphans="2" style:vertical-align="auto" style:line-height-at-least="0.1979in" fo:background-color="#1E1E1E"/>
      <style:text-properties fo:hyphenate="true"/>
    </style:style>
    <style:style style:name="T58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2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2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3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3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4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45" style:parent-style-name="Normal" style:family="paragraph">
      <style:paragraph-properties fo:widows="2" fo:orphans="2" style:vertical-align="auto" style:line-height-at-least="0.1979in" fo:background-color="#1E1E1E"/>
      <style:text-properties fo:hyphenate="true"/>
    </style:style>
    <style:style style:name="T58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50" style:parent-style-name="Normal" style:family="paragraph">
      <style:paragraph-properties fo:widows="2" fo:orphans="2" style:vertical-align="auto" style:line-height-at-least="0.1979in" fo:background-color="#1E1E1E"/>
      <style:text-properties fo:hyphenate="true"/>
    </style:style>
    <style:style style:name="T58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5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6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6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6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7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7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78" style:parent-style-name="Normal" style:family="paragraph">
      <style:paragraph-properties fo:widows="2" fo:orphans="2" style:vertical-align="auto" style:line-height-at-least="0.1979in" fo:background-color="#1E1E1E"/>
      <style:text-properties fo:hyphenate="true"/>
    </style:style>
    <style:style style:name="T58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8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8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887" style:parent-style-name="Normal" style:family="paragraph">
      <style:paragraph-properties fo:widows="2" fo:orphans="2" style:vertical-align="auto" style:line-height-at-least="0.1979in" fo:background-color="#1E1E1E"/>
      <style:text-properties fo:hyphenate="true"/>
    </style:style>
    <style:style style:name="T58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8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8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8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8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8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0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9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0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9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0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0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9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9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14" style:parent-style-name="Normal" style:family="paragraph">
      <style:paragraph-properties fo:widows="2" fo:orphans="2" style:vertical-align="auto" style:line-height-at-least="0.1979in" fo:background-color="#1E1E1E"/>
      <style:text-properties fo:hyphenate="true"/>
    </style:style>
    <style:style style:name="T59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19" style:parent-style-name="Normal" style:family="paragraph">
      <style:paragraph-properties fo:widows="2" fo:orphans="2" style:vertical-align="auto" style:line-height-at-least="0.1979in" fo:background-color="#1E1E1E"/>
      <style:text-properties fo:hyphenate="true"/>
    </style:style>
    <style:style style:name="T59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24" style:parent-style-name="Normal" style:family="paragraph">
      <style:paragraph-properties fo:widows="2" fo:orphans="2" style:vertical-align="auto" style:line-height-at-least="0.1979in" fo:background-color="#1E1E1E"/>
      <style:text-properties fo:hyphenate="true"/>
    </style:style>
    <style:style style:name="T59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29" style:parent-style-name="Normal" style:family="paragraph">
      <style:paragraph-properties fo:widows="2" fo:orphans="2" style:vertical-align="auto" style:line-height-at-least="0.1979in" fo:background-color="#1E1E1E"/>
      <style:text-properties fo:hyphenate="true"/>
    </style:style>
    <style:style style:name="T59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9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3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9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38" style:parent-style-name="Normal" style:family="paragraph">
      <style:paragraph-properties fo:widows="2" fo:orphans="2" style:vertical-align="auto" style:line-height-at-least="0.1979in" fo:background-color="#1E1E1E"/>
      <style:text-properties fo:hyphenate="true"/>
    </style:style>
    <style:style style:name="T59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9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9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9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9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5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9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5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9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63" style:parent-style-name="Normal" style:family="paragraph">
      <style:paragraph-properties fo:widows="2" fo:orphans="2" style:vertical-align="auto" style:line-height-at-least="0.1979in" fo:background-color="#1E1E1E"/>
      <style:text-properties fo:hyphenate="true"/>
    </style:style>
    <style:style style:name="T59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68" style:parent-style-name="Normal" style:family="paragraph">
      <style:paragraph-properties fo:widows="2" fo:orphans="2" style:vertical-align="auto" style:line-height-at-least="0.1979in" fo:background-color="#1E1E1E"/>
      <style:text-properties fo:hyphenate="true"/>
    </style:style>
    <style:style style:name="T59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7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5974" style:parent-style-name="Normal" style:family="paragraph">
      <style:paragraph-properties fo:widows="2" fo:orphans="2" style:vertical-align="auto" style:line-height-at-least="0.1979in" fo:background-color="#1E1E1E"/>
      <style:text-properties fo:hyphenate="true"/>
    </style:style>
    <style:style style:name="T59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79" style:parent-style-name="Normal" style:family="paragraph">
      <style:paragraph-properties fo:widows="2" fo:orphans="2" style:vertical-align="auto" style:line-height-at-least="0.1979in" fo:background-color="#1E1E1E"/>
      <style:text-properties fo:hyphenate="true"/>
    </style:style>
    <style:style style:name="T59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83" style:parent-style-name="Normal" style:family="paragraph">
      <style:paragraph-properties fo:widows="2" fo:orphans="2" style:vertical-align="auto" style:line-height-at-least="0.1979in" fo:background-color="#1E1E1E"/>
      <style:text-properties fo:hyphenate="true"/>
    </style:style>
    <style:style style:name="T59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59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59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5987" style:parent-style-name="Normal" style:family="paragraph">
      <style:paragraph-properties fo:widows="2" fo:orphans="2" style:vertical-align="auto" style:line-height-at-least="0.1979in" fo:background-color="#1E1E1E"/>
      <style:text-properties fo:hyphenate="true"/>
    </style:style>
    <style:style style:name="T59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89"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59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91"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US" style:language-complex="ar" style:country-complex="SA"/>
    </style:style>
    <style:style style:name="T59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993" style:parent-style-name="Normal" style:family="paragraph">
      <style:paragraph-properties fo:widows="2" fo:orphans="2" style:vertical-align="auto" style:line-height-at-least="0.1979in" fo:background-color="#1E1E1E"/>
      <style:text-properties fo:hyphenate="true"/>
    </style:style>
    <style:style style:name="T59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59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9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99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6000" style:parent-style-name="Normal" style:family="paragraph">
      <style:paragraph-properties fo:widows="2" fo:orphans="2" style:vertical-align="auto" style:line-height-at-least="0.1979in" fo:background-color="#1E1E1E"/>
      <style:text-properties fo:hyphenate="true"/>
    </style:style>
    <style:style style:name="T60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0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600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6005" style:parent-style-name="Normal" style:family="paragraph">
      <style:paragraph-properties fo:widows="2" fo:orphans="2" style:vertical-align="auto" style:line-height-at-least="0.1979in" fo:background-color="#1E1E1E"/>
      <style:text-properties fo:hyphenate="true"/>
    </style:style>
    <style:style style:name="T60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0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6009" style:parent-style-name="Normal" style:family="paragraph">
      <style:paragraph-properties fo:widows="2" fo:orphans="2" style:vertical-align="auto" style:line-height-at-least="0.1979in" fo:background-color="#1E1E1E"/>
      <style:text-properties fo:hyphenate="true"/>
    </style:style>
    <style:style style:name="T60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1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0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1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019" style:parent-style-name="Normal" style:family="paragraph">
      <style:paragraph-properties fo:widows="2" fo:orphans="2" style:vertical-align="auto" style:line-height-at-least="0.1979in" fo:background-color="#1E1E1E"/>
      <style:text-properties fo:hyphenate="true"/>
    </style:style>
    <style:style style:name="T60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2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0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2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2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0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2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031" style:parent-style-name="Normal" style:family="paragraph">
      <style:paragraph-properties fo:widows="2" fo:orphans="2" style:vertical-align="auto" style:line-height-at-least="0.1979in" fo:background-color="#1E1E1E"/>
      <style:text-properties fo:hyphenate="true"/>
    </style:style>
    <style:style style:name="T60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33"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60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0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37"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60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039" style:parent-style-name="Normal" style:family="paragraph">
      <style:paragraph-properties fo:widows="2" fo:orphans="2" style:vertical-align="auto" style:line-height-at-least="0.1979in" fo:background-color="#1E1E1E"/>
      <style:text-properties fo:hyphenate="true"/>
    </style:style>
    <style:style style:name="T60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41"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60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045" style:parent-style-name="Normal" style:family="paragraph">
      <style:paragraph-properties fo:widows="2" fo:orphans="2" style:vertical-align="auto" style:line-height-at-least="0.1979in" fo:background-color="#1E1E1E"/>
      <style:text-properties fo:hyphenate="true"/>
    </style:style>
    <style:style style:name="T60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47"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60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049" style:parent-style-name="Normal" style:family="paragraph">
      <style:paragraph-properties fo:widows="2" fo:orphans="2" style:vertical-align="auto" style:line-height-at-least="0.1979in" fo:background-color="#1E1E1E"/>
      <style:text-properties fo:hyphenate="true"/>
    </style:style>
    <style:style style:name="T60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5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5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0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5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5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5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0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61"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60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0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606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6065" style:parent-style-name="Normal" style:family="paragraph">
      <style:paragraph-properties fo:widows="2" fo:orphans="2" style:vertical-align="auto" style:line-height-at-least="0.1979in" fo:background-color="#1E1E1E"/>
      <style:text-properties fo:hyphenate="true"/>
    </style:style>
    <style:style style:name="T60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67"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6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0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7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075" style:parent-style-name="Normal" style:family="paragraph">
      <style:paragraph-properties fo:widows="2" fo:orphans="2" style:vertical-align="auto" style:line-height-at-least="0.1979in" fo:background-color="#1E1E1E"/>
      <style:text-properties fo:hyphenate="true"/>
    </style:style>
    <style:style style:name="T60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0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7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0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8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8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0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8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087" style:parent-style-name="Normal" style:family="paragraph">
      <style:paragraph-properties fo:widows="2" fo:orphans="2" style:vertical-align="auto" style:line-height-at-least="0.1979in" fo:background-color="#1E1E1E"/>
      <style:text-properties fo:hyphenate="true"/>
    </style:style>
    <style:style style:name="T60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8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9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0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9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95"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0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9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0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099"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61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6102" style:parent-style-name="Normal" style:family="paragraph">
      <style:paragraph-properties fo:widows="2" fo:orphans="2" style:vertical-align="auto" style:line-height-at-least="0.1979in" fo:background-color="#1E1E1E"/>
      <style:text-properties fo:hyphenate="true"/>
    </style:style>
    <style:style style:name="T61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0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0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1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12" style:parent-style-name="Normal" style:family="paragraph">
      <style:paragraph-properties fo:widows="2" fo:orphans="2" style:vertical-align="auto" style:line-height-at-least="0.1979in" fo:background-color="#1E1E1E"/>
      <style:text-properties fo:hyphenate="true"/>
    </style:style>
    <style:style style:name="T61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1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16" style:parent-style-name="Normal" style:family="paragraph">
      <style:paragraph-properties fo:widows="2" fo:orphans="2" style:vertical-align="auto" style:line-height-at-least="0.1979in" fo:background-color="#1E1E1E"/>
      <style:text-properties fo:hyphenate="true"/>
    </style:style>
    <style:style style:name="T61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1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2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22" style:parent-style-name="Normal" style:family="paragraph">
      <style:paragraph-properties fo:widows="2" fo:orphans="2" style:vertical-align="auto" style:line-height-at-least="0.1979in" fo:background-color="#1E1E1E"/>
      <style:text-properties fo:hyphenate="true"/>
    </style:style>
    <style:style style:name="T61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2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27" style:parent-style-name="Normal" style:family="paragraph">
      <style:paragraph-properties fo:widows="2" fo:orphans="2" style:vertical-align="auto" style:line-height-at-least="0.1979in" fo:background-color="#1E1E1E"/>
      <style:text-properties fo:hyphenate="true"/>
    </style:style>
    <style:style style:name="T61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3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32" style:parent-style-name="Normal" style:family="paragraph">
      <style:paragraph-properties fo:widows="2" fo:orphans="2" style:vertical-align="auto" style:line-height-at-least="0.1979in" fo:background-color="#1E1E1E"/>
      <style:text-properties fo:hyphenate="true"/>
    </style:style>
    <style:style style:name="T61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1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4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4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1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5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5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56" style:parent-style-name="Normal" style:family="paragraph">
      <style:paragraph-properties fo:widows="2" fo:orphans="2" style:vertical-align="auto" style:line-height-at-least="0.1979in" fo:background-color="#1E1E1E"/>
      <style:text-properties fo:hyphenate="true"/>
    </style:style>
    <style:style style:name="T61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5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5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1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64" style:parent-style-name="Normal" style:family="paragraph">
      <style:paragraph-properties fo:widows="2" fo:orphans="2" style:vertical-align="auto" style:line-height-at-least="0.1979in" fo:background-color="#1E1E1E"/>
      <style:text-properties fo:hyphenate="true"/>
    </style:style>
    <style:style style:name="T61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6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61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US" style:language-complex="ar" style:country-complex="SA"/>
    </style:style>
    <style:style style:name="T61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7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61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72" style:parent-style-name="Normal" style:family="paragraph">
      <style:paragraph-properties fo:widows="2" fo:orphans="2" style:vertical-align="auto" style:line-height-at-least="0.1979in" fo:background-color="#1E1E1E"/>
      <style:text-properties fo:hyphenate="true"/>
    </style:style>
    <style:style style:name="T61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7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178" style:parent-style-name="Normal" style:family="paragraph">
      <style:paragraph-properties fo:widows="2" fo:orphans="2" style:vertical-align="auto" style:line-height-at-least="0.1979in" fo:background-color="#1E1E1E"/>
      <style:text-properties fo:hyphenate="true"/>
    </style:style>
    <style:style style:name="T61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8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8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8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8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9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9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9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1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1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0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2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202" style:parent-style-name="Normal" style:family="paragraph">
      <style:paragraph-properties fo:widows="2" fo:orphans="2" style:vertical-align="auto" style:line-height-at-least="0.1979in" fo:background-color="#1E1E1E"/>
      <style:text-properties fo:hyphenate="true"/>
    </style:style>
    <style:style style:name="T62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0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2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2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0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2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62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212" style:parent-style-name="Normal" style:family="paragraph">
      <style:paragraph-properties fo:widows="2" fo:orphans="2" style:vertical-align="auto" style:line-height-at-least="0.1979in" fo:background-color="#1E1E1E"/>
      <style:text-properties fo:hyphenate="true"/>
    </style:style>
    <style:style style:name="T62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21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2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2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62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621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6219" style:parent-style-name="Normal" style:family="paragraph">
      <style:paragraph-properties fo:widows="2" fo:orphans="2" style:vertical-align="auto" style:line-height-at-least="0.1979in" fo:background-color="#1E1E1E"/>
      <style:text-properties fo:hyphenate="true"/>
    </style:style>
    <style:style style:name="T62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T62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2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US" style:language-complex="ar" style:country-complex="SA"/>
    </style:style>
    <style:style style:name="P6223" style:parent-style-name="Normal" style:family="paragraph">
      <style:text-properties style:font-name="Times New Roman" style:font-name-complex="Times New Roman" fo:font-weight="bold" style:font-weight-asian="bold" style:font-weight-complex="bold" fo:font-size="14pt" style:font-size-asian="14pt" style:font-size-complex="14pt"/>
    </style:style>
  </office:automatic-styles>
  <office:body>
    <office:text text:use-soft-page-breaks="true">
      <text:p text:style-name="P1">1)ABOUT.php</text:p>
      <text:p text:style-name="P6"/>
      <text:p text:style-name="P7"><text:span text:style-name="T8"> </text:span><text:span text:style-name="T9">&lt;!-- Masthead--&gt;</text:span></text:p>
      <text:p text:style-name="P10"><text:span text:style-name="T11">       <text:s/></text:span><text:span text:style-name="T12">&lt;</text:span><text:span text:style-name="T13">header</text:span><text:span text:style-name="T14"><text:s/></text:span><text:span text:style-name="T15">class</text:span><text:span text:style-name="T16">=</text:span><text:span text:style-name="T17">"masthead"</text:span><text:span text:style-name="T18">&gt;</text:span></text:p>
      <text:p text:style-name="P19"><text:span text:style-name="T20">           <text:s/></text:span><text:span text:style-name="T21">&lt;</text:span><text:span text:style-name="T22">div</text:span><text:span text:style-name="T23"><text:s/></text:span><text:span text:style-name="T24">class</text:span><text:span text:style-name="T25">=</text:span><text:span text:style-name="T26">"container h-100"</text:span><text:span text:style-name="T27">&gt;</text:span></text:p>
      <text:p text:style-name="P28"><text:span text:style-name="T29">               <text:s/></text:span><text:span text:style-name="T30">&lt;</text:span><text:span text:style-name="T31">div</text:span><text:span text:style-name="T32"><text:s/></text:span><text:span text:style-name="T33">class</text:span><text:span text:style-name="T34">=</text:span><text:span text:style-name="T35">"row h-100 align-items-center justify-content-center text-center"</text:span><text:span text:style-name="T36">&gt;</text:span></text:p>
      <text:p text:style-name="P37"><text:span text:style-name="T38">                   <text:s/></text:span><text:span text:style-name="T39">&lt;</text:span><text:span text:style-name="T40">div</text:span><text:span text:style-name="T41"><text:s/></text:span><text:span text:style-name="T42">class</text:span><text:span text:style-name="T43">=</text:span><text:span text:style-name="T44">"col-lg-10 align-self-end mb-4"</text:span><text:span text:style-name="T45"><text:s/></text:span><text:span text:style-name="T46">style</text:span><text:span text:style-name="T47">=</text:span><text:span text:style-name="T48">"background: #0000002e;"</text:span><text:span text:style-name="T49">&gt;</text:span></text:p>
      <text:p text:style-name="P50"><text:span text:style-name="T51">                         </text:span><text:span text:style-name="T52">&lt;</text:span><text:span text:style-name="T53">h1</text:span><text:span text:style-name="T54"><text:s/></text:span><text:span text:style-name="T55">class</text:span><text:span text:style-name="T56">=</text:span><text:span text:style-name="T57">"text-uppercase text-white font-weight-bold"</text:span><text:span text:style-name="T58">&gt;</text:span><text:span text:style-name="T59">About Us</text:span><text:span text:style-name="T60">&lt;/</text:span><text:span text:style-name="T61">h1</text:span><text:span text:style-name="T62">&gt;</text:span></text:p>
      <text:p text:style-name="P63"><text:span text:style-name="T64">                       <text:s/></text:span><text:span text:style-name="T65">&lt;</text:span><text:span text:style-name="T66">hr</text:span><text:span text:style-name="T67"><text:s/></text:span><text:span text:style-name="T68">class</text:span><text:span text:style-name="T69">=</text:span><text:span text:style-name="T70">"divider my-4"</text:span><text:span text:style-name="T71"><text:s/></text:span><text:span text:style-name="T72">/&gt;</text:span></text:p>
      <text:p text:style-name="P73"><text:span text:style-name="T74">                   <text:s/></text:span><text:span text:style-name="T75">&lt;/</text:span><text:span text:style-name="T76">div</text:span><text:span text:style-name="T77">&gt;</text:span></text:p>
      <text:p text:style-name="P78">                   <text:s/></text:p>
      <text:p text:style-name="P79"><text:span text:style-name="T80">               <text:s/></text:span><text:span text:style-name="T81">&lt;/</text:span><text:span text:style-name="T82">div</text:span><text:span text:style-name="T83">&gt;</text:span></text:p>
      <text:p text:style-name="P84"><text:span text:style-name="T85">           <text:s/></text:span><text:span text:style-name="T86">&lt;/</text:span><text:span text:style-name="T87">div</text:span><text:span text:style-name="T88">&gt;</text:span></text:p>
      <text:p text:style-name="P89"><text:span text:style-name="T90">       <text:s/></text:span><text:span text:style-name="T91">&lt;/</text:span><text:span text:style-name="T92">header</text:span><text:span text:style-name="T93">&gt;</text:span></text:p>
      <text:p text:style-name="P94"/>
      <text:p text:style-name="P95"><text:span text:style-name="T96">   <text:s/></text:span><text:span text:style-name="T97">&lt;</text:span><text:span text:style-name="T98">section</text:span><text:span text:style-name="T99"><text:s/></text:span><text:span text:style-name="T100">class</text:span><text:span text:style-name="T101">=</text:span><text:span text:style-name="T102">"page-section"</text:span><text:span text:style-name="T103">&gt;</text:span></text:p>
      <text:p text:style-name="P104"><text:span text:style-name="T105">       <text:s/></text:span><text:span text:style-name="T106">&lt;</text:span><text:span text:style-name="T107">div</text:span><text:span text:style-name="T108"><text:s/></text:span><text:span text:style-name="T109">class</text:span><text:span text:style-name="T110">=</text:span><text:span text:style-name="T111">"container"</text:span><text:span text:style-name="T112">&gt;</text:span></text:p>
      <text:p text:style-name="P113"><text:span text:style-name="T114">   <text:s/></text:span><text:span text:style-name="T115">&lt;?php</text:span><text:span text:style-name="T116"><text:s/></text:span><text:span text:style-name="T117">echo</text:span><text:span text:style-name="T118"><text:s/></text:span><text:span text:style-name="T119">html_entity_decode</text:span><text:span text:style-name="T120">(</text:span><text:span text:style-name="T121">$_SESSION</text:span><text:span text:style-name="T122">[</text:span><text:span text:style-name="T123">'setting_about_content'</text:span><text:span text:style-name="T124">])<text:s/></text:span><text:span text:style-name="T125">?&gt;</text:span><text:span text:style-name="T126"><text:s/>       </text:span></text:p>
      <text:p text:style-name="P127">           <text:s/></text:p>
      <text:p text:style-name="P128"><text:span text:style-name="T129">       <text:s/></text:span><text:span text:style-name="T130">&lt;/</text:span><text:span text:style-name="T131">div</text:span><text:span text:style-name="T132">&gt;</text:span></text:p>
      <text:p text:style-name="P133"><text:span text:style-name="T134">       <text:s/></text:span><text:span text:style-name="T135">&lt;/</text:span><text:span text:style-name="T136">section</text:span><text:span text:style-name="T137">&gt;</text:span></text:p>
      <text:p text:style-name="P138"/>
      <text:p text:style-name="P139"><text:tab/></text:p>
      <text:p text:style-name="P140">2)CART_LIST.php</text:p>
      <text:p text:style-name="P141"/>
      <text:p text:style-name="P142"><text:span text:style-name="T143"> </text:span><text:span text:style-name="T144">&lt;!-- Masthead--&gt;</text:span></text:p>
      <text:p text:style-name="P145"><text:span text:style-name="T146">       <text:s/></text:span><text:span text:style-name="T147">&lt;</text:span><text:span text:style-name="T148">header</text:span><text:span text:style-name="T149"><text:s/></text:span><text:span text:style-name="T150">class</text:span><text:span text:style-name="T151">=</text:span><text:span text:style-name="T152">"masthead"</text:span><text:span text:style-name="T153">&gt;</text:span></text:p>
      <text:p text:style-name="P154"><text:span text:style-name="T155">           <text:s/></text:span><text:span text:style-name="T156">&lt;</text:span><text:span text:style-name="T157">div</text:span><text:span text:style-name="T158"><text:s/></text:span><text:span text:style-name="T159">class</text:span><text:span text:style-name="T160">=</text:span><text:span text:style-name="T161">"container h-100"</text:span><text:span text:style-name="T162">&gt;</text:span></text:p>
      <text:p text:style-name="P163"><text:span text:style-name="T164">               <text:s/></text:span><text:span text:style-name="T165">&lt;</text:span><text:span text:style-name="T166">div</text:span><text:span text:style-name="T167"><text:s/></text:span><text:span text:style-name="T168">class</text:span><text:span text:style-name="T169">=</text:span><text:span text:style-name="T170">"row h-100 align-items-center justify-content-center text-center"</text:span><text:span text:style-name="T171">&gt;</text:span></text:p>
      <text:p text:style-name="P172"><text:span text:style-name="T173">                   <text:s/></text:span><text:span text:style-name="T174">&lt;</text:span><text:span text:style-name="T175">div</text:span><text:span text:style-name="T176"><text:s/></text:span><text:span text:style-name="T177">class</text:span><text:span text:style-name="T178">=</text:span><text:span text:style-name="T179">"col-lg-10 align-self-end mb-4 page-title"</text:span><text:span text:style-name="T180">&gt;</text:span></text:p>
      <text:p text:style-name="P181"><text:span text:style-name="T182">                       <text:s/></text:span><text:span text:style-name="T183">&lt;</text:span><text:span text:style-name="T184">h3</text:span><text:span text:style-name="T185"><text:s/></text:span><text:span text:style-name="T186">class</text:span><text:span text:style-name="T187">=</text:span><text:span text:style-name="T188">"text-white"</text:span><text:span text:style-name="T189">&gt;</text:span><text:span text:style-name="T190">Cart List</text:span><text:span text:style-name="T191">&lt;/</text:span><text:span text:style-name="T192">h3</text:span><text:span text:style-name="T193">&gt;</text:span></text:p>
      <text:p text:style-name="P194"><text:span text:style-name="T195">                       <text:s/></text:span><text:span text:style-name="T196">&lt;</text:span><text:span text:style-name="T197">hr</text:span><text:span text:style-name="T198"><text:s/></text:span><text:span text:style-name="T199">class</text:span><text:span text:style-name="T200">=</text:span><text:span text:style-name="T201">"divider my-4"</text:span><text:span text:style-name="T202"><text:s/></text:span><text:span text:style-name="T203">/&gt;</text:span></text:p>
      <text:p text:style-name="P204"><text:span text:style-name="T205">                   <text:s/></text:span><text:span text:style-name="T206">&lt;/</text:span><text:span text:style-name="T207">div</text:span><text:span text:style-name="T208">&gt;</text:span></text:p>
      <text:p text:style-name="P209">                   <text:s/></text:p>
      <text:p text:style-name="P210"><text:span text:style-name="T211">               <text:s/></text:span><text:span text:style-name="T212">&lt;/</text:span><text:span text:style-name="T213">div</text:span><text:span text:style-name="T214">&gt;</text:span></text:p>
      <text:p text:style-name="P215"><text:span text:style-name="T216">           <text:s/></text:span><text:span text:style-name="T217">&lt;/</text:span><text:span text:style-name="T218">div</text:span><text:span text:style-name="T219">&gt;</text:span></text:p>
      <text:p text:style-name="P220"><text:span text:style-name="T221">       <text:s/></text:span><text:span text:style-name="T222">&lt;/</text:span><text:span text:style-name="T223">header</text:span><text:span text:style-name="T224">&gt;</text:span></text:p>
      <text:p text:style-name="P225"><text:span text:style-name="T226">   <text:s/></text:span><text:span text:style-name="T227">&lt;</text:span><text:span text:style-name="T228">section</text:span><text:span text:style-name="T229"><text:s/></text:span><text:span text:style-name="T230">class</text:span><text:span text:style-name="T231">=</text:span><text:span text:style-name="T232">"page-section"</text:span><text:span text:style-name="T233"><text:s/></text:span><text:span text:style-name="T234">id</text:span><text:span text:style-name="T235">=</text:span><text:span text:style-name="T236">"menu"</text:span><text:span text:style-name="T237">&gt;</text:span></text:p>
      <text:p text:style-name="P238"><text:span text:style-name="T239">       <text:s/></text:span><text:span text:style-name="T240">&lt;</text:span><text:span text:style-name="T241">div</text:span><text:span text:style-name="T242"><text:s/></text:span><text:span text:style-name="T243">class</text:span><text:span text:style-name="T244">=</text:span><text:span text:style-name="T245">"container"</text:span><text:span text:style-name="T246">&gt;</text:span></text:p>
      <text:p text:style-name="P247"><text:span text:style-name="T248">           <text:s/></text:span><text:span text:style-name="T249">&lt;</text:span><text:span text:style-name="T250">div</text:span><text:span text:style-name="T251"><text:s/></text:span><text:span text:style-name="T252">class</text:span><text:span text:style-name="T253">=</text:span><text:span text:style-name="T254">"row"</text:span><text:span text:style-name="T255">&gt;</text:span></text:p>
      <text:p text:style-name="P256"><text:span text:style-name="T257">           <text:s/></text:span><text:span text:style-name="T258">&lt;</text:span><text:span text:style-name="T259">div</text:span><text:span text:style-name="T260"><text:s/></text:span><text:span text:style-name="T261">class</text:span><text:span text:style-name="T262">=</text:span><text:span text:style-name="T263">"col-lg-8"</text:span><text:span text:style-name="T264">&gt;</text:span></text:p>
      <text:p text:style-name="P265"><text:span text:style-name="T266">               <text:s/></text:span><text:span text:style-name="T267">&lt;</text:span><text:span text:style-name="T268">div</text:span><text:span text:style-name="T269"><text:s/></text:span><text:span text:style-name="T270">class</text:span><text:span text:style-name="T271">=</text:span><text:span text:style-name="T272">"sticky"</text:span><text:span text:style-name="T273">&gt;</text:span></text:p>
      <text:soft-page-break/>
      <text:p text:style-name="P274"><text:span text:style-name="T275">                   <text:s/></text:span><text:span text:style-name="T276">&lt;</text:span><text:span text:style-name="T277">div</text:span><text:span text:style-name="T278"><text:s/></text:span><text:span text:style-name="T279">class</text:span><text:span text:style-name="T280">=</text:span><text:span text:style-name="T281">"card"</text:span><text:span text:style-name="T282">&gt;</text:span></text:p>
      <text:p text:style-name="P283"><text:span text:style-name="T284">                       <text:s/></text:span><text:span text:style-name="T285">&lt;</text:span><text:span text:style-name="T286">div</text:span><text:span text:style-name="T287"><text:s/></text:span><text:span text:style-name="T288">class</text:span><text:span text:style-name="T289">=</text:span><text:span text:style-name="T290">"card-body"</text:span><text:span text:style-name="T291">&gt;</text:span></text:p>
      <text:p text:style-name="P292"><text:span text:style-name="T293">                           <text:s/></text:span><text:span text:style-name="T294">&lt;</text:span><text:span text:style-name="T295">div</text:span><text:span text:style-name="T296"><text:s/></text:span><text:span text:style-name="T297">class</text:span><text:span text:style-name="T298">=</text:span><text:span text:style-name="T299">"row"</text:span><text:span text:style-name="T300">&gt;</text:span></text:p>
      <text:p text:style-name="P301"><text:span text:style-name="T302">                               <text:s/></text:span><text:span text:style-name="T303">&lt;</text:span><text:span text:style-name="T304">div</text:span><text:span text:style-name="T305"><text:s/></text:span><text:span text:style-name="T306">class</text:span><text:span text:style-name="T307">=</text:span><text:span text:style-name="T308">"col-md-8"</text:span><text:span text:style-name="T309">&gt;&lt;</text:span><text:span text:style-name="T310">b</text:span><text:span text:style-name="T311">&gt;</text:span><text:span text:style-name="T312">Card</text:span><text:span text:style-name="T313">&lt;/</text:span><text:span text:style-name="T314">b</text:span><text:span text:style-name="T315">&gt;&lt;/</text:span><text:span text:style-name="T316">div</text:span><text:span text:style-name="T317">&gt;</text:span></text:p>
      <text:p text:style-name="P318"><text:span text:style-name="T319">                               <text:s/></text:span><text:span text:style-name="T320">&lt;</text:span><text:span text:style-name="T321">div</text:span><text:span text:style-name="T322"><text:s/></text:span><text:span text:style-name="T323">class</text:span><text:span text:style-name="T324">=</text:span><text:span text:style-name="T325">"col-md-4 text-right"</text:span><text:span text:style-name="T326">&gt;&lt;</text:span><text:span text:style-name="T327">b</text:span><text:span text:style-name="T328">&gt;</text:span><text:span text:style-name="T329">Total</text:span><text:span text:style-name="T330">&lt;/</text:span><text:span text:style-name="T331">b</text:span><text:span text:style-name="T332">&gt;&lt;/</text:span><text:span text:style-name="T333">div</text:span><text:span text:style-name="T334">&gt;</text:span></text:p>
      <text:p text:style-name="P335"><text:span text:style-name="T336">                           <text:s/></text:span><text:span text:style-name="T337">&lt;/</text:span><text:span text:style-name="T338">div</text:span><text:span text:style-name="T339">&gt;</text:span></text:p>
      <text:p text:style-name="P340"><text:span text:style-name="T341">                       <text:s/></text:span><text:span text:style-name="T342">&lt;/</text:span><text:span text:style-name="T343">div</text:span><text:span text:style-name="T344">&gt;</text:span></text:p>
      <text:p text:style-name="P345"><text:span text:style-name="T346">                   <text:s/></text:span><text:span text:style-name="T347">&lt;/</text:span><text:span text:style-name="T348">div</text:span><text:span text:style-name="T349">&gt;</text:span></text:p>
      <text:p text:style-name="P350"><text:span text:style-name="T351">               <text:s/></text:span><text:span text:style-name="T352">&lt;/</text:span><text:span text:style-name="T353">div</text:span><text:span text:style-name="T354">&gt;</text:span></text:p>
      <text:p text:style-name="P355"><text:span text:style-name="T356">               <text:s/></text:span><text:span text:style-name="T357">&lt;?php</text:span><text:span text:style-name="T358"><text:s/></text:span></text:p>
      <text:p text:style-name="P359"><text:span text:style-name="T360">               <text:s/></text:span><text:span text:style-name="T361">if</text:span><text:span text:style-name="T362">(</text:span><text:span text:style-name="T363">isset</text:span><text:span text:style-name="T364">(</text:span><text:span text:style-name="T365">$_SESSION</text:span><text:span text:style-name="T366">[</text:span><text:span text:style-name="T367">'login_user_id'</text:span><text:span text:style-name="T368">])){</text:span></text:p>
      <text:p text:style-name="P369"><text:span text:style-name="T370">                   <text:s/></text:span><text:span text:style-name="T371">$data</text:span><text:span text:style-name="T372"><text:s/>=<text:s/></text:span><text:span text:style-name="T373">"where c.user_id = '"</text:span><text:span text:style-name="T374">.</text:span><text:span text:style-name="T375">$_SESSION</text:span><text:span text:style-name="T376">[</text:span><text:span text:style-name="T377">'login_user_id'</text:span><text:span text:style-name="T378">].</text:span><text:span text:style-name="T379">"' "</text:span><text:span text:style-name="T380">;  </text:span></text:p>
      <text:p text:style-name="P381"><text:span text:style-name="T382">                }</text:span><text:span text:style-name="T383">else</text:span><text:span text:style-name="T384">{</text:span></text:p>
      <text:p text:style-name="P385"><text:span text:style-name="T386">                   <text:s/></text:span><text:span text:style-name="T387">$ip</text:span><text:span text:style-name="T388"><text:s/>=<text:s/></text:span><text:span text:style-name="T389">isset</text:span><text:span text:style-name="T390">(</text:span><text:span text:style-name="T391">$_SERVER</text:span><text:span text:style-name="T392">[</text:span><text:span text:style-name="T393">'HTTP_CLIENT_IP'</text:span><text:span text:style-name="T394">]) ?<text:s/></text:span><text:span text:style-name="T395">$_SERVER</text:span><text:span text:style-name="T396">[</text:span><text:span text:style-name="T397">'HTTP_CLIENT_IP'</text:span><text:span text:style-name="T398">] :<text:s/></text:span><text:span text:style-name="T399">isset</text:span><text:span text:style-name="T400">(</text:span><text:span text:style-name="T401">$_SERVER</text:span><text:span text:style-name="T402">[</text:span><text:span text:style-name="T403">'HTTP_X_FORWARDED_FOR'</text:span><text:span text:style-name="T404">]) ?<text:s/></text:span><text:span text:style-name="T405">$_SERVER</text:span><text:span text:style-name="T406">[</text:span><text:span text:style-name="T407">'HTTP_X_FORWARDED_FOR'</text:span><text:span text:style-name="T408">] :<text:s/></text:span><text:span text:style-name="T409">$_SERVER</text:span><text:span text:style-name="T410">[</text:span><text:span text:style-name="T411">'REMOTE_ADDR'</text:span><text:span text:style-name="T412">];</text:span></text:p>
      <text:p text:style-name="P413"><text:span text:style-name="T414">                   <text:s/></text:span><text:span text:style-name="T415">$data</text:span><text:span text:style-name="T416"><text:s/>=<text:s/></text:span><text:span text:style-name="T417">"where c.client_ip = '"</text:span><text:span text:style-name="T418">.</text:span><text:span text:style-name="T419">$ip</text:span><text:span text:style-name="T420">.</text:span><text:span text:style-name="T421">"' "</text:span><text:span text:style-name="T422">;  <text:s/></text:span></text:p>
      <text:p text:style-name="P423">                }</text:p>
      <text:p text:style-name="P424"><text:span text:style-name="T425">               <text:s/></text:span><text:span text:style-name="T426">$total</text:span><text:span text:style-name="T427"><text:s/>=<text:s/></text:span><text:span text:style-name="T428">0</text:span><text:span text:style-name="T429">;</text:span></text:p>
      <text:p text:style-name="P430"><text:span text:style-name="T431">               <text:s/></text:span><text:span text:style-name="T432">$get</text:span><text:span text:style-name="T433"><text:s/>=<text:s/></text:span><text:span text:style-name="T434">$conn</text:span><text:span text:style-name="T435">-&gt;</text:span><text:span text:style-name="T436">query</text:span><text:span text:style-name="T437">(</text:span><text:span text:style-name="T438">"</text:span><text:span text:style-name="T439">SELECT</text:span><text:span text:style-name="T440"><text:s/></text:span><text:span text:style-name="T441">*</text:span><text:span text:style-name="T442">,c.id<text:s/></text:span><text:span text:style-name="T443">as</text:span><text:span text:style-name="T444"><text:s/>cid<text:s/></text:span><text:span text:style-name="T445">FROM</text:span><text:span text:style-name="T446"><text:s/>cart c<text:s/></text:span><text:span text:style-name="T447">inner join</text:span><text:span text:style-name="T448"><text:s/>product_list p<text:s/></text:span><text:span text:style-name="T449">on</text:span><text:span text:style-name="T450"><text:s/>p.id<text:s/></text:span><text:span text:style-name="T451">=</text:span><text:span text:style-name="T452"><text:s/>c.product_id "</text:span><text:span text:style-name="T453">.</text:span><text:span text:style-name="T454">$data</text:span><text:span text:style-name="T455">);</text:span></text:p>
      <text:p text:style-name="P456"><text:span text:style-name="T457">               <text:s/></text:span><text:span text:style-name="T458">while</text:span><text:span text:style-name="T459">(</text:span><text:span text:style-name="T460">$row</text:span><text:span text:style-name="T461">=<text:s/></text:span><text:span text:style-name="T462">$get</text:span><text:span text:style-name="T463">-&gt;</text:span><text:span text:style-name="T464">fetch_assoc</text:span><text:span text:style-name="T465">()):</text:span></text:p>
      <text:p text:style-name="P466"><text:span text:style-name="T467">                   <text:s/></text:span><text:span text:style-name="T468">$total</text:span><text:span text:style-name="T469"><text:s/>+= (</text:span><text:span text:style-name="T470">$row</text:span><text:span text:style-name="T471">[</text:span><text:span text:style-name="T472">'qty'</text:span><text:span text:style-name="T473">] *<text:s/></text:span><text:span text:style-name="T474">$row</text:span><text:span text:style-name="T475">[</text:span><text:span text:style-name="T476">'price'</text:span><text:span text:style-name="T477">]);</text:span></text:p>
      <text:p text:style-name="P478"><text:span text:style-name="T479">               <text:s/></text:span><text:span text:style-name="T480">?&gt;</text:span></text:p>
      <text:p text:style-name="P481"/>
      <text:p text:style-name="P482"><text:span text:style-name="T483">               <text:s/></text:span><text:span text:style-name="T484">&lt;</text:span><text:span text:style-name="T485">div</text:span><text:span text:style-name="T486"><text:s/></text:span><text:span text:style-name="T487">class</text:span><text:span text:style-name="T488">=</text:span><text:span text:style-name="T489">"card"</text:span><text:span text:style-name="T490">&gt;</text:span></text:p>
      <text:p text:style-name="P491"><text:span text:style-name="T492">                   <text:s/></text:span><text:span text:style-name="T493">&lt;</text:span><text:span text:style-name="T494">div</text:span><text:span text:style-name="T495"><text:s/></text:span><text:span text:style-name="T496">class</text:span><text:span text:style-name="T497">=</text:span><text:span text:style-name="T498">"card-body"</text:span><text:span text:style-name="T499">&gt;</text:span></text:p>
      <text:p text:style-name="P500"><text:span text:style-name="T501">                       <text:s/></text:span><text:span text:style-name="T502">&lt;</text:span><text:span text:style-name="T503">div</text:span><text:span text:style-name="T504"><text:s/></text:span><text:span text:style-name="T505">class</text:span><text:span text:style-name="T506">=</text:span><text:span text:style-name="T507">"row"</text:span><text:span text:style-name="T508">&gt;</text:span></text:p>
      <text:p text:style-name="P509"><text:span text:style-name="T510">                           <text:s/></text:span><text:span text:style-name="T511">&lt;</text:span><text:span text:style-name="T512">div</text:span><text:span text:style-name="T513"><text:s/></text:span><text:span text:style-name="T514">class</text:span><text:span text:style-name="T515">=</text:span><text:span text:style-name="T516">"col-md-4"</text:span><text:span text:style-name="T517"><text:s/></text:span><text:span text:style-name="T518">style</text:span><text:span text:style-name="T519">=</text:span><text:span text:style-name="T520">"text-align: -webkit-center"</text:span><text:span text:style-name="T521">&gt;</text:span></text:p>
      <text:p text:style-name="P522"><text:span text:style-name="T523">                               <text:s/></text:span><text:span text:style-name="T524">&lt;</text:span><text:span text:style-name="T525">a</text:span><text:span text:style-name="T526"><text:s/></text:span><text:span text:style-name="T527">href</text:span><text:span text:style-name="T528">=</text:span><text:span text:style-name="T529">"javascript:void(0)"</text:span><text:span text:style-name="T530"><text:s/></text:span><text:span text:style-name="T531">class</text:span><text:span text:style-name="T532">=</text:span><text:span text:style-name="T533">"rem_cart btn btn-sm btn-outline-danger"</text:span><text:span text:style-name="T534"><text:s/></text:span><text:span text:style-name="T535">data-id</text:span><text:span text:style-name="T536">=</text:span><text:span text:style-name="T537">"</text:span><text:span text:style-name="T538">&lt;?php</text:span><text:span text:style-name="T539"><text:s/></text:span><text:span text:style-name="T540">echo</text:span><text:span text:style-name="T541"><text:s/></text:span><text:span text:style-name="T542">$row</text:span><text:span text:style-name="T543">[</text:span><text:span text:style-name="T544">'cid'</text:span><text:span text:style-name="T545">]<text:s/></text:span><text:span text:style-name="T546">?&gt;</text:span><text:span text:style-name="T547">"</text:span><text:span text:style-name="T548">&gt;&lt;</text:span><text:span text:style-name="T549">i</text:span><text:span text:style-name="T550"><text:s/></text:span><text:span text:style-name="T551">class</text:span><text:span text:style-name="T552">=</text:span><text:span text:style-name="T553">"fa fa-trash"</text:span><text:span text:style-name="T554">&gt;&lt;/</text:span><text:span text:style-name="T555">i</text:span><text:span text:style-name="T556">&gt;&lt;/</text:span><text:span text:style-name="T557">a</text:span><text:span text:style-name="T558">&gt;</text:span></text:p>
      <text:p text:style-name="P559"><text:span text:style-name="T560">                               <text:s/></text:span><text:span text:style-name="T561">&lt;</text:span><text:span text:style-name="T562">img</text:span><text:span text:style-name="T563"><text:s/></text:span><text:span text:style-name="T564">src</text:span><text:span text:style-name="T565">=</text:span><text:span text:style-name="T566">"assets/img/</text:span><text:span text:style-name="T567">&lt;?php</text:span><text:span text:style-name="T568"><text:s/></text:span><text:span text:style-name="T569">echo</text:span><text:span text:style-name="T570"><text:s/></text:span><text:span text:style-name="T571">$row</text:span><text:span text:style-name="T572">[</text:span><text:span text:style-name="T573">'img_path'</text:span><text:span text:style-name="T574">]<text:s/></text:span><text:span text:style-name="T575">?&gt;</text:span><text:span text:style-name="T576">"</text:span><text:span text:style-name="T577"><text:s/></text:span><text:span text:style-name="T578">alt</text:span><text:span text:style-name="T579">=</text:span><text:span text:style-name="T580">""</text:span><text:span text:style-name="T581">&gt;</text:span></text:p>
      <text:p text:style-name="P582"><text:span text:style-name="T583">                           <text:s/></text:span><text:span text:style-name="T584">&lt;/</text:span><text:span text:style-name="T585">div</text:span><text:span text:style-name="T586">&gt;</text:span></text:p>
      <text:p text:style-name="P587"><text:span text:style-name="T588">                           <text:s/></text:span><text:span text:style-name="T589">&lt;</text:span><text:span text:style-name="T590">div</text:span><text:span text:style-name="T591"><text:s/></text:span><text:span text:style-name="T592">class</text:span><text:span text:style-name="T593">=</text:span><text:span text:style-name="T594">"col-md-4"</text:span><text:span text:style-name="T595">&gt;</text:span></text:p>
      <text:p text:style-name="P596"><text:span text:style-name="T597">                               <text:s/></text:span><text:span text:style-name="T598">&lt;</text:span><text:span text:style-name="T599">p</text:span><text:span text:style-name="T600">&gt;&lt;</text:span><text:span text:style-name="T601">b</text:span><text:span text:style-name="T602">&gt;&lt;</text:span><text:span text:style-name="T603">large</text:span><text:span text:style-name="T604">&gt;</text:span><text:span text:style-name="T605">&lt;?php</text:span><text:span text:style-name="T606"><text:s/></text:span><text:span text:style-name="T607">echo</text:span><text:span text:style-name="T608"><text:s/></text:span><text:span text:style-name="T609">$row</text:span><text:span text:style-name="T610">[</text:span><text:span text:style-name="T611">'name'</text:span><text:span text:style-name="T612">]<text:s/></text:span><text:span text:style-name="T613">?&gt;</text:span><text:span text:style-name="T614">&lt;/</text:span><text:span text:style-name="T615">large</text:span><text:span text:style-name="T616">&gt;&lt;/</text:span><text:span text:style-name="T617">b</text:span><text:span text:style-name="T618">&gt;&lt;/</text:span><text:span text:style-name="T619">p</text:span><text:span text:style-name="T620">&gt;</text:span></text:p>
      <text:p text:style-name="P621"><text:span text:style-name="T622">                               <text:s/></text:span><text:span text:style-name="T623">&lt;</text:span><text:span text:style-name="T624">p</text:span><text:span text:style-name="T625"><text:s/></text:span><text:span text:style-name="T626">class</text:span><text:span text:style-name="T627">=</text:span><text:span text:style-name="T628">'truncate'</text:span><text:span text:style-name="T629">&gt;</text:span><text:span text:style-name="T630"><text:s/></text:span><text:span text:style-name="T631">&lt;</text:span><text:span text:style-name="T632">b</text:span><text:span text:style-name="T633">&gt;&lt;</text:span><text:span text:style-name="T634">small</text:span><text:span text:style-name="T635">&gt;</text:span><text:span text:style-name="T636">Desc :</text:span><text:span text:style-name="T637">&lt;?php</text:span><text:span text:style-name="T638"><text:s/></text:span><text:span text:style-name="T639">echo</text:span><text:span text:style-name="T640"><text:s/></text:span><text:span text:style-name="T641">$row</text:span><text:span text:style-name="T642">[</text:span><text:span text:style-name="T643">'description'</text:span><text:span text:style-name="T644">]<text:s/></text:span><text:span text:style-name="T645">?&gt;</text:span><text:span text:style-name="T646">&lt;/</text:span><text:span text:style-name="T647">small</text:span><text:span text:style-name="T648">&gt;&lt;/</text:span><text:span text:style-name="T649">b</text:span><text:span text:style-name="T650">&gt;&lt;/</text:span><text:span text:style-name="T651">p</text:span><text:span text:style-name="T652">&gt;</text:span></text:p>
      <text:p text:style-name="P653"><text:span text:style-name="T654">                               <text:s/></text:span><text:span text:style-name="T655">&lt;</text:span><text:span text:style-name="T656">p</text:span><text:span text:style-name="T657">&gt;</text:span><text:span text:style-name="T658"><text:s/></text:span><text:span text:style-name="T659">&lt;</text:span><text:span text:style-name="T660">b</text:span><text:span text:style-name="T661">&gt;&lt;</text:span><text:span text:style-name="T662">small</text:span><text:span text:style-name="T663">&gt;</text:span><text:span text:style-name="T664">Unit Price :</text:span><text:span text:style-name="T665">&lt;?php</text:span><text:span text:style-name="T666"><text:s/></text:span><text:span text:style-name="T667">echo</text:span><text:span text:style-name="T668"><text:s/></text:span><text:span text:style-name="T669">number_format</text:span><text:span text:style-name="T670">(</text:span><text:span text:style-name="T671">$row</text:span><text:span text:style-name="T672">[</text:span><text:span text:style-name="T673">'price'</text:span><text:span text:style-name="T674">],</text:span><text:span text:style-name="T675">2</text:span><text:span text:style-name="T676">)<text:s/></text:span><text:span text:style-name="T677">?&gt;</text:span><text:span text:style-name="T678">&lt;/</text:span><text:span text:style-name="T679">small</text:span><text:span text:style-name="T680">&gt;&lt;/</text:span><text:span text:style-name="T681">b</text:span><text:span text:style-name="T682">&gt;&lt;/</text:span><text:span text:style-name="T683">p</text:span><text:span text:style-name="T684">&gt;</text:span></text:p>
      <text:p text:style-name="P685"><text:span text:style-name="T686">                               <text:s/></text:span><text:span text:style-name="T687">&lt;</text:span><text:span text:style-name="T688">p</text:span><text:span text:style-name="T689">&gt;&lt;</text:span><text:span text:style-name="T690">small</text:span><text:span text:style-name="T691">&gt;</text:span><text:span text:style-name="T692">QTY :</text:span><text:span text:style-name="T693">&lt;/</text:span><text:span text:style-name="T694">small</text:span><text:span text:style-name="T695">&gt;&lt;/</text:span><text:span text:style-name="T696">p</text:span><text:span text:style-name="T697">&gt;</text:span></text:p>
      <text:p text:style-name="P698"><text:span text:style-name="T699">                               <text:s/></text:span><text:span text:style-name="T700">&lt;</text:span><text:span text:style-name="T701">div</text:span><text:span text:style-name="T702"><text:s/></text:span><text:span text:style-name="T703">class</text:span><text:span text:style-name="T704">=</text:span><text:span text:style-name="T705">"input-group mb-3"</text:span><text:span text:style-name="T706">&gt;</text:span></text:p>
      <text:p text:style-name="P707"><text:span text:style-name="T708">                                 <text:s/></text:span><text:span text:style-name="T709">&lt;</text:span><text:span text:style-name="T710">div</text:span><text:span text:style-name="T711"><text:s/></text:span><text:span text:style-name="T712">class</text:span><text:span text:style-name="T713">=</text:span><text:span text:style-name="T714">"input-group-prepend"</text:span><text:span text:style-name="T715">&gt;</text:span></text:p>
      <text:p text:style-name="P716"><text:span text:style-name="T717">                                   <text:s/></text:span><text:span text:style-name="T718">&lt;</text:span><text:span text:style-name="T719">button</text:span><text:span text:style-name="T720"><text:s/></text:span><text:span text:style-name="T721">class</text:span><text:span text:style-name="T722">=</text:span><text:span text:style-name="T723">"btn btn-outline-secondary qty-minus"</text:span><text:span text:style-name="T724"><text:s/></text:span><text:span text:style-name="T725">type</text:span><text:span text:style-name="T726">=</text:span><text:span text:style-name="T727">"button"</text:span><text:span text:style-name="T728"><text:s/> <text:s/></text:span><text:span text:style-name="T729">data-id</text:span><text:span text:style-name="T730">=</text:span><text:span text:style-name="T731">"</text:span><text:span text:style-name="T732">&lt;?php</text:span><text:span text:style-name="T733"><text:s/></text:span><text:span text:style-name="T734">echo</text:span><text:span text:style-name="T735"><text:s/></text:span><text:span text:style-name="T736">$row</text:span><text:span text:style-name="T737">[</text:span><text:span text:style-name="T738">'cid'</text:span><text:span text:style-name="T739">]<text:s/></text:span><text:span text:style-name="T740">?&gt;</text:span><text:span text:style-name="T741">"</text:span><text:span text:style-name="T742">&gt;&lt;</text:span><text:span text:style-name="T743">span</text:span><text:span text:style-name="T744"><text:s/></text:span><text:span text:style-name="T745">class</text:span><text:span text:style-name="T746">=</text:span><text:span text:style-name="T747">"fa fa-minus"</text:span><text:span text:style-name="T748">&gt;&lt;/</text:span><text:span text:style-name="T749">button</text:span><text:span text:style-name="T750">&gt;</text:span></text:p>
      <text:p text:style-name="P751"><text:span text:style-name="T752">                                 <text:s/></text:span><text:span text:style-name="T753">&lt;/</text:span><text:span text:style-name="T754">div</text:span><text:span text:style-name="T755">&gt;</text:span></text:p>
      <text:p text:style-name="P756"><text:span text:style-name="T757">                                 <text:s/></text:span><text:span text:style-name="T758">&lt;</text:span><text:span text:style-name="T759">input</text:span><text:span text:style-name="T760"><text:s/></text:span><text:span text:style-name="T761">type</text:span><text:span text:style-name="T762">=</text:span><text:span text:style-name="T763">"number"</text:span><text:span text:style-name="T764"><text:s/></text:span><text:span text:style-name="T765">readonly</text:span><text:span text:style-name="T766"><text:s/></text:span><text:span text:style-name="T767">value</text:span><text:span text:style-name="T768">=</text:span><text:span text:style-name="T769">"</text:span><text:span text:style-name="T770">&lt;?php</text:span><text:span text:style-name="T771"><text:s/></text:span><text:span text:style-name="T772">echo</text:span><text:span text:style-name="T773"><text:s/></text:span><text:span text:style-name="T774">$row</text:span><text:span text:style-name="T775">[</text:span><text:span text:style-name="T776">'qty'</text:span><text:span text:style-name="T777">]<text:s/></text:span><text:span text:style-name="T778">?&gt;</text:span><text:span text:style-name="T779">"</text:span><text:span text:style-name="T780"><text:s/></text:span><text:span text:style-name="T781">min</text:span><text:span text:style-name="T782"><text:s/>=<text:s/></text:span><text:span text:style-name="T783">1</text:span><text:span text:style-name="T784"><text:s/></text:span><text:span text:style-name="T785">class</text:span><text:span text:style-name="T786">=</text:span><text:span text:style-name="T787">"form-control text-center"</text:span><text:span text:style-name="T788"><text:s/></text:span><text:span text:style-name="T789">name</text:span><text:span text:style-name="T790">=</text:span><text:span text:style-name="T791">"qty"</text:span><text:span text:style-name="T792"><text:s/></text:span><text:span text:style-name="T793">&gt;</text:span></text:p>
      <text:p text:style-name="P794"><text:span text:style-name="T795">                                 <text:s/></text:span><text:span text:style-name="T796">&lt;</text:span><text:span text:style-name="T797">div</text:span><text:span text:style-name="T798"><text:s/></text:span><text:span text:style-name="T799">class</text:span><text:span text:style-name="T800">=</text:span><text:span text:style-name="T801">"input-group-prepend"</text:span><text:span text:style-name="T802">&gt;</text:span></text:p>
      <text:p text:style-name="P803"><text:span text:style-name="T804">                                   <text:s/></text:span><text:span text:style-name="T805">&lt;</text:span><text:span text:style-name="T806">button</text:span><text:span text:style-name="T807"><text:s/></text:span><text:span text:style-name="T808">class</text:span><text:span text:style-name="T809">=</text:span><text:span text:style-name="T810">"btn btn-outline-secondary qty-plus"</text:span><text:span text:style-name="T811"><text:s/></text:span><text:span text:style-name="T812">type</text:span><text:span text:style-name="T813">=</text:span><text:span text:style-name="T814">"button"</text:span><text:span text:style-name="T815"><text:s/></text:span><text:span text:style-name="T816">id</text:span><text:span text:style-name="T817">=</text:span><text:span text:style-name="T818">""</text:span><text:span text:style-name="T819"><text:s/> </text:span><text:span text:style-name="T820">data-id</text:span><text:span text:style-name="T821">=</text:span><text:span text:style-name="T822">"</text:span><text:span text:style-name="T823">&lt;?php</text:span><text:span text:style-name="T824"><text:s/></text:span><text:span text:style-name="T825">echo</text:span><text:span text:style-name="T826"><text:s/></text:span><text:span text:style-name="T827">$row</text:span><text:span text:style-name="T828">[</text:span><text:span text:style-name="T829">'cid'</text:span><text:span text:style-name="T830">]<text:s/></text:span><text:span text:style-name="T831">?&gt;</text:span><text:span text:style-name="T832">"</text:span><text:span text:style-name="T833">&gt;&lt;</text:span><text:span text:style-name="T834">span</text:span><text:span text:style-name="T835"><text:s/></text:span><text:span text:style-name="T836">class</text:span><text:span text:style-name="T837">=</text:span><text:span text:style-name="T838">"fa fa-plus"</text:span><text:span text:style-name="T839">&gt;&lt;/</text:span><text:span text:style-name="T840">span</text:span><text:span text:style-name="T841">&gt;&lt;/</text:span><text:span text:style-name="T842">button</text:span><text:span text:style-name="T843">&gt;</text:span></text:p>
      <text:p text:style-name="P844"><text:span text:style-name="T845">                                 <text:s/></text:span><text:span text:style-name="T846">&lt;/</text:span><text:span text:style-name="T847">div</text:span><text:span text:style-name="T848">&gt;</text:span></text:p>
      <text:p text:style-name="P849"><text:span text:style-name="T850">                               <text:s/></text:span><text:span text:style-name="T851">&lt;/</text:span><text:span text:style-name="T852">div</text:span><text:span text:style-name="T853">&gt;</text:span></text:p>
      <text:p text:style-name="P854"><text:span text:style-name="T855">                           <text:s/></text:span><text:span text:style-name="T856">&lt;/</text:span><text:span text:style-name="T857">div</text:span><text:span text:style-name="T858">&gt;</text:span></text:p>
      <text:p text:style-name="P859"><text:span text:style-name="T860">                           <text:s/></text:span><text:span text:style-name="T861">&lt;</text:span><text:span text:style-name="T862">div</text:span><text:span text:style-name="T863"><text:s/></text:span><text:span text:style-name="T864">class</text:span><text:span text:style-name="T865">=</text:span><text:span text:style-name="T866">"col-md-4 text-right"</text:span><text:span text:style-name="T867">&gt;</text:span></text:p>
      <text:p text:style-name="P868"><text:span text:style-name="T869">                               <text:s/></text:span><text:span text:style-name="T870">&lt;</text:span><text:span text:style-name="T871">b</text:span><text:span text:style-name="T872">&gt;&lt;</text:span><text:span text:style-name="T873">large</text:span><text:span text:style-name="T874">&gt;</text:span><text:span text:style-name="T875">&lt;?php</text:span><text:span text:style-name="T876"><text:s/></text:span><text:span text:style-name="T877">echo</text:span><text:span text:style-name="T878"><text:s/></text:span><text:span text:style-name="T879">number_format</text:span><text:span text:style-name="T880">(</text:span><text:span text:style-name="T881">$row</text:span><text:span text:style-name="T882">[</text:span><text:span text:style-name="T883">'qty'</text:span><text:span text:style-name="T884">] *<text:s/></text:span><text:span text:style-name="T885">$row</text:span><text:span text:style-name="T886">[</text:span><text:span text:style-name="T887">'price'</text:span><text:span text:style-name="T888">],</text:span><text:span text:style-name="T889">2</text:span><text:span text:style-name="T890">)<text:s/></text:span><text:span text:style-name="T891">?&gt;</text:span><text:span text:style-name="T892">&lt;/</text:span><text:span text:style-name="T893">large</text:span><text:span text:style-name="T894">&gt;&lt;/</text:span><text:span text:style-name="T895">b</text:span><text:span text:style-name="T896">&gt;</text:span></text:p>
      <text:p text:style-name="P897"><text:span text:style-name="T898">                           <text:s/></text:span><text:span text:style-name="T899">&lt;/</text:span><text:span text:style-name="T900">div</text:span><text:span text:style-name="T901">&gt;</text:span></text:p>
      <text:p text:style-name="P902"><text:span text:style-name="T903">                       <text:s/></text:span><text:span text:style-name="T904">&lt;/</text:span><text:span text:style-name="T905">div</text:span><text:span text:style-name="T906">&gt;</text:span></text:p>
      <text:p text:style-name="P907"><text:span text:style-name="T908">                   <text:s/></text:span><text:span text:style-name="T909">&lt;/</text:span><text:span text:style-name="T910">div</text:span><text:span text:style-name="T911">&gt;</text:span></text:p>
      <text:p text:style-name="P912"><text:span text:style-name="T913">               <text:s/></text:span><text:span text:style-name="T914">&lt;/</text:span><text:span text:style-name="T915">div</text:span><text:span text:style-name="T916">&gt;</text:span></text:p>
      <text:p text:style-name="P917"/>
      <text:p text:style-name="P918"><text:span text:style-name="T919">           <text:s/></text:span><text:span text:style-name="T920">&lt;?php</text:span><text:span text:style-name="T921"><text:s/></text:span><text:span text:style-name="T922">endwhile</text:span><text:span text:style-name="T923">;<text:s/></text:span><text:span text:style-name="T924">?&gt;</text:span></text:p>
      <text:p text:style-name="P925"><text:span text:style-name="T926">           <text:s/></text:span><text:span text:style-name="T927">&lt;/</text:span><text:span text:style-name="T928">div</text:span><text:span text:style-name="T929">&gt;</text:span></text:p>
      <text:p text:style-name="P930"><text:span text:style-name="T931">           <text:s/></text:span><text:span text:style-name="T932">&lt;</text:span><text:span text:style-name="T933">div</text:span><text:span text:style-name="T934"><text:s/></text:span><text:span text:style-name="T935">class</text:span><text:span text:style-name="T936">=</text:span><text:span text:style-name="T937">"col-md-4"</text:span><text:span text:style-name="T938">&gt;</text:span></text:p>
      <text:p text:style-name="P939"><text:span text:style-name="T940">               <text:s/></text:span><text:span text:style-name="T941">&lt;</text:span><text:span text:style-name="T942">div</text:span><text:span text:style-name="T943"><text:s/></text:span><text:span text:style-name="T944">class</text:span><text:span text:style-name="T945">=</text:span><text:span text:style-name="T946">"sticky"</text:span><text:span text:style-name="T947">&gt;</text:span></text:p>
      <text:p text:style-name="P948"><text:span text:style-name="T949">                   <text:s/></text:span><text:span text:style-name="T950">&lt;</text:span><text:span text:style-name="T951">div</text:span><text:span text:style-name="T952"><text:s/></text:span><text:span text:style-name="T953">class</text:span><text:span text:style-name="T954">=</text:span><text:span text:style-name="T955">"card"</text:span><text:span text:style-name="T956">&gt;</text:span></text:p>
      <text:p text:style-name="P957"><text:span text:style-name="T958">                       <text:s/></text:span><text:span text:style-name="T959">&lt;</text:span><text:span text:style-name="T960">div</text:span><text:span text:style-name="T961"><text:s/></text:span><text:span text:style-name="T962">class</text:span><text:span text:style-name="T963">=</text:span><text:span text:style-name="T964">"card-body"</text:span><text:span text:style-name="T965">&gt;</text:span></text:p>
      <text:p text:style-name="P966"><text:span text:style-name="T967">                           <text:s/></text:span><text:span text:style-name="T968">&lt;</text:span><text:span text:style-name="T969">p</text:span><text:span text:style-name="T970">&gt;&lt;</text:span><text:span text:style-name="T971">large</text:span><text:span text:style-name="T972">&gt;</text:span><text:span text:style-name="T973">Total Amount</text:span><text:span text:style-name="T974">&lt;/</text:span><text:span text:style-name="T975">large</text:span><text:span text:style-name="T976">&gt;&lt;/</text:span><text:span text:style-name="T977">p</text:span><text:span text:style-name="T978">&gt;</text:span></text:p>
      <text:p text:style-name="P979"><text:span text:style-name="T980">                           <text:s/></text:span><text:span text:style-name="T981">&lt;</text:span><text:span text:style-name="T982">hr</text:span><text:span text:style-name="T983">&gt;</text:span></text:p>
      <text:p text:style-name="P984"><text:span text:style-name="T985">                           <text:s/></text:span><text:span text:style-name="T986">&lt;</text:span><text:span text:style-name="T987">p</text:span><text:span text:style-name="T988"><text:s/></text:span><text:span text:style-name="T989">class</text:span><text:span text:style-name="T990">=</text:span><text:span text:style-name="T991">"text-right"</text:span><text:span text:style-name="T992">&gt;&lt;</text:span><text:span text:style-name="T993">b</text:span><text:span text:style-name="T994">&gt;</text:span><text:span text:style-name="T995">&lt;?php</text:span><text:span text:style-name="T996"><text:s/></text:span><text:span text:style-name="T997">echo</text:span><text:span text:style-name="T998"><text:s/></text:span><text:span text:style-name="T999">number_format</text:span><text:span text:style-name="T1000">(</text:span><text:span text:style-name="T1001">$total</text:span><text:span text:style-name="T1002">,</text:span><text:span text:style-name="T1003">2</text:span><text:span text:style-name="T1004">)<text:s/></text:span><text:span text:style-name="T1005">?&gt;</text:span><text:span text:style-name="T1006">&lt;/</text:span><text:span text:style-name="T1007">b</text:span><text:span text:style-name="T1008">&gt;&lt;/</text:span><text:span text:style-name="T1009">p</text:span><text:span text:style-name="T1010">&gt;</text:span></text:p>
      <text:p text:style-name="P1011"><text:span text:style-name="T1012">                           <text:s/></text:span><text:span text:style-name="T1013">&lt;</text:span><text:span text:style-name="T1014">hr</text:span><text:span text:style-name="T1015">&gt;</text:span></text:p>
      <text:p text:style-name="P1016"><text:span text:style-name="T1017">                           <text:s/></text:span><text:span text:style-name="T1018">&lt;</text:span><text:span text:style-name="T1019">div</text:span><text:span text:style-name="T1020"><text:s/></text:span><text:span text:style-name="T1021">class</text:span><text:span text:style-name="T1022">=</text:span><text:span text:style-name="T1023">"text-center"</text:span><text:span text:style-name="T1024">&gt;</text:span></text:p>
      <text:p text:style-name="P1025"><text:span text:style-name="T1026">                               <text:s/></text:span><text:span text:style-name="T1027">&lt;</text:span><text:span text:style-name="T1028">button</text:span><text:span text:style-name="T1029"><text:s/></text:span><text:span text:style-name="T1030">class</text:span><text:span text:style-name="T1031">=</text:span><text:span text:style-name="T1032">"btn btn-block btn-outline-primary"</text:span><text:span text:style-name="T1033"><text:s/></text:span><text:span text:style-name="T1034">type</text:span><text:span text:style-name="T1035">=</text:span><text:span text:style-name="T1036">"button"</text:span><text:span text:style-name="T1037"><text:s/></text:span><text:span text:style-name="T1038">id</text:span><text:span text:style-name="T1039">=</text:span><text:span text:style-name="T1040">"checkout"</text:span><text:span text:style-name="T1041">&gt;</text:span><text:span text:style-name="T1042">Proceed to Checkout</text:span><text:span text:style-name="T1043">&lt;/</text:span><text:span text:style-name="T1044">button</text:span><text:span text:style-name="T1045">&gt;</text:span></text:p>
      <text:p text:style-name="P1046"><text:span text:style-name="T1047">                           <text:s/></text:span><text:span text:style-name="T1048">&lt;/</text:span><text:span text:style-name="T1049">div</text:span><text:span text:style-name="T1050">&gt;</text:span></text:p>
      <text:p text:style-name="P1051"><text:span text:style-name="T1052">                       <text:s/></text:span><text:span text:style-name="T1053">&lt;/</text:span><text:span text:style-name="T1054">div</text:span><text:span text:style-name="T1055">&gt;</text:span></text:p>
      <text:p text:style-name="P1056"><text:span text:style-name="T1057">                   <text:s/></text:span><text:span text:style-name="T1058">&lt;/</text:span><text:span text:style-name="T1059">div</text:span><text:span text:style-name="T1060">&gt;</text:span></text:p>
      <text:p text:style-name="P1061"><text:span text:style-name="T1062">               <text:s/></text:span><text:span text:style-name="T1063">&lt;/</text:span><text:span text:style-name="T1064">div</text:span><text:span text:style-name="T1065">&gt;</text:span></text:p>
      <text:p text:style-name="P1066"><text:span text:style-name="T1067">           <text:s/></text:span><text:span text:style-name="T1068">&lt;/</text:span><text:span text:style-name="T1069">div</text:span><text:span text:style-name="T1070">&gt;</text:span></text:p>
      <text:p text:style-name="P1071"><text:span text:style-name="T1072">           <text:s/></text:span><text:span text:style-name="T1073">&lt;/</text:span><text:span text:style-name="T1074">div</text:span><text:span text:style-name="T1075">&gt;</text:span></text:p>
      <text:p text:style-name="P1076"><text:span text:style-name="T1077">       <text:s/></text:span><text:span text:style-name="T1078">&lt;/</text:span><text:span text:style-name="T1079">div</text:span><text:span text:style-name="T1080">&gt;</text:span></text:p>
      <text:p text:style-name="P1081"><text:span text:style-name="T1082">   <text:s/></text:span><text:span text:style-name="T1083">&lt;/</text:span><text:span text:style-name="T1084">section</text:span><text:span text:style-name="T1085">&gt;</text:span></text:p>
      <text:p text:style-name="P1086"><text:span text:style-name="T1087">   <text:s/></text:span><text:span text:style-name="T1088">&lt;</text:span><text:span text:style-name="T1089">style</text:span><text:span text:style-name="T1090">&gt;</text:span></text:p>
      <text:p text:style-name="P1091"><text:span text:style-name="T1092">       <text:s/></text:span><text:span text:style-name="T1093">.card</text:span><text:span text:style-name="T1094"><text:s/></text:span><text:span text:style-name="T1095">p</text:span><text:span text:style-name="T1096"><text:s/>{</text:span></text:p>
      <text:p text:style-name="P1097"><text:span text:style-name="T1098">           <text:s/></text:span><text:span text:style-name="T1099">margin</text:span><text:span text:style-name="T1100">:<text:s/></text:span><text:span text:style-name="T1101">unset</text:span></text:p>
      <text:p text:style-name="P1102">        }</text:p>
      <text:p text:style-name="P1103"><text:span text:style-name="T1104">       <text:s/></text:span><text:span text:style-name="T1105">.card</text:span><text:span text:style-name="T1106"><text:s/></text:span><text:span text:style-name="T1107">img</text:span><text:span text:style-name="T1108">{</text:span></text:p>
      <text:p text:style-name="P1109"><text:span text:style-name="T1110">           <text:s/></text:span><text:span text:style-name="T1111">max-width</text:span><text:span text:style-name="T1112">:<text:s/></text:span><text:span text:style-name="T1113">calc</text:span><text:span text:style-name="T1114">(</text:span><text:span text:style-name="T1115">100%</text:span><text:span text:style-name="T1116">);</text:span></text:p>
      <text:p text:style-name="P1117"><text:span text:style-name="T1118">           <text:s/></text:span><text:span text:style-name="T1119">max-height</text:span><text:span text:style-name="T1120">:<text:s/></text:span><text:span text:style-name="T1121">calc</text:span><text:span text:style-name="T1122">(</text:span><text:span text:style-name="T1123">59%</text:span><text:span text:style-name="T1124">);</text:span></text:p>
      <text:p text:style-name="P1125">        }</text:p>
      <text:p text:style-name="P1126"><text:span text:style-name="T1127">       <text:s/></text:span><text:span text:style-name="T1128">div.sticky</text:span><text:span text:style-name="T1129"><text:s/>{</text:span></text:p>
      <text:p text:style-name="P1130"><text:span text:style-name="T1131">         <text:s/></text:span><text:span text:style-name="T1132">position</text:span><text:span text:style-name="T1133">: -webkit-sticky;<text:s/></text:span><text:span text:style-name="T1134">/* Safari */</text:span></text:p>
      <text:p text:style-name="P1135"><text:span text:style-name="T1136">         <text:s/></text:span><text:span text:style-name="T1137">position</text:span><text:span text:style-name="T1138">:<text:s/></text:span><text:span text:style-name="T1139">sticky</text:span><text:span text:style-name="T1140">;</text:span></text:p>
      <text:p text:style-name="P1141"><text:span text:style-name="T1142">         <text:s/></text:span><text:span text:style-name="T1143">top</text:span><text:span text:style-name="T1144">:<text:s/></text:span><text:span text:style-name="T1145">4.7em</text:span><text:span text:style-name="T1146">;</text:span></text:p>
      <text:p text:style-name="P1147"><text:span text:style-name="T1148">         <text:s/></text:span><text:span text:style-name="T1149">z-index</text:span><text:span text:style-name="T1150">:<text:s/></text:span><text:span text:style-name="T1151">10</text:span><text:span text:style-name="T1152">;</text:span></text:p>
      <text:p text:style-name="P1153"><text:span text:style-name="T1154">         <text:s/></text:span><text:span text:style-name="T1155">background</text:span><text:span text:style-name="T1156">:<text:s/></text:span><text:span text:style-name="T1157">white</text:span></text:p>
      <text:p text:style-name="P1158">        }</text:p>
      <text:p text:style-name="P1159"><text:span text:style-name="T1160">       <text:s/></text:span><text:span text:style-name="T1161">.rem_cart</text:span><text:span text:style-name="T1162">{</text:span></text:p>
      <text:p text:style-name="P1163"><text:span text:style-name="T1164">           </text:span><text:span text:style-name="T1165">position</text:span><text:span text:style-name="T1166">:<text:s/></text:span><text:span text:style-name="T1167">absolute</text:span><text:span text:style-name="T1168">;</text:span></text:p>
      <text:p text:style-name="P1169"><text:span text:style-name="T1170">           </text:span><text:span text:style-name="T1171">left</text:span><text:span text:style-name="T1172">:<text:s/></text:span><text:span text:style-name="T1173">0</text:span><text:span text:style-name="T1174">;</text:span></text:p>
      <text:p text:style-name="P1175">        }</text:p>
      <text:p text:style-name="P1176"><text:span text:style-name="T1177">   <text:s/></text:span><text:span text:style-name="T1178">&lt;/</text:span><text:span text:style-name="T1179">style</text:span><text:span text:style-name="T1180">&gt;</text:span></text:p>
      <text:p text:style-name="P1181"><text:span text:style-name="T1182">   <text:s/></text:span><text:span text:style-name="T1183">&lt;</text:span><text:span text:style-name="T1184">script</text:span><text:span text:style-name="T1185">&gt;</text:span></text:p>
      <text:p text:style-name="P1186">       <text:s/></text:p>
      <text:p text:style-name="P1187"><text:span text:style-name="T1188">       <text:s/></text:span><text:span text:style-name="T1189">$</text:span><text:span text:style-name="T1190">(</text:span><text:span text:style-name="T1191">'.view_prod'</text:span><text:span text:style-name="T1192">).</text:span><text:span text:style-name="T1193">click</text:span><text:span text:style-name="T1194">(</text:span><text:span text:style-name="T1195">function</text:span><text:span text:style-name="T1196">(){</text:span></text:p>
      <text:p text:style-name="P1197"><text:span text:style-name="T1198">           <text:s/></text:span><text:span text:style-name="T1199">uni_modal_right</text:span><text:span text:style-name="T1200">(</text:span><text:span text:style-name="T1201">'Product'</text:span><text:span text:style-name="T1202">,</text:span><text:span text:style-name="T1203">'view_prod.php?id='</text:span><text:span text:style-name="T1204">+</text:span><text:span text:style-name="T1205">$</text:span><text:span text:style-name="T1206">(</text:span><text:span text:style-name="T1207">this</text:span><text:span text:style-name="T1208">).</text:span><text:span text:style-name="T1209">attr</text:span><text:span text:style-name="T1210">(</text:span><text:span text:style-name="T1211">'data-id'</text:span><text:span text:style-name="T1212">))</text:span></text:p>
      <text:p text:style-name="P1213">        })</text:p>
      <text:p text:style-name="P1214"><text:span text:style-name="T1215">       <text:s/></text:span><text:span text:style-name="T1216">$</text:span><text:span text:style-name="T1217">(</text:span><text:span text:style-name="T1218">'.qty-minus'</text:span><text:span text:style-name="T1219">).</text:span><text:span text:style-name="T1220">click</text:span><text:span text:style-name="T1221">(</text:span><text:span text:style-name="T1222">function</text:span><text:span text:style-name="T1223">(){</text:span></text:p>
      <text:p text:style-name="P1224"><text:span text:style-name="T1225">       <text:s/></text:span><text:span text:style-name="T1226">var</text:span><text:span text:style-name="T1227"><text:s/></text:span><text:span text:style-name="T1228">qty</text:span><text:span text:style-name="T1229"><text:s/>=<text:s/></text:span><text:span text:style-name="T1230">$</text:span><text:span text:style-name="T1231">(</text:span><text:span text:style-name="T1232">this</text:span><text:span text:style-name="T1233">).</text:span><text:span text:style-name="T1234">parent</text:span><text:span text:style-name="T1235">().</text:span><text:span text:style-name="T1236">siblings</text:span><text:span text:style-name="T1237">(</text:span><text:span text:style-name="T1238">'input[name="qty"]'</text:span><text:span text:style-name="T1239">).</text:span><text:span text:style-name="T1240">val</text:span><text:span text:style-name="T1241">();</text:span></text:p>
      <text:p text:style-name="P1242"><text:span text:style-name="T1243">       <text:s/></text:span><text:span text:style-name="T1244">update_qty</text:span><text:span text:style-name="T1245">(</text:span><text:span text:style-name="T1246">parseInt</text:span><text:span text:style-name="T1247">(</text:span><text:span text:style-name="T1248">qty</text:span><text:span text:style-name="T1249">) -</text:span><text:span text:style-name="T1250">1</text:span><text:span text:style-name="T1251">,</text:span><text:span text:style-name="T1252">$</text:span><text:span text:style-name="T1253">(</text:span><text:span text:style-name="T1254">this</text:span><text:span text:style-name="T1255">).</text:span><text:span text:style-name="T1256">attr</text:span><text:span text:style-name="T1257">(</text:span><text:span text:style-name="T1258">'data-id'</text:span><text:span text:style-name="T1259">))</text:span></text:p>
      <text:p text:style-name="P1260"><text:span text:style-name="T1261">       <text:s/></text:span><text:span text:style-name="T1262">if</text:span><text:span text:style-name="T1263">(</text:span><text:span text:style-name="T1264">qty</text:span><text:span text:style-name="T1265"><text:s/>==<text:s/></text:span><text:span text:style-name="T1266">1</text:span><text:span text:style-name="T1267">){</text:span></text:p>
      <text:p text:style-name="P1268"><text:span text:style-name="T1269">           <text:s/></text:span><text:span text:style-name="T1270">return</text:span><text:span text:style-name="T1271"><text:s/></text:span><text:span text:style-name="T1272">false</text:span><text:span text:style-name="T1273">;</text:span></text:p>
      <text:p text:style-name="P1274"><text:span text:style-name="T1275">        }</text:span><text:span text:style-name="T1276">else</text:span><text:span text:style-name="T1277">{</text:span></text:p>
      <text:p text:style-name="P1278"><text:span text:style-name="T1279">             </text:span><text:span text:style-name="T1280">$</text:span><text:span text:style-name="T1281">(</text:span><text:span text:style-name="T1282">this</text:span><text:span text:style-name="T1283">).</text:span><text:span text:style-name="T1284">parent</text:span><text:span text:style-name="T1285">().</text:span><text:span text:style-name="T1286">siblings</text:span><text:span text:style-name="T1287">(</text:span><text:span text:style-name="T1288">'input[name="qty"]'</text:span><text:span text:style-name="T1289">).</text:span><text:span text:style-name="T1290">val</text:span><text:span text:style-name="T1291">(</text:span><text:span text:style-name="T1292">parseInt</text:span><text:span text:style-name="T1293">(</text:span><text:span text:style-name="T1294">qty</text:span><text:span text:style-name="T1295">) -</text:span><text:span text:style-name="T1296">1</text:span><text:span text:style-name="T1297">);</text:span></text:p>
      <text:p text:style-name="P1298">        }</text:p>
      <text:p text:style-name="P1299">        })</text:p>
      <text:p text:style-name="P1300"><text:span text:style-name="T1301">       <text:s/></text:span><text:span text:style-name="T1302">$</text:span><text:span text:style-name="T1303">(</text:span><text:span text:style-name="T1304">'.qty-plus'</text:span><text:span text:style-name="T1305">).</text:span><text:span text:style-name="T1306">click</text:span><text:span text:style-name="T1307">(</text:span><text:span text:style-name="T1308">function</text:span><text:span text:style-name="T1309">(){</text:span></text:p>
      <text:p text:style-name="P1310"><text:span text:style-name="T1311">           <text:s/></text:span><text:span text:style-name="T1312">var</text:span><text:span text:style-name="T1313"><text:s/></text:span><text:span text:style-name="T1314">qty</text:span><text:span text:style-name="T1315"><text:s/>=  </text:span><text:span text:style-name="T1316">$</text:span><text:span text:style-name="T1317">(</text:span><text:span text:style-name="T1318">this</text:span><text:span text:style-name="T1319">).</text:span><text:span text:style-name="T1320">parent</text:span><text:span text:style-name="T1321">().</text:span><text:span text:style-name="T1322">siblings</text:span><text:span text:style-name="T1323">(</text:span><text:span text:style-name="T1324">'input[name="qty"]'</text:span><text:span text:style-name="T1325">).</text:span><text:span text:style-name="T1326">val</text:span><text:span text:style-name="T1327">();</text:span></text:p>
      <text:p text:style-name="P1328"><text:span text:style-name="T1329">                 </text:span><text:span text:style-name="T1330">$</text:span><text:span text:style-name="T1331">(</text:span><text:span text:style-name="T1332">this</text:span><text:span text:style-name="T1333">).</text:span><text:span text:style-name="T1334">parent</text:span><text:span text:style-name="T1335">().</text:span><text:span text:style-name="T1336">siblings</text:span><text:span text:style-name="T1337">(</text:span><text:span text:style-name="T1338">'input[name="qty"]'</text:span><text:span text:style-name="T1339">).</text:span><text:span text:style-name="T1340">val</text:span><text:span text:style-name="T1341">(</text:span><text:span text:style-name="T1342">parseInt</text:span><text:span text:style-name="T1343">(</text:span><text:span text:style-name="T1344">qty</text:span><text:span text:style-name="T1345">) +</text:span><text:span text:style-name="T1346">1</text:span><text:span text:style-name="T1347">);</text:span></text:p>
      <text:p text:style-name="P1348"><text:span text:style-name="T1349">       <text:s/></text:span><text:span text:style-name="T1350">update_qty</text:span><text:span text:style-name="T1351">(</text:span><text:span text:style-name="T1352">parseInt</text:span><text:span text:style-name="T1353">(</text:span><text:span text:style-name="T1354">qty</text:span><text:span text:style-name="T1355">) +</text:span><text:span text:style-name="T1356">1</text:span><text:span text:style-name="T1357">,</text:span><text:span text:style-name="T1358">$</text:span><text:span text:style-name="T1359">(</text:span><text:span text:style-name="T1360">this</text:span><text:span text:style-name="T1361">).</text:span><text:span text:style-name="T1362">attr</text:span><text:span text:style-name="T1363">(</text:span><text:span text:style-name="T1364">'data-id'</text:span><text:span text:style-name="T1365">))</text:span></text:p>
      <text:p text:style-name="P1366">        })</text:p>
      <text:p text:style-name="P1367"><text:span text:style-name="T1368">       <text:s/></text:span><text:span text:style-name="T1369">function</text:span><text:span text:style-name="T1370"><text:s/></text:span><text:span text:style-name="T1371">update_qty</text:span><text:span text:style-name="T1372">(</text:span><text:span text:style-name="T1373">qty</text:span><text:span text:style-name="T1374">,</text:span><text:span text:style-name="T1375">id</text:span><text:span text:style-name="T1376">){</text:span></text:p>
      <text:p text:style-name="P1377"><text:span text:style-name="T1378">           <text:s/></text:span><text:span text:style-name="T1379">start_load</text:span><text:span text:style-name="T1380">()</text:span></text:p>
      <text:p text:style-name="P1381"><text:span text:style-name="T1382">           <text:s/></text:span><text:span text:style-name="T1383">$</text:span><text:span text:style-name="T1384">.</text:span><text:span text:style-name="T1385">ajax</text:span><text:span text:style-name="T1386">({</text:span></text:p>
      <text:p text:style-name="P1387"><text:span text:style-name="T1388">               <text:s/></text:span><text:span text:style-name="T1389">url:</text:span><text:span text:style-name="T1390">'admin/ajax.php?action=update_cart_qty'</text:span><text:span text:style-name="T1391">,</text:span></text:p>
      <text:p text:style-name="P1392"><text:span text:style-name="T1393">               <text:s/></text:span><text:span text:style-name="T1394">method:</text:span><text:span text:style-name="T1395">"POST"</text:span><text:span text:style-name="T1396">,</text:span></text:p>
      <text:p text:style-name="P1397"><text:span text:style-name="T1398">               <text:s/></text:span><text:span text:style-name="T1399">data:</text:span><text:span text:style-name="T1400">{</text:span><text:span text:style-name="T1401">id:id</text:span><text:span text:style-name="T1402">,</text:span><text:span text:style-name="T1403">qty</text:span><text:span text:style-name="T1404">},</text:span></text:p>
      <text:p text:style-name="P1405"><text:span text:style-name="T1406">               <text:s/></text:span><text:span text:style-name="T1407">success</text:span><text:span text:style-name="T1408">:</text:span><text:span text:style-name="T1409">function</text:span><text:span text:style-name="T1410">(</text:span><text:span text:style-name="T1411">resp</text:span><text:span text:style-name="T1412">){</text:span></text:p>
      <text:p text:style-name="P1413"><text:span text:style-name="T1414">                   <text:s/></text:span><text:span text:style-name="T1415">if</text:span><text:span text:style-name="T1416">(</text:span><text:span text:style-name="T1417">resp</text:span><text:span text:style-name="T1418"><text:s/>==<text:s/></text:span><text:span text:style-name="T1419">1</text:span><text:span text:style-name="T1420">){</text:span></text:p>
      <text:p text:style-name="P1421"><text:span text:style-name="T1422">                       <text:s/></text:span><text:span text:style-name="T1423">load_cart</text:span><text:span text:style-name="T1424">()</text:span></text:p>
      <text:p text:style-name="P1425"><text:span text:style-name="T1426">                       <text:s/></text:span><text:span text:style-name="T1427">end_load</text:span><text:span text:style-name="T1428">()</text:span></text:p>
      <text:p text:style-name="P1429">                    }</text:p>
      <text:p text:style-name="P1430">                }</text:p>
      <text:p text:style-name="P1431">            })</text:p>
      <text:p text:style-name="P1432"/>
      <text:p text:style-name="P1433">        }</text:p>
      <text:p text:style-name="P1434"><text:span text:style-name="T1435">       <text:s/></text:span><text:span text:style-name="T1436">$</text:span><text:span text:style-name="T1437">(</text:span><text:span text:style-name="T1438">'#checkout'</text:span><text:span text:style-name="T1439">).</text:span><text:span text:style-name="T1440">click</text:span><text:span text:style-name="T1441">(</text:span><text:span text:style-name="T1442">function</text:span><text:span text:style-name="T1443">(){</text:span></text:p>
      <text:p text:style-name="P1444"><text:span text:style-name="T1445">           <text:s/></text:span><text:span text:style-name="T1446">if</text:span><text:span text:style-name="T1447">(</text:span><text:span text:style-name="T1448">'</text:span><text:span text:style-name="T1449">&lt;?php</text:span><text:span text:style-name="T1450"><text:s/></text:span><text:span text:style-name="T1451">echo</text:span><text:span text:style-name="T1452"><text:s/></text:span><text:span text:style-name="T1453">isset</text:span><text:span text:style-name="T1454">(</text:span><text:span text:style-name="T1455">$_SESSION</text:span><text:span text:style-name="T1456">[</text:span><text:span text:style-name="T1457">'login_user_id'</text:span><text:span text:style-name="T1458">])<text:s/></text:span><text:span text:style-name="T1459">?&gt;</text:span><text:span text:style-name="T1460">'</text:span><text:span text:style-name="T1461"><text:s/>==<text:s/></text:span><text:span text:style-name="T1462">1</text:span><text:span text:style-name="T1463">){</text:span></text:p>
      <text:p text:style-name="P1464"><text:span text:style-name="T1465">               <text:s/></text:span><text:span text:style-name="T1466">location</text:span><text:span text:style-name="T1467">.</text:span><text:span text:style-name="T1468">replace</text:span><text:span text:style-name="T1469">(</text:span><text:span text:style-name="T1470">"index.php?page=checkout"</text:span><text:span text:style-name="T1471">)</text:span></text:p>
      <text:p text:style-name="P1472"><text:span text:style-name="T1473">            }</text:span><text:span text:style-name="T1474">else</text:span><text:span text:style-name="T1475">{</text:span></text:p>
      <text:p text:style-name="P1476"><text:span text:style-name="T1477">               <text:s/></text:span><text:span text:style-name="T1478">uni_modal</text:span><text:span text:style-name="T1479">(</text:span><text:span text:style-name="T1480">"Checkout"</text:span><text:span text:style-name="T1481">,</text:span><text:span text:style-name="T1482">"login.php?page=checkout"</text:span><text:span text:style-name="T1483">)</text:span></text:p>
      <text:p text:style-name="P1484">            }</text:p>
      <text:p text:style-name="P1485">        })</text:p>
      <text:p text:style-name="P1486"><text:span text:style-name="T1487">   <text:s/></text:span><text:span text:style-name="T1488">&lt;/</text:span><text:span text:style-name="T1489">script</text:span><text:span text:style-name="T1490">&gt;</text:span></text:p>
      <text:p text:style-name="P1491">   <text:s/></text:p>
      <text:p text:style-name="P1492"/>
      <text:p text:style-name="P1493"/>
      <text:p text:style-name="P1494"/>
      <text:p text:style-name="P1495">3)CHECKOUT.php</text:p>
      <text:p text:style-name="P1496"/>
      <text:p text:style-name="P1497"><text:span text:style-name="T1498"> <text:s/></text:span><text:span text:style-name="T1499">&lt;</text:span><text:span text:style-name="T1500">header</text:span><text:span text:style-name="T1501"><text:s/></text:span><text:span text:style-name="T1502">class</text:span><text:span text:style-name="T1503">=</text:span><text:span text:style-name="T1504">"masthead"</text:span><text:span text:style-name="T1505">&gt;</text:span></text:p>
      <text:p text:style-name="P1506"><text:span text:style-name="T1507">       <text:s/></text:span><text:span text:style-name="T1508">&lt;</text:span><text:span text:style-name="T1509">div</text:span><text:span text:style-name="T1510"><text:s/></text:span><text:span text:style-name="T1511">class</text:span><text:span text:style-name="T1512">=</text:span><text:span text:style-name="T1513">"container h-100"</text:span><text:span text:style-name="T1514">&gt;</text:span></text:p>
      <text:p text:style-name="P1515"><text:span text:style-name="T1516">           <text:s/></text:span><text:span text:style-name="T1517">&lt;</text:span><text:span text:style-name="T1518">div</text:span><text:span text:style-name="T1519"><text:s/></text:span><text:span text:style-name="T1520">class</text:span><text:span text:style-name="T1521">=</text:span><text:span text:style-name="T1522">"row h-100 align-items-center justify-content-center text-center"</text:span><text:span text:style-name="T1523">&gt;</text:span></text:p>
      <text:p text:style-name="P1524"><text:span text:style-name="T1525">               <text:s/></text:span><text:span text:style-name="T1526">&lt;</text:span><text:span text:style-name="T1527">div</text:span><text:span text:style-name="T1528"><text:s/></text:span><text:span text:style-name="T1529">class</text:span><text:span text:style-name="T1530">=</text:span><text:span text:style-name="T1531">"col-lg-10 align-self-end mb-4 page-title"</text:span><text:span text:style-name="T1532">&gt;</text:span></text:p>
      <text:p text:style-name="P1533"><text:span text:style-name="T1534">                   <text:s/></text:span><text:span text:style-name="T1535">&lt;</text:span><text:span text:style-name="T1536">h3</text:span><text:span text:style-name="T1537"><text:s/></text:span><text:span text:style-name="T1538">class</text:span><text:span text:style-name="T1539">=</text:span><text:span text:style-name="T1540">"text-white"</text:span><text:span text:style-name="T1541">&gt;</text:span><text:span text:style-name="T1542">Checkout</text:span><text:span text:style-name="T1543">&lt;/</text:span><text:span text:style-name="T1544">h3</text:span><text:span text:style-name="T1545">&gt;</text:span></text:p>
      <text:p text:style-name="P1546"><text:span text:style-name="T1547">                   <text:s/></text:span><text:span text:style-name="T1548">&lt;</text:span><text:span text:style-name="T1549">hr</text:span><text:span text:style-name="T1550"><text:s/></text:span><text:span text:style-name="T1551">class</text:span><text:span text:style-name="T1552">=</text:span><text:span text:style-name="T1553">"divider my-4"</text:span><text:span text:style-name="T1554"><text:s/></text:span><text:span text:style-name="T1555">/&gt;</text:span></text:p>
      <text:p text:style-name="P1556"/>
      <text:p text:style-name="P1557"><text:span text:style-name="T1558">               <text:s/></text:span><text:span text:style-name="T1559">&lt;/</text:span><text:span text:style-name="T1560">div</text:span><text:span text:style-name="T1561">&gt;</text:span></text:p>
      <text:p text:style-name="P1562">               <text:s/></text:p>
      <text:p text:style-name="P1563"><text:span text:style-name="T1564">           <text:s/></text:span><text:span text:style-name="T1565">&lt;/</text:span><text:span text:style-name="T1566">div</text:span><text:span text:style-name="T1567">&gt;</text:span></text:p>
      <text:p text:style-name="P1568"><text:span text:style-name="T1569">       <text:s/></text:span><text:span text:style-name="T1570">&lt;/</text:span><text:span text:style-name="T1571">div</text:span><text:span text:style-name="T1572">&gt;</text:span></text:p>
      <text:p text:style-name="P1573"><text:span text:style-name="T1574">   <text:s/></text:span><text:span text:style-name="T1575">&lt;/</text:span><text:span text:style-name="T1576">header</text:span><text:span text:style-name="T1577">&gt;</text:span></text:p>
      <text:p text:style-name="P1578"><text:span text:style-name="T1579">   <text:s/></text:span><text:span text:style-name="T1580">&lt;</text:span><text:span text:style-name="T1581">div</text:span><text:span text:style-name="T1582"><text:s/></text:span><text:span text:style-name="T1583">class</text:span><text:span text:style-name="T1584">=</text:span><text:span text:style-name="T1585">"container"</text:span><text:span text:style-name="T1586">&gt;</text:span></text:p>
      <text:p text:style-name="P1587"><text:span text:style-name="T1588">       <text:s/></text:span><text:span text:style-name="T1589">&lt;</text:span><text:span text:style-name="T1590">div</text:span><text:span text:style-name="T1591"><text:s/></text:span><text:span text:style-name="T1592">class</text:span><text:span text:style-name="T1593">=</text:span><text:span text:style-name="T1594">"card"</text:span><text:span text:style-name="T1595">&gt;</text:span></text:p>
      <text:p text:style-name="P1596"><text:span text:style-name="T1597">           <text:s/></text:span><text:span text:style-name="T1598">&lt;</text:span><text:span text:style-name="T1599">div</text:span><text:span text:style-name="T1600"><text:s/></text:span><text:span text:style-name="T1601">class</text:span><text:span text:style-name="T1602">=</text:span><text:span text:style-name="T1603">"card-body"</text:span><text:span text:style-name="T1604">&gt;</text:span></text:p>
      <text:p text:style-name="P1605"><text:span text:style-name="T1606">               <text:s/></text:span><text:span text:style-name="T1607">&lt;</text:span><text:span text:style-name="T1608">form</text:span><text:span text:style-name="T1609"><text:s/></text:span><text:span text:style-name="T1610">action</text:span><text:span text:style-name="T1611">=</text:span><text:span text:style-name="T1612">""</text:span><text:span text:style-name="T1613"><text:s/></text:span><text:span text:style-name="T1614">id</text:span><text:span text:style-name="T1615">=</text:span><text:span text:style-name="T1616">"checkout-frm"</text:span><text:span text:style-name="T1617">&gt;</text:span></text:p>
      <text:p text:style-name="P1618"><text:span text:style-name="T1619">                   <text:s/></text:span><text:span text:style-name="T1620">&lt;</text:span><text:span text:style-name="T1621">h4</text:span><text:span text:style-name="T1622">&gt;</text:span><text:span text:style-name="T1623">Confirm Delivery Information</text:span><text:span text:style-name="T1624">&lt;/</text:span><text:span text:style-name="T1625">h4</text:span><text:span text:style-name="T1626">&gt;</text:span></text:p>
      <text:p text:style-name="P1627"><text:span text:style-name="T1628">                   <text:s/></text:span><text:span text:style-name="T1629">&lt;</text:span><text:span text:style-name="T1630">div</text:span><text:span text:style-name="T1631"><text:s/></text:span><text:span text:style-name="T1632">class</text:span><text:span text:style-name="T1633">=</text:span><text:span text:style-name="T1634">"form-group"</text:span><text:span text:style-name="T1635">&gt;</text:span></text:p>
      <text:p text:style-name="P1636"><text:span text:style-name="T1637">                       <text:s/></text:span><text:span text:style-name="T1638">&lt;</text:span><text:span text:style-name="T1639">label</text:span><text:span text:style-name="T1640"><text:s/></text:span><text:span text:style-name="T1641">for</text:span><text:span text:style-name="T1642">=</text:span><text:span text:style-name="T1643">""</text:span><text:span text:style-name="T1644"><text:s/></text:span><text:span text:style-name="T1645">class</text:span><text:span text:style-name="T1646">=</text:span><text:span text:style-name="T1647">"control-label"</text:span><text:span text:style-name="T1648">&gt;</text:span><text:span text:style-name="T1649">Firstname</text:span><text:span text:style-name="T1650">&lt;/</text:span><text:span text:style-name="T1651">label</text:span><text:span text:style-name="T1652">&gt;</text:span></text:p>
      <text:p text:style-name="P1653"><text:span text:style-name="T1654">                       <text:s/></text:span><text:span text:style-name="T1655">&lt;</text:span><text:span text:style-name="T1656">input</text:span><text:span text:style-name="T1657"><text:s/></text:span><text:span text:style-name="T1658">type</text:span><text:span text:style-name="T1659">=</text:span><text:span text:style-name="T1660">"text"</text:span><text:span text:style-name="T1661"><text:s/></text:span><text:span text:style-name="T1662">name</text:span><text:span text:style-name="T1663">=</text:span><text:span text:style-name="T1664">"first_name"</text:span><text:span text:style-name="T1665"><text:s/></text:span><text:span text:style-name="T1666">required</text:span><text:span text:style-name="T1667">=</text:span><text:span text:style-name="T1668">""</text:span><text:span text:style-name="T1669"><text:s/></text:span><text:span text:style-name="T1670">class</text:span><text:span text:style-name="T1671">=</text:span><text:span text:style-name="T1672">"form-control"</text:span><text:span text:style-name="T1673"><text:s/></text:span><text:span text:style-name="T1674">value</text:span><text:span text:style-name="T1675">=</text:span><text:span text:style-name="T1676">"</text:span><text:span text:style-name="T1677">&lt;?php</text:span><text:span text:style-name="T1678"><text:s/></text:span><text:span text:style-name="T1679">echo</text:span><text:span text:style-name="T1680"><text:s/></text:span><text:span text:style-name="T1681">$_SESSION</text:span><text:span text:style-name="T1682">[</text:span><text:span text:style-name="T1683">'login_first_name'</text:span><text:span text:style-name="T1684">]<text:s/></text:span><text:span text:style-name="T1685">?&gt;</text:span><text:span text:style-name="T1686">"</text:span><text:span text:style-name="T1687">&gt;</text:span></text:p>
      <text:p text:style-name="P1688"><text:span text:style-name="T1689">                   <text:s/></text:span><text:span text:style-name="T1690">&lt;/</text:span><text:span text:style-name="T1691">div</text:span><text:span text:style-name="T1692">&gt;</text:span></text:p>
      <text:p text:style-name="P1693"><text:span text:style-name="T1694">                   <text:s/></text:span><text:span text:style-name="T1695">&lt;</text:span><text:span text:style-name="T1696">div</text:span><text:span text:style-name="T1697"><text:s/></text:span><text:span text:style-name="T1698">class</text:span><text:span text:style-name="T1699">=</text:span><text:span text:style-name="T1700">"form-group"</text:span><text:span text:style-name="T1701">&gt;</text:span></text:p>
      <text:p text:style-name="P1702"><text:span text:style-name="T1703">                       <text:s/></text:span><text:span text:style-name="T1704">&lt;</text:span><text:span text:style-name="T1705">label</text:span><text:span text:style-name="T1706"><text:s/></text:span><text:span text:style-name="T1707">for</text:span><text:span text:style-name="T1708">=</text:span><text:span text:style-name="T1709">""</text:span><text:span text:style-name="T1710"><text:s/></text:span><text:span text:style-name="T1711">class</text:span><text:span text:style-name="T1712">=</text:span><text:span text:style-name="T1713">"control-label"</text:span><text:span text:style-name="T1714">&gt;</text:span><text:span text:style-name="T1715">Email</text:span><text:span text:style-name="T1716">&lt;/</text:span><text:span text:style-name="T1717">label</text:span><text:span text:style-name="T1718">&gt;</text:span></text:p>
      <text:p text:style-name="P1719"><text:span text:style-name="T1720">                       <text:s/></text:span><text:span text:style-name="T1721">&lt;</text:span><text:span text:style-name="T1722">input</text:span><text:span text:style-name="T1723"><text:s/></text:span><text:span text:style-name="T1724">type</text:span><text:span text:style-name="T1725">=</text:span><text:span text:style-name="T1726">"text"</text:span><text:span text:style-name="T1727"><text:s/></text:span><text:span text:style-name="T1728">name</text:span><text:span text:style-name="T1729">=</text:span><text:span text:style-name="T1730">"last_name"</text:span><text:span text:style-name="T1731"><text:s/></text:span><text:span text:style-name="T1732">required</text:span><text:span text:style-name="T1733">=</text:span><text:span text:style-name="T1734">""</text:span><text:span text:style-name="T1735"><text:s/></text:span><text:span text:style-name="T1736">class</text:span><text:span text:style-name="T1737">=</text:span><text:span text:style-name="T1738">"form-control"</text:span><text:span text:style-name="T1739"><text:s/></text:span><text:span text:style-name="T1740">value</text:span><text:span text:style-name="T1741">=</text:span><text:span text:style-name="T1742">"</text:span><text:span text:style-name="T1743">&lt;?php</text:span><text:span text:style-name="T1744"><text:s/></text:span><text:span text:style-name="T1745">echo</text:span><text:span text:style-name="T1746"><text:s/></text:span><text:span text:style-name="T1747">$_SESSION</text:span><text:span text:style-name="T1748">[</text:span><text:span text:style-name="T1749">'login_last_name'</text:span><text:span text:style-name="T1750">]<text:s/></text:span><text:span text:style-name="T1751">?&gt;</text:span><text:span text:style-name="T1752">"</text:span><text:span text:style-name="T1753">&gt;</text:span></text:p>
      <text:p text:style-name="P1754"><text:span text:style-name="T1755">                   <text:s/></text:span><text:span text:style-name="T1756">&lt;/</text:span><text:span text:style-name="T1757">div</text:span><text:span text:style-name="T1758">&gt;</text:span></text:p>
      <text:p text:style-name="P1759"><text:span text:style-name="T1760">                   <text:s/></text:span><text:span text:style-name="T1761">&lt;</text:span><text:span text:style-name="T1762">div</text:span><text:span text:style-name="T1763"><text:s/></text:span><text:span text:style-name="T1764">class</text:span><text:span text:style-name="T1765">=</text:span><text:span text:style-name="T1766">"form-group"</text:span><text:span text:style-name="T1767">&gt;</text:span></text:p>
      <text:p text:style-name="P1768"><text:span text:style-name="T1769">                       <text:s/></text:span><text:span text:style-name="T1770">&lt;</text:span><text:span text:style-name="T1771">label</text:span><text:span text:style-name="T1772"><text:s/></text:span><text:span text:style-name="T1773">for</text:span><text:span text:style-name="T1774">=</text:span><text:span text:style-name="T1775">""</text:span><text:span text:style-name="T1776"><text:s/></text:span><text:span text:style-name="T1777">class</text:span><text:span text:style-name="T1778">=</text:span><text:span text:style-name="T1779">"control-label"</text:span><text:span text:style-name="T1780">&gt;</text:span><text:span text:style-name="T1781">Contact</text:span><text:span text:style-name="T1782">&lt;/</text:span><text:span text:style-name="T1783">label</text:span><text:span text:style-name="T1784">&gt;</text:span></text:p>
      <text:p text:style-name="P1785"><text:span text:style-name="T1786">                       <text:s/></text:span><text:span text:style-name="T1787">&lt;</text:span><text:span text:style-name="T1788">input</text:span><text:span text:style-name="T1789"><text:s/></text:span><text:span text:style-name="T1790">type</text:span><text:span text:style-name="T1791">=</text:span><text:span text:style-name="T1792">"text"</text:span><text:span text:style-name="T1793"><text:s/></text:span><text:span text:style-name="T1794">name</text:span><text:span text:style-name="T1795">=</text:span><text:span text:style-name="T1796">"mobile"</text:span><text:span text:style-name="T1797"><text:s/></text:span><text:span text:style-name="T1798">required</text:span><text:span text:style-name="T1799">=</text:span><text:span text:style-name="T1800">""</text:span><text:span text:style-name="T1801"><text:s/></text:span><text:span text:style-name="T1802">class</text:span><text:span text:style-name="T1803">=</text:span><text:span text:style-name="T1804">"form-control"</text:span><text:span text:style-name="T1805"><text:s/></text:span><text:span text:style-name="T1806">value</text:span><text:span text:style-name="T1807">=</text:span><text:span text:style-name="T1808">"</text:span><text:span text:style-name="T1809">&lt;?php</text:span><text:span text:style-name="T1810"><text:s/></text:span><text:span text:style-name="T1811">echo</text:span><text:span text:style-name="T1812"><text:s/></text:span><text:span text:style-name="T1813">$_SESSION</text:span><text:span text:style-name="T1814">[</text:span><text:span text:style-name="T1815">'login_mobile'</text:span><text:span text:style-name="T1816">]<text:s/></text:span><text:span text:style-name="T1817">?&gt;</text:span><text:span text:style-name="T1818">"</text:span><text:span text:style-name="T1819">&gt;</text:span></text:p>
      <text:p text:style-name="P1820"><text:span text:style-name="T1821">                   <text:s/></text:span><text:span text:style-name="T1822">&lt;/</text:span><text:span text:style-name="T1823">div</text:span><text:span text:style-name="T1824">&gt;</text:span></text:p>
      <text:p text:style-name="P1825"><text:span text:style-name="T1826">                   <text:s/></text:span><text:span text:style-name="T1827">&lt;</text:span><text:span text:style-name="T1828">div</text:span><text:span text:style-name="T1829"><text:s/></text:span><text:span text:style-name="T1830">class</text:span><text:span text:style-name="T1831">=</text:span><text:span text:style-name="T1832">"form-group"</text:span><text:span text:style-name="T1833">&gt;</text:span></text:p>
      <text:p text:style-name="P1834"><text:span text:style-name="T1835">                       <text:s/></text:span><text:span text:style-name="T1836">&lt;</text:span><text:span text:style-name="T1837">label</text:span><text:span text:style-name="T1838"><text:s/></text:span><text:span text:style-name="T1839">for</text:span><text:span text:style-name="T1840">=</text:span><text:span text:style-name="T1841">""</text:span><text:span text:style-name="T1842"><text:s/></text:span><text:span text:style-name="T1843">class</text:span><text:span text:style-name="T1844">=</text:span><text:span text:style-name="T1845">"control-label"</text:span><text:span text:style-name="T1846">&gt;</text:span><text:span text:style-name="T1847">Address</text:span><text:span text:style-name="T1848">&lt;/</text:span><text:span text:style-name="T1849">label</text:span><text:span text:style-name="T1850">&gt;</text:span></text:p>
      <text:p text:style-name="P1851"><text:span text:style-name="T1852">                       <text:s/></text:span><text:span text:style-name="T1853">&lt;</text:span><text:span text:style-name="T1854">textarea</text:span><text:span text:style-name="T1855"><text:s/></text:span><text:span text:style-name="T1856">cols</text:span><text:span text:style-name="T1857">=</text:span><text:span text:style-name="T1858">"30"</text:span><text:span text:style-name="T1859"><text:s/></text:span><text:span text:style-name="T1860">rows</text:span><text:span text:style-name="T1861">=</text:span><text:span text:style-name="T1862">"3"</text:span><text:span text:style-name="T1863"><text:s/></text:span><text:span text:style-name="T1864">name</text:span><text:span text:style-name="T1865">=</text:span><text:span text:style-name="T1866">"address"</text:span><text:span text:style-name="T1867"><text:s/></text:span><text:span text:style-name="T1868">required</text:span><text:span text:style-name="T1869">=</text:span><text:span text:style-name="T1870">""</text:span><text:span text:style-name="T1871"><text:s/></text:span><text:span text:style-name="T1872">class</text:span><text:span text:style-name="T1873">=</text:span><text:span text:style-name="T1874">"form-control"</text:span><text:span text:style-name="T1875">&gt;</text:span><text:span text:style-name="T1876">&lt;?php</text:span><text:span text:style-name="T1877"><text:s/></text:span><text:span text:style-name="T1878">echo</text:span><text:span text:style-name="T1879"><text:s/></text:span><text:span text:style-name="T1880">$_SESSION</text:span><text:span text:style-name="T1881">[</text:span><text:span text:style-name="T1882">'login_address'</text:span><text:span text:style-name="T1883">]<text:s/></text:span><text:span text:style-name="T1884">?&gt;</text:span><text:span text:style-name="T1885">&lt;/</text:span><text:span text:style-name="T1886">textarea</text:span><text:span text:style-name="T1887">&gt;</text:span></text:p>
      <text:p text:style-name="P1888"><text:span text:style-name="T1889">                   <text:s/></text:span><text:span text:style-name="T1890">&lt;/</text:span><text:span text:style-name="T1891">div</text:span><text:span text:style-name="T1892">&gt;</text:span></text:p>
      <text:p text:style-name="P1893"><text:span text:style-name="T1894">                   <text:s/></text:span><text:span text:style-name="T1895">&lt;</text:span><text:span text:style-name="T1896">div</text:span><text:span text:style-name="T1897"><text:s/></text:span><text:span text:style-name="T1898">class</text:span><text:span text:style-name="T1899">=</text:span><text:span text:style-name="T1900">"form-group"</text:span><text:span text:style-name="T1901">&gt;</text:span></text:p>
      <text:p text:style-name="P1902"><text:span text:style-name="T1903">                       <text:s/></text:span><text:span text:style-name="T1904">&lt;</text:span><text:span text:style-name="T1905">label</text:span><text:span text:style-name="T1906"><text:s/></text:span><text:span text:style-name="T1907">for</text:span><text:span text:style-name="T1908">=</text:span><text:span text:style-name="T1909">""</text:span><text:span text:style-name="T1910"><text:s/></text:span><text:span text:style-name="T1911">class</text:span><text:span text:style-name="T1912">=</text:span><text:span text:style-name="T1913">"control-label"</text:span><text:span text:style-name="T1914">&gt;</text:span><text:span text:style-name="T1915">Email</text:span><text:span text:style-name="T1916">&lt;/</text:span><text:span text:style-name="T1917">label</text:span><text:span text:style-name="T1918">&gt;</text:span></text:p>
      <text:p text:style-name="P1919"><text:span text:style-name="T1920">                       <text:s/></text:span><text:span text:style-name="T1921">&lt;</text:span><text:span text:style-name="T1922">input</text:span><text:span text:style-name="T1923"><text:s/></text:span><text:span text:style-name="T1924">type</text:span><text:span text:style-name="T1925">=</text:span><text:span text:style-name="T1926">"email"</text:span><text:span text:style-name="T1927"><text:s/></text:span><text:span text:style-name="T1928">name</text:span><text:span text:style-name="T1929">=</text:span><text:span text:style-name="T1930">"email"</text:span><text:span text:style-name="T1931"><text:s/></text:span><text:span text:style-name="T1932">required</text:span><text:span text:style-name="T1933">=</text:span><text:span text:style-name="T1934">""</text:span><text:span text:style-name="T1935"><text:s/></text:span><text:span text:style-name="T1936">class</text:span><text:span text:style-name="T1937">=</text:span><text:span text:style-name="T1938">"form-control"</text:span><text:span text:style-name="T1939"><text:s/></text:span><text:span text:style-name="T1940">value</text:span><text:span text:style-name="T1941">=</text:span><text:span text:style-name="T1942">"</text:span><text:span text:style-name="T1943">&lt;?php</text:span><text:span text:style-name="T1944"><text:s/></text:span><text:span text:style-name="T1945">echo</text:span><text:span text:style-name="T1946"><text:s/></text:span><text:span text:style-name="T1947">$_SESSION</text:span><text:span text:style-name="T1948">[</text:span><text:span text:style-name="T1949">'login_email'</text:span><text:span text:style-name="T1950">]<text:s/></text:span><text:span text:style-name="T1951">?&gt;</text:span><text:span text:style-name="T1952">"</text:span><text:span text:style-name="T1953">&gt;</text:span></text:p>
      <text:p text:style-name="P1954"><text:span text:style-name="T1955">                   <text:s/></text:span><text:span text:style-name="T1956">&lt;/</text:span><text:span text:style-name="T1957">div</text:span><text:span text:style-name="T1958">&gt;</text:span><text:span text:style-name="T1959"><text:s/> </text:span></text:p>
      <text:p text:style-name="P1960"/>
      <text:p text:style-name="P1961"><text:span text:style-name="T1962">                   <text:s/></text:span><text:span text:style-name="T1963">&lt;</text:span><text:span text:style-name="T1964">div</text:span><text:span text:style-name="T1965"><text:s/></text:span><text:span text:style-name="T1966">class</text:span><text:span text:style-name="T1967">=</text:span><text:span text:style-name="T1968">"text-center"</text:span><text:span text:style-name="T1969">&gt;</text:span></text:p>
      <text:p text:style-name="P1970"><text:span text:style-name="T1971">                       <text:s/></text:span><text:span text:style-name="T1972">&lt;</text:span><text:span text:style-name="T1973">button</text:span><text:span text:style-name="T1974"><text:s/></text:span><text:span text:style-name="T1975">class</text:span><text:span text:style-name="T1976">=</text:span><text:span text:style-name="T1977">"btn btn-block btn-outline-primary"</text:span><text:span text:style-name="T1978">&gt;</text:span><text:span text:style-name="T1979">Place Order</text:span><text:span text:style-name="T1980">&lt;/</text:span><text:span text:style-name="T1981">button</text:span><text:span text:style-name="T1982">&gt;</text:span></text:p>
      <text:p text:style-name="P1983"><text:span text:style-name="T1984">                   <text:s/></text:span><text:span text:style-name="T1985">&lt;/</text:span><text:span text:style-name="T1986">div</text:span><text:span text:style-name="T1987">&gt;</text:span></text:p>
      <text:p text:style-name="P1988"><text:span text:style-name="T1989">               <text:s/></text:span><text:span text:style-name="T1990">&lt;/</text:span><text:span text:style-name="T1991">form</text:span><text:span text:style-name="T1992">&gt;</text:span></text:p>
      <text:p text:style-name="P1993"><text:span text:style-name="T1994">           <text:s/></text:span><text:span text:style-name="T1995">&lt;/</text:span><text:span text:style-name="T1996">div</text:span><text:span text:style-name="T1997">&gt;</text:span></text:p>
      <text:p text:style-name="P1998"><text:span text:style-name="T1999">       <text:s/></text:span><text:span text:style-name="T2000">&lt;/</text:span><text:span text:style-name="T2001">div</text:span><text:span text:style-name="T2002">&gt;</text:span></text:p>
      <text:p text:style-name="P2003"><text:span text:style-name="T2004">   <text:s/></text:span><text:span text:style-name="T2005">&lt;/</text:span><text:span text:style-name="T2006">div</text:span><text:span text:style-name="T2007">&gt;</text:span></text:p>
      <text:p text:style-name="P2008"/>
      <text:p text:style-name="P2009"><text:span text:style-name="T2010">   <text:s/></text:span><text:span text:style-name="T2011">&lt;</text:span><text:span text:style-name="T2012">script</text:span><text:span text:style-name="T2013">&gt;</text:span></text:p>
      <text:p text:style-name="P2014"><text:span text:style-name="T2015">   <text:s/></text:span><text:span text:style-name="T2016">$</text:span><text:span text:style-name="T2017">(</text:span><text:span text:style-name="T2018">document</text:span><text:span text:style-name="T2019">).</text:span><text:span text:style-name="T2020">ready</text:span><text:span text:style-name="T2021">(</text:span><text:span text:style-name="T2022">function</text:span><text:span text:style-name="T2023">(){</text:span></text:p>
      <text:p text:style-name="P2024"><text:span text:style-name="T2025">         <text:s/></text:span><text:span text:style-name="T2026">$</text:span><text:span text:style-name="T2027">(</text:span><text:span text:style-name="T2028">'#checkout-frm'</text:span><text:span text:style-name="T2029">).</text:span><text:span text:style-name="T2030">submit</text:span><text:span text:style-name="T2031">(</text:span><text:span text:style-name="T2032">function</text:span><text:span text:style-name="T2033">(</text:span><text:span text:style-name="T2034">e</text:span><text:span text:style-name="T2035">){</text:span></text:p>
      <text:p text:style-name="P2036"><text:span text:style-name="T2037">           <text:s/></text:span><text:span text:style-name="T2038">e</text:span><text:span text:style-name="T2039">.</text:span><text:span text:style-name="T2040">preventDefault</text:span><text:span text:style-name="T2041">()</text:span></text:p>
      <text:p text:style-name="P2042">         <text:s/></text:p>
      <text:p text:style-name="P2043"><text:span text:style-name="T2044">           <text:s/></text:span><text:span text:style-name="T2045">start_load</text:span><text:span text:style-name="T2046">()</text:span></text:p>
      <text:p text:style-name="P2047"><text:span text:style-name="T2048">           <text:s/></text:span><text:span text:style-name="T2049">$</text:span><text:span text:style-name="T2050">.</text:span><text:span text:style-name="T2051">ajax</text:span><text:span text:style-name="T2052">({</text:span></text:p>
      <text:p text:style-name="P2053"><text:span text:style-name="T2054">               <text:s/></text:span><text:span text:style-name="T2055">url:</text:span><text:span text:style-name="T2056">"admin/ajax.php?action=save_order"</text:span><text:span text:style-name="T2057">,</text:span></text:p>
      <text:p text:style-name="P2058"><text:span text:style-name="T2059">               <text:s/></text:span><text:span text:style-name="T2060">method:</text:span><text:span text:style-name="T2061">'POST'</text:span><text:span text:style-name="T2062">,</text:span></text:p>
      <text:p text:style-name="P2063"><text:span text:style-name="T2064">               <text:s/></text:span><text:span text:style-name="T2065">data:</text:span><text:span text:style-name="T2066">$</text:span><text:span text:style-name="T2067">(</text:span><text:span text:style-name="T2068">this</text:span><text:span text:style-name="T2069">).</text:span><text:span text:style-name="T2070">serialize</text:span><text:span text:style-name="T2071">(),</text:span></text:p>
      <text:p text:style-name="P2072"><text:span text:style-name="T2073">               <text:s/></text:span><text:span text:style-name="T2074">success</text:span><text:span text:style-name="T2075">:</text:span><text:span text:style-name="T2076">function</text:span><text:span text:style-name="T2077">(</text:span><text:span text:style-name="T2078">resp</text:span><text:span text:style-name="T2079">){</text:span></text:p>
      <text:p text:style-name="P2080"><text:span text:style-name="T2081">                   <text:s/></text:span><text:span text:style-name="T2082">if</text:span><text:span text:style-name="T2083">(</text:span><text:span text:style-name="T2084">resp</text:span><text:span text:style-name="T2085">==</text:span><text:span text:style-name="T2086">1</text:span><text:span text:style-name="T2087">){</text:span></text:p>
      <text:p text:style-name="P2088"><text:span text:style-name="T2089">                       <text:s/></text:span><text:span text:style-name="T2090">alert_toast</text:span><text:span text:style-name="T2091">(</text:span><text:span text:style-name="T2092">"Order successfully Placed."</text:span><text:span text:style-name="T2093">)</text:span></text:p>
      <text:p text:style-name="P2094"><text:span text:style-name="T2095">                       <text:s/></text:span><text:span text:style-name="T2096">setTimeout</text:span><text:span text:style-name="T2097">(</text:span><text:span text:style-name="T2098">function</text:span><text:span text:style-name="T2099">(){</text:span></text:p>
      <text:p text:style-name="P2100"><text:span text:style-name="T2101">                           <text:s/></text:span><text:span text:style-name="T2102">location</text:span><text:span text:style-name="T2103">.</text:span><text:span text:style-name="T2104">replace</text:span><text:span text:style-name="T2105">(</text:span><text:span text:style-name="T2106">'index.php?page=home'</text:span><text:span text:style-name="T2107">)</text:span></text:p>
      <text:p text:style-name="P2108"><text:span text:style-name="T2109">                        },</text:span><text:span text:style-name="T2110">1500</text:span><text:span text:style-name="T2111">)</text:span></text:p>
      <text:p text:style-name="P2112">                    }</text:p>
      <text:p text:style-name="P2113">                }</text:p>
      <text:p text:style-name="P2114">            })</text:p>
      <text:p text:style-name="P2115">        })</text:p>
      <text:p text:style-name="P2116">        })</text:p>
      <text:p text:style-name="P2117"><text:span text:style-name="T2118">   <text:s/></text:span><text:span text:style-name="T2119">&lt;/</text:span><text:span text:style-name="T2120">script</text:span><text:span text:style-name="T2121">&gt;</text:span></text:p>
      <text:p text:style-name="P2122"/>
      <text:p text:style-name="P2123"/>
      <text:p text:style-name="P2124">4)FOOTER.php</text:p>
      <text:p text:style-name="P2125"/>
      <text:p text:style-name="P2126"><text:span text:style-name="T2127"> </text:span><text:span text:style-name="T2128">&lt;</text:span><text:span text:style-name="T2129">script</text:span><text:span text:style-name="T2130">&gt;</text:span></text:p>
      <text:p text:style-name="P2131"><text:span text:style-name="T2132"> <text:s/></text:span><text:span text:style-name="T2133">$</text:span><text:span text:style-name="T2134">(</text:span><text:span text:style-name="T2135">'.datepicker'</text:span><text:span text:style-name="T2136">).</text:span><text:span text:style-name="T2137">datepicker</text:span><text:span text:style-name="T2138">({</text:span></text:p>
      <text:p text:style-name="P2139"><text:span text:style-name="T2140">   <text:s/></text:span><text:span text:style-name="T2141">format:</text:span><text:span text:style-name="T2142">"yyyy-mm-dd"</text:span></text:p>
      <text:p text:style-name="P2143">  })</text:p>
      <text:p text:style-name="P2144"><text:span text:style-name="T2145">   </text:span><text:span text:style-name="T2146">window</text:span><text:span text:style-name="T2147">.</text:span><text:span text:style-name="T2148">start_load</text:span><text:span text:style-name="T2149"><text:s/>=<text:s/></text:span><text:span text:style-name="T2150">function</text:span><text:span text:style-name="T2151">(){</text:span></text:p>
      <text:p text:style-name="P2152"><text:span text:style-name="T2153">   <text:s/></text:span><text:span text:style-name="T2154">$</text:span><text:span text:style-name="T2155">(</text:span><text:span text:style-name="T2156">'body'</text:span><text:span text:style-name="T2157">).</text:span><text:span text:style-name="T2158">prepend</text:span><text:span text:style-name="T2159">(</text:span><text:span text:style-name="T2160">'&lt;di id="preloader2"&gt;&lt;/di&gt;'</text:span><text:span text:style-name="T2161">)</text:span></text:p>
      <text:p text:style-name="P2162">  }</text:p>
      <text:p text:style-name="P2163"><text:span text:style-name="T2164"> <text:s/></text:span><text:span text:style-name="T2165">window</text:span><text:span text:style-name="T2166">.</text:span><text:span text:style-name="T2167">end_load</text:span><text:span text:style-name="T2168"><text:s/>=<text:s/></text:span><text:span text:style-name="T2169">function</text:span><text:span text:style-name="T2170">(){</text:span></text:p>
      <text:p text:style-name="P2171"><text:span text:style-name="T2172">   <text:s/></text:span><text:span text:style-name="T2173">$</text:span><text:span text:style-name="T2174">(</text:span><text:span text:style-name="T2175">'#preloader2'</text:span><text:span text:style-name="T2176">).</text:span><text:span text:style-name="T2177">fadeOut</text:span><text:span text:style-name="T2178">(</text:span><text:span text:style-name="T2179">'fast'</text:span><text:span text:style-name="T2180">,<text:s/></text:span><text:span text:style-name="T2181">function</text:span><text:span text:style-name="T2182">() {</text:span></text:p>
      <text:p text:style-name="P2183"><text:span text:style-name="T2184">       <text:s/></text:span><text:span text:style-name="T2185">$</text:span><text:span text:style-name="T2186">(</text:span><text:span text:style-name="T2187">this</text:span><text:span text:style-name="T2188">).</text:span><text:span text:style-name="T2189">remove</text:span><text:span text:style-name="T2190">();</text:span></text:p>
      <text:p text:style-name="P2191">      })</text:p>
      <text:p text:style-name="P2192">  }</text:p>
      <text:p text:style-name="P2193"/>
      <text:p text:style-name="P2194"><text:span text:style-name="T2195"> <text:s/></text:span><text:span text:style-name="T2196">window</text:span><text:span text:style-name="T2197">.</text:span><text:span text:style-name="T2198">uni_modal</text:span><text:span text:style-name="T2199"><text:s/>=<text:s/></text:span><text:span text:style-name="T2200">function</text:span><text:span text:style-name="T2201">(</text:span><text:span text:style-name="T2202">$title</text:span><text:span text:style-name="T2203"><text:s/>=<text:s/></text:span><text:span text:style-name="T2204">''</text:span><text:span text:style-name="T2205"><text:s/>,<text:s/></text:span><text:span text:style-name="T2206">$url</text:span><text:span text:style-name="T2207">=</text:span><text:span text:style-name="T2208">''</text:span><text:span text:style-name="T2209">){</text:span></text:p>
      <text:p text:style-name="P2210"><text:span text:style-name="T2211">   <text:s/></text:span><text:span text:style-name="T2212">start_load</text:span><text:span text:style-name="T2213">()</text:span></text:p>
      <text:p text:style-name="P2214"><text:span text:style-name="T2215">   <text:s/></text:span><text:span text:style-name="T2216">$</text:span><text:span text:style-name="T2217">.</text:span><text:span text:style-name="T2218">ajax</text:span><text:span text:style-name="T2219">({</text:span></text:p>
      <text:p text:style-name="P2220"><text:span text:style-name="T2221">       <text:s/></text:span><text:span text:style-name="T2222">url:$url</text:span><text:span text:style-name="T2223">,</text:span></text:p>
      <text:p text:style-name="P2224"><text:span text:style-name="T2225">       <text:s/></text:span><text:span text:style-name="T2226">error</text:span><text:span text:style-name="T2227">:err</text:span><text:span text:style-name="T2228">=&gt;</text:span><text:span text:style-name="T2229">{</text:span></text:p>
      <text:p text:style-name="P2230"><text:span text:style-name="T2231">           <text:s/></text:span><text:span text:style-name="T2232">console</text:span><text:span text:style-name="T2233">.</text:span><text:span text:style-name="T2234">log</text:span><text:span text:style-name="T2235">()</text:span></text:p>
      <text:p text:style-name="P2236"><text:span text:style-name="T2237">           <text:s/></text:span><text:span text:style-name="T2238">alert</text:span><text:span text:style-name="T2239">(</text:span><text:span text:style-name="T2240">"An error occured"</text:span><text:span text:style-name="T2241">)</text:span></text:p>
      <text:p text:style-name="P2242">        },</text:p>
      <text:p text:style-name="P2243"><text:span text:style-name="T2244">       <text:s/></text:span><text:span text:style-name="T2245">success</text:span><text:span text:style-name="T2246">:</text:span><text:span text:style-name="T2247">function</text:span><text:span text:style-name="T2248">(</text:span><text:span text:style-name="T2249">resp</text:span><text:span text:style-name="T2250">){</text:span></text:p>
      <text:p text:style-name="P2251"><text:span text:style-name="T2252">           <text:s/></text:span><text:span text:style-name="T2253">if</text:span><text:span text:style-name="T2254">(</text:span><text:span text:style-name="T2255">resp</text:span><text:span text:style-name="T2256">){</text:span></text:p>
      <text:p text:style-name="P2257"><text:span text:style-name="T2258">               <text:s/></text:span><text:span text:style-name="T2259">$</text:span><text:span text:style-name="T2260">(</text:span><text:span text:style-name="T2261">'#uni_modal .modal-title'</text:span><text:span text:style-name="T2262">).</text:span><text:span text:style-name="T2263">html</text:span><text:span text:style-name="T2264">(</text:span><text:span text:style-name="T2265">$title</text:span><text:span text:style-name="T2266">)</text:span></text:p>
      <text:p text:style-name="P2267"><text:span text:style-name="T2268">               <text:s/></text:span><text:span text:style-name="T2269">$</text:span><text:span text:style-name="T2270">(</text:span><text:span text:style-name="T2271">'#uni_modal .modal-body'</text:span><text:span text:style-name="T2272">).</text:span><text:span text:style-name="T2273">html</text:span><text:span text:style-name="T2274">(</text:span><text:span text:style-name="T2275">resp</text:span><text:span text:style-name="T2276">)</text:span></text:p>
      <text:p text:style-name="P2277"><text:span text:style-name="T2278">               <text:s/></text:span><text:span text:style-name="T2279">$</text:span><text:span text:style-name="T2280">(</text:span><text:span text:style-name="T2281">'#uni_modal'</text:span><text:span text:style-name="T2282">).</text:span><text:span text:style-name="T2283">modal</text:span><text:span text:style-name="T2284">(</text:span><text:span text:style-name="T2285">'show'</text:span><text:span text:style-name="T2286">)</text:span></text:p>
      <text:p text:style-name="P2287"><text:span text:style-name="T2288">               <text:s/></text:span><text:span text:style-name="T2289">end_load</text:span><text:span text:style-name="T2290">()</text:span></text:p>
      <text:p text:style-name="P2291">            }</text:p>
      <text:p text:style-name="P2292">        }</text:p>
      <text:p text:style-name="P2293">    })</text:p>
      <text:p text:style-name="P2294">}</text:p>
      <text:p text:style-name="P2295"><text:span text:style-name="T2296"> <text:s/></text:span><text:span text:style-name="T2297">window</text:span><text:span text:style-name="T2298">.</text:span><text:span text:style-name="T2299">uni_modal_right</text:span><text:span text:style-name="T2300"><text:s/>=<text:s/></text:span><text:span text:style-name="T2301">function</text:span><text:span text:style-name="T2302">(</text:span><text:span text:style-name="T2303">$title</text:span><text:span text:style-name="T2304"><text:s/>=<text:s/></text:span><text:span text:style-name="T2305">''</text:span><text:span text:style-name="T2306"><text:s/>,<text:s/></text:span><text:span text:style-name="T2307">$url</text:span><text:span text:style-name="T2308">=</text:span><text:span text:style-name="T2309">''</text:span><text:span text:style-name="T2310">){</text:span></text:p>
      <text:p text:style-name="P2311"><text:span text:style-name="T2312">   <text:s/></text:span><text:span text:style-name="T2313">start_load</text:span><text:span text:style-name="T2314">()</text:span></text:p>
      <text:p text:style-name="P2315"><text:span text:style-name="T2316">   <text:s/></text:span><text:span text:style-name="T2317">$</text:span><text:span text:style-name="T2318">.</text:span><text:span text:style-name="T2319">ajax</text:span><text:span text:style-name="T2320">({</text:span></text:p>
      <text:p text:style-name="P2321"><text:span text:style-name="T2322">       <text:s/></text:span><text:span text:style-name="T2323">url:$url</text:span><text:span text:style-name="T2324">,</text:span></text:p>
      <text:p text:style-name="P2325"><text:span text:style-name="T2326">       <text:s/></text:span><text:span text:style-name="T2327">error</text:span><text:span text:style-name="T2328">:err</text:span><text:span text:style-name="T2329">=&gt;</text:span><text:span text:style-name="T2330">{</text:span></text:p>
      <text:p text:style-name="P2331"><text:span text:style-name="T2332">           <text:s/></text:span><text:span text:style-name="T2333">console</text:span><text:span text:style-name="T2334">.</text:span><text:span text:style-name="T2335">log</text:span><text:span text:style-name="T2336">()</text:span></text:p>
      <text:p text:style-name="P2337"><text:span text:style-name="T2338">           <text:s/></text:span><text:span text:style-name="T2339">alert</text:span><text:span text:style-name="T2340">(</text:span><text:span text:style-name="T2341">"An error occured"</text:span><text:span text:style-name="T2342">)</text:span></text:p>
      <text:p text:style-name="P2343">        },</text:p>
      <text:p text:style-name="P2344"><text:span text:style-name="T2345">       <text:s/></text:span><text:span text:style-name="T2346">success</text:span><text:span text:style-name="T2347">:</text:span><text:span text:style-name="T2348">function</text:span><text:span text:style-name="T2349">(</text:span><text:span text:style-name="T2350">resp</text:span><text:span text:style-name="T2351">){</text:span></text:p>
      <text:p text:style-name="P2352"><text:span text:style-name="T2353">           <text:s/></text:span><text:span text:style-name="T2354">if</text:span><text:span text:style-name="T2355">(</text:span><text:span text:style-name="T2356">resp</text:span><text:span text:style-name="T2357">){</text:span></text:p>
      <text:p text:style-name="P2358"><text:span text:style-name="T2359">               <text:s/></text:span><text:span text:style-name="T2360">$</text:span><text:span text:style-name="T2361">(</text:span><text:span text:style-name="T2362">'#uni_modal_right .modal-title'</text:span><text:span text:style-name="T2363">).</text:span><text:span text:style-name="T2364">html</text:span><text:span text:style-name="T2365">(</text:span><text:span text:style-name="T2366">$title</text:span><text:span text:style-name="T2367">)</text:span></text:p>
      <text:p text:style-name="P2368"><text:span text:style-name="T2369">               <text:s/></text:span><text:span text:style-name="T2370">$</text:span><text:span text:style-name="T2371">(</text:span><text:span text:style-name="T2372">'#uni_modal_right .modal-body'</text:span><text:span text:style-name="T2373">).</text:span><text:span text:style-name="T2374">html</text:span><text:span text:style-name="T2375">(</text:span><text:span text:style-name="T2376">resp</text:span><text:span text:style-name="T2377">)</text:span></text:p>
      <text:p text:style-name="P2378"><text:span text:style-name="T2379">               <text:s/></text:span><text:span text:style-name="T2380">$</text:span><text:span text:style-name="T2381">(</text:span><text:span text:style-name="T2382">'#uni_modal_right'</text:span><text:span text:style-name="T2383">).</text:span><text:span text:style-name="T2384">modal</text:span><text:span text:style-name="T2385">(</text:span><text:span text:style-name="T2386">'show'</text:span><text:span text:style-name="T2387">)</text:span></text:p>
      <text:p text:style-name="P2388"><text:span text:style-name="T2389">               <text:s/></text:span><text:span text:style-name="T2390">end_load</text:span><text:span text:style-name="T2391">()</text:span></text:p>
      <text:p text:style-name="P2392">            }</text:p>
      <text:p text:style-name="P2393">        }</text:p>
      <text:p text:style-name="P2394">    })</text:p>
      <text:p text:style-name="P2395">}</text:p>
      <text:p text:style-name="P2396"><text:span text:style-name="T2397">window</text:span><text:span text:style-name="T2398">.</text:span><text:span text:style-name="T2399">alert_toast</text:span><text:span text:style-name="T2400">=<text:s/></text:span><text:span text:style-name="T2401">function</text:span><text:span text:style-name="T2402">(</text:span><text:span text:style-name="T2403">$msg</text:span><text:span text:style-name="T2404"><text:s/>=<text:s/></text:span><text:span text:style-name="T2405">'TEST'</text:span><text:span text:style-name="T2406">,</text:span><text:span text:style-name="T2407">$bg</text:span><text:span text:style-name="T2408"><text:s/>=<text:s/></text:span><text:span text:style-name="T2409">'success'</text:span><text:span text:style-name="T2410">){</text:span></text:p>
      <text:p text:style-name="P2411"><text:span text:style-name="T2412">     <text:s/></text:span><text:span text:style-name="T2413">$</text:span><text:span text:style-name="T2414">(</text:span><text:span text:style-name="T2415">'#alert_toast'</text:span><text:span text:style-name="T2416">).</text:span><text:span text:style-name="T2417">removeClass</text:span><text:span text:style-name="T2418">(</text:span><text:span text:style-name="T2419">'bg-success'</text:span><text:span text:style-name="T2420">)</text:span></text:p>
      <text:p text:style-name="P2421"><text:span text:style-name="T2422">     <text:s/></text:span><text:span text:style-name="T2423">$</text:span><text:span text:style-name="T2424">(</text:span><text:span text:style-name="T2425">'#alert_toast'</text:span><text:span text:style-name="T2426">).</text:span><text:span text:style-name="T2427">removeClass</text:span><text:span text:style-name="T2428">(</text:span><text:span text:style-name="T2429">'bg-danger'</text:span><text:span text:style-name="T2430">)</text:span></text:p>
      <text:p text:style-name="P2431"><text:span text:style-name="T2432">     <text:s/></text:span><text:span text:style-name="T2433">$</text:span><text:span text:style-name="T2434">(</text:span><text:span text:style-name="T2435">'#alert_toast'</text:span><text:span text:style-name="T2436">).</text:span><text:span text:style-name="T2437">removeClass</text:span><text:span text:style-name="T2438">(</text:span><text:span text:style-name="T2439">'bg-info'</text:span><text:span text:style-name="T2440">)</text:span></text:p>
      <text:p text:style-name="P2441"><text:span text:style-name="T2442">     <text:s/></text:span><text:span text:style-name="T2443">$</text:span><text:span text:style-name="T2444">(</text:span><text:span text:style-name="T2445">'#alert_toast'</text:span><text:span text:style-name="T2446">).</text:span><text:span text:style-name="T2447">removeClass</text:span><text:span text:style-name="T2448">(</text:span><text:span text:style-name="T2449">'bg-warning'</text:span><text:span text:style-name="T2450">)</text:span></text:p>
      <text:p text:style-name="P2451"/>
      <text:p text:style-name="P2452"><text:span text:style-name="T2453">   <text:s/></text:span><text:span text:style-name="T2454">if</text:span><text:span text:style-name="T2455">(</text:span><text:span text:style-name="T2456">$bg</text:span><text:span text:style-name="T2457"><text:s/>==<text:s/></text:span><text:span text:style-name="T2458">'success'</text:span><text:span text:style-name="T2459">)</text:span></text:p>
      <text:p text:style-name="P2460"><text:span text:style-name="T2461">     <text:s/></text:span><text:span text:style-name="T2462">$</text:span><text:span text:style-name="T2463">(</text:span><text:span text:style-name="T2464">'#alert_toast'</text:span><text:span text:style-name="T2465">).</text:span><text:span text:style-name="T2466">addClass</text:span><text:span text:style-name="T2467">(</text:span><text:span text:style-name="T2468">'bg-success'</text:span><text:span text:style-name="T2469">)</text:span></text:p>
      <text:p text:style-name="P2470"><text:span text:style-name="T2471">   <text:s/></text:span><text:span text:style-name="T2472">if</text:span><text:span text:style-name="T2473">(</text:span><text:span text:style-name="T2474">$bg</text:span><text:span text:style-name="T2475"><text:s/>==<text:s/></text:span><text:span text:style-name="T2476">'danger'</text:span><text:span text:style-name="T2477">)</text:span></text:p>
      <text:p text:style-name="P2478"><text:span text:style-name="T2479">     <text:s/></text:span><text:span text:style-name="T2480">$</text:span><text:span text:style-name="T2481">(</text:span><text:span text:style-name="T2482">'#alert_toast'</text:span><text:span text:style-name="T2483">).</text:span><text:span text:style-name="T2484">addClass</text:span><text:span text:style-name="T2485">(</text:span><text:span text:style-name="T2486">'bg-danger'</text:span><text:span text:style-name="T2487">)</text:span></text:p>
      <text:p text:style-name="P2488"><text:span text:style-name="T2489">   <text:s/></text:span><text:span text:style-name="T2490">if</text:span><text:span text:style-name="T2491">(</text:span><text:span text:style-name="T2492">$bg</text:span><text:span text:style-name="T2493"><text:s/>==<text:s/></text:span><text:span text:style-name="T2494">'info'</text:span><text:span text:style-name="T2495">)</text:span></text:p>
      <text:p text:style-name="P2496"><text:span text:style-name="T2497">     <text:s/></text:span><text:span text:style-name="T2498">$</text:span><text:span text:style-name="T2499">(</text:span><text:span text:style-name="T2500">'#alert_toast'</text:span><text:span text:style-name="T2501">).</text:span><text:span text:style-name="T2502">addClass</text:span><text:span text:style-name="T2503">(</text:span><text:span text:style-name="T2504">'bg-info'</text:span><text:span text:style-name="T2505">)</text:span></text:p>
      <text:p text:style-name="P2506"><text:span text:style-name="T2507">   <text:s/></text:span><text:span text:style-name="T2508">if</text:span><text:span text:style-name="T2509">(</text:span><text:span text:style-name="T2510">$bg</text:span><text:span text:style-name="T2511"><text:s/>==<text:s/></text:span><text:span text:style-name="T2512">'warning'</text:span><text:span text:style-name="T2513">)</text:span></text:p>
      <text:p text:style-name="P2514"><text:span text:style-name="T2515">     <text:s/></text:span><text:span text:style-name="T2516">$</text:span><text:span text:style-name="T2517">(</text:span><text:span text:style-name="T2518">'#alert_toast'</text:span><text:span text:style-name="T2519">).</text:span><text:span text:style-name="T2520">addClass</text:span><text:span text:style-name="T2521">(</text:span><text:span text:style-name="T2522">'bg-warning'</text:span><text:span text:style-name="T2523">)</text:span></text:p>
      <text:p text:style-name="P2524"><text:span text:style-name="T2525">   <text:s/></text:span><text:span text:style-name="T2526">$</text:span><text:span text:style-name="T2527">(</text:span><text:span text:style-name="T2528">'#alert_toast .toast-body'</text:span><text:span text:style-name="T2529">).</text:span><text:span text:style-name="T2530">html</text:span><text:span text:style-name="T2531">(</text:span><text:span text:style-name="T2532">$msg</text:span><text:span text:style-name="T2533">)</text:span></text:p>
      <text:p text:style-name="P2534"><text:span text:style-name="T2535">   <text:s/></text:span><text:span text:style-name="T2536">$</text:span><text:span text:style-name="T2537">(</text:span><text:span text:style-name="T2538">'#alert_toast'</text:span><text:span text:style-name="T2539">).</text:span><text:span text:style-name="T2540">toast</text:span><text:span text:style-name="T2541">({</text:span><text:span text:style-name="T2542">delay:</text:span><text:span text:style-name="T2543">3000</text:span><text:span text:style-name="T2544">}).</text:span><text:span text:style-name="T2545">toast</text:span><text:span text:style-name="T2546">(</text:span><text:span text:style-name="T2547">'show'</text:span><text:span text:style-name="T2548">);</text:span></text:p>
      <text:p text:style-name="P2549">  }</text:p>
      <text:p text:style-name="P2550"><text:span text:style-name="T2551"> <text:s/></text:span><text:span text:style-name="T2552">window</text:span><text:span text:style-name="T2553">.</text:span><text:span text:style-name="T2554">load_cart</text:span><text:span text:style-name="T2555"><text:s/>=<text:s/></text:span><text:span text:style-name="T2556">function</text:span><text:span text:style-name="T2557">(){</text:span></text:p>
      <text:p text:style-name="P2558"><text:span text:style-name="T2559">   <text:s/></text:span><text:span text:style-name="T2560">$</text:span><text:span text:style-name="T2561">.</text:span><text:span text:style-name="T2562">ajax</text:span><text:span text:style-name="T2563">({</text:span></text:p>
      <text:p text:style-name="P2564"><text:span text:style-name="T2565">     <text:s/></text:span><text:span text:style-name="T2566">url:</text:span><text:span text:style-name="T2567">'admin/ajax.php?action=get_cart_count'</text:span><text:span text:style-name="T2568">,</text:span></text:p>
      <text:p text:style-name="P2569"><text:span text:style-name="T2570">     <text:s/></text:span><text:span text:style-name="T2571">success</text:span><text:span text:style-name="T2572">:</text:span><text:span text:style-name="T2573">function</text:span><text:span text:style-name="T2574">(</text:span><text:span text:style-name="T2575">resp</text:span><text:span text:style-name="T2576">){</text:span></text:p>
      <text:p text:style-name="P2577"><text:span text:style-name="T2578">       <text:s/></text:span><text:span text:style-name="T2579">if</text:span><text:span text:style-name="T2580">(</text:span><text:span text:style-name="T2581">resp</text:span><text:span text:style-name="T2582"><text:s/>&gt; -</text:span><text:span text:style-name="T2583">1</text:span><text:span text:style-name="T2584">){</text:span></text:p>
      <text:p text:style-name="P2585"><text:span text:style-name="T2586">         <text:s/></text:span><text:span text:style-name="T2587">resp</text:span><text:span text:style-name="T2588"><text:s/>=<text:s/></text:span><text:span text:style-name="T2589">resp</text:span><text:span text:style-name="T2590"><text:s/>&gt;<text:s/></text:span><text:span text:style-name="T2591">0</text:span><text:span text:style-name="T2592"><text:s/>?<text:s/></text:span><text:span text:style-name="T2593">resp</text:span><text:span text:style-name="T2594"><text:s/>:<text:s/></text:span><text:span text:style-name="T2595">0</text:span><text:span text:style-name="T2596">;</text:span></text:p>
      <text:p text:style-name="P2597"><text:span text:style-name="T2598">         <text:s/></text:span><text:span text:style-name="T2599">$</text:span><text:span text:style-name="T2600">(</text:span><text:span text:style-name="T2601">'.item_count'</text:span><text:span text:style-name="T2602">).</text:span><text:span text:style-name="T2603">html</text:span><text:span text:style-name="T2604">(</text:span><text:span text:style-name="T2605">resp</text:span><text:span text:style-name="T2606">)</text:span></text:p>
      <text:p text:style-name="P2607">        }</text:p>
      <text:p text:style-name="P2608">      }</text:p>
      <text:p text:style-name="P2609">    })</text:p>
      <text:p text:style-name="P2610">  }</text:p>
      <text:p text:style-name="P2611"><text:span text:style-name="T2612"> <text:s/></text:span><text:span text:style-name="T2613">$</text:span><text:span text:style-name="T2614">(</text:span><text:span text:style-name="T2615">'#login_now'</text:span><text:span text:style-name="T2616">).</text:span><text:span text:style-name="T2617">click</text:span><text:span text:style-name="T2618">(</text:span><text:span text:style-name="T2619">function</text:span><text:span text:style-name="T2620">(){</text:span></text:p>
      <text:p text:style-name="P2621"><text:span text:style-name="T2622">   <text:s/></text:span><text:span text:style-name="T2623">uni_modal</text:span><text:span text:style-name="T2624">(</text:span><text:span text:style-name="T2625">"LOGIN"</text:span><text:span text:style-name="T2626">,</text:span><text:span text:style-name="T2627">'login.php'</text:span><text:span text:style-name="T2628">)</text:span></text:p>
      <text:p text:style-name="P2629">  })</text:p>
      <text:p text:style-name="P2630"><text:span text:style-name="T2631"> <text:s/></text:span><text:span text:style-name="T2632">$</text:span><text:span text:style-name="T2633">(</text:span><text:span text:style-name="T2634">document</text:span><text:span text:style-name="T2635">).</text:span><text:span text:style-name="T2636">ready</text:span><text:span text:style-name="T2637">(</text:span><text:span text:style-name="T2638">function</text:span><text:span text:style-name="T2639">(){</text:span></text:p>
      <text:p text:style-name="P2640"><text:span text:style-name="T2641">   <text:s/></text:span><text:span text:style-name="T2642">load_cart</text:span><text:span text:style-name="T2643">()</text:span></text:p>
      <text:p text:style-name="P2644">  })</text:p>
      <text:p text:style-name="P2645"><text:span text:style-name="T2646"> </text:span><text:span text:style-name="T2647">&lt;/</text:span><text:span text:style-name="T2648">script</text:span><text:span text:style-name="T2649">&gt;</text:span></text:p>
      <text:p text:style-name="P2650"><text:span text:style-name="T2651"> </text:span><text:span text:style-name="T2652">&lt;!-- Bootstrap core JS--&gt;</text:span></text:p>
      <text:p text:style-name="P2653"><text:span text:style-name="T2654">       <text:s/></text:span><text:span text:style-name="T2655">&lt;</text:span><text:span text:style-name="T2656">script</text:span><text:span text:style-name="T2657"><text:s/></text:span><text:span text:style-name="T2658">src</text:span><text:span text:style-name="T2659">=</text:span><text:span text:style-name="T2660">"https://stackpath.bootstrapcdn.com/bootstrap/4.5.0/js/bootstrap.bundle.min.js"</text:span><text:span text:style-name="T2661">&gt;&lt;/</text:span><text:span text:style-name="T2662">script</text:span><text:span text:style-name="T2663">&gt;</text:span></text:p>
      <text:p text:style-name="P2664"><text:span text:style-name="T2665">       <text:s/></text:span><text:span text:style-name="T2666">&lt;!-- Third party plugin JS--&gt;</text:span></text:p>
      <text:p text:style-name="P2667"><text:span text:style-name="T2668">       <text:s/></text:span><text:span text:style-name="T2669">&lt;</text:span><text:span text:style-name="T2670">script</text:span><text:span text:style-name="T2671"><text:s/></text:span><text:span text:style-name="T2672">src</text:span><text:span text:style-name="T2673">=</text:span><text:span text:style-name="T2674">"https://cdnjs.cloudflare.com/ajax/libs/jquery-easing/1.4.1/jquery.easing.min.js"</text:span><text:span text:style-name="T2675">&gt;&lt;/</text:span><text:span text:style-name="T2676">script</text:span><text:span text:style-name="T2677">&gt;</text:span></text:p>
      <text:p text:style-name="P2678"><text:span text:style-name="T2679">       <text:s/></text:span><text:span text:style-name="T2680">&lt;</text:span><text:span text:style-name="T2681">script</text:span><text:span text:style-name="T2682"><text:s/></text:span><text:span text:style-name="T2683">src</text:span><text:span text:style-name="T2684">=</text:span><text:span text:style-name="T2685">"https://cdnjs.cloudflare.com/ajax/libs/magnific-popup.js/1.1.0/jquery.magnific-popup.min.js"</text:span><text:span text:style-name="T2686">&gt;&lt;/</text:span><text:span text:style-name="T2687">script</text:span><text:span text:style-name="T2688">&gt;</text:span></text:p>
      <text:p text:style-name="P2689"><text:span text:style-name="T2690">       <text:s/></text:span><text:span text:style-name="T2691">&lt;!-- Core theme JS--&gt;</text:span></text:p>
      <text:p text:style-name="P2692"><text:span text:style-name="T2693">       <text:s/></text:span><text:span text:style-name="T2694">&lt;</text:span><text:span text:style-name="T2695">script</text:span><text:span text:style-name="T2696"><text:s/></text:span><text:span text:style-name="T2697">src</text:span><text:span text:style-name="T2698">=</text:span><text:span text:style-name="T2699">"js/scripts.js"</text:span><text:span text:style-name="T2700">&gt;&lt;/</text:span><text:span text:style-name="T2701">script</text:span><text:span text:style-name="T2702">&gt;</text:span></text:p>
      <text:p text:style-name="P2703"/>
      <text:p text:style-name="Normal"><text:span text:style-name="T2704">5)</text:span><text:span text:style-name="T2705">HEADER.phy</text:span></text:p>
      <text:p text:style-name="P2706"/>
      <text:p text:style-name="P2707"><text:span text:style-name="T2708">       <text:s/></text:span><text:span text:style-name="T2709">&lt;</text:span><text:span text:style-name="T2710">meta</text:span><text:span text:style-name="T2711"><text:s/></text:span><text:span text:style-name="T2712">charset</text:span><text:span text:style-name="T2713">=</text:span><text:span text:style-name="T2714">"utf-8"</text:span><text:span text:style-name="T2715"><text:s/></text:span><text:span text:style-name="T2716">/&gt;</text:span></text:p>
      <text:p text:style-name="P2717"><text:span text:style-name="T2718">       <text:s/></text:span><text:span text:style-name="T2719">&lt;</text:span><text:span text:style-name="T2720">meta</text:span><text:span text:style-name="T2721"><text:s/></text:span><text:span text:style-name="T2722">name</text:span><text:span text:style-name="T2723">=</text:span><text:span text:style-name="T2724">"viewport"</text:span><text:span text:style-name="T2725"><text:s/></text:span><text:span text:style-name="T2726">content</text:span><text:span text:style-name="T2727">=</text:span><text:span text:style-name="T2728">"width=device-width, initial-scale=1, shrink-to-fit=no"</text:span><text:span text:style-name="T2729"><text:s/></text:span><text:span text:style-name="T2730">/&gt;</text:span></text:p>
      <text:p text:style-name="P2731"><text:span text:style-name="T2732">       <text:s/></text:span><text:span text:style-name="T2733">&lt;</text:span><text:span text:style-name="T2734">meta</text:span><text:span text:style-name="T2735"><text:s/></text:span><text:span text:style-name="T2736">name</text:span><text:span text:style-name="T2737">=</text:span><text:span text:style-name="T2738">"description"</text:span><text:span text:style-name="T2739"><text:s/></text:span><text:span text:style-name="T2740">content</text:span><text:span text:style-name="T2741">=</text:span><text:span text:style-name="T2742">""</text:span><text:span text:style-name="T2743"><text:s/></text:span><text:span text:style-name="T2744">/&gt;</text:span></text:p>
      <text:p text:style-name="P2745"><text:span text:style-name="T2746">       <text:s/></text:span><text:span text:style-name="T2747">&lt;</text:span><text:span text:style-name="T2748">meta</text:span><text:span text:style-name="T2749"><text:s/></text:span><text:span text:style-name="T2750">name</text:span><text:span text:style-name="T2751">=</text:span><text:span text:style-name="T2752">"author"</text:span><text:span text:style-name="T2753"><text:s/></text:span><text:span text:style-name="T2754">content</text:span><text:span text:style-name="T2755">=</text:span><text:span text:style-name="T2756">""</text:span><text:span text:style-name="T2757"><text:s/></text:span><text:span text:style-name="T2758">/&gt;</text:span></text:p>
      <text:p text:style-name="P2759"><text:span text:style-name="T2760">       <text:s/></text:span><text:span text:style-name="T2761">&lt;</text:span><text:span text:style-name="T2762">title</text:span><text:span text:style-name="T2763">&gt;</text:span><text:span text:style-name="T2764">&lt;?php</text:span><text:span text:style-name="T2765"><text:s/></text:span><text:span text:style-name="T2766">echo</text:span><text:span text:style-name="T2767"><text:s/></text:span><text:span text:style-name="T2768">$_SESSION</text:span><text:span text:style-name="T2769">[</text:span><text:span text:style-name="T2770">'setting_name'</text:span><text:span text:style-name="T2771">]<text:s/></text:span><text:span text:style-name="T2772">?&gt;</text:span><text:span text:style-name="T2773">&lt;/</text:span><text:span text:style-name="T2774">title</text:span><text:span text:style-name="T2775">&gt;</text:span></text:p>
      <text:p text:style-name="P2776"><text:span text:style-name="T2777">       <text:s/></text:span><text:span text:style-name="T2778">&lt;!-- Favicon--&gt;</text:span></text:p>
      <text:p text:style-name="P2779"><text:span text:style-name="T2780">       <text:s/></text:span><text:span text:style-name="T2781">&lt;</text:span><text:span text:style-name="T2782">link</text:span><text:span text:style-name="T2783"><text:s/></text:span><text:span text:style-name="T2784">rel</text:span><text:span text:style-name="T2785">=</text:span><text:span text:style-name="T2786">"icon"</text:span><text:span text:style-name="T2787"><text:s/></text:span><text:span text:style-name="T2788">type</text:span><text:span text:style-name="T2789">=</text:span><text:span text:style-name="T2790">"image/x-icon"</text:span><text:span text:style-name="T2791"><text:s/></text:span><text:span text:style-name="T2792">href</text:span><text:span text:style-name="T2793">=</text:span><text:span text:style-name="T2794">"assets/img/favicon.ico"</text:span><text:span text:style-name="T2795"><text:s/></text:span><text:span text:style-name="T2796">/&gt;</text:span></text:p>
      <text:p text:style-name="P2797"><text:span text:style-name="T2798">       <text:s/></text:span><text:span text:style-name="T2799">&lt;!-- Font Awesome icons (free version)--&gt;</text:span></text:p>
      <text:p text:style-name="P2800"><text:span text:style-name="T2801">       <text:s/></text:span><text:span text:style-name="T2802">&lt;</text:span><text:span text:style-name="T2803">script</text:span><text:span text:style-name="T2804"><text:s/></text:span><text:span text:style-name="T2805">src</text:span><text:span text:style-name="T2806">=</text:span><text:span text:style-name="T2807">"https://use.fontawesome.com/releases/v5.13.0/js/all.js"</text:span><text:span text:style-name="T2808"><text:s/></text:span><text:span text:style-name="T2809">crossorigin</text:span><text:span text:style-name="T2810">=</text:span><text:span text:style-name="T2811">"anonymous"</text:span><text:span text:style-name="T2812">&gt;&lt;/</text:span><text:span text:style-name="T2813">script</text:span><text:span text:style-name="T2814">&gt;</text:span></text:p>
      <text:p text:style-name="P2815"><text:span text:style-name="T2816">       <text:s/></text:span><text:span text:style-name="T2817">&lt;!-- Google fonts--&gt;</text:span></text:p>
      <text:p text:style-name="P2818"><text:span text:style-name="T2819">       <text:s/></text:span><text:span text:style-name="T2820">&lt;</text:span><text:span text:style-name="T2821">link</text:span><text:span text:style-name="T2822"><text:s/></text:span><text:span text:style-name="T2823">href</text:span><text:span text:style-name="T2824">=</text:span><text:span text:style-name="T2825">"https://fonts.googleapis.com/css?family=Merriweather+Sans:400,700"</text:span><text:span text:style-name="T2826"><text:s/></text:span><text:span text:style-name="T2827">rel</text:span><text:span text:style-name="T2828">=</text:span><text:span text:style-name="T2829">"stylesheet"</text:span><text:span text:style-name="T2830"><text:s/></text:span><text:span text:style-name="T2831">/&gt;</text:span></text:p>
      <text:p text:style-name="P2832"><text:span text:style-name="T2833">       <text:s/></text:span><text:span text:style-name="T2834">&lt;</text:span><text:span text:style-name="T2835">link</text:span><text:span text:style-name="T2836"><text:s/></text:span><text:span text:style-name="T2837">href</text:span><text:span text:style-name="T2838">=</text:span><text:span text:style-name="T2839">"https://fonts.googleapis.com/css?family=Merriweather:400,300,300italic,400italic,700,700italic"</text:span><text:span text:style-name="T2840"><text:s/></text:span><text:span text:style-name="T2841">rel</text:span><text:span text:style-name="T2842">=</text:span><text:span text:style-name="T2843">"stylesheet"</text:span><text:span text:style-name="T2844"><text:s/></text:span><text:span text:style-name="T2845">type</text:span><text:span text:style-name="T2846">=</text:span><text:span text:style-name="T2847">"text/css"</text:span><text:span text:style-name="T2848"><text:s/></text:span><text:span text:style-name="T2849">/&gt;</text:span></text:p>
      <text:p text:style-name="P2850"><text:span text:style-name="T2851">       <text:s/></text:span><text:span text:style-name="T2852">&lt;!-- Third party plugin CSS--&gt;</text:span></text:p>
      <text:p text:style-name="P2853"><text:span text:style-name="T2854">       <text:s/></text:span><text:span text:style-name="T2855">&lt;</text:span><text:span text:style-name="T2856">link</text:span><text:span text:style-name="T2857"><text:s/></text:span><text:span text:style-name="T2858">href</text:span><text:span text:style-name="T2859">=</text:span><text:span text:style-name="T2860">"https://cdnjs.cloudflare.com/ajax/libs/magnific-popup.js/1.1.0/magnific-popup.min.css"</text:span><text:span text:style-name="T2861"><text:s/></text:span><text:span text:style-name="T2862">rel</text:span><text:span text:style-name="T2863">=</text:span><text:span text:style-name="T2864">"stylesheet"</text:span><text:span text:style-name="T2865"><text:s/></text:span><text:span text:style-name="T2866">/&gt;</text:span></text:p>
      <text:p text:style-name="P2867"><text:span text:style-name="T2868">       <text:s/></text:span><text:span text:style-name="T2869">&lt;!-- Core theme CSS (includes Bootstrap)--&gt;</text:span></text:p>
      <text:p text:style-name="P2870"><text:span text:style-name="T2871">       <text:s/></text:span><text:span text:style-name="T2872">&lt;</text:span><text:span text:style-name="T2873">link</text:span><text:span text:style-name="T2874"><text:s/></text:span><text:span text:style-name="T2875">href</text:span><text:span text:style-name="T2876">=</text:span><text:span text:style-name="T2877">"admin/assets/vendor/bootstrap-datepicker/css/bootstrap-datepicker.css"</text:span><text:span text:style-name="T2878"><text:s/></text:span><text:span text:style-name="T2879">rel</text:span><text:span text:style-name="T2880">=</text:span><text:span text:style-name="T2881">"stylesheet"</text:span><text:span text:style-name="T2882"><text:s/></text:span><text:span text:style-name="T2883">/&gt;</text:span></text:p>
      <text:p text:style-name="P2884"><text:span text:style-name="T2885">       <text:s/></text:span><text:span text:style-name="T2886">&lt;</text:span><text:span text:style-name="T2887">link</text:span><text:span text:style-name="T2888"><text:s/></text:span><text:span text:style-name="T2889">href</text:span><text:span text:style-name="T2890">=</text:span><text:span text:style-name="T2891">"css/styles.css"</text:span><text:span text:style-name="T2892"><text:s/></text:span><text:span text:style-name="T2893">rel</text:span><text:span text:style-name="T2894">=</text:span><text:span text:style-name="T2895">"stylesheet"</text:span><text:span text:style-name="T2896"><text:s/></text:span><text:span text:style-name="T2897">/&gt;</text:span></text:p>
      <text:p text:style-name="P2898"/>
      <text:p text:style-name="P2899"><text:span text:style-name="T2900">       <text:s/></text:span><text:span text:style-name="T2901">&lt;</text:span><text:span text:style-name="T2902">script</text:span><text:span text:style-name="T2903"><text:s/></text:span><text:span text:style-name="T2904">src</text:span><text:span text:style-name="T2905">=</text:span><text:span text:style-name="T2906">"admin/assets/vendor/jquery/jquery.min.js"</text:span><text:span text:style-name="T2907">&gt;&lt;/</text:span><text:span text:style-name="T2908">script</text:span><text:span text:style-name="T2909">&gt;</text:span></text:p>
      <text:p text:style-name="P2910"><text:span text:style-name="T2911">       <text:s/></text:span><text:span text:style-name="T2912">&lt;</text:span><text:span text:style-name="T2913">script</text:span><text:span text:style-name="T2914"><text:s/></text:span><text:span text:style-name="T2915">src</text:span><text:span text:style-name="T2916">=</text:span><text:span text:style-name="T2917">"admin/assets/vendor/bootstrap-datepicker/js/bootstrap-datepicker.js"</text:span><text:span text:style-name="T2918">&gt;&lt;/</text:span><text:span text:style-name="T2919">script</text:span><text:span text:style-name="T2920">&gt;</text:span></text:p>
      <text:p text:style-name="P2921"/>
      <text:p text:style-name="P2922"/>
      <text:p text:style-name="P2923"/>
      <text:p text:style-name="P2924"/>
      <text:p text:style-name="P2925"/>
      <text:p text:style-name="P2926">6)HOME.php</text:p>
      <text:p text:style-name="P2927"/>
      <text:p text:style-name="P2928"><text:span text:style-name="T2929"> </text:span><text:span text:style-name="T2930">&lt;!-- Masthead--&gt;</text:span></text:p>
      <text:p text:style-name="P2931"><text:span text:style-name="T2932">       <text:s/></text:span><text:span text:style-name="T2933">&lt;</text:span><text:span text:style-name="T2934">header</text:span><text:span text:style-name="T2935"><text:s/></text:span><text:span text:style-name="T2936">class</text:span><text:span text:style-name="T2937">=</text:span><text:span text:style-name="T2938">"masthead"</text:span><text:span text:style-name="T2939">&gt;</text:span></text:p>
      <text:p text:style-name="P2940"><text:span text:style-name="T2941">           <text:s/></text:span><text:span text:style-name="T2942">&lt;</text:span><text:span text:style-name="T2943">div</text:span><text:span text:style-name="T2944"><text:s/></text:span><text:span text:style-name="T2945">class</text:span><text:span text:style-name="T2946">=</text:span><text:span text:style-name="T2947">"container h-100"</text:span><text:span text:style-name="T2948">&gt;</text:span></text:p>
      <text:p text:style-name="P2949"><text:span text:style-name="T2950">               <text:s/></text:span><text:span text:style-name="T2951">&lt;</text:span><text:span text:style-name="T2952">div</text:span><text:span text:style-name="T2953"><text:s/></text:span><text:span text:style-name="T2954">class</text:span><text:span text:style-name="T2955">=</text:span><text:span text:style-name="T2956">"row h-100 align-items-center justify-content-center text-center"</text:span><text:span text:style-name="T2957">&gt;</text:span></text:p>
      <text:p text:style-name="P2958"><text:span text:style-name="T2959">                   <text:s/></text:span><text:span text:style-name="T2960">&lt;</text:span><text:span text:style-name="T2961">div</text:span><text:span text:style-name="T2962"><text:s/></text:span><text:span text:style-name="T2963">class</text:span><text:span text:style-name="T2964">=</text:span><text:span text:style-name="T2965">"col-lg-10 align-self-end mb-4 page-title"</text:span><text:span text:style-name="T2966">&gt;</text:span></text:p>
      <text:p text:style-name="P2967"><text:span text:style-name="T2968">                       <text:s/></text:span><text:span text:style-name="T2969">&lt;</text:span><text:span text:style-name="T2970">h3</text:span><text:span text:style-name="T2971"><text:s/></text:span><text:span text:style-name="T2972">class</text:span><text:span text:style-name="T2973">=</text:span><text:span text:style-name="T2974">"text-white"</text:span><text:span text:style-name="T2975">&gt;</text:span><text:span text:style-name="T2976">Welcome to<text:s/></text:span><text:span text:style-name="T2977">&lt;?php</text:span><text:span text:style-name="T2978"><text:s/></text:span><text:span text:style-name="T2979">echo</text:span><text:span text:style-name="T2980"><text:s/></text:span><text:span text:style-name="T2981">$_SESSION</text:span><text:span text:style-name="T2982">[</text:span><text:span text:style-name="T2983">'setting_name'</text:span><text:span text:style-name="T2984">];<text:s/></text:span><text:span text:style-name="T2985">?&gt;</text:span><text:span text:style-name="T2986">&lt;/</text:span><text:span text:style-name="T2987">h3</text:span><text:span text:style-name="T2988">&gt;</text:span></text:p>
      <text:p text:style-name="P2989"><text:span text:style-name="T2990">                       <text:s/></text:span><text:span text:style-name="T2991">&lt;</text:span><text:span text:style-name="T2992">hr</text:span><text:span text:style-name="T2993"><text:s/></text:span><text:span text:style-name="T2994">class</text:span><text:span text:style-name="T2995">=</text:span><text:span text:style-name="T2996">"divider my-4"</text:span><text:span text:style-name="T2997"><text:s/></text:span><text:span text:style-name="T2998">/&gt;</text:span></text:p>
      <text:p text:style-name="P2999"><text:span text:style-name="T3000">                       <text:s/></text:span><text:span text:style-name="T3001">&lt;</text:span><text:span text:style-name="T3002">a</text:span><text:span text:style-name="T3003"><text:s/></text:span><text:span text:style-name="T3004">class</text:span><text:span text:style-name="T3005">=</text:span><text:span text:style-name="T3006">"btn btn-primary btn-xl js-scroll-trigger"</text:span><text:span text:style-name="T3007"><text:s/></text:span><text:span text:style-name="T3008">href</text:span><text:span text:style-name="T3009">=</text:span><text:span text:style-name="T3010">"#menu"</text:span><text:span text:style-name="T3011">&gt;</text:span><text:span text:style-name="T3012">Order Now</text:span><text:span text:style-name="T3013">&lt;/</text:span><text:span text:style-name="T3014">a</text:span><text:span text:style-name="T3015">&gt;</text:span></text:p>
      <text:p text:style-name="P3016"/>
      <text:p text:style-name="P3017"><text:span text:style-name="T3018">                   <text:s/></text:span><text:span text:style-name="T3019">&lt;/</text:span><text:span text:style-name="T3020">div</text:span><text:span text:style-name="T3021">&gt;</text:span></text:p>
      <text:p text:style-name="P3022">                   <text:s/></text:p>
      <text:p text:style-name="P3023"><text:span text:style-name="T3024">               <text:s/></text:span><text:span text:style-name="T3025">&lt;/</text:span><text:span text:style-name="T3026">div</text:span><text:span text:style-name="T3027">&gt;</text:span></text:p>
      <text:p text:style-name="P3028"><text:span text:style-name="T3029">           <text:s/></text:span><text:span text:style-name="T3030">&lt;/</text:span><text:span text:style-name="T3031">div</text:span><text:span text:style-name="T3032">&gt;</text:span></text:p>
      <text:p text:style-name="P3033"><text:span text:style-name="T3034">       <text:s/></text:span><text:span text:style-name="T3035">&lt;/</text:span><text:span text:style-name="T3036">header</text:span><text:span text:style-name="T3037">&gt;</text:span></text:p>
      <text:p text:style-name="P3038"><text:span text:style-name="T3039">   <text:s/></text:span><text:span text:style-name="T3040">&lt;</text:span><text:span text:style-name="T3041">section</text:span><text:span text:style-name="T3042"><text:s/></text:span><text:span text:style-name="T3043">class</text:span><text:span text:style-name="T3044">=</text:span><text:span text:style-name="T3045">"page-section"</text:span><text:span text:style-name="T3046"><text:s/></text:span><text:span text:style-name="T3047">id</text:span><text:span text:style-name="T3048">=</text:span><text:span text:style-name="T3049">"menu"</text:span><text:span text:style-name="T3050">&gt;</text:span></text:p>
      <text:p text:style-name="P3051"><text:span text:style-name="T3052">       <text:s/></text:span><text:span text:style-name="T3053">&lt;</text:span><text:span text:style-name="T3054">div</text:span><text:span text:style-name="T3055"><text:s/></text:span><text:span text:style-name="T3056">id</text:span><text:span text:style-name="T3057">=</text:span><text:span text:style-name="T3058">"menu-field"</text:span><text:span text:style-name="T3059"><text:s/></text:span><text:span text:style-name="T3060">class</text:span><text:span text:style-name="T3061">=</text:span><text:span text:style-name="T3062">"card-deck"</text:span><text:span text:style-name="T3063">&gt;</text:span></text:p>
      <text:p text:style-name="P3064"><text:span text:style-name="T3065">               <text:s/></text:span><text:span text:style-name="T3066">&lt;?php</text:span><text:span text:style-name="T3067"><text:s/></text:span></text:p>
      <text:p text:style-name="P3068"><text:span text:style-name="T3069">                    include</text:span><text:span text:style-name="T3070">'admin/db_connect.php'</text:span><text:span text:style-name="T3071">;</text:span></text:p>
      <text:p text:style-name="P3072"><text:span text:style-name="T3073">                   <text:s/></text:span><text:span text:style-name="T3074">$qry</text:span><text:span text:style-name="T3075"><text:s/>=<text:s/></text:span><text:span text:style-name="T3076">$conn</text:span><text:span text:style-name="T3077">-&gt;</text:span><text:span text:style-name="T3078">query</text:span><text:span text:style-name="T3079">(</text:span><text:span text:style-name="T3080">"</text:span><text:span text:style-name="T3081">SELECT</text:span><text:span text:style-name="T3082"><text:s/></text:span><text:span text:style-name="T3083">*</text:span><text:span text:style-name="T3084"><text:s/></text:span><text:span text:style-name="T3085">FROM</text:span><text:span text:style-name="T3086"><text:s/> product_list<text:s/></text:span><text:span text:style-name="T3087">order by</text:span><text:span text:style-name="T3088"><text:s/></text:span><text:span text:style-name="T3089">rand</text:span><text:span text:style-name="T3090">() "</text:span><text:span text:style-name="T3091">);</text:span></text:p>
      <text:p text:style-name="P3092"><text:span text:style-name="T3093">                   <text:s/></text:span><text:span text:style-name="T3094">while</text:span><text:span text:style-name="T3095">(</text:span><text:span text:style-name="T3096">$row</text:span><text:span text:style-name="T3097"><text:s/>=<text:s/></text:span><text:span text:style-name="T3098">$qry</text:span><text:span text:style-name="T3099">-&gt;</text:span><text:span text:style-name="T3100">fetch_assoc</text:span><text:span text:style-name="T3101">()):</text:span></text:p>
      <text:p text:style-name="P3102"><text:span text:style-name="T3103">                   <text:s/></text:span><text:span text:style-name="T3104">?&gt;</text:span></text:p>
      <text:p text:style-name="P3105"><text:span text:style-name="T3106">                   <text:s/></text:span><text:span text:style-name="T3107">&lt;</text:span><text:span text:style-name="T3108">div</text:span><text:span text:style-name="T3109"><text:s/></text:span><text:span text:style-name="T3110">class</text:span><text:span text:style-name="T3111">=</text:span><text:span text:style-name="T3112">"col-lg-3"</text:span><text:span text:style-name="T3113">&gt;</text:span></text:p>
      <text:p text:style-name="P3114"><text:span text:style-name="T3115">                     </text:span><text:span text:style-name="T3116">&lt;</text:span><text:span text:style-name="T3117">div</text:span><text:span text:style-name="T3118"><text:s/></text:span><text:span text:style-name="T3119">class</text:span><text:span text:style-name="T3120">=</text:span><text:span text:style-name="T3121">"card menu-item "</text:span><text:span text:style-name="T3122">&gt;</text:span></text:p>
      <text:p text:style-name="P3123"><text:span text:style-name="T3124">                       <text:s/></text:span><text:span text:style-name="T3125">&lt;</text:span><text:span text:style-name="T3126">img</text:span><text:span text:style-name="T3127"><text:s/></text:span><text:span text:style-name="T3128">src</text:span><text:span text:style-name="T3129">=</text:span><text:span text:style-name="T3130">"assets/img/</text:span><text:span text:style-name="T3131">&lt;?php</text:span><text:span text:style-name="T3132"><text:s/></text:span><text:span text:style-name="T3133">echo</text:span><text:span text:style-name="T3134"><text:s/></text:span><text:span text:style-name="T3135">$row</text:span><text:span text:style-name="T3136">[</text:span><text:span text:style-name="T3137">'img_path'</text:span><text:span text:style-name="T3138">]<text:s/></text:span><text:span text:style-name="T3139">?&gt;</text:span><text:span text:style-name="T3140">"</text:span><text:span text:style-name="T3141"><text:s/></text:span><text:span text:style-name="T3142">class</text:span><text:span text:style-name="T3143">=</text:span><text:span text:style-name="T3144">"card-img-top"</text:span><text:span text:style-name="T3145"><text:s/></text:span><text:span text:style-name="T3146">alt</text:span><text:span text:style-name="T3147">=</text:span><text:span text:style-name="T3148">"..."</text:span><text:span text:style-name="T3149">&gt;</text:span></text:p>
      <text:p text:style-name="P3150"><text:span text:style-name="T3151">                       <text:s/></text:span><text:span text:style-name="T3152">&lt;</text:span><text:span text:style-name="T3153">div</text:span><text:span text:style-name="T3154"><text:s/></text:span><text:span text:style-name="T3155">class</text:span><text:span text:style-name="T3156">=</text:span><text:span text:style-name="T3157">"card-body"</text:span><text:span text:style-name="T3158">&gt;</text:span></text:p>
      <text:p text:style-name="P3159"><text:span text:style-name="T3160">                         <text:s/></text:span><text:span text:style-name="T3161">&lt;</text:span><text:span text:style-name="T3162">h5</text:span><text:span text:style-name="T3163"><text:s/></text:span><text:span text:style-name="T3164">class</text:span><text:span text:style-name="T3165">=</text:span><text:span text:style-name="T3166">"card-title"</text:span><text:span text:style-name="T3167">&gt;</text:span><text:span text:style-name="T3168">&lt;?php</text:span><text:span text:style-name="T3169"><text:s/></text:span><text:span text:style-name="T3170">echo</text:span><text:span text:style-name="T3171"><text:s/></text:span><text:span text:style-name="T3172">$row</text:span><text:span text:style-name="T3173">[</text:span><text:span text:style-name="T3174">'name'</text:span><text:span text:style-name="T3175">]<text:s/></text:span><text:span text:style-name="T3176">?&gt;</text:span><text:span text:style-name="T3177">&lt;/</text:span><text:span text:style-name="T3178">h5</text:span><text:span text:style-name="T3179">&gt;</text:span></text:p>
      <text:p text:style-name="P3180"><text:span text:style-name="T3181">                         <text:s/></text:span><text:span text:style-name="T3182">&lt;</text:span><text:span text:style-name="T3183">p</text:span><text:span text:style-name="T3184"><text:s/></text:span><text:span text:style-name="T3185">class</text:span><text:span text:style-name="T3186">=</text:span><text:span text:style-name="T3187">"card-text truncate"</text:span><text:span text:style-name="T3188">&gt;</text:span><text:span text:style-name="T3189">&lt;?php</text:span><text:span text:style-name="T3190"><text:s/></text:span><text:span text:style-name="T3191">echo</text:span><text:span text:style-name="T3192"><text:s/></text:span><text:span text:style-name="T3193">$row</text:span><text:span text:style-name="T3194">[</text:span><text:span text:style-name="T3195">'description'</text:span><text:span text:style-name="T3196">]<text:s/></text:span><text:span text:style-name="T3197">?&gt;</text:span><text:span text:style-name="T3198">&lt;/</text:span><text:span text:style-name="T3199">p</text:span><text:span text:style-name="T3200">&gt;</text:span></text:p>
      <text:p text:style-name="P3201"><text:span text:style-name="T3202">                         <text:s/></text:span><text:span text:style-name="T3203">&lt;</text:span><text:span text:style-name="T3204">div</text:span><text:span text:style-name="T3205"><text:s/></text:span><text:span text:style-name="T3206">class</text:span><text:span text:style-name="T3207">=</text:span><text:span text:style-name="T3208">"text-center"</text:span><text:span text:style-name="T3209">&gt;</text:span></text:p>
      <text:p text:style-name="P3210"><text:span text:style-name="T3211">                             <text:s/></text:span><text:span text:style-name="T3212">&lt;</text:span><text:span text:style-name="T3213">button</text:span><text:span text:style-name="T3214"><text:s/></text:span><text:span text:style-name="T3215">class</text:span><text:span text:style-name="T3216">=</text:span><text:span text:style-name="T3217">"btn btn-sm btn-outline-primary view_prod btn-block"</text:span><text:span text:style-name="T3218"><text:s/></text:span><text:span text:style-name="T3219">data-id</text:span><text:span text:style-name="T3220">=</text:span><text:span text:style-name="T3221">&lt;?php</text:span><text:span text:style-name="T3222"><text:s/></text:span><text:span text:style-name="T3223">echo</text:span><text:span text:style-name="T3224"><text:s/></text:span><text:span text:style-name="T3225">$row</text:span><text:span text:style-name="T3226">[</text:span><text:span text:style-name="T3227">'id'</text:span><text:span text:style-name="T3228">]<text:s/></text:span><text:span text:style-name="T3229">?&gt;</text:span><text:span text:style-name="T3230">&gt;&lt;</text:span><text:span text:style-name="T3231">i</text:span><text:span text:style-name="T3232"><text:s/></text:span><text:span text:style-name="T3233">class</text:span><text:span text:style-name="T3234">=</text:span><text:span text:style-name="T3235">"fa fa-eye"</text:span><text:span text:style-name="T3236">&gt;&lt;/</text:span><text:span text:style-name="T3237">i</text:span><text:span text:style-name="T3238">&gt;</text:span><text:span text:style-name="T3239"><text:s/>View</text:span><text:span text:style-name="T3240">&lt;/</text:span><text:span text:style-name="T3241">button</text:span><text:span text:style-name="T3242">&gt;</text:span></text:p>
      <text:p text:style-name="P3243">                             <text:s/></text:p>
      <text:p text:style-name="P3244"><text:span text:style-name="T3245">                         <text:s/></text:span><text:span text:style-name="T3246">&lt;/</text:span><text:span text:style-name="T3247">div</text:span><text:span text:style-name="T3248">&gt;</text:span></text:p>
      <text:p text:style-name="P3249"><text:span text:style-name="T3250">                       <text:s/></text:span><text:span text:style-name="T3251">&lt;/</text:span><text:span text:style-name="T3252">div</text:span><text:span text:style-name="T3253">&gt;</text:span></text:p>
      <text:p text:style-name="P3254">                       <text:s/></text:p>
      <text:p text:style-name="P3255"><text:span text:style-name="T3256">                     <text:s/></text:span><text:span text:style-name="T3257">&lt;/</text:span><text:span text:style-name="T3258">div</text:span><text:span text:style-name="T3259">&gt;</text:span></text:p>
      <text:p text:style-name="P3260"><text:span text:style-name="T3261">                     <text:s/></text:span><text:span text:style-name="T3262">&lt;/</text:span><text:span text:style-name="T3263">div</text:span><text:span text:style-name="T3264">&gt;</text:span></text:p>
      <text:p text:style-name="P3265"><text:span text:style-name="T3266">                   <text:s/></text:span><text:span text:style-name="T3267">&lt;?php</text:span><text:span text:style-name="T3268"><text:s/></text:span><text:span text:style-name="T3269">endwhile</text:span><text:span text:style-name="T3270">;<text:s/></text:span><text:span text:style-name="T3271">?&gt;</text:span></text:p>
      <text:p text:style-name="P3272"><text:span text:style-name="T3273">       <text:s/></text:span><text:span text:style-name="T3274">&lt;/</text:span><text:span text:style-name="T3275">div</text:span><text:span text:style-name="T3276">&gt;</text:span></text:p>
      <text:p text:style-name="P3277"><text:span text:style-name="T3278">   <text:s/></text:span><text:span text:style-name="T3279">&lt;/</text:span><text:span text:style-name="T3280">section</text:span><text:span text:style-name="T3281">&gt;</text:span></text:p>
      <text:p text:style-name="P3282"><text:span text:style-name="T3283">   <text:s/></text:span><text:span text:style-name="T3284">&lt;</text:span><text:span text:style-name="T3285">script</text:span><text:span text:style-name="T3286">&gt;</text:span></text:p>
      <text:p text:style-name="P3287">       <text:s/></text:p>
      <text:p text:style-name="P3288"><text:span text:style-name="T3289">       <text:s/></text:span><text:span text:style-name="T3290">$</text:span><text:span text:style-name="T3291">(</text:span><text:span text:style-name="T3292">'.view_prod'</text:span><text:span text:style-name="T3293">).</text:span><text:span text:style-name="T3294">click</text:span><text:span text:style-name="T3295">(</text:span><text:span text:style-name="T3296">function</text:span><text:span text:style-name="T3297">(){</text:span></text:p>
      <text:p text:style-name="P3298"><text:span text:style-name="T3299">           <text:s/></text:span><text:span text:style-name="T3300">uni_modal_right</text:span><text:span text:style-name="T3301">(</text:span><text:span text:style-name="T3302">'Product'</text:span><text:span text:style-name="T3303">,</text:span><text:span text:style-name="T3304">'view_prod.php?id='</text:span><text:span text:style-name="T3305">+</text:span><text:span text:style-name="T3306">$</text:span><text:span text:style-name="T3307">(</text:span><text:span text:style-name="T3308">this</text:span><text:span text:style-name="T3309">).</text:span><text:span text:style-name="T3310">attr</text:span><text:span text:style-name="T3311">(</text:span><text:span text:style-name="T3312">'data-id'</text:span><text:span text:style-name="T3313">))</text:span></text:p>
      <text:p text:style-name="P3314">        })</text:p>
      <text:p text:style-name="P3315"><text:span text:style-name="T3316">   <text:s/></text:span><text:span text:style-name="T3317">&lt;/</text:span><text:span text:style-name="T3318">script</text:span><text:span text:style-name="T3319">&gt;</text:span></text:p>
      <text:p text:style-name="P3320">   <text:s/></text:p>
      <text:p text:style-name="P3321"/>
      <text:p text:style-name="P3322"/>
      <text:p text:style-name="P3323"/>
      <text:p text:style-name="P3324">7)INDEX.html</text:p>
      <text:p text:style-name="P3325"/>
      <text:p text:style-name="P3326">&lt;!DOCTYPE html&gt;</text:p>
      <text:p text:style-name="P3327">&lt;html lang="en"&gt;</text:p>
      <text:p text:style-name="P3328"><text:s text:c="4"/>&lt;head&gt;</text:p>
      <text:p text:style-name="P3329"><text:s text:c="7"/></text:p>
      <text:p text:style-name="P3330"><text:s text:c="4"/>&lt;/head&gt;</text:p>
      <text:p text:style-name="P3331"><text:s text:c="4"/>&lt;body id="page-top"&gt;</text:p>
      <text:p text:style-name="P3332"><text:s text:c="8"/>&lt;!-- Navigation--&gt;</text:p>
      <text:p text:style-name="P3333"><text:s text:c="8"/>&lt;nav class="navbar navbar-expand-lg navbar-light fixed-top py-3" id="mainNav"&gt;</text:p>
      <text:p text:style-name="P3334"><text:s text:c="12"/>&lt;div class="container"&gt;</text:p>
      <text:p text:style-name="P3335"><text:s text:c="16"/>&lt;a class="navbar-brand js-scroll-trigger" href="#page-top"&gt;Start Bootstrap&lt;/a&gt;</text:p>
      <text:p text:style-name="P3336"><text:s text:c="16"/>&lt;button class="navbar-toggler navbar-toggler-right" type="button" data-toggle="collapse" data-target="#navbarResponsive" aria-controls="navbarResponsive" aria-expanded="false" aria-label="Toggle navigation"&gt;&lt;span class="navbar-toggler-icon"&gt;&lt;/span&gt;&lt;/button&gt;</text:p>
      <text:p text:style-name="P3337"><text:s text:c="16"/>&lt;div class="collapse navbar-collapse" id="navbarResponsive"&gt;</text:p>
      <text:p text:style-name="P3338"><text:s text:c="20"/>&lt;ul class="navbar-nav ml-auto my-2 my-lg-0"&gt;</text:p>
      <text:p text:style-name="P3339"><text:s text:c="24"/>&lt;li class="nav-item"&gt;&lt;a class="nav-link js-scroll-trigger" href="#about"&gt;About&lt;/a&gt;&lt;/li&gt;</text:p>
      <text:p text:style-name="P3340"><text:s text:c="24"/>&lt;li class="nav-item"&gt;&lt;a class="nav-link js-scroll-trigger" href="#services"&gt;Services&lt;/a&gt;&lt;/li&gt;</text:p>
      <text:p text:style-name="P3341"><text:s text:c="24"/>&lt;li class="nav-item"&gt;&lt;a class="nav-link js-scroll-trigger" href="#portfolio"&gt;Portfolio&lt;/a&gt;&lt;/li&gt;</text:p>
      <text:p text:style-name="P3342"><text:s text:c="24"/>&lt;li class="nav-item"&gt;&lt;a class="nav-link js-scroll-trigger" href="#contact"&gt;Contact&lt;/a&gt;&lt;/li&gt;</text:p>
      <text:p text:style-name="P3343"><text:s text:c="20"/>&lt;/ul&gt;</text:p>
      <text:p text:style-name="P3344"><text:s text:c="16"/>&lt;/div&gt;</text:p>
      <text:p text:style-name="P3345"><text:s text:c="12"/>&lt;/div&gt;</text:p>
      <text:p text:style-name="P3346"><text:s text:c="8"/>&lt;/nav&gt;</text:p>
      <text:p text:style-name="P3347"><text:s text:c="8"/>&lt;!-- Masthead--&gt;</text:p>
      <text:p text:style-name="P3348"><text:s text:c="8"/>&lt;header class="masthead"&gt;</text:p>
      <text:p text:style-name="P3349"><text:s text:c="12"/>&lt;div class="container h-100"&gt;</text:p>
      <text:p text:style-name="P3350"><text:s text:c="16"/>&lt;div class="row h-100 align-items-center justify-content-center text-center"&gt;</text:p>
      <text:p text:style-name="P3351"><text:s text:c="20"/>&lt;div class="col-lg-10 align-self-end"&gt;</text:p>
      <text:p text:style-name="P3352"><text:s text:c="24"/>&lt;h1 class="text-uppercase text-white font-weight-bold"&gt;Your Favorite Source of Free Bootstrap Themes&lt;/h1&gt;</text:p>
      <text:p text:style-name="P3353"><text:s text:c="24"/>&lt;hr class="divider my-4" /&gt;</text:p>
      <text:p text:style-name="P3354"><text:s text:c="20"/>&lt;/div&gt;</text:p>
      <text:p text:style-name="P3355"><text:s text:c="20"/>&lt;div class="col-lg-8 align-self-baseline"&gt;</text:p>
      <text:p text:style-name="P3356"><text:s text:c="24"/>&lt;p class="text-white-75 font-weight-light mb-5"&gt;Start Bootstrap can help you build better websites using the Bootstrap framework! Just download a theme and start customizing, no strings attached!&lt;/p&gt;</text:p>
      <text:p text:style-name="P3357"><text:s text:c="24"/>&lt;a class="btn btn-primary btn-xl js-scroll-trigger" href="#about"&gt;Find Out More&lt;/a&gt;</text:p>
      <text:p text:style-name="P3358"><text:s text:c="20"/>&lt;/div&gt;</text:p>
      <text:p text:style-name="P3359"><text:s text:c="16"/>&lt;/div&gt;</text:p>
      <text:p text:style-name="P3360"><text:s text:c="12"/>&lt;/div&gt;</text:p>
      <text:p text:style-name="P3361"><text:s text:c="8"/>&lt;/header&gt;</text:p>
      <text:p text:style-name="P3362"><text:s text:c="8"/>&lt;!-- About--&gt;</text:p>
      <text:p text:style-name="P3363"><text:s text:c="8"/>&lt;section class="page-section bg-primary" id="about"&gt;</text:p>
      <text:p text:style-name="P3364"><text:s text:c="12"/>&lt;div class="container"&gt;</text:p>
      <text:p text:style-name="P3365"><text:s text:c="16"/>&lt;div class="row justify-content-center"&gt;</text:p>
      <text:p text:style-name="P3366"><text:s text:c="20"/>&lt;div class="col-lg-8 text-center"&gt;</text:p>
      <text:p text:style-name="P3367"><text:s text:c="24"/>&lt;h2 class="text-white mt-0"&gt;We've got what you need!&lt;/h2&gt;</text:p>
      <text:p text:style-name="P3368"><text:s text:c="24"/>&lt;hr class="divider light my-4" /&gt;</text:p>
      <text:p text:style-name="P3369"><text:s text:c="24"/>&lt;p class="text-white-50 mb-4"&gt;Start Bootstrap has everything you need to get your new website up and running in no time! Choose one of our open source, free to download, and easy to use themes! No strings attached!&lt;/p&gt;</text:p>
      <text:p text:style-name="P3370"><text:s text:c="24"/>&lt;a class="btn btn-light btn-xl js-scroll-trigger" href="#services"&gt;Get Started!&lt;/a&gt;</text:p>
      <text:p text:style-name="P3371"><text:s text:c="20"/>&lt;/div&gt;</text:p>
      <text:p text:style-name="P3372"><text:s text:c="16"/>&lt;/div&gt;</text:p>
      <text:p text:style-name="P3373"><text:s text:c="12"/>&lt;/div&gt;</text:p>
      <text:p text:style-name="P3374"><text:s text:c="8"/>&lt;/section&gt;</text:p>
      <text:p text:style-name="P3375"><text:s text:c="8"/>&lt;!-- Services--&gt;</text:p>
      <text:p text:style-name="P3376"><text:s text:c="8"/>&lt;section class="page-section" id="services"&gt;</text:p>
      <text:p text:style-name="P3377"><text:s text:c="12"/>&lt;div class="container"&gt;</text:p>
      <text:p text:style-name="P3378"><text:s text:c="16"/>&lt;h2 class="text-center mt-0"&gt;At Your Service&lt;/h2&gt;</text:p>
      <text:p text:style-name="P3379"><text:s text:c="16"/>&lt;hr class="divider my-4" /&gt;</text:p>
      <text:p text:style-name="P3380"><text:s text:c="16"/>&lt;div class="row"&gt;</text:p>
      <text:p text:style-name="P3381"><text:s text:c="20"/>&lt;div class="col-lg-3 col-md-6 text-center"&gt;</text:p>
      <text:p text:style-name="P3382"><text:s text:c="24"/>&lt;div class="mt-5"&gt;</text:p>
      <text:p text:style-name="P3383"><text:s text:c="28"/>&lt;i class="fas fa-4x fa-gem text-primary mb-4"&gt;&lt;/i&gt;</text:p>
      <text:p text:style-name="P3384"><text:s text:c="28"/>&lt;h3 class="h4 mb-2"&gt;Sturdy Themes&lt;/h3&gt;</text:p>
      <text:p text:style-name="P3385"><text:s text:c="28"/>&lt;p class="text-muted mb-0"&gt;Our themes are updated regularly to keep them bug free!&lt;/p&gt;</text:p>
      <text:p text:style-name="P3386"><text:s text:c="24"/>&lt;/div&gt;</text:p>
      <text:p text:style-name="P3387"><text:s text:c="20"/>&lt;/div&gt;</text:p>
      <text:p text:style-name="P3388"><text:s text:c="20"/>&lt;div class="col-lg-3 col-md-6 text-center"&gt;</text:p>
      <text:p text:style-name="P3389"><text:s text:c="24"/>&lt;div class="mt-5"&gt;</text:p>
      <text:p text:style-name="P3390"><text:s text:c="28"/>&lt;i class="fas fa-4x fa-laptop-code text-primary mb-4"&gt;&lt;/i&gt;</text:p>
      <text:p text:style-name="P3391"><text:s text:c="28"/>&lt;h3 class="h4 mb-2"&gt;Up to Date&lt;/h3&gt;</text:p>
      <text:p text:style-name="P3392"><text:s text:c="28"/>&lt;p class="text-muted mb-0"&gt;All dependencies are kept current to keep things fresh.&lt;/p&gt;</text:p>
      <text:p text:style-name="P3393"><text:s text:c="24"/>&lt;/div&gt;</text:p>
      <text:p text:style-name="P3394"><text:s text:c="20"/>&lt;/div&gt;</text:p>
      <text:p text:style-name="P3395"><text:s text:c="20"/>&lt;div class="col-lg-3 col-md-6 text-center"&gt;</text:p>
      <text:p text:style-name="P3396"><text:s text:c="24"/>&lt;div class="mt-5"&gt;</text:p>
      <text:p text:style-name="P3397"><text:s text:c="28"/>&lt;i class="fas fa-4x fa-globe text-primary mb-4"&gt;&lt;/i&gt;</text:p>
      <text:p text:style-name="P3398"><text:s text:c="28"/>&lt;h3 class="h4 mb-2"&gt;Ready to Publish&lt;/h3&gt;</text:p>
      <text:p text:style-name="P3399"><text:s text:c="28"/>&lt;p class="text-muted mb-0"&gt;You can use this design as is, or you can make changes!&lt;/p&gt;</text:p>
      <text:p text:style-name="P3400"><text:s text:c="24"/>&lt;/div&gt;</text:p>
      <text:p text:style-name="P3401"><text:s text:c="20"/>&lt;/div&gt;</text:p>
      <text:p text:style-name="P3402"><text:s text:c="20"/>&lt;div class="col-lg-3 col-md-6 text-center"&gt;</text:p>
      <text:p text:style-name="P3403"><text:s text:c="24"/>&lt;div class="mt-5"&gt;</text:p>
      <text:p text:style-name="P3404"><text:s text:c="28"/>&lt;i class="fas fa-4x fa-heart text-primary mb-4"&gt;&lt;/i&gt;</text:p>
      <text:p text:style-name="P3405"><text:s text:c="28"/>&lt;h3 class="h4 mb-2"&gt;Made with Love&lt;/h3&gt;</text:p>
      <text:p text:style-name="P3406"><text:s text:c="28"/>&lt;p class="text-muted mb-0"&gt;Is it really open source if it's not made with love?&lt;/p&gt;</text:p>
      <text:p text:style-name="P3407"><text:s text:c="24"/>&lt;/div&gt;</text:p>
      <text:p text:style-name="P3408"><text:s text:c="20"/>&lt;/div&gt;</text:p>
      <text:p text:style-name="P3409"><text:s text:c="16"/>&lt;/div&gt;</text:p>
      <text:p text:style-name="P3410"><text:s text:c="12"/>&lt;/div&gt;</text:p>
      <text:p text:style-name="P3411"><text:s text:c="8"/>&lt;/section&gt;</text:p>
      <text:p text:style-name="P3412"><text:s text:c="8"/>&lt;!-- Portfolio--&gt;</text:p>
      <text:p text:style-name="P3413"><text:s text:c="8"/>&lt;div id="portfolio"&gt;</text:p>
      <text:p text:style-name="P3414"><text:s text:c="12"/>&lt;div class="container-fluid p-0"&gt;</text:p>
      <text:p text:style-name="P3415"><text:s text:c="16"/>&lt;div class="row no-gutters"&gt;</text:p>
      <text:p text:style-name="P3416"><text:s text:c="20"/>&lt;div class="col-lg-4 col-sm-6"&gt;</text:p>
      <text:p text:style-name="P3417"><text:s text:c="24"/>&lt;a class="portfolio-box" href="assets/img/portfolio/fullsize/1.jpg"&gt;</text:p>
      <text:p text:style-name="P3418"><text:s text:c="28"/>&lt;img class="img-fluid" src="assets/img/portfolio/thumbnails/1.jpg" alt="" /&gt;</text:p>
      <text:p text:style-name="P3419"><text:s text:c="28"/>&lt;div class="portfolio-box-caption"&gt;</text:p>
      <text:p text:style-name="P3420"><text:s text:c="32"/>&lt;div class="project-category text-white-50"&gt;Category&lt;/div&gt;</text:p>
      <text:p text:style-name="P3421"><text:s text:c="32"/>&lt;div class="project-name"&gt;Project Name&lt;/div&gt;</text:p>
      <text:p text:style-name="P3422"><text:s text:c="28"/>&lt;/div&gt;</text:p>
      <text:p text:style-name="P3423"><text:s text:c="24"/>&lt;/a&gt;</text:p>
      <text:p text:style-name="P3424"><text:s text:c="20"/>&lt;/div&gt;</text:p>
      <text:p text:style-name="P3425"><text:s text:c="20"/>&lt;div class="col-lg-4 col-sm-6"&gt;</text:p>
      <text:p text:style-name="P3426"><text:s text:c="24"/>&lt;a class="portfolio-box" href="assets/img/portfolio/fullsize/2.jpg"&gt;</text:p>
      <text:p text:style-name="P3427"><text:s text:c="28"/>&lt;img class="img-fluid" src="assets/img/portfolio/thumbnails/2.jpg" alt="" /&gt;</text:p>
      <text:p text:style-name="P3428"><text:s text:c="28"/>&lt;div class="portfolio-box-caption"&gt;</text:p>
      <text:p text:style-name="P3429"><text:s text:c="32"/>&lt;div class="project-category text-white-50"&gt;Category&lt;/div&gt;</text:p>
      <text:p text:style-name="P3430"><text:s text:c="32"/>&lt;div class="project-name"&gt;Project Name&lt;/div&gt;</text:p>
      <text:p text:style-name="P3431"><text:s text:c="28"/>&lt;/div&gt;</text:p>
      <text:p text:style-name="P3432"><text:s text:c="24"/>&lt;/a&gt;</text:p>
      <text:p text:style-name="P3433"><text:s text:c="20"/>&lt;/div&gt;</text:p>
      <text:p text:style-name="P3434"><text:s text:c="20"/>&lt;div class="col-lg-4 col-sm-6"&gt;</text:p>
      <text:p text:style-name="P3435"><text:s text:c="24"/>&lt;a class="portfolio-box" href="assets/img/portfolio/fullsize/3.jpg"&gt;</text:p>
      <text:p text:style-name="P3436"><text:s text:c="28"/>&lt;img class="img-fluid" src="assets/img/portfolio/thumbnails/3.jpg" alt="" /&gt;</text:p>
      <text:p text:style-name="P3437"><text:s text:c="28"/>&lt;div class="portfolio-box-caption"&gt;</text:p>
      <text:p text:style-name="P3438"><text:s text:c="32"/>&lt;div class="project-category text-white-50"&gt;Category&lt;/div&gt;</text:p>
      <text:p text:style-name="P3439"><text:s text:c="32"/>&lt;div class="project-name"&gt;Project Name&lt;/div&gt;</text:p>
      <text:p text:style-name="P3440"><text:s text:c="28"/>&lt;/div&gt;</text:p>
      <text:p text:style-name="P3441"><text:s text:c="24"/>&lt;/a&gt;</text:p>
      <text:p text:style-name="P3442"><text:s text:c="20"/>&lt;/div&gt;</text:p>
      <text:p text:style-name="P3443"><text:s text:c="20"/>&lt;div class="col-lg-4 col-sm-6"&gt;</text:p>
      <text:p text:style-name="P3444"><text:s text:c="24"/>&lt;a class="portfolio-box" href="assets/img/portfolio/fullsize/4.jpg"&gt;</text:p>
      <text:p text:style-name="P3445"><text:s text:c="28"/>&lt;img class="img-fluid" src="assets/img/portfolio/thumbnails/4.jpg" alt="" /&gt;</text:p>
      <text:p text:style-name="P3446"><text:s text:c="28"/>&lt;div class="portfolio-box-caption"&gt;</text:p>
      <text:p text:style-name="P3447"><text:s text:c="32"/>&lt;div class="project-category text-white-50"&gt;Category&lt;/div&gt;</text:p>
      <text:p text:style-name="P3448"><text:s text:c="32"/>&lt;div class="project-name"&gt;Project Name&lt;/div&gt;</text:p>
      <text:p text:style-name="P3449"><text:s text:c="28"/>&lt;/div&gt;</text:p>
      <text:p text:style-name="P3450"><text:s text:c="24"/>&lt;/a&gt;</text:p>
      <text:p text:style-name="P3451"><text:s text:c="20"/>&lt;/div&gt;</text:p>
      <text:p text:style-name="P3452"><text:s text:c="20"/>&lt;div class="col-lg-4 col-sm-6"&gt;</text:p>
      <text:p text:style-name="P3453"><text:s text:c="24"/>&lt;a class="portfolio-box" href="assets/img/portfolio/fullsize/5.jpg"&gt;</text:p>
      <text:p text:style-name="P3454"><text:s text:c="28"/>&lt;img class="img-fluid" src="assets/img/portfolio/thumbnails/5.jpg" alt="" /&gt;</text:p>
      <text:p text:style-name="P3455"><text:s text:c="28"/>&lt;div class="portfolio-box-caption"&gt;</text:p>
      <text:p text:style-name="P3456"><text:s text:c="32"/>&lt;div class="project-category text-white-50"&gt;Category&lt;/div&gt;</text:p>
      <text:p text:style-name="P3457"><text:s text:c="32"/>&lt;div class="project-name"&gt;Project Name&lt;/div&gt;</text:p>
      <text:p text:style-name="P3458"><text:s text:c="28"/>&lt;/div&gt;</text:p>
      <text:p text:style-name="P3459"><text:s text:c="24"/>&lt;/a&gt;</text:p>
      <text:p text:style-name="P3460"><text:s text:c="20"/>&lt;/div&gt;</text:p>
      <text:p text:style-name="P3461"><text:s text:c="20"/>&lt;div class="col-lg-4 col-sm-6"&gt;</text:p>
      <text:p text:style-name="P3462"><text:s text:c="24"/>&lt;a class="portfolio-box" href="assets/img/portfolio/fullsize/6.jpg"&gt;</text:p>
      <text:p text:style-name="P3463"><text:s text:c="28"/>&lt;img class="img-fluid" src="assets/img/portfolio/thumbnails/6.jpg" alt="" /&gt;</text:p>
      <text:p text:style-name="P3464"><text:s text:c="28"/>&lt;div class="portfolio-box-caption p-3"&gt;</text:p>
      <text:p text:style-name="P3465"><text:s text:c="32"/>&lt;div class="project-category text-white-50"&gt;Category&lt;/div&gt;</text:p>
      <text:p text:style-name="P3466"><text:s text:c="32"/>&lt;div class="project-name"&gt;Project Name&lt;/div&gt;</text:p>
      <text:p text:style-name="P3467"><text:s text:c="28"/>&lt;/div&gt;</text:p>
      <text:p text:style-name="P3468"><text:s text:c="24"/>&lt;/a&gt;</text:p>
      <text:p text:style-name="P3469"><text:s text:c="20"/>&lt;/div&gt;</text:p>
      <text:p text:style-name="P3470"><text:s text:c="16"/>&lt;/div&gt;</text:p>
      <text:p text:style-name="P3471"><text:s text:c="12"/>&lt;/div&gt;</text:p>
      <text:p text:style-name="P3472"><text:s text:c="8"/>&lt;/div&gt;</text:p>
      <text:p text:style-name="P3473"><text:s text:c="8"/>&lt;!-- Call to action--&gt;</text:p>
      <text:p text:style-name="P3474"><text:s text:c="8"/>&lt;section class="page-section bg-dark text-white"&gt;</text:p>
      <text:p text:style-name="P3475"><text:s text:c="12"/>&lt;div class="container text-center"&gt;</text:p>
      <text:p text:style-name="P3476"><text:s text:c="16"/>&lt;h2 class="mb-4"&gt;Free Download at Start Bootstrap!&lt;/h2&gt;</text:p>
      <text:p text:style-name="P3477"><text:s text:c="16"/>&lt;a class="btn btn-light btn-xl" href="https://startbootstrap.com/themes/creative/"&gt;Download Now!&lt;/a&gt;</text:p>
      <text:p text:style-name="P3478"><text:s text:c="12"/>&lt;/div&gt;</text:p>
      <text:p text:style-name="P3479"><text:s text:c="8"/>&lt;/section&gt;</text:p>
      <text:p text:style-name="P3480"><text:s text:c="8"/>&lt;!-- Contact--&gt;</text:p>
      <text:p text:style-name="P3481"><text:s text:c="8"/>&lt;section class="page-section" id="contact"&gt;</text:p>
      <text:p text:style-name="P3482"><text:s text:c="12"/>&lt;div class="container"&gt;</text:p>
      <text:p text:style-name="P3483"><text:s text:c="16"/>&lt;div class="row justify-content-center"&gt;</text:p>
      <text:p text:style-name="P3484"><text:s text:c="20"/>&lt;div class="col-lg-8 text-center"&gt;</text:p>
      <text:p text:style-name="P3485"><text:s text:c="24"/>&lt;h2 class="mt-0"&gt;Let's Get In Touch!&lt;/h2&gt;</text:p>
      <text:p text:style-name="P3486"><text:s text:c="24"/>&lt;hr class="divider my-4" /&gt;</text:p>
      <text:p text:style-name="P3487"><text:s text:c="24"/>&lt;p class="text-muted mb-5"&gt;Ready to start your next project with us? Give us a call or send us an email and we will get back to you as soon as possible!&lt;/p&gt;</text:p>
      <text:p text:style-name="P3488"><text:s text:c="20"/>&lt;/div&gt;</text:p>
      <text:p text:style-name="P3489"><text:s text:c="16"/>&lt;/div&gt;</text:p>
      <text:p text:style-name="P3490"><text:s text:c="16"/>&lt;div class="row"&gt;</text:p>
      <text:p text:style-name="P3491"><text:s text:c="20"/>&lt;div class="col-lg-4 ml-auto text-center mb-5 mb-lg-0"&gt;</text:p>
      <text:p text:style-name="P3492"><text:s text:c="24"/>&lt;i class="fas fa-phone fa-3x mb-3 text-muted"&gt;&lt;/i&gt;</text:p>
      <text:p text:style-name="P3493"><text:s text:c="24"/>&lt;div&gt;+1 (555) 123-4567&lt;/div&gt;</text:p>
      <text:p text:style-name="P3494"><text:s text:c="20"/>&lt;/div&gt;</text:p>
      <text:p text:style-name="P3495"><text:s text:c="20"/>&lt;div class="col-lg-4 mr-auto text-center"&gt;</text:p>
      <text:p text:style-name="P3496"><text:s text:c="24"/>&lt;i class="fas fa-envelope fa-3x mb-3 text-muted"&gt;&lt;/i&gt;</text:p>
      <text:p text:style-name="P3497"><text:s text:c="24"/>&lt;!-- Make sure to change the email address in BOTH the anchor text and the link target below!--&gt;</text:p>
      <text:p text:style-name="P3498"><text:s text:c="24"/>&lt;a class="d-block" href="mailto:contact@yourwebsite.com"&gt;contact@yourwebsite.com&lt;/a&gt;</text:p>
      <text:p text:style-name="P3499"><text:s text:c="20"/>&lt;/div&gt;</text:p>
      <text:p text:style-name="P3500"><text:s text:c="16"/>&lt;/div&gt;</text:p>
      <text:p text:style-name="P3501"><text:s text:c="12"/>&lt;/div&gt;</text:p>
      <text:p text:style-name="P3502"><text:s text:c="8"/>&lt;/section&gt;</text:p>
      <text:p text:style-name="P3503"><text:s text:c="8"/>&lt;!-- Footer--&gt;</text:p>
      <text:p text:style-name="P3504"><text:s text:c="8"/>&lt;footer class="bg-light py-5"&gt;</text:p>
      <text:p text:style-name="P3505"><text:s text:c="12"/>&lt;div class="container"&gt;&lt;div class="small text-center text-muted"&gt;Copyright © 2020 - Start Bootstrap&lt;/div&gt;&lt;/div&gt;</text:p>
      <text:p text:style-name="P3506"><text:s text:c="8"/>&lt;/footer&gt;</text:p>
      <text:p text:style-name="P3507"><text:s text:c="8"/>&lt;!-- Bootstrap core JS--&gt;</text:p>
      <text:p text:style-name="P3508"><text:s text:c="8"/>&lt;script src="https://cdnjs.cloudflare.com/ajax/libs/jquery/3.5.1/jquery.min.js"&gt;&lt;/script&gt;</text:p>
      <text:p text:style-name="P3509"><text:s text:c="8"/>&lt;script src="https://stackpath.bootstrapcdn.com/bootstrap/4.5.0/js/bootstrap.bundle.min.js"&gt;&lt;/script&gt;</text:p>
      <text:p text:style-name="P3510"><text:s text:c="8"/>&lt;!-- Third party plugin JS--&gt;</text:p>
      <text:p text:style-name="P3511"><text:s text:c="8"/>&lt;script src="https://cdnjs.cloudflare.com/ajax/libs/jquery-easing/1.4.1/jquery.easing.min.js"&gt;&lt;/script&gt;</text:p>
      <text:p text:style-name="P3512"><text:s text:c="8"/>&lt;script src="https://cdnjs.cloudflare.com/ajax/libs/magnific-popup.js/1.1.0/jquery.magnific-popup.min.js"&gt;&lt;/script&gt;</text:p>
      <text:p text:style-name="P3513"><text:s text:c="8"/>&lt;!-- Core theme JS--&gt;</text:p>
      <text:p text:style-name="P3514"><text:s text:c="8"/>&lt;script src="js/scripts.js"&gt;&lt;/script&gt;</text:p>
      <text:p text:style-name="P3515"><text:s text:c="4"/>&lt;/body&gt;</text:p>
      <text:p text:style-name="P3516">&lt;/html&gt;</text:p>
      <text:p text:style-name="P3517"/>
      <text:p text:style-name="P3518">8)INDEX.php</text:p>
      <text:p text:style-name="P3519"/>
      <text:p text:style-name="P3520"><text:span text:style-name="T3521">&lt;!</text:span><text:span text:style-name="T3522">DOCTYPE</text:span><text:span text:style-name="T3523"><text:s/></text:span><text:span text:style-name="T3524">html</text:span><text:span text:style-name="T3525">&gt;</text:span></text:p>
      <text:p text:style-name="P3526"><text:span text:style-name="T3527">&lt;</text:span><text:span text:style-name="T3528">html</text:span><text:span text:style-name="T3529"><text:s/></text:span><text:span text:style-name="T3530">lang</text:span><text:span text:style-name="T3531">=</text:span><text:span text:style-name="T3532">"en"</text:span><text:span text:style-name="T3533">&gt;</text:span></text:p>
      <text:p text:style-name="P3534"><text:span text:style-name="T3535">   <text:s/></text:span><text:span text:style-name="T3536">&lt;?php</text:span></text:p>
      <text:p text:style-name="P3537"><text:span text:style-name="T3538">   <text:s/></text:span><text:span text:style-name="T3539">session_start</text:span><text:span text:style-name="T3540">();</text:span></text:p>
      <text:p text:style-name="P3541"><text:span text:style-name="T3542">   <text:s/></text:span><text:span text:style-name="T3543">include</text:span><text:span text:style-name="T3544">(</text:span><text:span text:style-name="T3545">'header.php'</text:span><text:span text:style-name="T3546">);</text:span></text:p>
      <text:p text:style-name="P3547"><text:span text:style-name="T3548">   <text:s/></text:span><text:span text:style-name="T3549">include</text:span><text:span text:style-name="T3550">(</text:span><text:span text:style-name="T3551">'admin/db_connect.php'</text:span><text:span text:style-name="T3552">);</text:span></text:p>
      <text:p text:style-name="P3553"/>
      <text:p text:style-name="P3554"><text:span text:style-name="T3555"> <text:s/></text:span><text:span text:style-name="T3556">$query</text:span><text:span text:style-name="T3557"><text:s/>=<text:s/></text:span><text:span text:style-name="T3558">$conn</text:span><text:span text:style-name="T3559">-&gt;</text:span><text:span text:style-name="T3560">query</text:span><text:span text:style-name="T3561">(</text:span><text:span text:style-name="T3562">"</text:span><text:span text:style-name="T3563">SELECT</text:span><text:span text:style-name="T3564"><text:s/></text:span><text:span text:style-name="T3565">*</text:span><text:span text:style-name="T3566"><text:s/></text:span><text:span text:style-name="T3567">FROM</text:span><text:span text:style-name="T3568"><text:s/>system_settings<text:s/></text:span><text:span text:style-name="T3569">limit</text:span><text:span text:style-name="T3570"><text:s/></text:span><text:span text:style-name="T3571">1</text:span><text:span text:style-name="T3572">"</text:span><text:span text:style-name="T3573">)-&gt;</text:span><text:span text:style-name="T3574">fetch_array</text:span><text:span text:style-name="T3575">();</text:span></text:p>
      <text:p text:style-name="P3576"><text:span text:style-name="T3577"> <text:s/></text:span><text:span text:style-name="T3578">foreach</text:span><text:span text:style-name="T3579"><text:s/>(</text:span><text:span text:style-name="T3580">$query</text:span><text:span text:style-name="T3581"><text:s/>as<text:s/></text:span><text:span text:style-name="T3582">$key</text:span><text:span text:style-name="T3583"><text:s/>=&gt;<text:s/></text:span><text:span text:style-name="T3584">$value</text:span><text:span text:style-name="T3585">) {</text:span></text:p>
      <text:p text:style-name="P3586"><text:span text:style-name="T3587">   <text:s/></text:span><text:span text:style-name="T3588">if</text:span><text:span text:style-name="T3589">(!</text:span><text:span text:style-name="T3590">is_numeric</text:span><text:span text:style-name="T3591">(</text:span><text:span text:style-name="T3592">$key</text:span><text:span text:style-name="T3593">))</text:span></text:p>
      <text:p text:style-name="P3594"><text:span text:style-name="T3595">     <text:s/></text:span><text:span text:style-name="T3596">$_SESSION</text:span><text:span text:style-name="T3597">[</text:span><text:span text:style-name="T3598">'setting_'</text:span><text:span text:style-name="T3599">.</text:span><text:span text:style-name="T3600">$key</text:span><text:span text:style-name="T3601">] =<text:s/></text:span><text:span text:style-name="T3602">$value</text:span><text:span text:style-name="T3603">;</text:span></text:p>
      <text:p text:style-name="P3604">  }</text:p>
      <text:p text:style-name="P3605"><text:span text:style-name="T3606">   <text:s/></text:span><text:span text:style-name="T3607">?&gt;</text:span></text:p>
      <text:p text:style-name="P3608"/>
      <text:p text:style-name="P3609"><text:span text:style-name="T3610">   <text:s/></text:span><text:span text:style-name="T3611">&lt;</text:span><text:span text:style-name="T3612">style</text:span><text:span text:style-name="T3613">&gt;</text:span></text:p>
      <text:p text:style-name="P3614"><text:span text:style-name="T3615">     <text:s/></text:span><text:span text:style-name="T3616">header.masthead</text:span><text:span text:style-name="T3617"><text:s/>{</text:span></text:p>
      <text:p text:style-name="P3618"><text:span text:style-name="T3619">     <text:s/></text:span><text:span text:style-name="T3620">background</text:span><text:span text:style-name="T3621">:<text:s/></text:span><text:span text:style-name="T3622">url</text:span><text:span text:style-name="T3623">(</text:span><text:span text:style-name="T3624">assets/img/&lt;?php</text:span><text:span text:style-name="T3625"><text:s/></text:span><text:span text:style-name="T3626">echo</text:span><text:span text:style-name="T3627"><text:s/></text:span><text:span text:style-name="T3628">$_SESSION[</text:span><text:span text:style-name="T3629">'setting_cover_img'</text:span><text:span text:style-name="T3630">]</text:span><text:span text:style-name="T3631"><text:s/></text:span><text:span text:style-name="T3632">?&gt;</text:span><text:span text:style-name="T3633">);</text:span></text:p>
      <text:p text:style-name="P3634"><text:span text:style-name="T3635">     <text:s/></text:span><text:span text:style-name="T3636">background-repeat</text:span><text:span text:style-name="T3637">:<text:s/></text:span><text:span text:style-name="T3638">no-repeat</text:span><text:span text:style-name="T3639">;</text:span></text:p>
      <text:p text:style-name="P3640"><text:span text:style-name="T3641">     <text:s/></text:span><text:span text:style-name="T3642">background-size</text:span><text:span text:style-name="T3643">:<text:s/></text:span><text:span text:style-name="T3644">cover</text:span><text:span text:style-name="T3645">;</text:span></text:p>
      <text:p text:style-name="P3646">    }</text:p>
      <text:p text:style-name="P3647"><text:span text:style-name="T3648">   <text:s/></text:span><text:span text:style-name="T3649">&lt;/</text:span><text:span text:style-name="T3650">style</text:span><text:span text:style-name="T3651">&gt;</text:span></text:p>
      <text:p text:style-name="P3652"><text:span text:style-name="T3653">   <text:s/></text:span><text:span text:style-name="T3654">&lt;</text:span><text:span text:style-name="T3655">body</text:span><text:span text:style-name="T3656"><text:s/></text:span><text:span text:style-name="T3657">id</text:span><text:span text:style-name="T3658">=</text:span><text:span text:style-name="T3659">"page-top"</text:span><text:span text:style-name="T3660">&gt;</text:span></text:p>
      <text:p text:style-name="P3661"><text:span text:style-name="T3662">       <text:s/></text:span><text:span text:style-name="T3663">&lt;!-- Navigation--&gt;</text:span></text:p>
      <text:p text:style-name="P3664"><text:span text:style-name="T3665">       <text:s/></text:span><text:span text:style-name="T3666">&lt;</text:span><text:span text:style-name="T3667">div</text:span><text:span text:style-name="T3668"><text:s/></text:span><text:span text:style-name="T3669">class</text:span><text:span text:style-name="T3670">=</text:span><text:span text:style-name="T3671">"toast"</text:span><text:span text:style-name="T3672"><text:s/></text:span><text:span text:style-name="T3673">id</text:span><text:span text:style-name="T3674">=</text:span><text:span text:style-name="T3675">"alert_toast"</text:span><text:span text:style-name="T3676"><text:s/></text:span><text:span text:style-name="T3677">role</text:span><text:span text:style-name="T3678">=</text:span><text:span text:style-name="T3679">"alert"</text:span><text:span text:style-name="T3680"><text:s/></text:span><text:span text:style-name="T3681">aria-live</text:span><text:span text:style-name="T3682">=</text:span><text:span text:style-name="T3683">"assertive"</text:span><text:span text:style-name="T3684"><text:s/></text:span><text:span text:style-name="T3685">aria-atomic</text:span><text:span text:style-name="T3686">=</text:span><text:span text:style-name="T3687">"true"</text:span><text:span text:style-name="T3688">&gt;</text:span></text:p>
      <text:p text:style-name="P3689"><text:span text:style-name="T3690">       <text:s/></text:span><text:span text:style-name="T3691">&lt;</text:span><text:span text:style-name="T3692">div</text:span><text:span text:style-name="T3693"><text:s/></text:span><text:span text:style-name="T3694">class</text:span><text:span text:style-name="T3695">=</text:span><text:span text:style-name="T3696">"toast-body text-white"</text:span><text:span text:style-name="T3697">&gt;</text:span></text:p>
      <text:p text:style-name="P3698"><text:span text:style-name="T3699">       <text:s/></text:span><text:span text:style-name="T3700">&lt;/</text:span><text:span text:style-name="T3701">div</text:span><text:span text:style-name="T3702">&gt;</text:span></text:p>
      <text:p text:style-name="P3703"><text:span text:style-name="T3704">     <text:s/></text:span><text:span text:style-name="T3705">&lt;/</text:span><text:span text:style-name="T3706">div</text:span><text:span text:style-name="T3707">&gt;</text:span></text:p>
      <text:p text:style-name="P3708"><text:span text:style-name="T3709">       <text:s/></text:span><text:span text:style-name="T3710">&lt;</text:span><text:span text:style-name="T3711">nav</text:span><text:span text:style-name="T3712"><text:s/></text:span><text:span text:style-name="T3713">class</text:span><text:span text:style-name="T3714">=</text:span><text:span text:style-name="T3715">"navbar navbar-expand-lg navbar-light fixed-top py-3"</text:span><text:span text:style-name="T3716"><text:s/></text:span><text:span text:style-name="T3717">id</text:span><text:span text:style-name="T3718">=</text:span><text:span text:style-name="T3719">"mainNav"</text:span><text:span text:style-name="T3720">&gt;</text:span></text:p>
      <text:p text:style-name="P3721"><text:span text:style-name="T3722">           <text:s/></text:span><text:span text:style-name="T3723">&lt;</text:span><text:span text:style-name="T3724">div</text:span><text:span text:style-name="T3725"><text:s/></text:span><text:span text:style-name="T3726">class</text:span><text:span text:style-name="T3727">=</text:span><text:span text:style-name="T3728">"container"</text:span><text:span text:style-name="T3729">&gt;</text:span></text:p>
      <text:p text:style-name="P3730"><text:span text:style-name="T3731">               <text:s/></text:span><text:span text:style-name="T3732">&lt;</text:span><text:span text:style-name="T3733">a</text:span><text:span text:style-name="T3734"><text:s/></text:span><text:span text:style-name="T3735">class</text:span><text:span text:style-name="T3736">=</text:span><text:span text:style-name="T3737">"navbar-brand js-scroll-trigger"</text:span><text:span text:style-name="T3738"><text:s/></text:span><text:span text:style-name="T3739">href</text:span><text:span text:style-name="T3740">=</text:span><text:span text:style-name="T3741">"./"</text:span><text:span text:style-name="T3742">&gt;</text:span><text:span text:style-name="T3743">&lt;?php</text:span><text:span text:style-name="T3744"><text:s/></text:span><text:span text:style-name="T3745">echo</text:span><text:span text:style-name="T3746"><text:s/></text:span><text:span text:style-name="T3747">$_SESSION</text:span><text:span text:style-name="T3748">[</text:span><text:span text:style-name="T3749">'setting_name'</text:span><text:span text:style-name="T3750">]<text:s/></text:span><text:span text:style-name="T3751">?&gt;</text:span><text:span text:style-name="T3752">&lt;/</text:span><text:span text:style-name="T3753">a</text:span><text:span text:style-name="T3754">&gt;</text:span></text:p>
      <text:p text:style-name="P3755"><text:span text:style-name="T3756">               <text:s/></text:span><text:span text:style-name="T3757">&lt;</text:span><text:span text:style-name="T3758">button</text:span><text:span text:style-name="T3759"><text:s/></text:span><text:span text:style-name="T3760">class</text:span><text:span text:style-name="T3761">=</text:span><text:span text:style-name="T3762">"navbar-toggler navbar-toggler-right"</text:span><text:span text:style-name="T3763"><text:s/></text:span><text:span text:style-name="T3764">type</text:span><text:span text:style-name="T3765">=</text:span><text:span text:style-name="T3766">"button"</text:span><text:span text:style-name="T3767"><text:s/></text:span><text:span text:style-name="T3768">data-toggle</text:span><text:span text:style-name="T3769">=</text:span><text:span text:style-name="T3770">"collapse"</text:span><text:span text:style-name="T3771"><text:s/></text:span><text:span text:style-name="T3772">data-target</text:span><text:span text:style-name="T3773">=</text:span><text:span text:style-name="T3774">"#navbarResponsive"</text:span><text:span text:style-name="T3775"><text:s/></text:span><text:span text:style-name="T3776">aria-controls</text:span><text:span text:style-name="T3777">=</text:span><text:span text:style-name="T3778">"navbarResponsive"</text:span><text:span text:style-name="T3779"><text:s/></text:span><text:span text:style-name="T3780">aria-expanded</text:span><text:span text:style-name="T3781">=</text:span><text:span text:style-name="T3782">"false"</text:span><text:span text:style-name="T3783"><text:s/></text:span><text:span text:style-name="T3784">aria-label</text:span><text:span text:style-name="T3785">=</text:span><text:span text:style-name="T3786">"Toggle navigation"</text:span><text:span text:style-name="T3787">&gt;&lt;</text:span><text:span text:style-name="T3788">span</text:span><text:span text:style-name="T3789"><text:s/></text:span><text:span text:style-name="T3790">class</text:span><text:span text:style-name="T3791">=</text:span><text:span text:style-name="T3792">"navbar-toggler-icon"</text:span><text:span text:style-name="T3793">&gt;&lt;/</text:span><text:span text:style-name="T3794">span</text:span><text:span text:style-name="T3795">&gt;&lt;/</text:span><text:span text:style-name="T3796">button</text:span><text:span text:style-name="T3797">&gt;</text:span></text:p>
      <text:p text:style-name="P3798"><text:span text:style-name="T3799">               <text:s/></text:span><text:span text:style-name="T3800">&lt;</text:span><text:span text:style-name="T3801">div</text:span><text:span text:style-name="T3802"><text:s/></text:span><text:span text:style-name="T3803">class</text:span><text:span text:style-name="T3804">=</text:span><text:span text:style-name="T3805">"collapse navbar-collapse"</text:span><text:span text:style-name="T3806"><text:s/></text:span><text:span text:style-name="T3807">id</text:span><text:span text:style-name="T3808">=</text:span><text:span text:style-name="T3809">"navbarResponsive"</text:span><text:span text:style-name="T3810">&gt;</text:span></text:p>
      <text:p text:style-name="P3811"><text:span text:style-name="T3812">                   <text:s/></text:span><text:span text:style-name="T3813">&lt;</text:span><text:span text:style-name="T3814">ul</text:span><text:span text:style-name="T3815"><text:s/></text:span><text:span text:style-name="T3816">class</text:span><text:span text:style-name="T3817">=</text:span><text:span text:style-name="T3818">"navbar-nav ml-auto my-2 my-lg-0"</text:span><text:span text:style-name="T3819">&gt;</text:span></text:p>
      <text:p text:style-name="P3820"><text:span text:style-name="T3821">                       <text:s/></text:span><text:span text:style-name="T3822">&lt;</text:span><text:span text:style-name="T3823">li</text:span><text:span text:style-name="T3824"><text:s/></text:span><text:span text:style-name="T3825">class</text:span><text:span text:style-name="T3826">=</text:span><text:span text:style-name="T3827">"nav-item"</text:span><text:span text:style-name="T3828">&gt;&lt;</text:span><text:span text:style-name="T3829">a</text:span><text:span text:style-name="T3830"><text:s/></text:span><text:span text:style-name="T3831">class</text:span><text:span text:style-name="T3832">=</text:span><text:span text:style-name="T3833">"nav-link js-scroll-trigger"</text:span><text:span text:style-name="T3834"><text:s/></text:span><text:span text:style-name="T3835">href</text:span><text:span text:style-name="T3836">=</text:span><text:span text:style-name="T3837">"index.php?page=home"</text:span><text:span text:style-name="T3838">&gt;</text:span><text:span text:style-name="T3839">Home</text:span><text:span text:style-name="T3840">&lt;/</text:span><text:span text:style-name="T3841">a</text:span><text:span text:style-name="T3842">&gt;&lt;/</text:span><text:span text:style-name="T3843">li</text:span><text:span text:style-name="T3844">&gt;</text:span></text:p>
      <text:p text:style-name="P3845"><text:span text:style-name="T3846">                       <text:s/></text:span><text:span text:style-name="T3847">&lt;</text:span><text:span text:style-name="T3848">li</text:span><text:span text:style-name="T3849"><text:s/></text:span><text:span text:style-name="T3850">class</text:span><text:span text:style-name="T3851">=</text:span><text:span text:style-name="T3852">"nav-item"</text:span><text:span text:style-name="T3853">&gt;&lt;</text:span><text:span text:style-name="T3854">a</text:span><text:span text:style-name="T3855"><text:s/></text:span><text:span text:style-name="T3856">class</text:span><text:span text:style-name="T3857">=</text:span><text:span text:style-name="T3858">"nav-link js-scroll-trigger"</text:span><text:span text:style-name="T3859"><text:s/></text:span><text:span text:style-name="T3860">href</text:span><text:span text:style-name="T3861">=</text:span><text:span text:style-name="T3862">"index.php?page=cart_list"</text:span><text:span text:style-name="T3863">&gt;&lt;</text:span><text:span text:style-name="T3864">span</text:span><text:span text:style-name="T3865">&gt;</text:span><text:span text:style-name="T3866"><text:s/></text:span><text:span text:style-name="T3867">&lt;</text:span><text:span text:style-name="T3868">span</text:span><text:span text:style-name="T3869"><text:s/></text:span><text:span text:style-name="T3870">class</text:span><text:span text:style-name="T3871">=</text:span><text:span text:style-name="T3872">"badge badge-danger item_count"</text:span><text:span text:style-name="T3873">&gt;</text:span><text:span text:style-name="T3874">0</text:span><text:span text:style-name="T3875">&lt;/</text:span><text:span text:style-name="T3876">span</text:span><text:span text:style-name="T3877">&gt;</text:span><text:span text:style-name="T3878"><text:s/></text:span><text:span text:style-name="T3879">&lt;</text:span><text:span text:style-name="T3880">i</text:span><text:span text:style-name="T3881"><text:s/></text:span><text:span text:style-name="T3882">class</text:span><text:span text:style-name="T3883">=</text:span><text:span text:style-name="T3884">"fa fa-shopping-cart"</text:span><text:span text:style-name="T3885">&gt;&lt;/</text:span><text:span text:style-name="T3886">i</text:span><text:span text:style-name="T3887">&gt;</text:span><text:span text:style-name="T3888"><text:s/> </text:span><text:span text:style-name="T3889">&lt;/</text:span><text:span text:style-name="T3890">span</text:span><text:span text:style-name="T3891">&gt;</text:span><text:span text:style-name="T3892">Cart</text:span><text:span text:style-name="T3893">&lt;/</text:span><text:span text:style-name="T3894">a</text:span><text:span text:style-name="T3895">&gt;&lt;/</text:span><text:span text:style-name="T3896">li</text:span><text:span text:style-name="T3897">&gt;</text:span></text:p>
      <text:p text:style-name="P3898"><text:span text:style-name="T3899">                       <text:s/></text:span><text:span text:style-name="T3900">&lt;</text:span><text:span text:style-name="T3901">li</text:span><text:span text:style-name="T3902"><text:s/></text:span><text:span text:style-name="T3903">class</text:span><text:span text:style-name="T3904">=</text:span><text:span text:style-name="T3905">"nav-item"</text:span><text:span text:style-name="T3906">&gt;&lt;</text:span><text:span text:style-name="T3907">a</text:span><text:span text:style-name="T3908"><text:s/></text:span><text:span text:style-name="T3909">class</text:span><text:span text:style-name="T3910">=</text:span><text:span text:style-name="T3911">"nav-link js-scroll-trigger"</text:span><text:span text:style-name="T3912"><text:s/></text:span><text:span text:style-name="T3913">href</text:span><text:span text:style-name="T3914">=</text:span><text:span text:style-name="T3915">"index.php?page=about"</text:span><text:span text:style-name="T3916">&gt;</text:span><text:span text:style-name="T3917">About</text:span><text:span text:style-name="T3918">&lt;/</text:span><text:span text:style-name="T3919">a</text:span><text:span text:style-name="T3920">&gt;&lt;/</text:span><text:span text:style-name="T3921">li</text:span><text:span text:style-name="T3922">&gt;</text:span></text:p>
      <text:p text:style-name="P3923"><text:span text:style-name="T3924">                       <text:s/></text:span><text:span text:style-name="T3925">&lt;?php</text:span><text:span text:style-name="T3926"><text:s/></text:span><text:span text:style-name="T3927">if</text:span><text:span text:style-name="T3928">(</text:span><text:span text:style-name="T3929">isset</text:span><text:span text:style-name="T3930">(</text:span><text:span text:style-name="T3931">$_SESSION</text:span><text:span text:style-name="T3932">[</text:span><text:span text:style-name="T3933">'login_user_id'</text:span><text:span text:style-name="T3934">])):<text:s/></text:span><text:span text:style-name="T3935">?&gt;</text:span></text:p>
      <text:p text:style-name="P3936"><text:span text:style-name="T3937">                       <text:s/></text:span><text:span text:style-name="T3938">&lt;</text:span><text:span text:style-name="T3939">li</text:span><text:span text:style-name="T3940"><text:s/></text:span><text:span text:style-name="T3941">class</text:span><text:span text:style-name="T3942">=</text:span><text:span text:style-name="T3943">"nav-item"</text:span><text:span text:style-name="T3944">&gt;&lt;</text:span><text:span text:style-name="T3945">a</text:span><text:span text:style-name="T3946"><text:s/></text:span><text:span text:style-name="T3947">class</text:span><text:span text:style-name="T3948">=</text:span><text:span text:style-name="T3949">"nav-link js-scroll-trigger"</text:span><text:span text:style-name="T3950"><text:s/></text:span><text:span text:style-name="T3951">href</text:span><text:span text:style-name="T3952">=</text:span><text:span text:style-name="T3953">"admin/ajax.php?action=logout2"</text:span><text:span text:style-name="T3954">&gt;</text:span><text:span text:style-name="T3955">&lt;?php</text:span><text:span text:style-name="T3956"><text:s/></text:span><text:span text:style-name="T3957">echo</text:span><text:span text:style-name="T3958"><text:s/></text:span><text:span text:style-name="T3959">"Welcome "</text:span><text:span text:style-name="T3960">.<text:s/></text:span><text:span text:style-name="T3961">$_SESSION</text:span><text:span text:style-name="T3962">[</text:span><text:span text:style-name="T3963">'login_first_name'</text:span><text:span text:style-name="T3964">].</text:span><text:span text:style-name="T3965">' '</text:span><text:span text:style-name="T3966">.</text:span><text:span text:style-name="T3967">$_SESSION</text:span><text:span text:style-name="T3968">[</text:span><text:span text:style-name="T3969">'login_last_name'</text:span><text:span text:style-name="T3970">]<text:s/></text:span><text:span text:style-name="T3971">?&gt;</text:span><text:span text:style-name="T3972"><text:s/></text:span><text:span text:style-name="T3973">&lt;</text:span><text:span text:style-name="T3974">i</text:span><text:span text:style-name="T3975"><text:s/></text:span><text:span text:style-name="T3976">class</text:span><text:span text:style-name="T3977">=</text:span><text:span text:style-name="T3978">"fa fa-power-off"</text:span><text:span text:style-name="T3979">&gt;&lt;/</text:span><text:span text:style-name="T3980">i</text:span><text:span text:style-name="T3981">&gt;&lt;/</text:span><text:span text:style-name="T3982">a</text:span><text:span text:style-name="T3983">&gt;&lt;/</text:span><text:span text:style-name="T3984">li</text:span><text:span text:style-name="T3985">&gt;</text:span></text:p>
      <text:p text:style-name="P3986"><text:span text:style-name="T3987">                     <text:s/></text:span><text:span text:style-name="T3988">&lt;?php</text:span><text:span text:style-name="T3989"><text:s/></text:span><text:span text:style-name="T3990">else</text:span><text:span text:style-name="T3991">:<text:s/></text:span><text:span text:style-name="T3992">?&gt;</text:span></text:p>
      <text:p text:style-name="P3993"><text:span text:style-name="T3994">                       <text:s/></text:span><text:span text:style-name="T3995">&lt;</text:span><text:span text:style-name="T3996">li</text:span><text:span text:style-name="T3997"><text:s/></text:span><text:span text:style-name="T3998">class</text:span><text:span text:style-name="T3999">=</text:span><text:span text:style-name="T4000">"nav-item"</text:span><text:span text:style-name="T4001">&gt;&lt;</text:span><text:span text:style-name="T4002">a</text:span><text:span text:style-name="T4003"><text:s/></text:span><text:span text:style-name="T4004">class</text:span><text:span text:style-name="T4005">=</text:span><text:span text:style-name="T4006">"nav-link js-scroll-trigger"</text:span><text:span text:style-name="T4007"><text:s/></text:span><text:span text:style-name="T4008">href</text:span><text:span text:style-name="T4009">=</text:span><text:span text:style-name="T4010">"javascript:void(0)"</text:span><text:span text:style-name="T4011"><text:s/></text:span><text:span text:style-name="T4012">id</text:span><text:span text:style-name="T4013">=</text:span><text:span text:style-name="T4014">"login_now"</text:span><text:span text:style-name="T4015">&gt;</text:span><text:span text:style-name="T4016">Login</text:span><text:span text:style-name="T4017">&lt;/</text:span><text:span text:style-name="T4018">a</text:span><text:span text:style-name="T4019">&gt;&lt;/</text:span><text:span text:style-name="T4020">li</text:span><text:span text:style-name="T4021">&gt;</text:span></text:p>
      <text:p text:style-name="P4022"><text:span text:style-name="T4023">                     <text:s/></text:span><text:span text:style-name="T4024">&lt;?php</text:span><text:span text:style-name="T4025"><text:s/></text:span><text:span text:style-name="T4026">endif</text:span><text:span text:style-name="T4027">;<text:s/></text:span><text:span text:style-name="T4028">?&gt;</text:span></text:p>
      <text:p text:style-name="P4029"><text:span text:style-name="T4030">                   <text:s/></text:span><text:span text:style-name="T4031">&lt;/</text:span><text:span text:style-name="T4032">ul</text:span><text:span text:style-name="T4033">&gt;</text:span></text:p>
      <text:p text:style-name="P4034"><text:span text:style-name="T4035">               <text:s/></text:span><text:span text:style-name="T4036">&lt;/</text:span><text:span text:style-name="T4037">div</text:span><text:span text:style-name="T4038">&gt;</text:span></text:p>
      <text:p text:style-name="P4039"><text:span text:style-name="T4040">           <text:s/></text:span><text:span text:style-name="T4041">&lt;/</text:span><text:span text:style-name="T4042">div</text:span><text:span text:style-name="T4043">&gt;</text:span></text:p>
      <text:p text:style-name="P4044"><text:span text:style-name="T4045">       <text:s/></text:span><text:span text:style-name="T4046">&lt;/</text:span><text:span text:style-name="T4047">nav</text:span><text:span text:style-name="T4048">&gt;</text:span></text:p>
      <text:p text:style-name="P4049">       </text:p>
      <text:p text:style-name="P4050"><text:span text:style-name="T4051">       <text:s/></text:span><text:span text:style-name="T4052">&lt;?php</text:span><text:span text:style-name="T4053"><text:s/></text:span></text:p>
      <text:p text:style-name="P4054"><text:span text:style-name="T4055">       <text:s/></text:span><text:span text:style-name="T4056">$page</text:span><text:span text:style-name="T4057"><text:s/>=<text:s/></text:span><text:span text:style-name="T4058">isset</text:span><text:span text:style-name="T4059">(</text:span><text:span text:style-name="T4060">$_GET</text:span><text:span text:style-name="T4061">[</text:span><text:span text:style-name="T4062">'page'</text:span><text:span text:style-name="T4063">]) ?</text:span><text:span text:style-name="T4064">$_GET</text:span><text:span text:style-name="T4065">[</text:span><text:span text:style-name="T4066">'page'</text:span><text:span text:style-name="T4067">] :<text:s/></text:span><text:span text:style-name="T4068">"home"</text:span><text:span text:style-name="T4069">;</text:span></text:p>
      <text:p text:style-name="P4070"><text:span text:style-name="T4071">       <text:s/></text:span><text:span text:style-name="T4072">include</text:span><text:span text:style-name="T4073"><text:s/></text:span><text:span text:style-name="T4074">$page</text:span><text:span text:style-name="T4075">.</text:span><text:span text:style-name="T4076">'.php'</text:span><text:span text:style-name="T4077">;</text:span></text:p>
      <text:p text:style-name="P4078"><text:span text:style-name="T4079">       <text:s/></text:span><text:span text:style-name="T4080">?&gt;</text:span></text:p>
      <text:p text:style-name="P4081">       </text:p>
      <text:p text:style-name="P4082"/>
      <text:p text:style-name="P4083"><text:span text:style-name="T4084">&lt;</text:span><text:span text:style-name="T4085">div</text:span><text:span text:style-name="T4086"><text:s/></text:span><text:span text:style-name="T4087">class</text:span><text:span text:style-name="T4088">=</text:span><text:span text:style-name="T4089">"modal fade"</text:span><text:span text:style-name="T4090"><text:s/></text:span><text:span text:style-name="T4091">id</text:span><text:span text:style-name="T4092">=</text:span><text:span text:style-name="T4093">"confirm_modal"</text:span><text:span text:style-name="T4094"><text:s/></text:span><text:span text:style-name="T4095">role</text:span><text:span text:style-name="T4096">=</text:span><text:span text:style-name="T4097">'dialog'</text:span><text:span text:style-name="T4098">&gt;</text:span></text:p>
      <text:p text:style-name="P4099"><text:span text:style-name="T4100">   <text:s/></text:span><text:span text:style-name="T4101">&lt;</text:span><text:span text:style-name="T4102">div</text:span><text:span text:style-name="T4103"><text:s/></text:span><text:span text:style-name="T4104">class</text:span><text:span text:style-name="T4105">=</text:span><text:span text:style-name="T4106">"modal-dialog modal-md"</text:span><text:span text:style-name="T4107"><text:s/></text:span><text:span text:style-name="T4108">role</text:span><text:span text:style-name="T4109">=</text:span><text:span text:style-name="T4110">"document"</text:span><text:span text:style-name="T4111">&gt;</text:span></text:p>
      <text:p text:style-name="P4112"><text:span text:style-name="T4113">     <text:s/></text:span><text:span text:style-name="T4114">&lt;</text:span><text:span text:style-name="T4115">div</text:span><text:span text:style-name="T4116"><text:s/></text:span><text:span text:style-name="T4117">class</text:span><text:span text:style-name="T4118">=</text:span><text:span text:style-name="T4119">"modal-content"</text:span><text:span text:style-name="T4120">&gt;</text:span></text:p>
      <text:p text:style-name="P4121"><text:span text:style-name="T4122">       <text:s/></text:span><text:span text:style-name="T4123">&lt;</text:span><text:span text:style-name="T4124">div</text:span><text:span text:style-name="T4125"><text:s/></text:span><text:span text:style-name="T4126">class</text:span><text:span text:style-name="T4127">=</text:span><text:span text:style-name="T4128">"modal-header"</text:span><text:span text:style-name="T4129">&gt;</text:span></text:p>
      <text:p text:style-name="P4130"><text:span text:style-name="T4131">       <text:s/></text:span><text:span text:style-name="T4132">&lt;</text:span><text:span text:style-name="T4133">h5</text:span><text:span text:style-name="T4134"><text:s/></text:span><text:span text:style-name="T4135">class</text:span><text:span text:style-name="T4136">=</text:span><text:span text:style-name="T4137">"modal-title"</text:span><text:span text:style-name="T4138">&gt;</text:span><text:span text:style-name="T4139">Confirmation</text:span><text:span text:style-name="T4140">&lt;/</text:span><text:span text:style-name="T4141">h5</text:span><text:span text:style-name="T4142">&gt;</text:span></text:p>
      <text:p text:style-name="P4143"><text:span text:style-name="T4144">     <text:s/></text:span><text:span text:style-name="T4145">&lt;/</text:span><text:span text:style-name="T4146">div</text:span><text:span text:style-name="T4147">&gt;</text:span></text:p>
      <text:p text:style-name="P4148"><text:span text:style-name="T4149">     <text:s/></text:span><text:span text:style-name="T4150">&lt;</text:span><text:span text:style-name="T4151">div</text:span><text:span text:style-name="T4152"><text:s/></text:span><text:span text:style-name="T4153">class</text:span><text:span text:style-name="T4154">=</text:span><text:span text:style-name="T4155">"modal-body"</text:span><text:span text:style-name="T4156">&gt;</text:span></text:p>
      <text:p text:style-name="P4157"><text:span text:style-name="T4158">       <text:s/></text:span><text:span text:style-name="T4159">&lt;</text:span><text:span text:style-name="T4160">div</text:span><text:span text:style-name="T4161"><text:s/></text:span><text:span text:style-name="T4162">id</text:span><text:span text:style-name="T4163">=</text:span><text:span text:style-name="T4164">"delete_content"</text:span><text:span text:style-name="T4165">&gt;&lt;/</text:span><text:span text:style-name="T4166">div</text:span><text:span text:style-name="T4167">&gt;</text:span></text:p>
      <text:p text:style-name="P4168"><text:span text:style-name="T4169">     <text:s/></text:span><text:span text:style-name="T4170">&lt;/</text:span><text:span text:style-name="T4171">div</text:span><text:span text:style-name="T4172">&gt;</text:span></text:p>
      <text:p text:style-name="P4173"><text:span text:style-name="T4174">     <text:s/></text:span><text:span text:style-name="T4175">&lt;</text:span><text:span text:style-name="T4176">div</text:span><text:span text:style-name="T4177"><text:s/></text:span><text:span text:style-name="T4178">class</text:span><text:span text:style-name="T4179">=</text:span><text:span text:style-name="T4180">"modal-footer"</text:span><text:span text:style-name="T4181">&gt;</text:span></text:p>
      <text:p text:style-name="P4182"><text:span text:style-name="T4183">       <text:s/></text:span><text:span text:style-name="T4184">&lt;</text:span><text:span text:style-name="T4185">button</text:span><text:span text:style-name="T4186"><text:s/></text:span><text:span text:style-name="T4187">type</text:span><text:span text:style-name="T4188">=</text:span><text:span text:style-name="T4189">"button"</text:span><text:span text:style-name="T4190"><text:s/></text:span><text:span text:style-name="T4191">class</text:span><text:span text:style-name="T4192">=</text:span><text:span text:style-name="T4193">"btn btn-primary"</text:span><text:span text:style-name="T4194"><text:s/></text:span><text:span text:style-name="T4195">id</text:span><text:span text:style-name="T4196">=</text:span><text:span text:style-name="T4197">'confirm'</text:span><text:span text:style-name="T4198"><text:s/></text:span><text:span text:style-name="T4199">onclick</text:span><text:span text:style-name="T4200">=</text:span><text:span text:style-name="T4201">""</text:span><text:span text:style-name="T4202">&gt;</text:span><text:span text:style-name="T4203">Continue</text:span><text:span text:style-name="T4204">&lt;/</text:span><text:span text:style-name="T4205">button</text:span><text:span text:style-name="T4206">&gt;</text:span></text:p>
      <text:p text:style-name="P4207"><text:span text:style-name="T4208">       <text:s/></text:span><text:span text:style-name="T4209">&lt;</text:span><text:span text:style-name="T4210">button</text:span><text:span text:style-name="T4211"><text:s/></text:span><text:span text:style-name="T4212">type</text:span><text:span text:style-name="T4213">=</text:span><text:span text:style-name="T4214">"button"</text:span><text:span text:style-name="T4215"><text:s/></text:span><text:span text:style-name="T4216">class</text:span><text:span text:style-name="T4217">=</text:span><text:span text:style-name="T4218">"btn btn-secondary"</text:span><text:span text:style-name="T4219"><text:s/></text:span><text:span text:style-name="T4220">data-dismiss</text:span><text:span text:style-name="T4221">=</text:span><text:span text:style-name="T4222">"modal"</text:span><text:span text:style-name="T4223">&gt;</text:span><text:span text:style-name="T4224">Close</text:span><text:span text:style-name="T4225">&lt;/</text:span><text:span text:style-name="T4226">button</text:span><text:span text:style-name="T4227">&gt;</text:span></text:p>
      <text:p text:style-name="P4228"><text:span text:style-name="T4229">     <text:s/></text:span><text:span text:style-name="T4230">&lt;/</text:span><text:span text:style-name="T4231">div</text:span><text:span text:style-name="T4232">&gt;</text:span></text:p>
      <text:p text:style-name="P4233"><text:span text:style-name="T4234">     <text:s/></text:span><text:span text:style-name="T4235">&lt;/</text:span><text:span text:style-name="T4236">div</text:span><text:span text:style-name="T4237">&gt;</text:span></text:p>
      <text:p text:style-name="P4238"><text:span text:style-name="T4239">   <text:s/></text:span><text:span text:style-name="T4240">&lt;/</text:span><text:span text:style-name="T4241">div</text:span><text:span text:style-name="T4242">&gt;</text:span></text:p>
      <text:p text:style-name="P4243"><text:span text:style-name="T4244"> <text:s/></text:span><text:span text:style-name="T4245">&lt;/</text:span><text:span text:style-name="T4246">div</text:span><text:span text:style-name="T4247">&gt;</text:span></text:p>
      <text:p text:style-name="P4248"><text:span text:style-name="T4249"> <text:s/></text:span><text:span text:style-name="T4250">&lt;</text:span><text:span text:style-name="T4251">div</text:span><text:span text:style-name="T4252"><text:s/></text:span><text:span text:style-name="T4253">class</text:span><text:span text:style-name="T4254">=</text:span><text:span text:style-name="T4255">"modal fade"</text:span><text:span text:style-name="T4256"><text:s/></text:span><text:span text:style-name="T4257">id</text:span><text:span text:style-name="T4258">=</text:span><text:span text:style-name="T4259">"uni_modal"</text:span><text:span text:style-name="T4260"><text:s/></text:span><text:span text:style-name="T4261">role</text:span><text:span text:style-name="T4262">=</text:span><text:span text:style-name="T4263">'dialog'</text:span><text:span text:style-name="T4264">&gt;</text:span></text:p>
      <text:p text:style-name="P4265"><text:span text:style-name="T4266">   <text:s/></text:span><text:span text:style-name="T4267">&lt;</text:span><text:span text:style-name="T4268">div</text:span><text:span text:style-name="T4269"><text:s/></text:span><text:span text:style-name="T4270">class</text:span><text:span text:style-name="T4271">=</text:span><text:span text:style-name="T4272">"modal-dialog modal-md"</text:span><text:span text:style-name="T4273"><text:s/></text:span><text:span text:style-name="T4274">role</text:span><text:span text:style-name="T4275">=</text:span><text:span text:style-name="T4276">"document"</text:span><text:span text:style-name="T4277">&gt;</text:span></text:p>
      <text:p text:style-name="P4278"><text:span text:style-name="T4279">     <text:s/></text:span><text:span text:style-name="T4280">&lt;</text:span><text:span text:style-name="T4281">div</text:span><text:span text:style-name="T4282"><text:s/></text:span><text:span text:style-name="T4283">class</text:span><text:span text:style-name="T4284">=</text:span><text:span text:style-name="T4285">"modal-content"</text:span><text:span text:style-name="T4286">&gt;</text:span></text:p>
      <text:p text:style-name="P4287"><text:span text:style-name="T4288">       <text:s/></text:span><text:span text:style-name="T4289">&lt;</text:span><text:span text:style-name="T4290">div</text:span><text:span text:style-name="T4291"><text:s/></text:span><text:span text:style-name="T4292">class</text:span><text:span text:style-name="T4293">=</text:span><text:span text:style-name="T4294">"modal-header"</text:span><text:span text:style-name="T4295">&gt;</text:span></text:p>
      <text:p text:style-name="P4296"><text:span text:style-name="T4297">       <text:s/></text:span><text:span text:style-name="T4298">&lt;</text:span><text:span text:style-name="T4299">h5</text:span><text:span text:style-name="T4300"><text:s/></text:span><text:span text:style-name="T4301">class</text:span><text:span text:style-name="T4302">=</text:span><text:span text:style-name="T4303">"modal-title"</text:span><text:span text:style-name="T4304">&gt;&lt;/</text:span><text:span text:style-name="T4305">h5</text:span><text:span text:style-name="T4306">&gt;</text:span></text:p>
      <text:p text:style-name="P4307"><text:span text:style-name="T4308">     <text:s/></text:span><text:span text:style-name="T4309">&lt;/</text:span><text:span text:style-name="T4310">div</text:span><text:span text:style-name="T4311">&gt;</text:span></text:p>
      <text:p text:style-name="P4312"><text:span text:style-name="T4313">     <text:s/></text:span><text:span text:style-name="T4314">&lt;</text:span><text:span text:style-name="T4315">div</text:span><text:span text:style-name="T4316"><text:s/></text:span><text:span text:style-name="T4317">class</text:span><text:span text:style-name="T4318">=</text:span><text:span text:style-name="T4319">"modal-body"</text:span><text:span text:style-name="T4320">&gt;</text:span></text:p>
      <text:p text:style-name="P4321"><text:span text:style-name="T4322">     <text:s/></text:span><text:span text:style-name="T4323">&lt;/</text:span><text:span text:style-name="T4324">div</text:span><text:span text:style-name="T4325">&gt;</text:span></text:p>
      <text:p text:style-name="P4326"><text:span text:style-name="T4327">     <text:s/></text:span><text:span text:style-name="T4328">&lt;</text:span><text:span text:style-name="T4329">div</text:span><text:span text:style-name="T4330"><text:s/></text:span><text:span text:style-name="T4331">class</text:span><text:span text:style-name="T4332">=</text:span><text:span text:style-name="T4333">"modal-footer"</text:span><text:span text:style-name="T4334">&gt;</text:span></text:p>
      <text:p text:style-name="P4335"><text:span text:style-name="T4336">       <text:s/></text:span><text:span text:style-name="T4337">&lt;</text:span><text:span text:style-name="T4338">button</text:span><text:span text:style-name="T4339"><text:s/></text:span><text:span text:style-name="T4340">type</text:span><text:span text:style-name="T4341">=</text:span><text:span text:style-name="T4342">"button"</text:span><text:span text:style-name="T4343"><text:s/></text:span><text:span text:style-name="T4344">class</text:span><text:span text:style-name="T4345">=</text:span><text:span text:style-name="T4346">"btn btn-primary"</text:span><text:span text:style-name="T4347"><text:s/></text:span><text:span text:style-name="T4348">id</text:span><text:span text:style-name="T4349">=</text:span><text:span text:style-name="T4350">'submit'</text:span><text:span text:style-name="T4351"><text:s/></text:span><text:span text:style-name="T4352">onclick</text:span><text:span text:style-name="T4353">=</text:span><text:span text:style-name="T4354">"</text:span><text:span text:style-name="T4355">$</text:span><text:span text:style-name="T4356">('#uni_modal form').</text:span><text:span text:style-name="T4357">submit</text:span><text:span text:style-name="T4358">()"</text:span><text:span text:style-name="T4359">&gt;</text:span><text:span text:style-name="T4360">Save</text:span><text:span text:style-name="T4361">&lt;/</text:span><text:span text:style-name="T4362">button</text:span><text:span text:style-name="T4363">&gt;</text:span></text:p>
      <text:p text:style-name="P4364"><text:span text:style-name="T4365">       <text:s/></text:span><text:span text:style-name="T4366">&lt;</text:span><text:span text:style-name="T4367">button</text:span><text:span text:style-name="T4368"><text:s/></text:span><text:span text:style-name="T4369">type</text:span><text:span text:style-name="T4370">=</text:span><text:span text:style-name="T4371">"button"</text:span><text:span text:style-name="T4372"><text:s/></text:span><text:span text:style-name="T4373">class</text:span><text:span text:style-name="T4374">=</text:span><text:span text:style-name="T4375">"btn btn-secondary"</text:span><text:span text:style-name="T4376"><text:s/></text:span><text:span text:style-name="T4377">data-dismiss</text:span><text:span text:style-name="T4378">=</text:span><text:span text:style-name="T4379">"modal"</text:span><text:span text:style-name="T4380">&gt;</text:span><text:span text:style-name="T4381">Cancel</text:span><text:span text:style-name="T4382">&lt;/</text:span><text:span text:style-name="T4383">button</text:span><text:span text:style-name="T4384">&gt;</text:span></text:p>
      <text:p text:style-name="P4385"><text:span text:style-name="T4386">     <text:s/></text:span><text:span text:style-name="T4387">&lt;/</text:span><text:span text:style-name="T4388">div</text:span><text:span text:style-name="T4389">&gt;</text:span></text:p>
      <text:p text:style-name="P4390"><text:span text:style-name="T4391">     <text:s/></text:span><text:span text:style-name="T4392">&lt;/</text:span><text:span text:style-name="T4393">div</text:span><text:span text:style-name="T4394">&gt;</text:span></text:p>
      <text:p text:style-name="P4395"><text:span text:style-name="T4396">   <text:s/></text:span><text:span text:style-name="T4397">&lt;/</text:span><text:span text:style-name="T4398">div</text:span><text:span text:style-name="T4399">&gt;</text:span></text:p>
      <text:p text:style-name="P4400"><text:span text:style-name="T4401"> <text:s/></text:span><text:span text:style-name="T4402">&lt;/</text:span><text:span text:style-name="T4403">div</text:span><text:span text:style-name="T4404">&gt;</text:span></text:p>
      <text:p text:style-name="P4405"><text:span text:style-name="T4406"> <text:s/></text:span><text:span text:style-name="T4407">&lt;</text:span><text:span text:style-name="T4408">div</text:span><text:span text:style-name="T4409"><text:s/></text:span><text:span text:style-name="T4410">class</text:span><text:span text:style-name="T4411">=</text:span><text:span text:style-name="T4412">"modal fade"</text:span><text:span text:style-name="T4413"><text:s/></text:span><text:span text:style-name="T4414">id</text:span><text:span text:style-name="T4415">=</text:span><text:span text:style-name="T4416">"uni_modal_right"</text:span><text:span text:style-name="T4417"><text:s/></text:span><text:span text:style-name="T4418">role</text:span><text:span text:style-name="T4419">=</text:span><text:span text:style-name="T4420">'dialog'</text:span><text:span text:style-name="T4421">&gt;</text:span></text:p>
      <text:p text:style-name="P4422"><text:span text:style-name="T4423">   <text:s/></text:span><text:span text:style-name="T4424">&lt;</text:span><text:span text:style-name="T4425">div</text:span><text:span text:style-name="T4426"><text:s/></text:span><text:span text:style-name="T4427">class</text:span><text:span text:style-name="T4428">=</text:span><text:span text:style-name="T4429">"modal-dialog modal-full-height  modal-md"</text:span><text:span text:style-name="T4430"><text:s/></text:span><text:span text:style-name="T4431">role</text:span><text:span text:style-name="T4432">=</text:span><text:span text:style-name="T4433">"document"</text:span><text:span text:style-name="T4434">&gt;</text:span></text:p>
      <text:p text:style-name="P4435"><text:span text:style-name="T4436">     <text:s/></text:span><text:span text:style-name="T4437">&lt;</text:span><text:span text:style-name="T4438">div</text:span><text:span text:style-name="T4439"><text:s/></text:span><text:span text:style-name="T4440">class</text:span><text:span text:style-name="T4441">=</text:span><text:span text:style-name="T4442">"modal-content"</text:span><text:span text:style-name="T4443">&gt;</text:span></text:p>
      <text:p text:style-name="P4444"><text:span text:style-name="T4445">       <text:s/></text:span><text:span text:style-name="T4446">&lt;</text:span><text:span text:style-name="T4447">div</text:span><text:span text:style-name="T4448"><text:s/></text:span><text:span text:style-name="T4449">class</text:span><text:span text:style-name="T4450">=</text:span><text:span text:style-name="T4451">"modal-header"</text:span><text:span text:style-name="T4452">&gt;</text:span></text:p>
      <text:p text:style-name="P4453"><text:span text:style-name="T4454">       <text:s/></text:span><text:span text:style-name="T4455">&lt;</text:span><text:span text:style-name="T4456">h5</text:span><text:span text:style-name="T4457"><text:s/></text:span><text:span text:style-name="T4458">class</text:span><text:span text:style-name="T4459">=</text:span><text:span text:style-name="T4460">"modal-title"</text:span><text:span text:style-name="T4461">&gt;&lt;/</text:span><text:span text:style-name="T4462">h5</text:span><text:span text:style-name="T4463">&gt;</text:span></text:p>
      <text:p text:style-name="P4464"><text:span text:style-name="T4465">       <text:s/></text:span><text:span text:style-name="T4466">&lt;</text:span><text:span text:style-name="T4467">button</text:span><text:span text:style-name="T4468"><text:s/></text:span><text:span text:style-name="T4469">type</text:span><text:span text:style-name="T4470">=</text:span><text:span text:style-name="T4471">"button"</text:span><text:span text:style-name="T4472"><text:s/></text:span><text:span text:style-name="T4473">class</text:span><text:span text:style-name="T4474">=</text:span><text:span text:style-name="T4475">"close"</text:span><text:span text:style-name="T4476"><text:s/></text:span><text:span text:style-name="T4477">data-dismiss</text:span><text:span text:style-name="T4478">=</text:span><text:span text:style-name="T4479">"modal"</text:span><text:span text:style-name="T4480"><text:s/></text:span><text:span text:style-name="T4481">aria-label</text:span><text:span text:style-name="T4482">=</text:span><text:span text:style-name="T4483">"Close"</text:span><text:span text:style-name="T4484">&gt;</text:span></text:p>
      <text:p text:style-name="P4485"><text:span text:style-name="T4486">         <text:s/></text:span><text:span text:style-name="T4487">&lt;</text:span><text:span text:style-name="T4488">span</text:span><text:span text:style-name="T4489"><text:s/></text:span><text:span text:style-name="T4490">class</text:span><text:span text:style-name="T4491">=</text:span><text:span text:style-name="T4492">"fa fa-arrow-righ t"</text:span><text:span text:style-name="T4493">&gt;&lt;/</text:span><text:span text:style-name="T4494">span</text:span><text:span text:style-name="T4495">&gt;</text:span></text:p>
      <text:p text:style-name="P4496"><text:span text:style-name="T4497">       <text:s/></text:span><text:span text:style-name="T4498">&lt;/</text:span><text:span text:style-name="T4499">button</text:span><text:span text:style-name="T4500">&gt;</text:span></text:p>
      <text:p text:style-name="P4501"><text:span text:style-name="T4502">     <text:s/></text:span><text:span text:style-name="T4503">&lt;/</text:span><text:span text:style-name="T4504">div</text:span><text:span text:style-name="T4505">&gt;</text:span></text:p>
      <text:p text:style-name="P4506"><text:span text:style-name="T4507">     <text:s/></text:span><text:span text:style-name="T4508">&lt;</text:span><text:span text:style-name="T4509">div</text:span><text:span text:style-name="T4510"><text:s/></text:span><text:span text:style-name="T4511">class</text:span><text:span text:style-name="T4512">=</text:span><text:span text:style-name="T4513">"modal-body"</text:span><text:span text:style-name="T4514">&gt;</text:span></text:p>
      <text:p text:style-name="P4515"><text:span text:style-name="T4516">     <text:s/></text:span><text:span text:style-name="T4517">&lt;/</text:span><text:span text:style-name="T4518">div</text:span><text:span text:style-name="T4519">&gt;</text:span></text:p>
      <text:p text:style-name="P4520"><text:span text:style-name="T4521">     <text:s/></text:span><text:span text:style-name="T4522">&lt;/</text:span><text:span text:style-name="T4523">div</text:span><text:span text:style-name="T4524">&gt;</text:span></text:p>
      <text:p text:style-name="P4525"><text:span text:style-name="T4526">   <text:s/></text:span><text:span text:style-name="T4527">&lt;/</text:span><text:span text:style-name="T4528">div</text:span><text:span text:style-name="T4529">&gt;</text:span></text:p>
      <text:p text:style-name="P4530"><text:span text:style-name="T4531"> <text:s/></text:span><text:span text:style-name="T4532">&lt;/</text:span><text:span text:style-name="T4533">div</text:span><text:span text:style-name="T4534">&gt;</text:span></text:p>
      <text:p text:style-name="P4535"><text:span text:style-name="T4536">       <text:s/></text:span><text:span text:style-name="T4537">&lt;</text:span><text:span text:style-name="T4538">footer</text:span><text:span text:style-name="T4539"><text:s/></text:span><text:span text:style-name="T4540">class</text:span><text:span text:style-name="T4541">=</text:span><text:span text:style-name="T4542">"bg-light py-5"</text:span><text:span text:style-name="T4543">&gt;</text:span></text:p>
      <text:p text:style-name="P4544"><text:span text:style-name="T4545">           <text:s/></text:span><text:span text:style-name="T4546">&lt;</text:span><text:span text:style-name="T4547">div</text:span><text:span text:style-name="T4548"><text:s/></text:span><text:span text:style-name="T4549">class</text:span><text:span text:style-name="T4550">=</text:span><text:span text:style-name="T4551">"container"</text:span><text:span text:style-name="T4552">&gt;&lt;</text:span><text:span text:style-name="T4553">div</text:span><text:span text:style-name="T4554"><text:s/></text:span><text:span text:style-name="T4555">class</text:span><text:span text:style-name="T4556">=</text:span><text:span text:style-name="T4557">"small text-center text-muted"</text:span><text:span text:style-name="T4558">&gt;</text:span><text:span text:style-name="T4559">Copyright © 2022 Online Food Order system |<text:s/></text:span><text:span text:style-name="T4560">&lt;</text:span><text:span text:style-name="T4561">a</text:span><text:span text:style-name="T4562"><text:s/></text:span><text:span text:style-name="T4563">href</text:span><text:span text:style-name="T4564">=</text:span><text:span text:style-name="T4565">"https://www.youtube.com/c/Nowdemy/"</text:span><text:span text:style-name="T4566"><text:s/></text:span><text:span text:style-name="T4567">target</text:span><text:span text:style-name="T4568">=</text:span><text:span text:style-name="T4569">"_blank"</text:span><text:span text:style-name="T4570">&gt;</text:span><text:span text:style-name="T4571">NOWDEMY</text:span><text:span text:style-name="T4572">&lt;/</text:span><text:span text:style-name="T4573">a</text:span><text:span text:style-name="T4574">&gt;&lt;/</text:span><text:span text:style-name="T4575">div</text:span><text:span text:style-name="T4576">&gt;&lt;/</text:span><text:span text:style-name="T4577">div</text:span><text:span text:style-name="T4578">&gt;</text:span></text:p>
      <text:p text:style-name="P4579"><text:span text:style-name="T4580">       <text:s/></text:span><text:span text:style-name="T4581">&lt;/</text:span><text:span text:style-name="T4582">footer</text:span><text:span text:style-name="T4583">&gt;</text:span></text:p>
      <text:p text:style-name="P4584">       <text:s/></text:p>
      <text:p text:style-name="P4585"><text:span text:style-name="T4586">       </text:span><text:span text:style-name="T4587">&lt;?php</text:span><text:span text:style-name="T4588"><text:s/></text:span><text:span text:style-name="T4589">include</text:span><text:span text:style-name="T4590">(</text:span><text:span text:style-name="T4591">'footer.php'</text:span><text:span text:style-name="T4592">)<text:s/></text:span><text:span text:style-name="T4593">?&gt;</text:span></text:p>
      <text:p text:style-name="P4594"><text:span text:style-name="T4595">   <text:s/></text:span><text:span text:style-name="T4596">&lt;/</text:span><text:span text:style-name="T4597">body</text:span><text:span text:style-name="T4598">&gt;</text:span></text:p>
      <text:p text:style-name="P4599"/>
      <text:p text:style-name="P4600"><text:span text:style-name="T4601">   <text:s/></text:span><text:span text:style-name="T4602">&lt;?php</text:span><text:span text:style-name="T4603"><text:s/></text:span><text:span text:style-name="T4604">$conn</text:span><text:span text:style-name="T4605">-&gt;</text:span><text:span text:style-name="T4606">close</text:span><text:span text:style-name="T4607">()<text:s/></text:span><text:span text:style-name="T4608">?&gt;</text:span></text:p>
      <text:p text:style-name="P4609"/>
      <text:p text:style-name="P4610"><text:span text:style-name="T4611">&lt;/</text:span><text:span text:style-name="T4612">html</text:span><text:span text:style-name="T4613">&gt;</text:span></text:p>
      <text:p text:style-name="P4614"/>
      <text:p text:style-name="P4615"/>
      <text:p text:style-name="P4616">9)LOGIN.php</text:p>
      <text:p text:style-name="P4617"/>
      <text:p text:style-name="P4618"><text:span text:style-name="T4619">&lt;?php</text:span><text:span text:style-name="T4620"><text:s/></text:span><text:span text:style-name="T4621">session_start</text:span><text:span text:style-name="T4622">()<text:s/></text:span><text:span text:style-name="T4623">?&gt;</text:span></text:p>
      <text:p text:style-name="P4624"><text:span text:style-name="T4625">&lt;</text:span><text:span text:style-name="T4626">div</text:span><text:span text:style-name="T4627"><text:s/></text:span><text:span text:style-name="T4628">class</text:span><text:span text:style-name="T4629">=</text:span><text:span text:style-name="T4630">"container-fluid"</text:span><text:span text:style-name="T4631">&gt;</text:span></text:p>
      <text:p text:style-name="P4632"><text:span text:style-name="T4633">   <text:s/></text:span><text:span text:style-name="T4634">&lt;</text:span><text:span text:style-name="T4635">form</text:span><text:span text:style-name="T4636"><text:s/></text:span><text:span text:style-name="T4637">action</text:span><text:span text:style-name="T4638">=</text:span><text:span text:style-name="T4639">""</text:span><text:span text:style-name="T4640"><text:s/></text:span><text:span text:style-name="T4641">id</text:span><text:span text:style-name="T4642">=</text:span><text:span text:style-name="T4643">"login-frm"</text:span><text:span text:style-name="T4644">&gt;</text:span></text:p>
      <text:p text:style-name="P4645"><text:span text:style-name="T4646">       <text:s/></text:span><text:span text:style-name="T4647">&lt;</text:span><text:span text:style-name="T4648">div</text:span><text:span text:style-name="T4649"><text:s/></text:span><text:span text:style-name="T4650">class</text:span><text:span text:style-name="T4651">=</text:span><text:span text:style-name="T4652">"form-group"</text:span><text:span text:style-name="T4653">&gt;</text:span></text:p>
      <text:p text:style-name="P4654"><text:span text:style-name="T4655">           <text:s/></text:span><text:span text:style-name="T4656">&lt;</text:span><text:span text:style-name="T4657">label</text:span><text:span text:style-name="T4658"><text:s/></text:span><text:span text:style-name="T4659">for</text:span><text:span text:style-name="T4660">=</text:span><text:span text:style-name="T4661">""</text:span><text:span text:style-name="T4662"><text:s/></text:span><text:span text:style-name="T4663">class</text:span><text:span text:style-name="T4664">=</text:span><text:span text:style-name="T4665">"control-label"</text:span><text:span text:style-name="T4666">&gt;</text:span><text:span text:style-name="T4667">Email</text:span><text:span text:style-name="T4668">&lt;/</text:span><text:span text:style-name="T4669">label</text:span><text:span text:style-name="T4670">&gt;</text:span></text:p>
      <text:p text:style-name="P4671"><text:span text:style-name="T4672">           <text:s/></text:span><text:span text:style-name="T4673">&lt;</text:span><text:span text:style-name="T4674">input</text:span><text:span text:style-name="T4675"><text:s/></text:span><text:span text:style-name="T4676">type</text:span><text:span text:style-name="T4677">=</text:span><text:span text:style-name="T4678">"email"</text:span><text:span text:style-name="T4679"><text:s/></text:span><text:span text:style-name="T4680">name</text:span><text:span text:style-name="T4681">=</text:span><text:span text:style-name="T4682">"email"</text:span><text:span text:style-name="T4683"><text:s/></text:span><text:span text:style-name="T4684">required</text:span><text:span text:style-name="T4685">=</text:span><text:span text:style-name="T4686">""</text:span><text:span text:style-name="T4687"><text:s/></text:span><text:span text:style-name="T4688">class</text:span><text:span text:style-name="T4689">=</text:span><text:span text:style-name="T4690">"form-control"</text:span><text:span text:style-name="T4691">&gt;</text:span></text:p>
      <text:p text:style-name="P4692"><text:span text:style-name="T4693">       <text:s/></text:span><text:span text:style-name="T4694">&lt;/</text:span><text:span text:style-name="T4695">div</text:span><text:span text:style-name="T4696">&gt;</text:span></text:p>
      <text:p text:style-name="P4697"><text:span text:style-name="T4698">       <text:s/></text:span><text:span text:style-name="T4699">&lt;</text:span><text:span text:style-name="T4700">div</text:span><text:span text:style-name="T4701"><text:s/></text:span><text:span text:style-name="T4702">class</text:span><text:span text:style-name="T4703">=</text:span><text:span text:style-name="T4704">"form-group"</text:span><text:span text:style-name="T4705">&gt;</text:span></text:p>
      <text:p text:style-name="P4706"><text:span text:style-name="T4707">           <text:s/></text:span><text:span text:style-name="T4708">&lt;</text:span><text:span text:style-name="T4709">label</text:span><text:span text:style-name="T4710"><text:s/></text:span><text:span text:style-name="T4711">for</text:span><text:span text:style-name="T4712">=</text:span><text:span text:style-name="T4713">""</text:span><text:span text:style-name="T4714"><text:s/></text:span><text:span text:style-name="T4715">class</text:span><text:span text:style-name="T4716">=</text:span><text:span text:style-name="T4717">"control-label"</text:span><text:span text:style-name="T4718">&gt;</text:span><text:span text:style-name="T4719">Password</text:span><text:span text:style-name="T4720">&lt;/</text:span><text:span text:style-name="T4721">label</text:span><text:span text:style-name="T4722">&gt;</text:span></text:p>
      <text:p text:style-name="P4723"><text:span text:style-name="T4724">           <text:s/></text:span><text:span text:style-name="T4725">&lt;</text:span><text:span text:style-name="T4726">input</text:span><text:span text:style-name="T4727"><text:s/></text:span><text:span text:style-name="T4728">type</text:span><text:span text:style-name="T4729">=</text:span><text:span text:style-name="T4730">"password"</text:span><text:span text:style-name="T4731"><text:s/></text:span><text:span text:style-name="T4732">name</text:span><text:span text:style-name="T4733">=</text:span><text:span text:style-name="T4734">"password"</text:span><text:span text:style-name="T4735"><text:s/></text:span><text:span text:style-name="T4736">required</text:span><text:span text:style-name="T4737">=</text:span><text:span text:style-name="T4738">""</text:span><text:span text:style-name="T4739"><text:s/></text:span><text:span text:style-name="T4740">class</text:span><text:span text:style-name="T4741">=</text:span><text:span text:style-name="T4742">"form-control"</text:span><text:span text:style-name="T4743">&gt;</text:span></text:p>
      <text:p text:style-name="P4744"><text:span text:style-name="T4745">           <text:s/></text:span><text:span text:style-name="T4746">&lt;</text:span><text:span text:style-name="T4747">small</text:span><text:span text:style-name="T4748">&gt;&lt;</text:span><text:span text:style-name="T4749">a</text:span><text:span text:style-name="T4750"><text:s/></text:span><text:span text:style-name="T4751">href</text:span><text:span text:style-name="T4752">=</text:span><text:span text:style-name="T4753">"javascript:void(0)"</text:span><text:span text:style-name="T4754"><text:s/></text:span><text:span text:style-name="T4755">id</text:span><text:span text:style-name="T4756">=</text:span><text:span text:style-name="T4757">"new_account"</text:span><text:span text:style-name="T4758">&gt;</text:span><text:span text:style-name="T4759">Create New Account</text:span><text:span text:style-name="T4760">&lt;/</text:span><text:span text:style-name="T4761">a</text:span><text:span text:style-name="T4762">&gt;&lt;/</text:span><text:span text:style-name="T4763">small</text:span><text:span text:style-name="T4764">&gt;</text:span></text:p>
      <text:p text:style-name="P4765"><text:span text:style-name="T4766">       <text:s/></text:span><text:span text:style-name="T4767">&lt;/</text:span><text:span text:style-name="T4768">div</text:span><text:span text:style-name="T4769">&gt;</text:span></text:p>
      <text:p text:style-name="P4770"><text:span text:style-name="T4771">       <text:s/></text:span><text:span text:style-name="T4772">&lt;</text:span><text:span text:style-name="T4773">button</text:span><text:span text:style-name="T4774"><text:s/></text:span><text:span text:style-name="T4775">class</text:span><text:span text:style-name="T4776">=</text:span><text:span text:style-name="T4777">"button btn btn-info btn-sm"</text:span><text:span text:style-name="T4778">&gt;</text:span><text:span text:style-name="T4779">Login</text:span><text:span text:style-name="T4780">&lt;/</text:span><text:span text:style-name="T4781">button</text:span><text:span text:style-name="T4782">&gt;</text:span></text:p>
      <text:p text:style-name="P4783"><text:span text:style-name="T4784">   <text:s/></text:span><text:span text:style-name="T4785">&lt;/</text:span><text:span text:style-name="T4786">form</text:span><text:span text:style-name="T4787">&gt;</text:span></text:p>
      <text:p text:style-name="P4788"><text:span text:style-name="T4789">&lt;/</text:span><text:span text:style-name="T4790">div</text:span><text:span text:style-name="T4791">&gt;</text:span></text:p>
      <text:p text:style-name="P4792"/>
      <text:p text:style-name="P4793"><text:span text:style-name="T4794">&lt;</text:span><text:span text:style-name="T4795">style</text:span><text:span text:style-name="T4796">&gt;</text:span></text:p>
      <text:p text:style-name="P4797"><text:span text:style-name="T4798">   <text:s/></text:span><text:span text:style-name="T4799">#uni_modal</text:span><text:span text:style-name="T4800"><text:s/></text:span><text:span text:style-name="T4801">.modal-footer</text:span><text:span text:style-name="T4802">{</text:span></text:p>
      <text:p text:style-name="P4803"><text:span text:style-name="T4804">       <text:s/></text:span><text:span text:style-name="T4805">display</text:span><text:span text:style-name="T4806">:</text:span><text:span text:style-name="T4807">none</text:span><text:span text:style-name="T4808">;</text:span></text:p>
      <text:p text:style-name="P4809">    }</text:p>
      <text:p text:style-name="P4810"><text:span text:style-name="T4811">&lt;/</text:span><text:span text:style-name="T4812">style</text:span><text:span text:style-name="T4813">&gt;</text:span></text:p>
      <text:p text:style-name="P4814"/>
      <text:p text:style-name="P4815"><text:span text:style-name="T4816">&lt;</text:span><text:span text:style-name="T4817">script</text:span><text:span text:style-name="T4818">&gt;</text:span></text:p>
      <text:p text:style-name="P4819"><text:span text:style-name="T4820">   <text:s/></text:span><text:span text:style-name="T4821">$</text:span><text:span text:style-name="T4822">(</text:span><text:span text:style-name="T4823">'#new_account'</text:span><text:span text:style-name="T4824">).</text:span><text:span text:style-name="T4825">click</text:span><text:span text:style-name="T4826">(</text:span><text:span text:style-name="T4827">function</text:span><text:span text:style-name="T4828">(){</text:span></text:p>
      <text:p text:style-name="P4829"><text:span text:style-name="T4830">       <text:s/></text:span><text:span text:style-name="T4831">uni_modal</text:span><text:span text:style-name="T4832">(</text:span><text:span text:style-name="T4833">"Create an Account"</text:span><text:span text:style-name="T4834">,</text:span><text:span text:style-name="T4835">'signup.php?redirect=index.php?page=checkout'</text:span><text:span text:style-name="T4836">)</text:span></text:p>
      <text:p text:style-name="P4837">    })</text:p>
      <text:p text:style-name="P4838"><text:span text:style-name="T4839">   <text:s/></text:span><text:span text:style-name="T4840">$</text:span><text:span text:style-name="T4841">(</text:span><text:span text:style-name="T4842">'#login-frm'</text:span><text:span text:style-name="T4843">).</text:span><text:span text:style-name="T4844">submit</text:span><text:span text:style-name="T4845">(</text:span><text:span text:style-name="T4846">function</text:span><text:span text:style-name="T4847">(</text:span><text:span text:style-name="T4848">e</text:span><text:span text:style-name="T4849">){</text:span></text:p>
      <text:p text:style-name="P4850"><text:span text:style-name="T4851">       <text:s/></text:span><text:span text:style-name="T4852">e</text:span><text:span text:style-name="T4853">.</text:span><text:span text:style-name="T4854">preventDefault</text:span><text:span text:style-name="T4855">()</text:span></text:p>
      <text:p text:style-name="P4856"><text:span text:style-name="T4857">       <text:s/></text:span><text:span text:style-name="T4858">$</text:span><text:span text:style-name="T4859">(</text:span><text:span text:style-name="T4860">'#login-frm button[type="submit"]'</text:span><text:span text:style-name="T4861">).</text:span><text:span text:style-name="T4862">attr</text:span><text:span text:style-name="T4863">(</text:span><text:span text:style-name="T4864">'disabled'</text:span><text:span text:style-name="T4865">,</text:span><text:span text:style-name="T4866">true</text:span><text:span text:style-name="T4867">).</text:span><text:span text:style-name="T4868">html</text:span><text:span text:style-name="T4869">(</text:span><text:span text:style-name="T4870">'Logging in...'</text:span><text:span text:style-name="T4871">);</text:span></text:p>
      <text:p text:style-name="P4872"><text:span text:style-name="T4873">       <text:s/></text:span><text:span text:style-name="T4874">if</text:span><text:span text:style-name="T4875">(</text:span><text:span text:style-name="T4876">$</text:span><text:span text:style-name="T4877">(</text:span><text:span text:style-name="T4878">this</text:span><text:span text:style-name="T4879">).</text:span><text:span text:style-name="T4880">find</text:span><text:span text:style-name="T4881">(</text:span><text:span text:style-name="T4882">'.alert-danger'</text:span><text:span text:style-name="T4883">).</text:span><text:span text:style-name="T4884">length</text:span><text:span text:style-name="T4885"><text:s/>&gt;<text:s/></text:span><text:span text:style-name="T4886">0</text:span><text:span text:style-name="T4887"><text:s/>)</text:span></text:p>
      <text:p text:style-name="P4888"><text:span text:style-name="T4889">           <text:s/></text:span><text:span text:style-name="T4890">$</text:span><text:span text:style-name="T4891">(</text:span><text:span text:style-name="T4892">this</text:span><text:span text:style-name="T4893">).</text:span><text:span text:style-name="T4894">find</text:span><text:span text:style-name="T4895">(</text:span><text:span text:style-name="T4896">'.alert-danger'</text:span><text:span text:style-name="T4897">).</text:span><text:span text:style-name="T4898">remove</text:span><text:span text:style-name="T4899">();</text:span></text:p>
      <text:p text:style-name="P4900"><text:span text:style-name="T4901">       <text:s/></text:span><text:span text:style-name="T4902">$</text:span><text:span text:style-name="T4903">.</text:span><text:span text:style-name="T4904">ajax</text:span><text:span text:style-name="T4905">({</text:span></text:p>
      <text:p text:style-name="P4906"><text:span text:style-name="T4907">           <text:s/></text:span><text:span text:style-name="T4908">url:</text:span><text:span text:style-name="T4909">'admin/ajax.php?action=login2'</text:span><text:span text:style-name="T4910">,</text:span></text:p>
      <text:p text:style-name="P4911"><text:span text:style-name="T4912">           <text:s/></text:span><text:span text:style-name="T4913">method:</text:span><text:span text:style-name="T4914">'POST'</text:span><text:span text:style-name="T4915">,</text:span></text:p>
      <text:p text:style-name="P4916"><text:span text:style-name="T4917">           <text:s/></text:span><text:span text:style-name="T4918">data:</text:span><text:span text:style-name="T4919">$</text:span><text:span text:style-name="T4920">(</text:span><text:span text:style-name="T4921">this</text:span><text:span text:style-name="T4922">).</text:span><text:span text:style-name="T4923">serialize</text:span><text:span text:style-name="T4924">(),</text:span></text:p>
      <text:p text:style-name="P4925"><text:span text:style-name="T4926">           <text:s/></text:span><text:span text:style-name="T4927">error</text:span><text:span text:style-name="T4928">:err</text:span><text:span text:style-name="T4929">=&gt;</text:span><text:span text:style-name="T4930">{</text:span></text:p>
      <text:p text:style-name="P4931"><text:span text:style-name="T4932">               <text:s/></text:span><text:span text:style-name="T4933">console</text:span><text:span text:style-name="T4934">.</text:span><text:span text:style-name="T4935">log</text:span><text:span text:style-name="T4936">(</text:span><text:span text:style-name="T4937">err</text:span><text:span text:style-name="T4938">)</text:span></text:p>
      <text:p text:style-name="P4939"><text:span text:style-name="T4940">       <text:s/></text:span><text:span text:style-name="T4941">$</text:span><text:span text:style-name="T4942">(</text:span><text:span text:style-name="T4943">'#login-frm button[type="submit"]'</text:span><text:span text:style-name="T4944">).</text:span><text:span text:style-name="T4945">removeAttr</text:span><text:span text:style-name="T4946">(</text:span><text:span text:style-name="T4947">'disabled'</text:span><text:span text:style-name="T4948">).</text:span><text:span text:style-name="T4949">html</text:span><text:span text:style-name="T4950">(</text:span><text:span text:style-name="T4951">'Login'</text:span><text:span text:style-name="T4952">);</text:span></text:p>
      <text:p text:style-name="P4953"/>
      <text:p text:style-name="P4954">            },</text:p>
      <text:p text:style-name="P4955"><text:span text:style-name="T4956">           <text:s/></text:span><text:span text:style-name="T4957">success</text:span><text:span text:style-name="T4958">:</text:span><text:span text:style-name="T4959">function</text:span><text:span text:style-name="T4960">(</text:span><text:span text:style-name="T4961">resp</text:span><text:span text:style-name="T4962">){</text:span></text:p>
      <text:p text:style-name="P4963"><text:span text:style-name="T4964">               <text:s/></text:span><text:span text:style-name="T4965">if</text:span><text:span text:style-name="T4966">(</text:span><text:span text:style-name="T4967">resp</text:span><text:span text:style-name="T4968"><text:s/>==<text:s/></text:span><text:span text:style-name="T4969">1</text:span><text:span text:style-name="T4970">){</text:span></text:p>
      <text:p text:style-name="P4971"><text:span text:style-name="T4972">                   <text:s/></text:span><text:span text:style-name="T4973">location</text:span><text:span text:style-name="T4974">.</text:span><text:span text:style-name="T4975">href</text:span><text:span text:style-name="T4976"><text:s/>=</text:span><text:span text:style-name="T4977">'</text:span><text:span text:style-name="T4978">&lt;?php</text:span><text:span text:style-name="T4979"><text:s/></text:span><text:span text:style-name="T4980">echo</text:span><text:span text:style-name="T4981"><text:s/></text:span><text:span text:style-name="T4982">isset</text:span><text:span text:style-name="T4983">(</text:span><text:span text:style-name="T4984">$_GET</text:span><text:span text:style-name="T4985">[</text:span><text:span text:style-name="T4986">'redirect'</text:span><text:span text:style-name="T4987">]) ?<text:s/></text:span><text:span text:style-name="T4988">$_GET</text:span><text:span text:style-name="T4989">[</text:span><text:span text:style-name="T4990">'redirect'</text:span><text:span text:style-name="T4991">] :<text:s/></text:span><text:span text:style-name="T4992">'index.php?page=home'</text:span><text:span text:style-name="T4993"><text:s/></text:span><text:span text:style-name="T4994">?&gt;</text:span><text:span text:style-name="T4995">'</text:span><text:span text:style-name="T4996">;</text:span></text:p>
      <text:p text:style-name="P4997"><text:span text:style-name="T4998">                }</text:span><text:span text:style-name="T4999">else</text:span><text:span text:style-name="T5000">{</text:span></text:p>
      <text:p text:style-name="P5001"><text:span text:style-name="T5002">                   <text:s/></text:span><text:span text:style-name="T5003">$</text:span><text:span text:style-name="T5004">(</text:span><text:span text:style-name="T5005">'#login-frm'</text:span><text:span text:style-name="T5006">).</text:span><text:span text:style-name="T5007">prepend</text:span><text:span text:style-name="T5008">(</text:span><text:span text:style-name="T5009">'&lt;div class="alert alert-danger"&gt;Email or password is incorrect.&lt;/div&gt;'</text:span><text:span text:style-name="T5010">)</text:span></text:p>
      <text:p text:style-name="P5011"><text:span text:style-name="T5012">                   <text:s/></text:span><text:span text:style-name="T5013">$</text:span><text:span text:style-name="T5014">(</text:span><text:span text:style-name="T5015">'#login-frm button[type="submit"]'</text:span><text:span text:style-name="T5016">).</text:span><text:span text:style-name="T5017">removeAttr</text:span><text:span text:style-name="T5018">(</text:span><text:span text:style-name="T5019">'disabled'</text:span><text:span text:style-name="T5020">).</text:span><text:span text:style-name="T5021">html</text:span><text:span text:style-name="T5022">(</text:span><text:span text:style-name="T5023">'Login'</text:span><text:span text:style-name="T5024">);</text:span></text:p>
      <text:p text:style-name="P5025">                }</text:p>
      <text:p text:style-name="P5026">            }</text:p>
      <text:p text:style-name="P5027">        })</text:p>
      <text:p text:style-name="P5028">    })</text:p>
      <text:p text:style-name="P5029"><text:span text:style-name="T5030">&lt;/</text:span><text:span text:style-name="T5031">script</text:span><text:span text:style-name="T5032">&gt;</text:span></text:p>
      <text:p text:style-name="P5033"/>
      <text:p text:style-name="P5034">10)SIGNUP.php</text:p>
      <text:p text:style-name="P5035"/>
      <text:p text:style-name="P5036"><text:span text:style-name="T5037">&lt;?php</text:span><text:span text:style-name="T5038"><text:s/></text:span><text:span text:style-name="T5039">session_start</text:span><text:span text:style-name="T5040">()<text:s/></text:span><text:span text:style-name="T5041">?&gt;</text:span></text:p>
      <text:p text:style-name="P5042"><text:span text:style-name="T5043">&lt;</text:span><text:span text:style-name="T5044">div</text:span><text:span text:style-name="T5045"><text:s/></text:span><text:span text:style-name="T5046">class</text:span><text:span text:style-name="T5047">=</text:span><text:span text:style-name="T5048">"container-fluid"</text:span><text:span text:style-name="T5049">&gt;</text:span></text:p>
      <text:p text:style-name="P5050"><text:span text:style-name="T5051">   <text:s/></text:span><text:span text:style-name="T5052">&lt;</text:span><text:span text:style-name="T5053">form</text:span><text:span text:style-name="T5054"><text:s/></text:span><text:span text:style-name="T5055">action</text:span><text:span text:style-name="T5056">=</text:span><text:span text:style-name="T5057">""</text:span><text:span text:style-name="T5058"><text:s/></text:span><text:span text:style-name="T5059">id</text:span><text:span text:style-name="T5060">=</text:span><text:span text:style-name="T5061">"signup-frm"</text:span><text:span text:style-name="T5062">&gt;</text:span></text:p>
      <text:p text:style-name="P5063"><text:span text:style-name="T5064">       <text:s/></text:span><text:span text:style-name="T5065">&lt;</text:span><text:span text:style-name="T5066">div</text:span><text:span text:style-name="T5067"><text:s/></text:span><text:span text:style-name="T5068">class</text:span><text:span text:style-name="T5069">=</text:span><text:span text:style-name="T5070">"form-group"</text:span><text:span text:style-name="T5071">&gt;</text:span></text:p>
      <text:p text:style-name="P5072"><text:span text:style-name="T5073">           <text:s/></text:span><text:span text:style-name="T5074">&lt;</text:span><text:span text:style-name="T5075">label</text:span><text:span text:style-name="T5076"><text:s/></text:span><text:span text:style-name="T5077">for</text:span><text:span text:style-name="T5078">=</text:span><text:span text:style-name="T5079">""</text:span><text:span text:style-name="T5080"><text:s/></text:span><text:span text:style-name="T5081">class</text:span><text:span text:style-name="T5082">=</text:span><text:span text:style-name="T5083">"control-label"</text:span><text:span text:style-name="T5084">&gt;</text:span><text:span text:style-name="T5085">Firstname</text:span><text:span text:style-name="T5086">&lt;/</text:span><text:span text:style-name="T5087">label</text:span><text:span text:style-name="T5088">&gt;</text:span></text:p>
      <text:p text:style-name="P5089"><text:span text:style-name="T5090">           <text:s/></text:span><text:span text:style-name="T5091">&lt;</text:span><text:span text:style-name="T5092">input</text:span><text:span text:style-name="T5093"><text:s/></text:span><text:span text:style-name="T5094">type</text:span><text:span text:style-name="T5095">=</text:span><text:span text:style-name="T5096">"text"</text:span><text:span text:style-name="T5097"><text:s/></text:span><text:span text:style-name="T5098">name</text:span><text:span text:style-name="T5099">=</text:span><text:span text:style-name="T5100">"first_name"</text:span><text:span text:style-name="T5101"><text:s/></text:span><text:span text:style-name="T5102">required</text:span><text:span text:style-name="T5103">=</text:span><text:span text:style-name="T5104">""</text:span><text:span text:style-name="T5105"><text:s/></text:span><text:span text:style-name="T5106">class</text:span><text:span text:style-name="T5107">=</text:span><text:span text:style-name="T5108">"form-control"</text:span><text:span text:style-name="T5109">&gt;</text:span></text:p>
      <text:p text:style-name="P5110"><text:span text:style-name="T5111">       <text:s/></text:span><text:span text:style-name="T5112">&lt;/</text:span><text:span text:style-name="T5113">div</text:span><text:span text:style-name="T5114">&gt;</text:span></text:p>
      <text:p text:style-name="P5115"><text:span text:style-name="T5116">       <text:s/></text:span><text:span text:style-name="T5117">&lt;</text:span><text:span text:style-name="T5118">div</text:span><text:span text:style-name="T5119"><text:s/></text:span><text:span text:style-name="T5120">class</text:span><text:span text:style-name="T5121">=</text:span><text:span text:style-name="T5122">"form-group"</text:span><text:span text:style-name="T5123">&gt;</text:span></text:p>
      <text:p text:style-name="P5124"><text:span text:style-name="T5125">           <text:s/></text:span><text:span text:style-name="T5126">&lt;</text:span><text:span text:style-name="T5127">label</text:span><text:span text:style-name="T5128"><text:s/></text:span><text:span text:style-name="T5129">for</text:span><text:span text:style-name="T5130">=</text:span><text:span text:style-name="T5131">""</text:span><text:span text:style-name="T5132"><text:s/></text:span><text:span text:style-name="T5133">class</text:span><text:span text:style-name="T5134">=</text:span><text:span text:style-name="T5135">"control-label"</text:span><text:span text:style-name="T5136">&gt;</text:span><text:span text:style-name="T5137">Email</text:span><text:span text:style-name="T5138">&lt;/</text:span><text:span text:style-name="T5139">label</text:span><text:span text:style-name="T5140">&gt;</text:span></text:p>
      <text:p text:style-name="P5141"><text:span text:style-name="T5142">           <text:s/></text:span><text:span text:style-name="T5143">&lt;</text:span><text:span text:style-name="T5144">input</text:span><text:span text:style-name="T5145"><text:s/></text:span><text:span text:style-name="T5146">type</text:span><text:span text:style-name="T5147">=</text:span><text:span text:style-name="T5148">"text"</text:span><text:span text:style-name="T5149"><text:s/></text:span><text:span text:style-name="T5150">name</text:span><text:span text:style-name="T5151">=</text:span><text:span text:style-name="T5152">"last_name"</text:span><text:span text:style-name="T5153"><text:s/></text:span><text:span text:style-name="T5154">required</text:span><text:span text:style-name="T5155">=</text:span><text:span text:style-name="T5156">""</text:span><text:span text:style-name="T5157"><text:s/></text:span><text:span text:style-name="T5158">class</text:span><text:span text:style-name="T5159">=</text:span><text:span text:style-name="T5160">"form-control"</text:span><text:span text:style-name="T5161">&gt;</text:span></text:p>
      <text:p text:style-name="P5162"><text:span text:style-name="T5163">       <text:s/></text:span><text:span text:style-name="T5164">&lt;/</text:span><text:span text:style-name="T5165">div</text:span><text:span text:style-name="T5166">&gt;</text:span></text:p>
      <text:p text:style-name="P5167"><text:span text:style-name="T5168">       <text:s/></text:span><text:span text:style-name="T5169">&lt;</text:span><text:span text:style-name="T5170">div</text:span><text:span text:style-name="T5171"><text:s/></text:span><text:span text:style-name="T5172">class</text:span><text:span text:style-name="T5173">=</text:span><text:span text:style-name="T5174">"form-group"</text:span><text:span text:style-name="T5175">&gt;</text:span></text:p>
      <text:p text:style-name="P5176"><text:span text:style-name="T5177">           <text:s/></text:span><text:span text:style-name="T5178">&lt;</text:span><text:span text:style-name="T5179">label</text:span><text:span text:style-name="T5180"><text:s/></text:span><text:span text:style-name="T5181">for</text:span><text:span text:style-name="T5182">=</text:span><text:span text:style-name="T5183">""</text:span><text:span text:style-name="T5184"><text:s/></text:span><text:span text:style-name="T5185">class</text:span><text:span text:style-name="T5186">=</text:span><text:span text:style-name="T5187">"control-label"</text:span><text:span text:style-name="T5188">&gt;</text:span><text:span text:style-name="T5189">Contact</text:span><text:span text:style-name="T5190">&lt;/</text:span><text:span text:style-name="T5191">label</text:span><text:span text:style-name="T5192">&gt;</text:span></text:p>
      <text:p text:style-name="P5193"><text:span text:style-name="T5194">           <text:s/></text:span><text:span text:style-name="T5195">&lt;</text:span><text:span text:style-name="T5196">input</text:span><text:span text:style-name="T5197"><text:s/></text:span><text:span text:style-name="T5198">type</text:span><text:span text:style-name="T5199">=</text:span><text:span text:style-name="T5200">"text"</text:span><text:span text:style-name="T5201"><text:s/></text:span><text:span text:style-name="T5202">name</text:span><text:span text:style-name="T5203">=</text:span><text:span text:style-name="T5204">"mobile"</text:span><text:span text:style-name="T5205"><text:s/></text:span><text:span text:style-name="T5206">required</text:span><text:span text:style-name="T5207">=</text:span><text:span text:style-name="T5208">""</text:span><text:span text:style-name="T5209"><text:s/></text:span><text:span text:style-name="T5210">class</text:span><text:span text:style-name="T5211">=</text:span><text:span text:style-name="T5212">"form-control"</text:span><text:span text:style-name="T5213">&gt;</text:span></text:p>
      <text:p text:style-name="P5214"><text:span text:style-name="T5215">       <text:s/></text:span><text:span text:style-name="T5216">&lt;/</text:span><text:span text:style-name="T5217">div</text:span><text:span text:style-name="T5218">&gt;</text:span></text:p>
      <text:p text:style-name="P5219"><text:span text:style-name="T5220">       <text:s/></text:span><text:span text:style-name="T5221">&lt;</text:span><text:span text:style-name="T5222">div</text:span><text:span text:style-name="T5223"><text:s/></text:span><text:span text:style-name="T5224">class</text:span><text:span text:style-name="T5225">=</text:span><text:span text:style-name="T5226">"form-group"</text:span><text:span text:style-name="T5227">&gt;</text:span></text:p>
      <text:p text:style-name="P5228"><text:span text:style-name="T5229">           <text:s/></text:span><text:span text:style-name="T5230">&lt;</text:span><text:span text:style-name="T5231">label</text:span><text:span text:style-name="T5232"><text:s/></text:span><text:span text:style-name="T5233">for</text:span><text:span text:style-name="T5234">=</text:span><text:span text:style-name="T5235">""</text:span><text:span text:style-name="T5236"><text:s/></text:span><text:span text:style-name="T5237">class</text:span><text:span text:style-name="T5238">=</text:span><text:span text:style-name="T5239">"control-label"</text:span><text:span text:style-name="T5240">&gt;</text:span><text:span text:style-name="T5241">Address</text:span><text:span text:style-name="T5242">&lt;/</text:span><text:span text:style-name="T5243">label</text:span><text:span text:style-name="T5244">&gt;</text:span></text:p>
      <text:p text:style-name="P5245"><text:span text:style-name="T5246">           <text:s/></text:span><text:span text:style-name="T5247">&lt;</text:span><text:span text:style-name="T5248">textarea</text:span><text:span text:style-name="T5249"><text:s/></text:span><text:span text:style-name="T5250">cols</text:span><text:span text:style-name="T5251">=</text:span><text:span text:style-name="T5252">"30"</text:span><text:span text:style-name="T5253"><text:s/></text:span><text:span text:style-name="T5254">rows</text:span><text:span text:style-name="T5255">=</text:span><text:span text:style-name="T5256">"3"</text:span><text:span text:style-name="T5257"><text:s/></text:span><text:span text:style-name="T5258">name</text:span><text:span text:style-name="T5259">=</text:span><text:span text:style-name="T5260">"address"</text:span><text:span text:style-name="T5261"><text:s/></text:span><text:span text:style-name="T5262">required</text:span><text:span text:style-name="T5263">=</text:span><text:span text:style-name="T5264">""</text:span><text:span text:style-name="T5265"><text:s/></text:span><text:span text:style-name="T5266">class</text:span><text:span text:style-name="T5267">=</text:span><text:span text:style-name="T5268">"form-control"</text:span><text:span text:style-name="T5269">&gt;&lt;/</text:span><text:span text:style-name="T5270">textarea</text:span><text:span text:style-name="T5271">&gt;</text:span></text:p>
      <text:p text:style-name="P5272"><text:span text:style-name="T5273">       <text:s/></text:span><text:span text:style-name="T5274">&lt;/</text:span><text:span text:style-name="T5275">div</text:span><text:span text:style-name="T5276">&gt;</text:span></text:p>
      <text:p text:style-name="P5277"><text:span text:style-name="T5278">       <text:s/></text:span><text:span text:style-name="T5279">&lt;</text:span><text:span text:style-name="T5280">div</text:span><text:span text:style-name="T5281"><text:s/></text:span><text:span text:style-name="T5282">class</text:span><text:span text:style-name="T5283">=</text:span><text:span text:style-name="T5284">"form-group"</text:span><text:span text:style-name="T5285">&gt;</text:span></text:p>
      <text:p text:style-name="P5286"><text:span text:style-name="T5287">           <text:s/></text:span><text:span text:style-name="T5288">&lt;</text:span><text:span text:style-name="T5289">label</text:span><text:span text:style-name="T5290"><text:s/></text:span><text:span text:style-name="T5291">for</text:span><text:span text:style-name="T5292">=</text:span><text:span text:style-name="T5293">""</text:span><text:span text:style-name="T5294"><text:s/></text:span><text:span text:style-name="T5295">class</text:span><text:span text:style-name="T5296">=</text:span><text:span text:style-name="T5297">"control-label"</text:span><text:span text:style-name="T5298">&gt;</text:span><text:span text:style-name="T5299">Email</text:span><text:span text:style-name="T5300">&lt;/</text:span><text:span text:style-name="T5301">label</text:span><text:span text:style-name="T5302">&gt;</text:span></text:p>
      <text:p text:style-name="P5303"><text:span text:style-name="T5304">           <text:s/></text:span><text:span text:style-name="T5305">&lt;</text:span><text:span text:style-name="T5306">input</text:span><text:span text:style-name="T5307"><text:s/></text:span><text:span text:style-name="T5308">type</text:span><text:span text:style-name="T5309">=</text:span><text:span text:style-name="T5310">"email"</text:span><text:span text:style-name="T5311"><text:s/></text:span><text:span text:style-name="T5312">name</text:span><text:span text:style-name="T5313">=</text:span><text:span text:style-name="T5314">"email"</text:span><text:span text:style-name="T5315"><text:s/></text:span><text:span text:style-name="T5316">required</text:span><text:span text:style-name="T5317">=</text:span><text:span text:style-name="T5318">""</text:span><text:span text:style-name="T5319"><text:s/></text:span><text:span text:style-name="T5320">class</text:span><text:span text:style-name="T5321">=</text:span><text:span text:style-name="T5322">"form-control"</text:span><text:span text:style-name="T5323">&gt;</text:span></text:p>
      <text:p text:style-name="P5324"><text:span text:style-name="T5325">       <text:s/></text:span><text:span text:style-name="T5326">&lt;/</text:span><text:span text:style-name="T5327">div</text:span><text:span text:style-name="T5328">&gt;</text:span></text:p>
      <text:p text:style-name="P5329"><text:span text:style-name="T5330">       <text:s/></text:span><text:span text:style-name="T5331">&lt;</text:span><text:span text:style-name="T5332">div</text:span><text:span text:style-name="T5333"><text:s/></text:span><text:span text:style-name="T5334">class</text:span><text:span text:style-name="T5335">=</text:span><text:span text:style-name="T5336">"form-group"</text:span><text:span text:style-name="T5337">&gt;</text:span></text:p>
      <text:p text:style-name="P5338"><text:span text:style-name="T5339">           <text:s/></text:span><text:span text:style-name="T5340">&lt;</text:span><text:span text:style-name="T5341">label</text:span><text:span text:style-name="T5342"><text:s/></text:span><text:span text:style-name="T5343">for</text:span><text:span text:style-name="T5344">=</text:span><text:span text:style-name="T5345">""</text:span><text:span text:style-name="T5346"><text:s/></text:span><text:span text:style-name="T5347">class</text:span><text:span text:style-name="T5348">=</text:span><text:span text:style-name="T5349">"control-label"</text:span><text:span text:style-name="T5350">&gt;</text:span><text:span text:style-name="T5351">Password</text:span><text:span text:style-name="T5352">&lt;/</text:span><text:span text:style-name="T5353">label</text:span><text:span text:style-name="T5354">&gt;</text:span></text:p>
      <text:p text:style-name="P5355"><text:span text:style-name="T5356">           <text:s/></text:span><text:span text:style-name="T5357">&lt;</text:span><text:span text:style-name="T5358">input</text:span><text:span text:style-name="T5359"><text:s/></text:span><text:span text:style-name="T5360">type</text:span><text:span text:style-name="T5361">=</text:span><text:span text:style-name="T5362">"password"</text:span><text:span text:style-name="T5363"><text:s/></text:span><text:span text:style-name="T5364">name</text:span><text:span text:style-name="T5365">=</text:span><text:span text:style-name="T5366">"password"</text:span><text:span text:style-name="T5367"><text:s/></text:span><text:span text:style-name="T5368">required</text:span><text:span text:style-name="T5369">=</text:span><text:span text:style-name="T5370">""</text:span><text:span text:style-name="T5371"><text:s/></text:span><text:span text:style-name="T5372">class</text:span><text:span text:style-name="T5373">=</text:span><text:span text:style-name="T5374">"form-control"</text:span><text:span text:style-name="T5375">&gt;</text:span></text:p>
      <text:p text:style-name="P5376"><text:span text:style-name="T5377">       <text:s/></text:span><text:span text:style-name="T5378">&lt;/</text:span><text:span text:style-name="T5379">div</text:span><text:span text:style-name="T5380">&gt;</text:span></text:p>
      <text:p text:style-name="P5381"><text:span text:style-name="T5382">       <text:s/></text:span><text:span text:style-name="T5383">&lt;</text:span><text:span text:style-name="T5384">button</text:span><text:span text:style-name="T5385"><text:s/></text:span><text:span text:style-name="T5386">class</text:span><text:span text:style-name="T5387">=</text:span><text:span text:style-name="T5388">"button btn btn-info btn-sm"</text:span><text:span text:style-name="T5389">&gt;</text:span><text:span text:style-name="T5390">Create</text:span><text:span text:style-name="T5391">&lt;/</text:span><text:span text:style-name="T5392">button</text:span><text:span text:style-name="T5393">&gt;</text:span></text:p>
      <text:p text:style-name="P5394"><text:span text:style-name="T5395">   <text:s/></text:span><text:span text:style-name="T5396">&lt;/</text:span><text:span text:style-name="T5397">form</text:span><text:span text:style-name="T5398">&gt;</text:span></text:p>
      <text:p text:style-name="P5399"><text:span text:style-name="T5400">&lt;/</text:span><text:span text:style-name="T5401">div</text:span><text:span text:style-name="T5402">&gt;</text:span></text:p>
      <text:p text:style-name="P5403"/>
      <text:p text:style-name="P5404"><text:span text:style-name="T5405">&lt;</text:span><text:span text:style-name="T5406">style</text:span><text:span text:style-name="T5407">&gt;</text:span></text:p>
      <text:p text:style-name="P5408"><text:span text:style-name="T5409">   <text:s/></text:span><text:span text:style-name="T5410">#uni_modal</text:span><text:span text:style-name="T5411"><text:s/></text:span><text:span text:style-name="T5412">.modal-footer</text:span><text:span text:style-name="T5413">{</text:span></text:p>
      <text:p text:style-name="P5414"><text:span text:style-name="T5415">       <text:s/></text:span><text:span text:style-name="T5416">display</text:span><text:span text:style-name="T5417">:</text:span><text:span text:style-name="T5418">none</text:span><text:span text:style-name="T5419">;</text:span></text:p>
      <text:p text:style-name="P5420">    }</text:p>
      <text:p text:style-name="P5421"><text:span text:style-name="T5422">&lt;/</text:span><text:span text:style-name="T5423">style</text:span><text:span text:style-name="T5424">&gt;</text:span></text:p>
      <text:p text:style-name="P5425"><text:span text:style-name="T5426">&lt;</text:span><text:span text:style-name="T5427">script</text:span><text:span text:style-name="T5428">&gt;</text:span></text:p>
      <text:p text:style-name="P5429"><text:span text:style-name="T5430">   <text:s/></text:span><text:span text:style-name="T5431">$</text:span><text:span text:style-name="T5432">(</text:span><text:span text:style-name="T5433">'#signup-frm'</text:span><text:span text:style-name="T5434">).</text:span><text:span text:style-name="T5435">submit</text:span><text:span text:style-name="T5436">(</text:span><text:span text:style-name="T5437">function</text:span><text:span text:style-name="T5438">(</text:span><text:span text:style-name="T5439">e</text:span><text:span text:style-name="T5440">){</text:span></text:p>
      <text:p text:style-name="P5441"><text:span text:style-name="T5442">       <text:s/></text:span><text:span text:style-name="T5443">e</text:span><text:span text:style-name="T5444">.</text:span><text:span text:style-name="T5445">preventDefault</text:span><text:span text:style-name="T5446">()</text:span></text:p>
      <text:p text:style-name="P5447"><text:span text:style-name="T5448">       <text:s/></text:span><text:span text:style-name="T5449">$</text:span><text:span text:style-name="T5450">(</text:span><text:span text:style-name="T5451">'#signup-frm button[type="submit"]'</text:span><text:span text:style-name="T5452">).</text:span><text:span text:style-name="T5453">attr</text:span><text:span text:style-name="T5454">(</text:span><text:span text:style-name="T5455">'disabled'</text:span><text:span text:style-name="T5456">,</text:span><text:span text:style-name="T5457">true</text:span><text:span text:style-name="T5458">).</text:span><text:span text:style-name="T5459">html</text:span><text:span text:style-name="T5460">(</text:span><text:span text:style-name="T5461">'Saving...'</text:span><text:span text:style-name="T5462">);</text:span></text:p>
      <text:p text:style-name="P5463"><text:span text:style-name="T5464">       <text:s/></text:span><text:span text:style-name="T5465">if</text:span><text:span text:style-name="T5466">(</text:span><text:span text:style-name="T5467">$</text:span><text:span text:style-name="T5468">(</text:span><text:span text:style-name="T5469">this</text:span><text:span text:style-name="T5470">).</text:span><text:span text:style-name="T5471">find</text:span><text:span text:style-name="T5472">(</text:span><text:span text:style-name="T5473">'.alert-danger'</text:span><text:span text:style-name="T5474">).</text:span><text:span text:style-name="T5475">length</text:span><text:span text:style-name="T5476"><text:s/>&gt;<text:s/></text:span><text:span text:style-name="T5477">0</text:span><text:span text:style-name="T5478"><text:s/>)</text:span></text:p>
      <text:p text:style-name="P5479"><text:span text:style-name="T5480">           <text:s/></text:span><text:span text:style-name="T5481">$</text:span><text:span text:style-name="T5482">(</text:span><text:span text:style-name="T5483">this</text:span><text:span text:style-name="T5484">).</text:span><text:span text:style-name="T5485">find</text:span><text:span text:style-name="T5486">(</text:span><text:span text:style-name="T5487">'.alert-danger'</text:span><text:span text:style-name="T5488">).</text:span><text:span text:style-name="T5489">remove</text:span><text:span text:style-name="T5490">();</text:span></text:p>
      <text:p text:style-name="P5491"><text:span text:style-name="T5492">       <text:s/></text:span><text:span text:style-name="T5493">$</text:span><text:span text:style-name="T5494">.</text:span><text:span text:style-name="T5495">ajax</text:span><text:span text:style-name="T5496">({</text:span></text:p>
      <text:p text:style-name="P5497"><text:span text:style-name="T5498">           <text:s/></text:span><text:span text:style-name="T5499">url:</text:span><text:span text:style-name="T5500">'admin/ajax.php?action=signup'</text:span><text:span text:style-name="T5501">,</text:span></text:p>
      <text:p text:style-name="P5502"><text:span text:style-name="T5503">           <text:s/></text:span><text:span text:style-name="T5504">method:</text:span><text:span text:style-name="T5505">'POST'</text:span><text:span text:style-name="T5506">,</text:span></text:p>
      <text:p text:style-name="P5507"><text:span text:style-name="T5508">           <text:s/></text:span><text:span text:style-name="T5509">data:</text:span><text:span text:style-name="T5510">$</text:span><text:span text:style-name="T5511">(</text:span><text:span text:style-name="T5512">this</text:span><text:span text:style-name="T5513">).</text:span><text:span text:style-name="T5514">serialize</text:span><text:span text:style-name="T5515">(),</text:span></text:p>
      <text:p text:style-name="P5516"><text:span text:style-name="T5517">           <text:s/></text:span><text:span text:style-name="T5518">error</text:span><text:span text:style-name="T5519">:err</text:span><text:span text:style-name="T5520">=&gt;</text:span><text:span text:style-name="T5521">{</text:span></text:p>
      <text:p text:style-name="P5522"><text:span text:style-name="T5523">               <text:s/></text:span><text:span text:style-name="T5524">console</text:span><text:span text:style-name="T5525">.</text:span><text:span text:style-name="T5526">log</text:span><text:span text:style-name="T5527">(</text:span><text:span text:style-name="T5528">err</text:span><text:span text:style-name="T5529">)</text:span></text:p>
      <text:p text:style-name="P5530"><text:span text:style-name="T5531">       <text:s/></text:span><text:span text:style-name="T5532">$</text:span><text:span text:style-name="T5533">(</text:span><text:span text:style-name="T5534">'#signup-frm button[type="submit"]'</text:span><text:span text:style-name="T5535">).</text:span><text:span text:style-name="T5536">removeAttr</text:span><text:span text:style-name="T5537">(</text:span><text:span text:style-name="T5538">'disabled'</text:span><text:span text:style-name="T5539">).</text:span><text:span text:style-name="T5540">html</text:span><text:span text:style-name="T5541">(</text:span><text:span text:style-name="T5542">'Create'</text:span><text:span text:style-name="T5543">);</text:span></text:p>
      <text:p text:style-name="P5544"/>
      <text:p text:style-name="P5545">            },</text:p>
      <text:p text:style-name="P5546"><text:span text:style-name="T5547">           <text:s/></text:span><text:span text:style-name="T5548">success</text:span><text:span text:style-name="T5549">:</text:span><text:span text:style-name="T5550">function</text:span><text:span text:style-name="T5551">(</text:span><text:span text:style-name="T5552">resp</text:span><text:span text:style-name="T5553">){</text:span></text:p>
      <text:p text:style-name="P5554"><text:span text:style-name="T5555">               <text:s/></text:span><text:span text:style-name="T5556">if</text:span><text:span text:style-name="T5557">(</text:span><text:span text:style-name="T5558">resp</text:span><text:span text:style-name="T5559"><text:s/>==<text:s/></text:span><text:span text:style-name="T5560">1</text:span><text:span text:style-name="T5561">){</text:span></text:p>
      <text:p text:style-name="P5562"><text:span text:style-name="T5563">                   <text:s/></text:span><text:span text:style-name="T5564">location</text:span><text:span text:style-name="T5565">.</text:span><text:span text:style-name="T5566">href</text:span><text:span text:style-name="T5567"><text:s/>=</text:span><text:span text:style-name="T5568">'</text:span><text:span text:style-name="T5569">&lt;?php</text:span><text:span text:style-name="T5570"><text:s/></text:span><text:span text:style-name="T5571">echo</text:span><text:span text:style-name="T5572"><text:s/></text:span><text:span text:style-name="T5573">isset</text:span><text:span text:style-name="T5574">(</text:span><text:span text:style-name="T5575">$_GET</text:span><text:span text:style-name="T5576">[</text:span><text:span text:style-name="T5577">'redirect'</text:span><text:span text:style-name="T5578">]) ?<text:s/></text:span><text:span text:style-name="T5579">$_GET</text:span><text:span text:style-name="T5580">[</text:span><text:span text:style-name="T5581">'redirect'</text:span><text:span text:style-name="T5582">] :<text:s/></text:span><text:span text:style-name="T5583">'index.php?page=home'</text:span><text:span text:style-name="T5584"><text:s/></text:span><text:span text:style-name="T5585">?&gt;</text:span><text:span text:style-name="T5586">'</text:span><text:span text:style-name="T5587">;</text:span></text:p>
      <text:p text:style-name="P5588"><text:span text:style-name="T5589">                }</text:span><text:span text:style-name="T5590">else</text:span><text:span text:style-name="T5591">{</text:span></text:p>
      <text:p text:style-name="P5592"><text:span text:style-name="T5593">                   <text:s/></text:span><text:span text:style-name="T5594">$</text:span><text:span text:style-name="T5595">(</text:span><text:span text:style-name="T5596">'#signup-frm'</text:span><text:span text:style-name="T5597">).</text:span><text:span text:style-name="T5598">prepend</text:span><text:span text:style-name="T5599">(</text:span><text:span text:style-name="T5600">'&lt;div class="alert alert-danger"&gt;Email already exist.&lt;/div&gt;'</text:span><text:span text:style-name="T5601">)</text:span></text:p>
      <text:p text:style-name="P5602"><text:span text:style-name="T5603">                   <text:s/></text:span><text:span text:style-name="T5604">$</text:span><text:span text:style-name="T5605">(</text:span><text:span text:style-name="T5606">'#signup-frm button[type="submit"]'</text:span><text:span text:style-name="T5607">).</text:span><text:span text:style-name="T5608">removeAttr</text:span><text:span text:style-name="T5609">(</text:span><text:span text:style-name="T5610">'disabled'</text:span><text:span text:style-name="T5611">).</text:span><text:span text:style-name="T5612">html</text:span><text:span text:style-name="T5613">(</text:span><text:span text:style-name="T5614">'Create'</text:span><text:span text:style-name="T5615">);</text:span></text:p>
      <text:p text:style-name="P5616">                }</text:p>
      <text:p text:style-name="P5617">            }</text:p>
      <text:p text:style-name="P5618">        })</text:p>
      <text:p text:style-name="P5619">    })</text:p>
      <text:p text:style-name="P5620"><text:span text:style-name="T5621">&lt;/</text:span><text:span text:style-name="T5622">script</text:span><text:span text:style-name="T5623">&gt;</text:span></text:p>
      <text:p text:style-name="P5624"/>
      <text:p text:style-name="P5625">11)VIEW_PROD.php</text:p>
      <text:p text:style-name="P5626"/>
      <text:p text:style-name="P5627"><text:span text:style-name="T5628">&lt;?php</text:span><text:span text:style-name="T5629"><text:s/></text:span></text:p>
      <text:p text:style-name="P5630"><text:span text:style-name="T5631">  include</text:span><text:span text:style-name="T5632">'admin/db_connect.php'</text:span><text:span text:style-name="T5633">;</text:span></text:p>
      <text:p text:style-name="P5634"><text:span text:style-name="T5635">   <text:s/></text:span><text:span text:style-name="T5636">$qry</text:span><text:span text:style-name="T5637"><text:s/>=<text:s/></text:span><text:span text:style-name="T5638">$conn</text:span><text:span text:style-name="T5639">-&gt;</text:span><text:span text:style-name="T5640">query</text:span><text:span text:style-name="T5641">(</text:span><text:span text:style-name="T5642">"</text:span><text:span text:style-name="T5643">SELECT</text:span><text:span text:style-name="T5644"><text:s/></text:span><text:span text:style-name="T5645">*</text:span><text:span text:style-name="T5646"><text:s/></text:span><text:span text:style-name="T5647">FROM</text:span><text:span text:style-name="T5648"><text:s/> product_list<text:s/></text:span><text:span text:style-name="T5649">where</text:span><text:span text:style-name="T5650"><text:s/>id<text:s/></text:span><text:span text:style-name="T5651">=</text:span><text:span text:style-name="T5652"><text:s/>"</text:span><text:span text:style-name="T5653">.</text:span><text:span text:style-name="T5654">$_GET</text:span><text:span text:style-name="T5655">[</text:span><text:span text:style-name="T5656">'id'</text:span><text:span text:style-name="T5657">])-&gt;</text:span><text:span text:style-name="T5658">fetch_array</text:span><text:span text:style-name="T5659">();</text:span></text:p>
      <text:p text:style-name="P5660"><text:span text:style-name="T5661">?&gt;</text:span></text:p>
      <text:p text:style-name="P5662"><text:span text:style-name="T5663">&lt;</text:span><text:span text:style-name="T5664">div</text:span><text:span text:style-name="T5665"><text:s/></text:span><text:span text:style-name="T5666">class</text:span><text:span text:style-name="T5667">=</text:span><text:span text:style-name="T5668">"container-fluid"</text:span><text:span text:style-name="T5669">&gt;</text:span></text:p>
      <text:p text:style-name="P5670"/>
      <text:p text:style-name="P5671"><text:span text:style-name="T5672">   <text:s/></text:span><text:span text:style-name="T5673">&lt;</text:span><text:span text:style-name="T5674">div</text:span><text:span text:style-name="T5675"><text:s/></text:span><text:span text:style-name="T5676">class</text:span><text:span text:style-name="T5677">=</text:span><text:span text:style-name="T5678">"card "</text:span><text:span text:style-name="T5679">&gt;</text:span></text:p>
      <text:p text:style-name="P5680"><text:span text:style-name="T5681">       <text:s/></text:span><text:span text:style-name="T5682">&lt;</text:span><text:span text:style-name="T5683">img</text:span><text:span text:style-name="T5684"><text:s/></text:span><text:span text:style-name="T5685">src</text:span><text:span text:style-name="T5686">=</text:span><text:span text:style-name="T5687">"assets/img/</text:span><text:span text:style-name="T5688">&lt;?php</text:span><text:span text:style-name="T5689"><text:s/></text:span><text:span text:style-name="T5690">echo</text:span><text:span text:style-name="T5691"><text:s/></text:span><text:span text:style-name="T5692">$qry</text:span><text:span text:style-name="T5693">[</text:span><text:span text:style-name="T5694">'img_path'</text:span><text:span text:style-name="T5695">]<text:s/></text:span><text:span text:style-name="T5696">?&gt;</text:span><text:span text:style-name="T5697">"</text:span><text:span text:style-name="T5698"><text:s/></text:span><text:span text:style-name="T5699">class</text:span><text:span text:style-name="T5700">=</text:span><text:span text:style-name="T5701">"card-img-top"</text:span><text:span text:style-name="T5702"><text:s/></text:span><text:span text:style-name="T5703">alt</text:span><text:span text:style-name="T5704">=</text:span><text:span text:style-name="T5705">"..."</text:span><text:span text:style-name="T5706">&gt;</text:span></text:p>
      <text:p text:style-name="P5707"><text:span text:style-name="T5708">       <text:s/></text:span><text:span text:style-name="T5709">&lt;</text:span><text:span text:style-name="T5710">div</text:span><text:span text:style-name="T5711"><text:s/></text:span><text:span text:style-name="T5712">class</text:span><text:span text:style-name="T5713">=</text:span><text:span text:style-name="T5714">"card-body"</text:span><text:span text:style-name="T5715">&gt;</text:span></text:p>
      <text:p text:style-name="P5716"><text:span text:style-name="T5717">         <text:s/></text:span><text:span text:style-name="T5718">&lt;</text:span><text:span text:style-name="T5719">h5</text:span><text:span text:style-name="T5720"><text:s/></text:span><text:span text:style-name="T5721">class</text:span><text:span text:style-name="T5722">=</text:span><text:span text:style-name="T5723">"card-title"</text:span><text:span text:style-name="T5724">&gt;</text:span><text:span text:style-name="T5725">&lt;?php</text:span><text:span text:style-name="T5726"><text:s/></text:span><text:span text:style-name="T5727">echo</text:span><text:span text:style-name="T5728"><text:s/></text:span><text:span text:style-name="T5729">$qry</text:span><text:span text:style-name="T5730">[</text:span><text:span text:style-name="T5731">'name'</text:span><text:span text:style-name="T5732">]<text:s/></text:span><text:span text:style-name="T5733">?&gt;</text:span><text:span text:style-name="T5734">&lt;/</text:span><text:span text:style-name="T5735">h5</text:span><text:span text:style-name="T5736">&gt;</text:span></text:p>
      <text:p text:style-name="P5737"><text:span text:style-name="T5738">         <text:s/></text:span><text:span text:style-name="T5739">&lt;</text:span><text:span text:style-name="T5740">p</text:span><text:span text:style-name="T5741"><text:s/></text:span><text:span text:style-name="T5742">class</text:span><text:span text:style-name="T5743">=</text:span><text:span text:style-name="T5744">"card-text truncate"</text:span><text:span text:style-name="T5745">&gt;</text:span><text:span text:style-name="T5746">&lt;?php</text:span><text:span text:style-name="T5747"><text:s/></text:span><text:span text:style-name="T5748">echo</text:span><text:span text:style-name="T5749"><text:s/></text:span><text:span text:style-name="T5750">$qry</text:span><text:span text:style-name="T5751">[</text:span><text:span text:style-name="T5752">'description'</text:span><text:span text:style-name="T5753">]<text:s/></text:span><text:span text:style-name="T5754">?&gt;</text:span><text:span text:style-name="T5755">&lt;/</text:span><text:span text:style-name="T5756">p</text:span><text:span text:style-name="T5757">&gt;</text:span></text:p>
      <text:p text:style-name="P5758"><text:span text:style-name="T5759">         <text:s/></text:span><text:span text:style-name="T5760">&lt;</text:span><text:span text:style-name="T5761">div</text:span><text:span text:style-name="T5762"><text:s/></text:span><text:span text:style-name="T5763">class</text:span><text:span text:style-name="T5764">=</text:span><text:span text:style-name="T5765">"form-group"</text:span><text:span text:style-name="T5766">&gt;</text:span></text:p>
      <text:p text:style-name="P5767"><text:span text:style-name="T5768">         <text:s/></text:span><text:span text:style-name="T5769">&lt;/</text:span><text:span text:style-name="T5770">div</text:span><text:span text:style-name="T5771">&gt;</text:span></text:p>
      <text:p text:style-name="P5772"><text:span text:style-name="T5773">         <text:s/></text:span><text:span text:style-name="T5774">&lt;</text:span><text:span text:style-name="T5775">div</text:span><text:span text:style-name="T5776"><text:s/></text:span><text:span text:style-name="T5777">class</text:span><text:span text:style-name="T5778">=</text:span><text:span text:style-name="T5779">"row"</text:span><text:span text:style-name="T5780">&gt;</text:span></text:p>
      <text:p text:style-name="P5781"><text:span text:style-name="T5782">           <text:s/></text:span><text:span text:style-name="T5783">&lt;</text:span><text:span text:style-name="T5784">div</text:span><text:span text:style-name="T5785"><text:s/></text:span><text:span text:style-name="T5786">class</text:span><text:span text:style-name="T5787">=</text:span><text:span text:style-name="T5788">"col-md-2"</text:span><text:span text:style-name="T5789">&gt;&lt;</text:span><text:span text:style-name="T5790">label</text:span><text:span text:style-name="T5791"><text:s/></text:span><text:span text:style-name="T5792">class</text:span><text:span text:style-name="T5793">=</text:span><text:span text:style-name="T5794">"control-label"</text:span><text:span text:style-name="T5795">&gt;</text:span><text:span text:style-name="T5796">Qty</text:span><text:span text:style-name="T5797">&lt;/</text:span><text:span text:style-name="T5798">label</text:span><text:span text:style-name="T5799">&gt;&lt;/</text:span><text:span text:style-name="T5800">div</text:span><text:span text:style-name="T5801">&gt;</text:span></text:p>
      <text:p text:style-name="P5802"><text:span text:style-name="T5803">           <text:s/></text:span><text:span text:style-name="T5804">&lt;</text:span><text:span text:style-name="T5805">div</text:span><text:span text:style-name="T5806"><text:s/></text:span><text:span text:style-name="T5807">class</text:span><text:span text:style-name="T5808">=</text:span><text:span text:style-name="T5809">"input-group col-md-7 mb-3"</text:span><text:span text:style-name="T5810">&gt;</text:span></text:p>
      <text:p text:style-name="P5811"><text:span text:style-name="T5812">             <text:s/></text:span><text:span text:style-name="T5813">&lt;</text:span><text:span text:style-name="T5814">div</text:span><text:span text:style-name="T5815"><text:s/></text:span><text:span text:style-name="T5816">class</text:span><text:span text:style-name="T5817">=</text:span><text:span text:style-name="T5818">"input-group-prepend"</text:span><text:span text:style-name="T5819">&gt;</text:span></text:p>
      <text:p text:style-name="P5820"><text:span text:style-name="T5821">               <text:s/></text:span><text:span text:style-name="T5822">&lt;</text:span><text:span text:style-name="T5823">button</text:span><text:span text:style-name="T5824"><text:s/></text:span><text:span text:style-name="T5825">class</text:span><text:span text:style-name="T5826">=</text:span><text:span text:style-name="T5827">"btn btn-outline-secondary"</text:span><text:span text:style-name="T5828"><text:s/></text:span><text:span text:style-name="T5829">type</text:span><text:span text:style-name="T5830">=</text:span><text:span text:style-name="T5831">"button"</text:span><text:span text:style-name="T5832"><text:s/></text:span><text:span text:style-name="T5833">id</text:span><text:span text:style-name="T5834">=</text:span><text:span text:style-name="T5835">"qty-minus"</text:span><text:span text:style-name="T5836">&gt;&lt;</text:span><text:span text:style-name="T5837">span</text:span><text:span text:style-name="T5838"><text:s/></text:span><text:span text:style-name="T5839">class</text:span><text:span text:style-name="T5840">=</text:span><text:span text:style-name="T5841">"fa fa-minus"</text:span><text:span text:style-name="T5842">&gt;&lt;/</text:span><text:span text:style-name="T5843">button</text:span><text:span text:style-name="T5844">&gt;</text:span></text:p>
      <text:p text:style-name="P5845"><text:span text:style-name="T5846">             <text:s/></text:span><text:span text:style-name="T5847">&lt;/</text:span><text:span text:style-name="T5848">div</text:span><text:span text:style-name="T5849">&gt;</text:span></text:p>
      <text:p text:style-name="P5850"><text:span text:style-name="T5851">             <text:s/></text:span><text:span text:style-name="T5852">&lt;</text:span><text:span text:style-name="T5853">input</text:span><text:span text:style-name="T5854"><text:s/></text:span><text:span text:style-name="T5855">type</text:span><text:span text:style-name="T5856">=</text:span><text:span text:style-name="T5857">"number"</text:span><text:span text:style-name="T5858"><text:s/></text:span><text:span text:style-name="T5859">readonly</text:span><text:span text:style-name="T5860"><text:s/></text:span><text:span text:style-name="T5861">value</text:span><text:span text:style-name="T5862">=</text:span><text:span text:style-name="T5863">"1"</text:span><text:span text:style-name="T5864"><text:s/></text:span><text:span text:style-name="T5865">min</text:span><text:span text:style-name="T5866"><text:s/>=<text:s/></text:span><text:span text:style-name="T5867">1</text:span><text:span text:style-name="T5868"><text:s/></text:span><text:span text:style-name="T5869">class</text:span><text:span text:style-name="T5870">=</text:span><text:span text:style-name="T5871">"form-control text-center"</text:span><text:span text:style-name="T5872"><text:s/></text:span><text:span text:style-name="T5873">name</text:span><text:span text:style-name="T5874">=</text:span><text:span text:style-name="T5875">"qty"</text:span><text:span text:style-name="T5876"><text:s/></text:span><text:span text:style-name="T5877">&gt;</text:span></text:p>
      <text:p text:style-name="P5878"><text:span text:style-name="T5879">             <text:s/></text:span><text:span text:style-name="T5880">&lt;</text:span><text:span text:style-name="T5881">div</text:span><text:span text:style-name="T5882"><text:s/></text:span><text:span text:style-name="T5883">class</text:span><text:span text:style-name="T5884">=</text:span><text:span text:style-name="T5885">"input-group-prepend"</text:span><text:span text:style-name="T5886">&gt;</text:span></text:p>
      <text:p text:style-name="P5887"><text:span text:style-name="T5888">               <text:s/></text:span><text:span text:style-name="T5889">&lt;</text:span><text:span text:style-name="T5890">button</text:span><text:span text:style-name="T5891"><text:s/></text:span><text:span text:style-name="T5892">class</text:span><text:span text:style-name="T5893">=</text:span><text:span text:style-name="T5894">"btn btn-outline-secondary"</text:span><text:span text:style-name="T5895"><text:s/></text:span><text:span text:style-name="T5896">type</text:span><text:span text:style-name="T5897">=</text:span><text:span text:style-name="T5898">"button"</text:span><text:span text:style-name="T5899"><text:s/></text:span><text:span text:style-name="T5900">id</text:span><text:span text:style-name="T5901">=</text:span><text:span text:style-name="T5902">"qty-plus"</text:span><text:span text:style-name="T5903">&gt;&lt;</text:span><text:span text:style-name="T5904">span</text:span><text:span text:style-name="T5905"><text:s/></text:span><text:span text:style-name="T5906">class</text:span><text:span text:style-name="T5907">=</text:span><text:span text:style-name="T5908">"fa fa-plus"</text:span><text:span text:style-name="T5909">&gt;&lt;/</text:span><text:span text:style-name="T5910">span</text:span><text:span text:style-name="T5911">&gt;&lt;/</text:span><text:span text:style-name="T5912">button</text:span><text:span text:style-name="T5913">&gt;</text:span></text:p>
      <text:p text:style-name="P5914"><text:span text:style-name="T5915">             <text:s/></text:span><text:span text:style-name="T5916">&lt;/</text:span><text:span text:style-name="T5917">div</text:span><text:span text:style-name="T5918">&gt;</text:span></text:p>
      <text:p text:style-name="P5919"><text:span text:style-name="T5920">           <text:s/></text:span><text:span text:style-name="T5921">&lt;/</text:span><text:span text:style-name="T5922">div</text:span><text:span text:style-name="T5923">&gt;</text:span></text:p>
      <text:p text:style-name="P5924"><text:span text:style-name="T5925">         <text:s/></text:span><text:span text:style-name="T5926">&lt;/</text:span><text:span text:style-name="T5927">div</text:span><text:span text:style-name="T5928">&gt;</text:span></text:p>
      <text:p text:style-name="P5929"><text:span text:style-name="T5930">         <text:s/></text:span><text:span text:style-name="T5931">&lt;</text:span><text:span text:style-name="T5932">div</text:span><text:span text:style-name="T5933"><text:s/></text:span><text:span text:style-name="T5934">class</text:span><text:span text:style-name="T5935">=</text:span><text:span text:style-name="T5936">"text-center"</text:span><text:span text:style-name="T5937">&gt;</text:span></text:p>
      <text:p text:style-name="P5938"><text:span text:style-name="T5939">           <text:s/></text:span><text:span text:style-name="T5940">&lt;</text:span><text:span text:style-name="T5941">button</text:span><text:span text:style-name="T5942"><text:s/></text:span><text:span text:style-name="T5943">class</text:span><text:span text:style-name="T5944">=</text:span><text:span text:style-name="T5945">"btn btn-outline-primary btn-sm btn-block"</text:span><text:span text:style-name="T5946"><text:s/></text:span><text:span text:style-name="T5947">id</text:span><text:span text:style-name="T5948">=</text:span><text:span text:style-name="T5949">"add_to_cart_modal"</text:span><text:span text:style-name="T5950">&gt;&lt;</text:span><text:span text:style-name="T5951">i</text:span><text:span text:style-name="T5952"><text:s/></text:span><text:span text:style-name="T5953">class</text:span><text:span text:style-name="T5954">=</text:span><text:span text:style-name="T5955">"fa fa-cart-plus"</text:span><text:span text:style-name="T5956">&gt;&lt;/</text:span><text:span text:style-name="T5957">i</text:span><text:span text:style-name="T5958">&gt;</text:span><text:span text:style-name="T5959"><text:s/>Add to Cart</text:span><text:span text:style-name="T5960">&lt;/</text:span><text:span text:style-name="T5961">button</text:span><text:span text:style-name="T5962">&gt;</text:span></text:p>
      <text:p text:style-name="P5963"><text:span text:style-name="T5964">         <text:s/></text:span><text:span text:style-name="T5965">&lt;/</text:span><text:span text:style-name="T5966">div</text:span><text:span text:style-name="T5967">&gt;</text:span></text:p>
      <text:p text:style-name="P5968"><text:span text:style-name="T5969">       <text:s/></text:span><text:span text:style-name="T5970">&lt;/</text:span><text:span text:style-name="T5971">div</text:span><text:span text:style-name="T5972">&gt;</text:span></text:p>
      <text:p text:style-name="P5973">       <text:s/></text:p>
      <text:p text:style-name="P5974"><text:span text:style-name="T5975">     <text:s/></text:span><text:span text:style-name="T5976">&lt;/</text:span><text:span text:style-name="T5977">div</text:span><text:span text:style-name="T5978">&gt;</text:span></text:p>
      <text:p text:style-name="P5979"><text:span text:style-name="T5980">&lt;/</text:span><text:span text:style-name="T5981">div</text:span><text:span text:style-name="T5982">&gt;</text:span></text:p>
      <text:p text:style-name="P5983"><text:span text:style-name="T5984">&lt;</text:span><text:span text:style-name="T5985">style</text:span><text:span text:style-name="T5986">&gt;</text:span></text:p>
      <text:p text:style-name="P5987"><text:span text:style-name="T5988">   <text:s/></text:span><text:span text:style-name="T5989">#uni_modal_right</text:span><text:span text:style-name="T5990"><text:s/></text:span><text:span text:style-name="T5991">.modal-footer</text:span><text:span text:style-name="T5992">{</text:span></text:p>
      <text:p text:style-name="P5993"><text:span text:style-name="T5994">       <text:s/></text:span><text:span text:style-name="T5995">display</text:span><text:span text:style-name="T5996">:<text:s/></text:span><text:span text:style-name="T5997">none</text:span><text:span text:style-name="T5998">;</text:span></text:p>
      <text:p text:style-name="P5999">    }</text:p>
      <text:p text:style-name="P6000"><text:span text:style-name="T6001">&lt;/</text:span><text:span text:style-name="T6002">style</text:span><text:span text:style-name="T6003">&gt;</text:span></text:p>
      <text:p text:style-name="P6004"/>
      <text:p text:style-name="P6005"><text:span text:style-name="T6006">&lt;</text:span><text:span text:style-name="T6007">script</text:span><text:span text:style-name="T6008">&gt;</text:span></text:p>
      <text:p text:style-name="P6009"><text:span text:style-name="T6010">   <text:s/></text:span><text:span text:style-name="T6011">$</text:span><text:span text:style-name="T6012">(</text:span><text:span text:style-name="T6013">'#qty-minus'</text:span><text:span text:style-name="T6014">).</text:span><text:span text:style-name="T6015">click</text:span><text:span text:style-name="T6016">(</text:span><text:span text:style-name="T6017">function</text:span><text:span text:style-name="T6018">(){</text:span></text:p>
      <text:p text:style-name="P6019"><text:span text:style-name="T6020">       <text:s/></text:span><text:span text:style-name="T6021">var</text:span><text:span text:style-name="T6022"><text:s/></text:span><text:span text:style-name="T6023">qty</text:span><text:span text:style-name="T6024"><text:s/>=<text:s/></text:span><text:span text:style-name="T6025">$</text:span><text:span text:style-name="T6026">(</text:span><text:span text:style-name="T6027">'input[name="qty"]'</text:span><text:span text:style-name="T6028">).</text:span><text:span text:style-name="T6029">val</text:span><text:span text:style-name="T6030">();</text:span></text:p>
      <text:p text:style-name="P6031"><text:span text:style-name="T6032">       <text:s/></text:span><text:span text:style-name="T6033">if</text:span><text:span text:style-name="T6034">(</text:span><text:span text:style-name="T6035">qty</text:span><text:span text:style-name="T6036"><text:s/>==<text:s/></text:span><text:span text:style-name="T6037">1</text:span><text:span text:style-name="T6038">){</text:span></text:p>
      <text:p text:style-name="P6039"><text:span text:style-name="T6040">           <text:s/></text:span><text:span text:style-name="T6041">return</text:span><text:span text:style-name="T6042"><text:s/></text:span><text:span text:style-name="T6043">false</text:span><text:span text:style-name="T6044">;</text:span></text:p>
      <text:p text:style-name="P6045"><text:span text:style-name="T6046">        }</text:span><text:span text:style-name="T6047">else</text:span><text:span text:style-name="T6048">{</text:span></text:p>
      <text:p text:style-name="P6049"><text:span text:style-name="T6050">           <text:s/></text:span><text:span text:style-name="T6051">$</text:span><text:span text:style-name="T6052">(</text:span><text:span text:style-name="T6053">'input[name="qty"]'</text:span><text:span text:style-name="T6054">).</text:span><text:span text:style-name="T6055">val</text:span><text:span text:style-name="T6056">(</text:span><text:span text:style-name="T6057">parseInt</text:span><text:span text:style-name="T6058">(</text:span><text:span text:style-name="T6059">qty</text:span><text:span text:style-name="T6060">) -</text:span><text:span text:style-name="T6061">1</text:span><text:span text:style-name="T6062">);</text:span></text:p>
      <text:p text:style-name="P6063">        }</text:p>
      <text:p text:style-name="P6064">    })</text:p>
      <text:p text:style-name="P6065"><text:span text:style-name="T6066">   <text:s/></text:span><text:span text:style-name="T6067">$</text:span><text:span text:style-name="T6068">(</text:span><text:span text:style-name="T6069">'#qty-plus'</text:span><text:span text:style-name="T6070">).</text:span><text:span text:style-name="T6071">click</text:span><text:span text:style-name="T6072">(</text:span><text:span text:style-name="T6073">function</text:span><text:span text:style-name="T6074">(){</text:span></text:p>
      <text:p text:style-name="P6075"><text:span text:style-name="T6076">       <text:s/></text:span><text:span text:style-name="T6077">var</text:span><text:span text:style-name="T6078"><text:s/></text:span><text:span text:style-name="T6079">qty</text:span><text:span text:style-name="T6080"><text:s/>=<text:s/></text:span><text:span text:style-name="T6081">$</text:span><text:span text:style-name="T6082">(</text:span><text:span text:style-name="T6083">'input[name="qty"]'</text:span><text:span text:style-name="T6084">).</text:span><text:span text:style-name="T6085">val</text:span><text:span text:style-name="T6086">();</text:span></text:p>
      <text:p text:style-name="P6087"><text:span text:style-name="T6088">           <text:s/></text:span><text:span text:style-name="T6089">$</text:span><text:span text:style-name="T6090">(</text:span><text:span text:style-name="T6091">'input[name="qty"]'</text:span><text:span text:style-name="T6092">).</text:span><text:span text:style-name="T6093">val</text:span><text:span text:style-name="T6094">(</text:span><text:span text:style-name="T6095">parseInt</text:span><text:span text:style-name="T6096">(</text:span><text:span text:style-name="T6097">qty</text:span><text:span text:style-name="T6098">) +</text:span><text:span text:style-name="T6099">1</text:span><text:span text:style-name="T6100">);</text:span></text:p>
      <text:p text:style-name="P6101">    })</text:p>
      <text:p text:style-name="P6102"><text:span text:style-name="T6103">   <text:s/></text:span><text:span text:style-name="T6104">$</text:span><text:span text:style-name="T6105">(</text:span><text:span text:style-name="T6106">'#add_to_cart_modal'</text:span><text:span text:style-name="T6107">).</text:span><text:span text:style-name="T6108">click</text:span><text:span text:style-name="T6109">(</text:span><text:span text:style-name="T6110">function</text:span><text:span text:style-name="T6111">(){</text:span></text:p>
      <text:p text:style-name="P6112"><text:span text:style-name="T6113">       <text:s/></text:span><text:span text:style-name="T6114">start_load</text:span><text:span text:style-name="T6115">()</text:span></text:p>
      <text:p text:style-name="P6116"><text:span text:style-name="T6117">       <text:s/></text:span><text:span text:style-name="T6118">$</text:span><text:span text:style-name="T6119">.</text:span><text:span text:style-name="T6120">ajax</text:span><text:span text:style-name="T6121">({</text:span></text:p>
      <text:p text:style-name="P6122"><text:span text:style-name="T6123">           <text:s/></text:span><text:span text:style-name="T6124">url:</text:span><text:span text:style-name="T6125">'admin/ajax.php?action=add_to_cart'</text:span><text:span text:style-name="T6126">,</text:span></text:p>
      <text:p text:style-name="P6127"><text:span text:style-name="T6128">           <text:s/></text:span><text:span text:style-name="T6129">method:</text:span><text:span text:style-name="T6130">'POST'</text:span><text:span text:style-name="T6131">,</text:span></text:p>
      <text:p text:style-name="P6132"><text:span text:style-name="T6133">           <text:s/></text:span><text:span text:style-name="T6134">data:</text:span><text:span text:style-name="T6135">{</text:span><text:span text:style-name="T6136">pid:</text:span><text:span text:style-name="T6137">'</text:span><text:span text:style-name="T6138">&lt;?php</text:span><text:span text:style-name="T6139"><text:s/></text:span><text:span text:style-name="T6140">echo</text:span><text:span text:style-name="T6141"><text:s/></text:span><text:span text:style-name="T6142">$_GET</text:span><text:span text:style-name="T6143">[</text:span><text:span text:style-name="T6144">'id'</text:span><text:span text:style-name="T6145">]<text:s/></text:span><text:span text:style-name="T6146">?&gt;</text:span><text:span text:style-name="T6147">'</text:span><text:span text:style-name="T6148">,</text:span><text:span text:style-name="T6149">qty:</text:span><text:span text:style-name="T6150">$</text:span><text:span text:style-name="T6151">(</text:span><text:span text:style-name="T6152">'[name="qty"]'</text:span><text:span text:style-name="T6153">).</text:span><text:span text:style-name="T6154">val</text:span><text:span text:style-name="T6155">()},</text:span></text:p>
      <text:p text:style-name="P6156"><text:span text:style-name="T6157">           <text:s/></text:span><text:span text:style-name="T6158">success</text:span><text:span text:style-name="T6159">:</text:span><text:span text:style-name="T6160">function</text:span><text:span text:style-name="T6161">(</text:span><text:span text:style-name="T6162">resp</text:span><text:span text:style-name="T6163">){</text:span></text:p>
      <text:p text:style-name="P6164"><text:span text:style-name="T6165">               <text:s/></text:span><text:span text:style-name="T6166">if</text:span><text:span text:style-name="T6167">(</text:span><text:span text:style-name="T6168">resp</text:span><text:span text:style-name="T6169"><text:s/>==<text:s/></text:span><text:span text:style-name="T6170">1</text:span><text:span text:style-name="T6171"><text:s/>)</text:span></text:p>
      <text:p text:style-name="P6172"><text:span text:style-name="T6173">                   <text:s/></text:span><text:span text:style-name="T6174">alert_toast</text:span><text:span text:style-name="T6175">(</text:span><text:span text:style-name="T6176">"Order successfully added to cart"</text:span><text:span text:style-name="T6177">);</text:span></text:p>
      <text:p text:style-name="P6178"><text:span text:style-name="T6179">                   <text:s/></text:span><text:span text:style-name="T6180">$</text:span><text:span text:style-name="T6181">(</text:span><text:span text:style-name="T6182">'.item_count'</text:span><text:span text:style-name="T6183">).</text:span><text:span text:style-name="T6184">html</text:span><text:span text:style-name="T6185">(</text:span><text:span text:style-name="T6186">parseInt</text:span><text:span text:style-name="T6187">(</text:span><text:span text:style-name="T6188">$</text:span><text:span text:style-name="T6189">(</text:span><text:span text:style-name="T6190">'.item_count'</text:span><text:span text:style-name="T6191">).</text:span><text:span text:style-name="T6192">html</text:span><text:span text:style-name="T6193">()) +<text:s/></text:span><text:span text:style-name="T6194">parseInt</text:span><text:span text:style-name="T6195">(</text:span><text:span text:style-name="T6196">$</text:span><text:span text:style-name="T6197">(</text:span><text:span text:style-name="T6198">'[name="qty"]'</text:span><text:span text:style-name="T6199">).</text:span><text:span text:style-name="T6200">val</text:span><text:span text:style-name="T6201">()))</text:span></text:p>
      <text:p text:style-name="P6202"><text:span text:style-name="T6203">                   <text:s/></text:span><text:span text:style-name="T6204">$</text:span><text:span text:style-name="T6205">(</text:span><text:span text:style-name="T6206">'.modal'</text:span><text:span text:style-name="T6207">).</text:span><text:span text:style-name="T6208">modal</text:span><text:span text:style-name="T6209">(</text:span><text:span text:style-name="T6210">'hide'</text:span><text:span text:style-name="T6211">)</text:span></text:p>
      <text:p text:style-name="P6212"><text:span text:style-name="T6213">                   <text:s/></text:span><text:span text:style-name="T6214">end_load</text:span><text:span text:style-name="T6215">()</text:span></text:p>
      <text:p text:style-name="P6216">            }</text:p>
      <text:p text:style-name="P6217">        })</text:p>
      <text:p text:style-name="P6218">    })</text:p>
      <text:p text:style-name="P6219"><text:span text:style-name="T6220">&lt;/</text:span><text:span text:style-name="T6221">script</text:span><text:span text:style-name="T6222">&gt;</text:span></text:p>
      <text:p text:style-name="P62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border="0.0625in double #622423" style:border-line-width="0.0208in 0.0208in 0.0208in" fo:padding="0in" style:shadow="none">
        <style:tab-stops>
          <style:tab-stop style:type="right" style:position="6.925in"/>
        </style:tab-stops>
      </style:paragraph-properties>
    </style:style>
    <style:style style:name="T3" style:parent-style-name="DefaultParagraphFont" style:family="text">
      <style:text-properties style:font-name="Cambria"/>
    </style:style>
    <style:style style:name="T4" style:parent-style-name="DefaultParagraphFont" style:family="text">
      <style:text-properties style:font-name="Cambria"/>
    </style:style>
    <style:style style:name="T5" style:parent-style-name="DefaultParagraphFont" style:family="text">
      <style:text-properties style:font-name="Cambria"/>
    </style:style>
  </office:automatic-styles>
  <office:master-styles>
    <style:master-page style:name="MP0" style:page-layout-name="PL0">
      <style:footer>
        <text:p text:style-name="P2"><text:span text:style-name="T3">Source Code,SE,PESIT</text:span><text:span text:style-name="T4"><text:tab/>Page<text:s/></text:span><text:span text:style-name="T5"><text:page-number text:fixed="false">91</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rosha </meta:initial-creator>
    <dc:creator>DELL</dc:creator>
    <meta:creation-date>2013-04-29T20:13:00Z</meta:creation-date>
    <dc:date>2022-12-03T09:57:00Z</dc:date>
    <meta:template xlink:href="Normal" xlink:type="simple"/>
    <meta:editing-cycles>11</meta:editing-cycles>
    <meta:editing-duration>PT4380S</meta:editing-duration>
    <meta:document-statistic meta:page-count="23" meta:paragraph-count="79" meta:word-count="5908" meta:character-count="39505" meta:row-count="280" meta:non-whitespace-character-count="33676"/>
  </office:meta>
</office:document-meta>
</file>